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cm"/>
    </style:style>
    <style:style style:name="co2" style:family="table-column">
      <style:table-column-properties fo:break-before="auto" style:column-width="1.572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453cm"/>
    </style:style>
    <style:style style:name="co5" style:family="table-column">
      <style:table-column-properties fo:break-before="auto" style:column-width="2.161cm"/>
    </style:style>
    <style:style style:name="co6" style:family="table-column">
      <style:table-column-properties fo:break-before="auto" style:column-width="2.252cm"/>
    </style:style>
    <style:style style:name="co7" style:family="table-column">
      <style:table-column-properties fo:break-before="auto" style:column-width="2.238cm"/>
    </style:style>
    <style:style style:name="co8" style:family="table-column">
      <style:table-column-properties fo:break-before="auto" style:column-width="2.08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498cm"/>
    </style:style>
    <style:style style:name="co11" style:family="table-column">
      <style:table-column-properties fo:break-before="auto" style:column-width="3.154cm"/>
    </style:style>
    <style:style style:name="co12" style:family="table-column">
      <style:table-column-properties fo:break-before="auto" style:column-width="2.854cm"/>
    </style:style>
    <style:style style:name="co13" style:family="table-column">
      <style:table-column-properties fo:break-before="auto" style:column-width="2.683cm"/>
    </style:style>
    <style:style style:name="co14" style:family="table-column">
      <style:table-column-properties fo:break-before="auto" style:column-width="3.651cm"/>
    </style:style>
    <style:style style:name="co15" style:family="table-column">
      <style:table-column-properties fo:break-before="auto" style:column-width="3.482cm"/>
    </style:style>
    <style:style style:name="co16" style:family="table-column">
      <style:table-column-properties fo:break-before="auto" style:column-width="3.455cm"/>
    </style:style>
    <style:style style:name="co17" style:family="table-column">
      <style:table-column-properties fo:break-before="auto" style:column-width="3.286cm"/>
    </style:style>
    <style:style style:name="co18" style:family="table-column">
      <style:table-column-properties fo:break-before="auto" style:column-width="3.087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1.438cm"/>
    </style:style>
    <style:style style:name="co21" style:family="table-column">
      <style:table-column-properties fo:break-before="auto" style:column-width="1.49cm"/>
    </style:style>
    <style:style style:name="co22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4" style:family="table-cell" style:parent-style-name="Pivot_20_Table_20_Value" style:data-style-name="N0"/>
    <style:style style:name="ce3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7" style:family="table-cell" style:parent-style-name="Pivot_20_Table_20_Corner" style:data-style-name="N10004">
      <style:table-cell-properties fo:border-bottom="0.99pt solid #000000" fo:border-left="none" fo:border-right="none" fo:border-top="2.01pt solid #000000"/>
    </style:style>
    <style:style style:name="ce38" style:family="table-cell" style:parent-style-name="Pivot_20_Table_20_Category" style:data-style-name="N10004">
      <style:table-cell-properties fo:border-bottom="0.99pt solid #000000" fo:border-left="none" fo:border-right="none" fo:border-top="none"/>
    </style:style>
    <style:style style:name="ce39" style:family="table-cell" style:parent-style-name="Pivot_20_Table_20_Value" style:data-style-name="N10004">
      <style:table-cell-properties fo:border-bottom="none" fo:border-left="none" fo:border-right="none" fo:border-top="0.99pt solid #000000"/>
    </style:style>
    <style:style style:name="ce40" style:family="table-cell" style:parent-style-name="Pivot_20_Table_20_Value" style:data-style-name="N10004"/>
    <style:style style:name="ce41" style:family="table-cell" style:parent-style-name="Pivot_20_Table_20_Value" style:data-style-name="N10004">
      <style:table-cell-properties fo:border-bottom="0.99pt solid #000000" fo:border-left="none" fo:border-right="none" fo:border-top="none"/>
    </style:style>
    <style:style style:name="ce42" style:family="table-cell" style:parent-style-name="Pivot_20_Table_20_Result" style:data-style-name="N10004">
      <style:table-cell-properties fo:border-bottom="2.01pt solid #000000" fo:border-left="none" fo:border-right="none" fo:border-top="0.99pt solid #000000"/>
    </style:style>
    <style:style style:name="ce43" style:family="table-cell" style:parent-style-name="Default" style:data-style-name="N10004"/>
    <style:style style:name="ce44" style:family="table-cell" style:parent-style-name="Default" style:data-style-name="N10004">
      <style:table-cell-properties fo:background-color="transparent"/>
    </style:style>
    <style:style style:name="ce45" style:family="table-cell" style:parent-style-name="Pivot_20_Table_20_Corner" style:data-style-name="N10004">
      <style:table-cell-properties fo:border-bottom="0.99pt solid #000000" fo:border-left="none" fo:border-right="2.01pt solid #000000" fo:border-top="2.01pt solid #000000"/>
    </style:style>
    <style:style style:name="ce46" style:family="table-cell" style:parent-style-name="Pivot_20_Table_20_Category" style:data-style-name="N10004">
      <style:table-cell-properties fo:border-bottom="0.99pt solid #000000" fo:border-left="none" fo:border-right="2.01pt solid #000000" fo:border-top="none"/>
    </style:style>
    <style:style style:name="ce47" style:family="table-cell" style:parent-style-name="Pivot_20_Table_20_Value" style:data-style-name="N10004">
      <style:table-cell-properties fo:border-bottom="none" fo:border-left="none" fo:border-right="2.01pt solid #000000" fo:border-top="0.99pt solid #000000"/>
    </style:style>
    <style:style style:name="ce48" style:family="table-cell" style:parent-style-name="Pivot_20_Table_20_Value" style:data-style-name="N10004">
      <style:table-cell-properties fo:border-bottom="none" fo:border-left="none" fo:border-right="2.01pt solid #000000" fo:border-top="none"/>
    </style:style>
    <style:style style:name="ce49" style:family="table-cell" style:parent-style-name="Pivot_20_Table_20_Value" style:data-style-name="N10004">
      <style:table-cell-properties fo:border-bottom="0.99pt solid #000000" fo:border-left="none" fo:border-right="2.01pt solid #000000" fo:border-top="none"/>
    </style:style>
    <style:style style:name="ce50" style:family="table-cell" style:parent-style-name="Pivot_20_Table_20_Result" style:data-style-name="N10004">
      <style:table-cell-properties fo:border-bottom="2.01pt solid #000000" fo:border-left="none" fo:border-right="2.01pt solid #000000" fo:border-top="0.99pt solid #000000"/>
    </style:style>
    <style:style style:name="ce5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5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5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5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57" style:family="table-cell" style:parent-style-name="Default" style:data-style-name="N10"/>
    <style:style style:name="ce58" style:family="table-cell" style:parent-style-name="Pivot_20_Table_20_Field" style:data-style-name="N10000">
      <style:table-cell-properties fo:border-bottom="0.99pt solid #000000" fo:border-left="0.99pt solid #000000" fo:border-right="0.99pt solid #000000" fo:border-top="2.01pt solid #000000"/>
    </style:style>
    <style:style style:name="ce59" style:family="table-cell" style:parent-style-name="Pivot_20_Table_20_Category" style:data-style-name="N10000">
      <style:table-cell-properties fo:border-bottom="0.99pt solid #000000" fo:border-left="0.99pt solid #000000" fo:border-right="none" fo:border-top="none"/>
    </style:style>
    <style:style style:name="ce60" style:family="table-cell" style:parent-style-name="Pivot_20_Table_20_Value" style:data-style-name="N10000">
      <style:table-cell-properties fo:border-bottom="none" fo:border-left="0.99pt solid #000000" fo:border-right="none" fo:border-top="0.99pt solid #000000"/>
    </style:style>
    <style:style style:name="ce61" style:family="table-cell" style:parent-style-name="Pivot_20_Table_20_Value" style:data-style-name="N10000">
      <style:table-cell-properties fo:border-bottom="none" fo:border-left="0.99pt solid #000000" fo:border-right="none" fo:border-top="none"/>
    </style:style>
    <style:style style:name="ce62" style:family="table-cell" style:parent-style-name="Pivot_20_Table_20_Value" style:data-style-name="N10000">
      <style:table-cell-properties fo:border-bottom="0.99pt solid #000000" fo:border-left="0.99pt solid #000000" fo:border-right="none" fo:border-top="none"/>
    </style:style>
    <style:style style:name="ce63" style:family="table-cell" style:parent-style-name="Pivot_20_Table_20_Result" style:data-style-name="N10000">
      <style:table-cell-properties fo:border-bottom="2.01pt solid #000000" fo:border-left="0.99pt solid #000000" fo:border-right="none" fo:border-top="0.99pt solid #000000"/>
    </style:style>
    <style:style style:name="ce64" style:family="table-cell" style:parent-style-name="Default" style:data-style-name="N10000">
      <style:table-cell-properties fo:background-color="transparent"/>
    </style:style>
    <style:style style:name="ce65" style:family="table-cell" style:parent-style-name="Pivot_20_Table_20_Corner" style:data-style-name="N10000">
      <style:table-cell-properties fo:border-bottom="0.99pt solid #000000" fo:border-left="none" fo:border-right="none" fo:border-top="2.01pt solid #000000"/>
    </style:style>
    <style:style style:name="ce66" style:family="table-cell" style:parent-style-name="Pivot_20_Table_20_Category" style:data-style-name="N10000">
      <style:table-cell-properties fo:border-bottom="0.99pt solid #000000" fo:border-left="none" fo:border-right="none" fo:border-top="none"/>
    </style:style>
    <style:style style:name="ce67" style:family="table-cell" style:parent-style-name="Pivot_20_Table_20_Value" style:data-style-name="N10000">
      <style:table-cell-properties fo:border-bottom="none" fo:border-left="none" fo:border-right="none" fo:border-top="0.99pt solid #000000"/>
    </style:style>
    <style:style style:name="ce68" style:family="table-cell" style:parent-style-name="Pivot_20_Table_20_Value" style:data-style-name="N10000"/>
    <style:style style:name="ce69" style:family="table-cell" style:parent-style-name="Pivot_20_Table_20_Value" style:data-style-name="N10000">
      <style:table-cell-properties fo:border-bottom="0.99pt solid #000000" fo:border-left="none" fo:border-right="none" fo:border-top="none"/>
    </style:style>
    <style:style style:name="ce70" style:family="table-cell" style:parent-style-name="Pivot_20_Table_20_Result" style:data-style-name="N10000">
      <style:table-cell-properties fo:border-bottom="2.01pt solid #000000" fo:border-left="none" fo:border-right="none" fo:border-top="0.99pt solid #000000"/>
    </style:style>
    <style:style style:name="ce71" style:family="table-cell" style:parent-style-name="Pivot_20_Table_20_Corner" style:data-style-name="N10000">
      <style:table-cell-properties fo:border-bottom="0.99pt solid #000000" fo:border-left="none" fo:border-right="2.01pt solid #000000" fo:border-top="2.01pt solid #000000"/>
    </style:style>
    <style:style style:name="ce72" style:family="table-cell" style:parent-style-name="Pivot_20_Table_20_Category" style:data-style-name="N10000">
      <style:table-cell-properties fo:border-bottom="0.99pt solid #000000" fo:border-left="none" fo:border-right="2.01pt solid #000000" fo:border-top="none"/>
    </style:style>
    <style:style style:name="ce73" style:family="table-cell" style:parent-style-name="Pivot_20_Table_20_Value" style:data-style-name="N10000">
      <style:table-cell-properties fo:border-bottom="none" fo:border-left="none" fo:border-right="2.01pt solid #000000" fo:border-top="0.99pt solid #000000"/>
    </style:style>
    <style:style style:name="ce74" style:family="table-cell" style:parent-style-name="Pivot_20_Table_20_Value" style:data-style-name="N10000">
      <style:table-cell-properties fo:border-bottom="none" fo:border-left="none" fo:border-right="2.01pt solid #000000" fo:border-top="none"/>
    </style:style>
    <style:style style:name="ce75" style:family="table-cell" style:parent-style-name="Pivot_20_Table_20_Value" style:data-style-name="N10000">
      <style:table-cell-properties fo:border-bottom="0.99pt solid #000000" fo:border-left="none" fo:border-right="2.01pt solid #000000" fo:border-top="none"/>
    </style:style>
    <style:style style:name="ce76" style:family="table-cell" style:parent-style-name="Pivot_20_Table_20_Result" style:data-style-name="N1000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aggreg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pines</text:p>
          </table:table-cell>
          <table:table-cell office:value-type="string" calcext:value-type="string">
            <text:p>yescnt</text:p>
          </table:table-cell>
          <table:table-cell office:value-type="string" calcext:value-type="string">
            <text:p>nocnt</text:p>
          </table:table-cell>
          <table:table-cell office:value-type="string" calcext:value-type="string">
            <text:p>dfsyes</text:p>
          </table:table-cell>
          <table:table-cell office:value-type="string" calcext:value-type="string">
            <text:p>bfsyes</text:p>
          </table:table-cell>
          <table:table-cell office:value-type="string" calcext:value-type="string">
            <text:p>dpyestime</text:p>
          </table:table-cell>
          <table:table-cell office:value-type="string" calcext:value-type="string">
            <text:p>dfsyestime</text:p>
          </table:table-cell>
          <table:table-cell office:value-type="string" calcext:value-type="string">
            <text:p>bfsyestime</text:p>
          </table:table-cell>
          <table:table-cell office:value-type="string" calcext:value-type="string">
            <text:p>dpnotime</text:p>
          </table:table-cell>
          <table:table-cell office:value-type="string" calcext:value-type="string">
            <text:p>dfsnotime</text:p>
          </table:table-cell>
          <table:table-cell office:value-type="string" calcext:value-type="string">
            <text:p>bfsnotime</text:p>
          </table:table-cell>
          <table:table-cell office:value-type="string" calcext:value-type="string">
            <text:p>dpyesavg</text:p>
          </table:table-cell>
          <table:table-cell office:value-type="string" calcext:value-type="string">
            <text:p>dpnoavg</text:p>
          </table:table-cell>
          <table:table-cell office:value-type="string" calcext:value-type="string">
            <text:p>hyesavg</text:p>
          </table:table-cell>
          <table:table-cell office:value-type="string" calcext:value-type="string">
            <text:p>hnoavg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2]/[.$C2];&quot;&quot;)" office:value-type="float" office:value="6" calcext:value-type="float">
            <text:p>6</text:p>
          </table:table-cell>
          <table:table-cell table:formula="of:=IFERROR([.$J2]/[.$D2];&quot;&quot;)">
            <text:p/>
          </table:table-cell>
          <table:table-cell table:formula="of:=IFERROR([.$H2]/[.$E2];&quot;&quot;)" office:value-type="float" office:value="3" calcext:value-type="float">
            <text:p>3</text:p>
          </table:table-cell>
          <table:table-cell table:formula="of:=IFERROR([.$K2]/([.$C2]+[.$D2]-[.$E2])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3]/[.$C3];&quot;&quot;)" office:value-type="float" office:value="5" calcext:value-type="float">
            <text:p>5</text:p>
          </table:table-cell>
          <table:table-cell table:formula="of:=IFERROR([.$J3]/[.$D3];&quot;&quot;)">
            <text:p/>
          </table:table-cell>
          <table:table-cell table:formula="of:=IFERROR([.$H3]/[.$E3];&quot;&quot;)" office:value-type="float" office:value="5" calcext:value-type="float">
            <text:p>5</text:p>
          </table:table-cell>
          <table:table-cell table:formula="of:=IFERROR([.$K3]/([.$C3]+[.$D3]-[.$E3]);&quot;&quot;)">
            <text:p/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4]/[.$C4];&quot;&quot;)" office:value-type="float" office:value="4" calcext:value-type="float">
            <text:p>4</text:p>
          </table:table-cell>
          <table:table-cell table:formula="of:=IFERROR([.$J4]/[.$D4];&quot;&quot;)">
            <text:p/>
          </table:table-cell>
          <table:table-cell table:formula="of:=IFERROR([.$H4]/[.$E4];&quot;&quot;)" office:value-type="float" office:value="8" calcext:value-type="float">
            <text:p>8</text:p>
          </table:table-cell>
          <table:table-cell table:formula="of:=IFERROR([.$K4]/([.$C4]+[.$D4]-[.$E4]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5]/[.$C5];&quot;&quot;)" office:value-type="float" office:value="9.5" calcext:value-type="float">
            <text:p>9,5</text:p>
          </table:table-cell>
          <table:table-cell table:formula="of:=IFERROR([.$J5]/[.$D5];&quot;&quot;)">
            <text:p/>
          </table:table-cell>
          <table:table-cell table:formula="of:=IFERROR([.$H5]/[.$E5];&quot;&quot;)" office:value-type="float" office:value="6" calcext:value-type="float">
            <text:p>6</text:p>
          </table:table-cell>
          <table:table-cell table:formula="of:=IFERROR([.$K5]/([.$C5]+[.$D5]-[.$E5]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6]/[.$C6];&quot;&quot;)" office:value-type="float" office:value="7.5" calcext:value-type="float">
            <text:p>7,5</text:p>
          </table:table-cell>
          <table:table-cell table:formula="of:=IFERROR([.$J6]/[.$D6];&quot;&quot;)">
            <text:p/>
          </table:table-cell>
          <table:table-cell table:formula="of:=IFERROR([.$H6]/[.$E6];&quot;&quot;)" office:value-type="float" office:value="8.5" calcext:value-type="float">
            <text:p>8,5</text:p>
          </table:table-cell>
          <table:table-cell table:formula="of:=IFERROR([.$K6]/([.$C6]+[.$D6]-[.$E6]);&quot;&quot;)">
            <text:p/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7]/[.$C7];&quot;&quot;)" office:value-type="float" office:value="7" calcext:value-type="float">
            <text:p>7</text:p>
          </table:table-cell>
          <table:table-cell table:formula="of:=IFERROR([.$J7]/[.$D7];&quot;&quot;)">
            <text:p/>
          </table:table-cell>
          <table:table-cell table:formula="of:=IFERROR([.$H7]/[.$E7];&quot;&quot;)" office:value-type="float" office:value="11" calcext:value-type="float">
            <text:p>11</text:p>
          </table:table-cell>
          <table:table-cell table:formula="of:=IFERROR([.$K7]/([.$C7]+[.$D7]-[.$E7]);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8]/[.$C8];&quot;&quot;)" office:value-type="float" office:value="13" calcext:value-type="float">
            <text:p>13</text:p>
          </table:table-cell>
          <table:table-cell table:formula="of:=IFERROR([.$J8]/[.$D8];&quot;&quot;)">
            <text:p/>
          </table:table-cell>
          <table:table-cell table:formula="of:=IFERROR([.$H8]/[.$E8];&quot;&quot;)" office:value-type="float" office:value="7" calcext:value-type="float">
            <text:p>7</text:p>
          </table:table-cell>
          <table:table-cell table:formula="of:=IFERROR([.$K8]/([.$C8]+[.$D8]-[.$E8]);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9]/[.$C9];&quot;&quot;)" office:value-type="float" office:value="12.25" calcext:value-type="float">
            <text:p>12,25</text:p>
          </table:table-cell>
          <table:table-cell table:formula="of:=IFERROR([.$J9]/[.$D9];&quot;&quot;)">
            <text:p/>
          </table:table-cell>
          <table:table-cell table:formula="of:=IFERROR([.$H9]/[.$E9];&quot;&quot;)" office:value-type="float" office:value="10.25" calcext:value-type="float">
            <text:p>10,25</text:p>
          </table:table-cell>
          <table:table-cell table:formula="of:=IFERROR([.$K9]/([.$C9]+[.$D9]-[.$E9]);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10]/[.$C10];&quot;&quot;)" office:value-type="float" office:value="11" calcext:value-type="float">
            <text:p>11</text:p>
          </table:table-cell>
          <table:table-cell table:formula="of:=IFERROR([.$J10]/[.$D10];&quot;&quot;)">
            <text:p/>
          </table:table-cell>
          <table:table-cell table:formula="of:=IFERROR([.$H10]/[.$E10];&quot;&quot;)" office:value-type="float" office:value="13.5" calcext:value-type="float">
            <text:p>13,5</text:p>
          </table:table-cell>
          <table:table-cell table:formula="of:=IFERROR([.$K10]/([.$C10]+[.$D10]-[.$E10]);&quot;&quot;)">
            <text:p/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11]/[.$C11];&quot;&quot;)" office:value-type="float" office:value="9" calcext:value-type="float">
            <text:p>9</text:p>
          </table:table-cell>
          <table:table-cell table:formula="of:=IFERROR([.$J11]/[.$D11];&quot;&quot;)">
            <text:p/>
          </table:table-cell>
          <table:table-cell table:formula="of:=IFERROR([.$H11]/[.$E11];&quot;&quot;)" office:value-type="float" office:value="16" calcext:value-type="float">
            <text:p>16</text:p>
          </table:table-cell>
          <table:table-cell table:formula="of:=IFERROR([.$K11]/([.$C11]+[.$D11]-[.$E11])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12]/[.$C12];&quot;&quot;)" office:value-type="float" office:value="17.3333333333333" calcext:value-type="float">
            <text:p>17,3333333333333</text:p>
          </table:table-cell>
          <table:table-cell table:formula="of:=IFERROR([.$J12]/[.$D12];&quot;&quot;)">
            <text:p/>
          </table:table-cell>
          <table:table-cell table:formula="of:=IFERROR([.$H12]/[.$E12];&quot;&quot;)" office:value-type="float" office:value="8.33333333333333" calcext:value-type="float">
            <text:p>8,33333333333333</text:p>
          </table:table-cell>
          <table:table-cell table:formula="of:=IFERROR([.$K12]/([.$C12]+[.$D12]-[.$E12])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13]/[.$C13];&quot;&quot;)" office:value-type="float" office:value="17.1666666666667" calcext:value-type="float">
            <text:p>17,1666666666667</text:p>
          </table:table-cell>
          <table:table-cell table:formula="of:=IFERROR([.$J13]/[.$D13];&quot;&quot;)">
            <text:p/>
          </table:table-cell>
          <table:table-cell table:formula="of:=IFERROR([.$H13]/[.$E13];&quot;&quot;)" office:value-type="float" office:value="11.5" calcext:value-type="float">
            <text:p>11,5</text:p>
          </table:table-cell>
          <table:table-cell table:formula="of:=IFERROR([.$K13]/([.$C13]+[.$D13]-[.$E13])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14]/[.$C14];&quot;&quot;)" office:value-type="float" office:value="16.6666666666667" calcext:value-type="float">
            <text:p>16,6666666666667</text:p>
          </table:table-cell>
          <table:table-cell table:formula="of:=IFERROR([.$J14]/[.$D14];&quot;&quot;)">
            <text:p/>
          </table:table-cell>
          <table:table-cell table:formula="of:=IFERROR([.$H14]/[.$E14];&quot;&quot;)" office:value-type="float" office:value="14.5" calcext:value-type="float">
            <text:p>14,5</text:p>
          </table:table-cell>
          <table:table-cell table:formula="of:=IFERROR([.$K14]/([.$C14]+[.$D14]-[.$E14])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15]/[.$C15];&quot;&quot;)" office:value-type="float" office:value="14.6666666666667" calcext:value-type="float">
            <text:p>14,6666666666667</text:p>
          </table:table-cell>
          <table:table-cell table:formula="of:=IFERROR([.$J15]/[.$D15];&quot;&quot;)">
            <text:p/>
          </table:table-cell>
          <table:table-cell table:formula="of:=IFERROR([.$H15]/[.$E15];&quot;&quot;)" office:value-type="float" office:value="17.3333333333333" calcext:value-type="float">
            <text:p>17,3333333333333</text:p>
          </table:table-cell>
          <table:table-cell table:formula="of:=IFERROR([.$K15]/([.$C15]+[.$D15]-[.$E15]);&quot;&quot;)">
            <text:p/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16]/[.$C16];&quot;&quot;)" office:value-type="float" office:value="12" calcext:value-type="float">
            <text:p>12</text:p>
          </table:table-cell>
          <table:table-cell table:formula="of:=IFERROR([.$J16]/[.$D16];&quot;&quot;)">
            <text:p/>
          </table:table-cell>
          <table:table-cell table:formula="of:=IFERROR([.$H16]/[.$E16];&quot;&quot;)" office:value-type="float" office:value="19" calcext:value-type="float">
            <text:p>19</text:p>
          </table:table-cell>
          <table:table-cell table:formula="of:=IFERROR([.$K16]/([.$C16]+[.$D16]-[.$E16]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17]/[.$C17];&quot;&quot;)" office:value-type="float" office:value="20" calcext:value-type="float">
            <text:p>20</text:p>
          </table:table-cell>
          <table:table-cell table:formula="of:=IFERROR([.$J17]/[.$D17];&quot;&quot;)">
            <text:p/>
          </table:table-cell>
          <table:table-cell table:formula="of:=IFERROR([.$H17]/[.$E17];&quot;&quot;)" office:value-type="float" office:value="9.66666666666667" calcext:value-type="float">
            <text:p>9,66666666666667</text:p>
          </table:table-cell>
          <table:table-cell table:formula="of:=IFERROR([.$K17]/([.$C17]+[.$D17]-[.$E17]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18]/[.$C18];&quot;&quot;)" office:value-type="float" office:value="22" calcext:value-type="float">
            <text:p>22</text:p>
          </table:table-cell>
          <table:table-cell table:formula="of:=IFERROR([.$J18]/[.$D18];&quot;&quot;)">
            <text:p/>
          </table:table-cell>
          <table:table-cell table:formula="of:=IFERROR([.$H18]/[.$E18];&quot;&quot;)" office:value-type="float" office:value="13" calcext:value-type="float">
            <text:p>13</text:p>
          </table:table-cell>
          <table:table-cell table:formula="of:=IFERROR([.$K18]/([.$C18]+[.$D18]-[.$E18]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19]/[.$C19];&quot;&quot;)" office:value-type="float" office:value="22.1" calcext:value-type="float">
            <text:p>22,1</text:p>
          </table:table-cell>
          <table:table-cell table:formula="of:=IFERROR([.$J19]/[.$D19];&quot;&quot;)">
            <text:p/>
          </table:table-cell>
          <table:table-cell table:formula="of:=IFERROR([.$H19]/[.$E19];&quot;&quot;)" office:value-type="float" office:value="16.4" calcext:value-type="float">
            <text:p>16,4</text:p>
          </table:table-cell>
          <table:table-cell table:formula="of:=IFERROR([.$K19]/([.$C19]+[.$D19]-[.$E19]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20]/[.$C20];&quot;&quot;)" office:value-type="float" office:value="20.4444444444444" calcext:value-type="float">
            <text:p>20,4444444444444</text:p>
          </table:table-cell>
          <table:table-cell table:formula="of:=IFERROR([.$J20]/[.$D20];&quot;&quot;)">
            <text:p/>
          </table:table-cell>
          <table:table-cell table:formula="of:=IFERROR([.$H20]/[.$E20];&quot;&quot;)" office:value-type="float" office:value="19.2222222222222" calcext:value-type="float">
            <text:p>19,2222222222222</text:p>
          </table:table-cell>
          <table:table-cell table:formula="of:=IFERROR([.$K20]/([.$C20]+[.$D20]-[.$E20]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21]/[.$C21];&quot;&quot;)" office:value-type="float" office:value="18.6666666666667" calcext:value-type="float">
            <text:p>18,6666666666667</text:p>
          </table:table-cell>
          <table:table-cell table:formula="of:=IFERROR([.$J21]/[.$D21];&quot;&quot;)">
            <text:p/>
          </table:table-cell>
          <table:table-cell table:formula="of:=IFERROR([.$H21]/[.$E21];&quot;&quot;)" office:value-type="float" office:value="22.3333333333333" calcext:value-type="float">
            <text:p>22,3333333333333</text:p>
          </table:table-cell>
          <table:table-cell table:formula="of:=IFERROR([.$K21]/([.$C21]+[.$D21]-[.$E21]);&quot;&quot;)">
            <text:p/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22]/[.$C22];&quot;&quot;)" office:value-type="float" office:value="15" calcext:value-type="float">
            <text:p>15</text:p>
          </table:table-cell>
          <table:table-cell table:formula="of:=IFERROR([.$J22]/[.$D22];&quot;&quot;)">
            <text:p/>
          </table:table-cell>
          <table:table-cell table:formula="of:=IFERROR([.$H22]/[.$E22];&quot;&quot;)" office:value-type="float" office:value="23" calcext:value-type="float">
            <text:p>23</text:p>
          </table:table-cell>
          <table:table-cell table:formula="of:=IFERROR([.$K22]/([.$C22]+[.$D22]-[.$E22])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23]/[.$C23];&quot;&quot;)" office:value-type="float" office:value="22.75" calcext:value-type="float">
            <text:p>22,75</text:p>
          </table:table-cell>
          <table:table-cell table:formula="of:=IFERROR([.$J23]/[.$D23];&quot;&quot;)">
            <text:p/>
          </table:table-cell>
          <table:table-cell table:formula="of:=IFERROR([.$H23]/[.$E23];&quot;&quot;)" office:value-type="float" office:value="9.5" calcext:value-type="float">
            <text:p>9,5</text:p>
          </table:table-cell>
          <table:table-cell table:formula="of:=IFERROR([.$K23]/([.$C23]+[.$D23]-[.$E23])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IFERROR([.$G24]/[.$C24];&quot;&quot;)" office:value-type="float" office:value="26.5833333333333" calcext:value-type="float">
            <text:p>26,5833333333333</text:p>
          </table:table-cell>
          <table:table-cell table:formula="of:=IFERROR([.$J24]/[.$D24];&quot;&quot;)" office:value-type="float" office:value="63" calcext:value-type="float">
            <text:p>63</text:p>
          </table:table-cell>
          <table:table-cell table:formula="of:=IFERROR([.$H24]/[.$E24];&quot;&quot;)" office:value-type="float" office:value="12.6666666666667" calcext:value-type="float">
            <text:p>12,6666666666667</text:p>
          </table:table-cell>
          <table:table-cell table:formula="of:=IFERROR([.$K24]/([.$C24]+[.$D24]-[.$E24]);&quot;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27" calcext:value-type="float">
            <text:p>527</text:p>
          </table:table-cell>
          <table:table-cell office:value-type="float" office:value="297" calcext:value-type="float">
            <text:p>297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25]/[.$C25];&quot;&quot;)" office:value-type="float" office:value="27.7368421052632" calcext:value-type="float">
            <text:p>27,7368421052632</text:p>
          </table:table-cell>
          <table:table-cell table:formula="of:=IFERROR([.$J25]/[.$D25];&quot;&quot;)">
            <text:p/>
          </table:table-cell>
          <table:table-cell table:formula="of:=IFERROR([.$H25]/[.$E25];&quot;&quot;)" office:value-type="float" office:value="15.6315789473684" calcext:value-type="float">
            <text:p>15,6315789473684</text:p>
          </table:table-cell>
          <table:table-cell table:formula="of:=IFERROR([.$K25]/([.$C25]+[.$D25]-[.$E25])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11" calcext:value-type="float">
            <text:p>511</text:p>
          </table:table-cell>
          <table:table-cell office:value-type="float" office:value="350" calcext:value-type="float">
            <text:p>350</text:p>
          </table:table-cell>
          <table:table-cell office:value-type="float" office:value="368" calcext:value-type="float">
            <text:p>3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26]/[.$C26];&quot;&quot;)" office:value-type="float" office:value="26.8947368421053" calcext:value-type="float">
            <text:p>26,8947368421053</text:p>
          </table:table-cell>
          <table:table-cell table:formula="of:=IFERROR([.$J26]/[.$D26];&quot;&quot;)">
            <text:p/>
          </table:table-cell>
          <table:table-cell table:formula="of:=IFERROR([.$H26]/[.$E26];&quot;&quot;)" office:value-type="float" office:value="18.421052631579" calcext:value-type="float">
            <text:p>18,421052631579</text:p>
          </table:table-cell>
          <table:table-cell table:formula="of:=IFERROR([.$K26]/([.$C26]+[.$D26]-[.$E26])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6" calcext:value-type="float">
            <text:p>306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27]/[.$C27];&quot;&quot;)" office:value-type="float" office:value="25.5" calcext:value-type="float">
            <text:p>25,5</text:p>
          </table:table-cell>
          <table:table-cell table:formula="of:=IFERROR([.$J27]/[.$D27];&quot;&quot;)">
            <text:p/>
          </table:table-cell>
          <table:table-cell table:formula="of:=IFERROR([.$H27]/[.$E27];&quot;&quot;)" office:value-type="float" office:value="21.75" calcext:value-type="float">
            <text:p>21,75</text:p>
          </table:table-cell>
          <table:table-cell table:formula="of:=IFERROR([.$K27]/([.$C27]+[.$D27]-[.$E27])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28]/[.$C28];&quot;&quot;)" office:value-type="float" office:value="22.5" calcext:value-type="float">
            <text:p>22,5</text:p>
          </table:table-cell>
          <table:table-cell table:formula="of:=IFERROR([.$J28]/[.$D28];&quot;&quot;)">
            <text:p/>
          </table:table-cell>
          <table:table-cell table:formula="of:=IFERROR([.$H28]/[.$E28];&quot;&quot;)" office:value-type="float" office:value="24" calcext:value-type="float">
            <text:p>24</text:p>
          </table:table-cell>
          <table:table-cell table:formula="of:=IFERROR([.$K28]/([.$C28]+[.$D28]-[.$E28])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29]/[.$C29];&quot;&quot;)" office:value-type="float" office:value="26.25" calcext:value-type="float">
            <text:p>26,25</text:p>
          </table:table-cell>
          <table:table-cell table:formula="of:=IFERROR([.$J29]/[.$D29];&quot;&quot;)">
            <text:p/>
          </table:table-cell>
          <table:table-cell table:formula="of:=IFERROR([.$H29]/[.$E29];&quot;&quot;)" office:value-type="float" office:value="11.25" calcext:value-type="float">
            <text:p>11,25</text:p>
          </table:table-cell>
          <table:table-cell table:formula="of:=IFERROR([.$K29]/([.$C29]+[.$D29]-[.$E29])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93" calcext:value-type="float">
            <text:p>493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IFERROR([.$G30]/[.$C30];&quot;&quot;)" office:value-type="float" office:value="30.8125" calcext:value-type="float">
            <text:p>30,8125</text:p>
          </table:table-cell>
          <table:table-cell table:formula="of:=IFERROR([.$J30]/[.$D30];&quot;&quot;)" office:value-type="float" office:value="84.5" calcext:value-type="float">
            <text:p>84,5</text:p>
          </table:table-cell>
          <table:table-cell table:formula="of:=IFERROR([.$H30]/[.$E30];&quot;&quot;)" office:value-type="float" office:value="13.875" calcext:value-type="float">
            <text:p>13,875</text:p>
          </table:table-cell>
          <table:table-cell table:formula="of:=IFERROR([.$K30]/([.$C30]+[.$D30]-[.$E30]);&quot;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920" calcext:value-type="float">
            <text:p>920</text:p>
          </table:table-cell>
          <table:table-cell office:value-type="float" office:value="479" calcext:value-type="float">
            <text:p>479</text:p>
          </table:table-cell>
          <table:table-cell office:value-type="float" office:value="497" calcext:value-type="float">
            <text:p>497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IFERROR([.$G31]/[.$C31];&quot;&quot;)" office:value-type="float" office:value="32.8571428571429" calcext:value-type="float">
            <text:p>32,8571428571429</text:p>
          </table:table-cell>
          <table:table-cell table:formula="of:=IFERROR([.$J31]/[.$D31];&quot;&quot;)" office:value-type="float" office:value="77" calcext:value-type="float">
            <text:p>77</text:p>
          </table:table-cell>
          <table:table-cell table:formula="of:=IFERROR([.$H31]/[.$E31];&quot;&quot;)" office:value-type="float" office:value="17.1071428571429" calcext:value-type="float">
            <text:p>17,1071428571429</text:p>
          </table:table-cell>
          <table:table-cell table:formula="of:=IFERROR([.$K31]/([.$C31]+[.$D31]-[.$E31]);&quot;&quot;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253" calcext:value-type="float">
            <text:p>1253</text:p>
          </table:table-cell>
          <table:table-cell office:value-type="float" office:value="757" calcext:value-type="float">
            <text:p>757</text:p>
          </table:table-cell>
          <table:table-cell office:value-type="float" office:value="787" calcext:value-type="float">
            <text:p>7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32]/[.$C32];&quot;&quot;)" office:value-type="float" office:value="32.9736842105263" calcext:value-type="float">
            <text:p>32,9736842105263</text:p>
          </table:table-cell>
          <table:table-cell table:formula="of:=IFERROR([.$J32]/[.$D32];&quot;&quot;)">
            <text:p/>
          </table:table-cell>
          <table:table-cell table:formula="of:=IFERROR([.$H32]/[.$E32];&quot;&quot;)" office:value-type="float" office:value="19.921052631579" calcext:value-type="float">
            <text:p>19,921052631579</text:p>
          </table:table-cell>
          <table:table-cell table:formula="of:=IFERROR([.$K32]/([.$C32]+[.$D32]-[.$E32])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885" calcext:value-type="float">
            <text:p>885</text:p>
          </table:table-cell>
          <table:table-cell office:value-type="float" office:value="646" calcext:value-type="float">
            <text:p>646</text:p>
          </table:table-cell>
          <table:table-cell office:value-type="float" office:value="665" calcext:value-type="float">
            <text:p>6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33]/[.$C33];&quot;&quot;)" office:value-type="float" office:value="31.6071428571429" calcext:value-type="float">
            <text:p>31,6071428571429</text:p>
          </table:table-cell>
          <table:table-cell table:formula="of:=IFERROR([.$J33]/[.$D33];&quot;&quot;)">
            <text:p/>
          </table:table-cell>
          <table:table-cell table:formula="of:=IFERROR([.$H33]/[.$E33];&quot;&quot;)" office:value-type="float" office:value="23.0714285714286" calcext:value-type="float">
            <text:p>23,0714285714286</text:p>
          </table:table-cell>
          <table:table-cell table:formula="of:=IFERROR([.$K33]/([.$C33]+[.$D33]-[.$E33])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61" calcext:value-type="float">
            <text:p>461</text:p>
          </table:table-cell>
          <table:table-cell office:value-type="float" office:value="411" calcext:value-type="float">
            <text:p>411</text:p>
          </table:table-cell>
          <table:table-cell office:value-type="float" office:value="426" calcext:value-type="float">
            <text:p>4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34]/[.$C34];&quot;&quot;)" office:value-type="float" office:value="28.8125" calcext:value-type="float">
            <text:p>28,8125</text:p>
          </table:table-cell>
          <table:table-cell table:formula="of:=IFERROR([.$J34]/[.$D34];&quot;&quot;)">
            <text:p/>
          </table:table-cell>
          <table:table-cell table:formula="of:=IFERROR([.$H34]/[.$E34];&quot;&quot;)" office:value-type="float" office:value="25.6875" calcext:value-type="float">
            <text:p>25,6875</text:p>
          </table:table-cell>
          <table:table-cell table:formula="of:=IFERROR([.$K34]/([.$C34]+[.$D34]-[.$E34]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35]/[.$C35];&quot;&quot;)" office:value-type="float" office:value="32.6" calcext:value-type="float">
            <text:p>32,6</text:p>
          </table:table-cell>
          <table:table-cell table:formula="of:=IFERROR([.$J35]/[.$D35];&quot;&quot;)">
            <text:p/>
          </table:table-cell>
          <table:table-cell table:formula="of:=IFERROR([.$H35]/[.$E35];&quot;&quot;)" office:value-type="float" office:value="12.2" calcext:value-type="float">
            <text:p>12,2</text:p>
          </table:table-cell>
          <table:table-cell table:formula="of:=IFERROR([.$K35]/([.$C35]+[.$D35]-[.$E35]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26" calcext:value-type="float">
            <text:p>726</text:p>
          </table:table-cell>
          <table:table-cell office:value-type="float" office:value="307" calcext:value-type="float">
            <text:p>307</text:p>
          </table:table-cell>
          <table:table-cell office:value-type="float" office:value="321" calcext:value-type="float">
            <text:p>321</text:p>
          </table:table-cell>
          <table:table-cell office:value-type="float" office:value="412" calcext:value-type="float">
            <text:p>41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IFERROR([.$G36]/[.$C36];&quot;&quot;)" office:value-type="float" office:value="36.3" calcext:value-type="float">
            <text:p>36,3</text:p>
          </table:table-cell>
          <table:table-cell table:formula="of:=IFERROR([.$J36]/[.$D36];&quot;&quot;)" office:value-type="float" office:value="137.333333333333" calcext:value-type="float">
            <text:p>137,333333333333</text:p>
          </table:table-cell>
          <table:table-cell table:formula="of:=IFERROR([.$H36]/[.$E36];&quot;&quot;)" office:value-type="float" office:value="15.35" calcext:value-type="float">
            <text:p>15,35</text:p>
          </table:table-cell>
          <table:table-cell table:formula="of:=IFERROR([.$K36]/([.$C36]+[.$D36]-[.$E36]);&quot;&quot;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692" calcext:value-type="float">
            <text:p>1692</text:p>
          </table:table-cell>
          <table:table-cell office:value-type="float" office:value="825" calcext:value-type="float">
            <text:p>825</text:p>
          </table:table-cell>
          <table:table-cell office:value-type="float" office:value="845" calcext:value-type="float">
            <text:p>845</text:p>
          </table:table-cell>
          <table:table-cell office:value-type="float" office:value="291" calcext:value-type="float">
            <text:p>29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ERROR([.$G37]/[.$C37];&quot;&quot;)" office:value-type="float" office:value="38.4545454545455" calcext:value-type="float">
            <text:p>38,4545454545455</text:p>
          </table:table-cell>
          <table:table-cell table:formula="of:=IFERROR([.$J37]/[.$D37];&quot;&quot;)" office:value-type="float" office:value="97" calcext:value-type="float">
            <text:p>97</text:p>
          </table:table-cell>
          <table:table-cell table:formula="of:=IFERROR([.$H37]/[.$E37];&quot;&quot;)" office:value-type="float" office:value="18.75" calcext:value-type="float">
            <text:p>18,75</text:p>
          </table:table-cell>
          <table:table-cell table:formula="of:=IFERROR([.$K37]/([.$C37]+[.$D37]-[.$E37]);&quot;&quot;)" office:value-type="float" office:value="18.3333333333333" calcext:value-type="float">
            <text:p>18,33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581" calcext:value-type="float">
            <text:p>2581</text:p>
          </table:table-cell>
          <table:table-cell office:value-type="float" office:value="1429" calcext:value-type="float">
            <text:p>1429</text:p>
          </table:table-cell>
          <table:table-cell office:value-type="float" office:value="1477" calcext:value-type="float">
            <text:p>1477</text:p>
          </table:table-cell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IFERROR([.$G38]/[.$C38];&quot;&quot;)" office:value-type="float" office:value="39.1060606060606" calcext:value-type="float">
            <text:p>39,1060606060606</text:p>
          </table:table-cell>
          <table:table-cell table:formula="of:=IFERROR([.$J38]/[.$D38];&quot;&quot;)" office:value-type="float" office:value="89.5" calcext:value-type="float">
            <text:p>89,5</text:p>
          </table:table-cell>
          <table:table-cell table:formula="of:=IFERROR([.$H38]/[.$E38];&quot;&quot;)" office:value-type="float" office:value="21.6515151515152" calcext:value-type="float">
            <text:p>21,6515151515152</text:p>
          </table:table-cell>
          <table:table-cell table:formula="of:=IFERROR([.$K38]/([.$C38]+[.$D38]-[.$E38]);&quot;&quot;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527" calcext:value-type="float">
            <text:p>2527</text:p>
          </table:table-cell>
          <table:table-cell office:value-type="float" office:value="1629" calcext:value-type="float">
            <text:p>1629</text:p>
          </table:table-cell>
          <table:table-cell office:value-type="float" office:value="1679" calcext:value-type="float">
            <text:p>16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39]/[.$C39];&quot;&quot;)" office:value-type="float" office:value="38.2878787878788" calcext:value-type="float">
            <text:p>38,2878787878788</text:p>
          </table:table-cell>
          <table:table-cell table:formula="of:=IFERROR([.$J39]/[.$D39];&quot;&quot;)">
            <text:p/>
          </table:table-cell>
          <table:table-cell table:formula="of:=IFERROR([.$H39]/[.$E39];&quot;&quot;)" office:value-type="float" office:value="24.6818181818182" calcext:value-type="float">
            <text:p>24,6818181818182</text:p>
          </table:table-cell>
          <table:table-cell table:formula="of:=IFERROR([.$K39]/([.$C39]+[.$D39]-[.$E39]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576" calcext:value-type="float">
            <text:p>1576</text:p>
          </table:table-cell>
          <table:table-cell office:value-type="float" office:value="1218" calcext:value-type="float">
            <text:p>1218</text:p>
          </table:table-cell>
          <table:table-cell office:value-type="float" office:value="1250" calcext:value-type="float">
            <text:p>1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40]/[.$C40];&quot;&quot;)" office:value-type="float" office:value="35.8181818181818" calcext:value-type="float">
            <text:p>35,8181818181818</text:p>
          </table:table-cell>
          <table:table-cell table:formula="of:=IFERROR([.$J40]/[.$D40];&quot;&quot;)">
            <text:p/>
          </table:table-cell>
          <table:table-cell table:formula="of:=IFERROR([.$H40]/[.$E40];&quot;&quot;)" office:value-type="float" office:value="27.6818181818182" calcext:value-type="float">
            <text:p>27,6818181818182</text:p>
          </table:table-cell>
          <table:table-cell table:formula="of:=IFERROR([.$K40]/([.$C40]+[.$D40]-[.$E40])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ERROR([.$G41]/[.$C41];&quot;&quot;)" office:value-type="float" office:value="35.75" calcext:value-type="float">
            <text:p>35,75</text:p>
          </table:table-cell>
          <table:table-cell table:formula="of:=IFERROR([.$J41]/[.$D41];&quot;&quot;)" office:value-type="float" office:value="118" calcext:value-type="float">
            <text:p>118</text:p>
          </table:table-cell>
          <table:table-cell table:formula="of:=IFERROR([.$H41]/[.$E41];&quot;&quot;)" office:value-type="float" office:value="13.75" calcext:value-type="float">
            <text:p>13,75</text:p>
          </table:table-cell>
          <table:table-cell table:formula="of:=IFERROR([.$K41]/([.$C41]+[.$D41]-[.$E41]);&quot;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float" office:value="427" calcext:value-type="float">
            <text:p>427</text:p>
          </table:table-cell>
          <table:table-cell office:value-type="float" office:value="440" calcext:value-type="float">
            <text:p>440</text:p>
          </table:table-cell>
          <table:table-cell office:value-type="float" office:value="1290" calcext:value-type="float">
            <text:p>1290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table:formula="of:=IFERROR([.$G42]/[.$C42];&quot;&quot;)" office:value-type="float" office:value="42" calcext:value-type="float">
            <text:p>42</text:p>
          </table:table-cell>
          <table:table-cell table:formula="of:=IFERROR([.$J42]/[.$D42];&quot;&quot;)" office:value-type="float" office:value="215" calcext:value-type="float">
            <text:p>215</text:p>
          </table:table-cell>
          <table:table-cell table:formula="of:=IFERROR([.$H42]/[.$E42];&quot;&quot;)" office:value-type="float" office:value="17.08" calcext:value-type="float">
            <text:p>17,08</text:p>
          </table:table-cell>
          <table:table-cell table:formula="of:=IFERROR([.$K42]/([.$C42]+[.$D42]-[.$E42]);&quot;&quot;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603" calcext:value-type="float">
            <text:p>2603</text:p>
          </table:table-cell>
          <table:table-cell office:value-type="float" office:value="1201" calcext:value-type="float">
            <text:p>1201</text:p>
          </table:table-cell>
          <table:table-cell office:value-type="float" office:value="1233" calcext:value-type="float">
            <text:p>1233</text:p>
          </table:table-cell>
          <table:table-cell office:value-type="float" office:value="944" calcext:value-type="float">
            <text:p>944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table:formula="of:=IFERROR([.$G43]/[.$C43];&quot;&quot;)" office:value-type="float" office:value="44.1186440677966" calcext:value-type="float">
            <text:p>44,1186440677966</text:p>
          </table:table-cell>
          <table:table-cell table:formula="of:=IFERROR([.$J43]/[.$D43];&quot;&quot;)" office:value-type="float" office:value="134.857142857143" calcext:value-type="float">
            <text:p>134,857142857143</text:p>
          </table:table-cell>
          <table:table-cell table:formula="of:=IFERROR([.$H43]/[.$E43];&quot;&quot;)" office:value-type="float" office:value="20.3559322033898" calcext:value-type="float">
            <text:p>20,3559322033898</text:p>
          </table:table-cell>
          <table:table-cell table:formula="of:=IFERROR([.$K43]/([.$C43]+[.$D43]-[.$E43]);&quot;&quot;)" office:value-type="float" office:value="19.8571428571429" calcext:value-type="float">
            <text:p>19,85714285714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4945" calcext:value-type="float">
            <text:p>4945</text:p>
          </table:table-cell>
          <table:table-cell office:value-type="float" office:value="2573" calcext:value-type="float">
            <text:p>2573</text:p>
          </table:table-cell>
          <table:table-cell office:value-type="float" office:value="2643" calcext:value-type="float">
            <text:p>2643</text:p>
          </table:table-cell>
          <table:table-cell office:value-type="float" office:value="668" calcext:value-type="float">
            <text:p>668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table:formula="of:=IFERROR([.$G44]/[.$C44];&quot;&quot;)" office:value-type="float" office:value="44.9545454545455" calcext:value-type="float">
            <text:p>44,9545454545455</text:p>
          </table:table-cell>
          <table:table-cell table:formula="of:=IFERROR([.$J44]/[.$D44];&quot;&quot;)" office:value-type="float" office:value="111.333333333333" calcext:value-type="float">
            <text:p>111,333333333333</text:p>
          </table:table-cell>
          <table:table-cell table:formula="of:=IFERROR([.$H44]/[.$E44];&quot;&quot;)" office:value-type="float" office:value="23.3909090909091" calcext:value-type="float">
            <text:p>23,3909090909091</text:p>
          </table:table-cell>
          <table:table-cell table:formula="of:=IFERROR([.$K44]/([.$C44]+[.$D44]-[.$E44]);&quot;&quot;)" office:value-type="float" office:value="22.6666666666667" calcext:value-type="float">
            <text:p>22,666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5623" calcext:value-type="float">
            <text:p>5623</text:p>
          </table:table-cell>
          <table:table-cell office:value-type="float" office:value="3343" calcext:value-type="float">
            <text:p>3343</text:p>
          </table:table-cell>
          <table:table-cell office:value-type="float" office:value="3439" calcext:value-type="float">
            <text:p>3439</text:p>
          </table:table-cell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IFERROR([.$G45]/[.$C45];&quot;&quot;)" office:value-type="float" office:value="44.6269841269841" calcext:value-type="float">
            <text:p>44,6269841269841</text:p>
          </table:table-cell>
          <table:table-cell table:formula="of:=IFERROR([.$J45]/[.$D45];&quot;&quot;)" office:value-type="float" office:value="101.5" calcext:value-type="float">
            <text:p>101,5</text:p>
          </table:table-cell>
          <table:table-cell table:formula="of:=IFERROR([.$H45]/[.$E45];&quot;&quot;)" office:value-type="float" office:value="26.531746031746" calcext:value-type="float">
            <text:p>26,531746031746</text:p>
          </table:table-cell>
          <table:table-cell table:formula="of:=IFERROR([.$K45]/([.$C45]+[.$D45]-[.$E45]);&quot;&quot;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4704" calcext:value-type="float">
            <text:p>4704</text:p>
          </table:table-cell>
          <table:table-cell office:value-type="float" office:value="3235" calcext:value-type="float">
            <text:p>3235</text:p>
          </table:table-cell>
          <table:table-cell office:value-type="float" office:value="3329" calcext:value-type="float">
            <text:p>33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[.$G46]/[.$C46];&quot;&quot;)" office:value-type="float" office:value="42.7636363636364" calcext:value-type="float">
            <text:p>42,7636363636364</text:p>
          </table:table-cell>
          <table:table-cell table:formula="of:=IFERROR([.$J46]/[.$D46];&quot;&quot;)">
            <text:p/>
          </table:table-cell>
          <table:table-cell table:formula="of:=IFERROR([.$H46]/[.$E46];&quot;&quot;)" office:value-type="float" office:value="29.4090909090909" calcext:value-type="float">
            <text:p>29,4090909090909</text:p>
          </table:table-cell>
          <table:table-cell table:formula="of:=IFERROR([.$K46]/([.$C46]+[.$D46]-[.$E46])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IFERROR([.$G47]/[.$C47];&quot;&quot;)" office:value-type="float" office:value="41.6" calcext:value-type="float">
            <text:p>41,6</text:p>
          </table:table-cell>
          <table:table-cell table:formula="of:=IFERROR([.$J47]/[.$D47];&quot;&quot;)" office:value-type="float" office:value="143" calcext:value-type="float">
            <text:p>143</text:p>
          </table:table-cell>
          <table:table-cell table:formula="of:=IFERROR([.$H47]/[.$E47];&quot;&quot;)" office:value-type="float" office:value="16.2" calcext:value-type="float">
            <text:p>16,2</text:p>
          </table:table-cell>
          <table:table-cell table:formula="of:=IFERROR([.$K47]/([.$C47]+[.$D47]-[.$E47]);&quot;&quot;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81" calcext:value-type="float">
            <text:p>1481</text:p>
          </table:table-cell>
          <table:table-cell office:value-type="float" office:value="571" calcext:value-type="float">
            <text:p>571</text:p>
          </table:table-cell>
          <table:table-cell office:value-type="float" office:value="599" calcext:value-type="float">
            <text:p>599</text:p>
          </table:table-cell>
          <table:table-cell office:value-type="float" office:value="2499" calcext:value-type="float">
            <text:p>2499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table:formula="of:=IFERROR([.$G48]/[.$C48];&quot;&quot;)" office:value-type="float" office:value="49.3666666666667" calcext:value-type="float">
            <text:p>49,3666666666667</text:p>
          </table:table-cell>
          <table:table-cell table:formula="of:=IFERROR([.$J48]/[.$D48];&quot;&quot;)" office:value-type="float" office:value="357" calcext:value-type="float">
            <text:p>357</text:p>
          </table:table-cell>
          <table:table-cell table:formula="of:=IFERROR([.$H48]/[.$E48];&quot;&quot;)" office:value-type="float" office:value="19.0333333333333" calcext:value-type="float">
            <text:p>19,0333333333333</text:p>
          </table:table-cell>
          <table:table-cell table:formula="of:=IFERROR([.$K48]/([.$C48]+[.$D48]-[.$E48]);&quot;&quot;)" office:value-type="float" office:value="18.7142857142857" calcext:value-type="float">
            <text:p>18,71428571428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265" calcext:value-type="float">
            <text:p>4265</text:p>
          </table:table-cell>
          <table:table-cell office:value-type="float" office:value="1853" calcext:value-type="float">
            <text:p>1853</text:p>
          </table:table-cell>
          <table:table-cell office:value-type="float" office:value="1931" calcext:value-type="float">
            <text:p>1931</text:p>
          </table:table-cell>
          <table:table-cell office:value-type="float" office:value="2893" calcext:value-type="float">
            <text:p>2893</text:p>
          </table:table-cell>
          <table:table-cell office:value-type="float" office:value="324" calcext:value-type="float">
            <text:p>324</text:p>
          </table:table-cell>
          <table:table-cell office:value-type="float" office:value="338" calcext:value-type="float">
            <text:p>338</text:p>
          </table:table-cell>
          <table:table-cell table:formula="of:=IFERROR([.$G49]/[.$C49];&quot;&quot;)" office:value-type="float" office:value="50.7738095238095" calcext:value-type="float">
            <text:p>50,7738095238095</text:p>
          </table:table-cell>
          <table:table-cell table:formula="of:=IFERROR([.$J49]/[.$D49];&quot;&quot;)" office:value-type="float" office:value="192.866666666667" calcext:value-type="float">
            <text:p>192,866666666667</text:p>
          </table:table-cell>
          <table:table-cell table:formula="of:=IFERROR([.$H49]/[.$E49];&quot;&quot;)" office:value-type="float" office:value="22.0595238095238" calcext:value-type="float">
            <text:p>22,0595238095238</text:p>
          </table:table-cell>
          <table:table-cell table:formula="of:=IFERROR([.$K49]/([.$C49]+[.$D49]-[.$E49]);&quot;&quot;)" office:value-type="float" office:value="21.6" calcext:value-type="float">
            <text:p>21,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8697" calcext:value-type="float">
            <text:p>8697</text:p>
          </table:table-cell>
          <table:table-cell office:value-type="float" office:value="4269" calcext:value-type="float">
            <text:p>4269</text:p>
          </table:table-cell>
          <table:table-cell office:value-type="float" office:value="4439" calcext:value-type="float">
            <text:p>4439</text:p>
          </table:table-cell>
          <table:table-cell office:value-type="float" office:value="2427" calcext:value-type="float">
            <text:p>2427</text:p>
          </table:table-cell>
          <table:table-cell office:value-type="float" office:value="372" calcext:value-type="float">
            <text:p>372</text:p>
          </table:table-cell>
          <table:table-cell office:value-type="float" office:value="386" calcext:value-type="float">
            <text:p>386</text:p>
          </table:table-cell>
          <table:table-cell table:formula="of:=IFERROR([.$G50]/[.$C50];&quot;&quot;)" office:value-type="float" office:value="51.1588235294118" calcext:value-type="float">
            <text:p>51,1588235294118</text:p>
          </table:table-cell>
          <table:table-cell table:formula="of:=IFERROR([.$J50]/[.$D50];&quot;&quot;)" office:value-type="float" office:value="161.8" calcext:value-type="float">
            <text:p>161,8</text:p>
          </table:table-cell>
          <table:table-cell table:formula="of:=IFERROR([.$H50]/[.$E50];&quot;&quot;)" office:value-type="float" office:value="25.1117647058824" calcext:value-type="float">
            <text:p>25,1117647058824</text:p>
          </table:table-cell>
          <table:table-cell table:formula="of:=IFERROR([.$K50]/([.$C50]+[.$D50]-[.$E50]);&quot;&quot;)"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1990" calcext:value-type="float">
            <text:p>11990</text:p>
          </table:table-cell>
          <table:table-cell office:value-type="float" office:value="6642" calcext:value-type="float">
            <text:p>6642</text:p>
          </table:table-cell>
          <table:table-cell office:value-type="float" office:value="6858" calcext:value-type="float">
            <text:p>6858</text:p>
          </table:table-cell>
          <table:table-cell office:value-type="float" office:value="981" calcext:value-type="float">
            <text:p>981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table:formula="of:=IFERROR([.$G51]/[.$C51];&quot;&quot;)" office:value-type="float" office:value="50.8050847457627" calcext:value-type="float">
            <text:p>50,8050847457627</text:p>
          </table:table-cell>
          <table:table-cell table:formula="of:=IFERROR([.$J51]/[.$D51];&quot;&quot;)" office:value-type="float" office:value="122.625" calcext:value-type="float">
            <text:p>122,625</text:p>
          </table:table-cell>
          <table:table-cell table:formula="of:=IFERROR([.$H51]/[.$E51];&quot;&quot;)" office:value-type="float" office:value="28.1440677966102" calcext:value-type="float">
            <text:p>28,1440677966102</text:p>
          </table:table-cell>
          <table:table-cell table:formula="of:=IFERROR([.$K51]/([.$C51]+[.$D51]-[.$E51]);&quot;&quot;)" office:value-type="float" office:value="28.375" calcext:value-type="float">
            <text:p>28,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1662" calcext:value-type="float">
            <text:p>11662</text:p>
          </table:table-cell>
          <table:table-cell office:value-type="float" office:value="7297" calcext:value-type="float">
            <text:p>7297</text:p>
          </table:table-cell>
          <table:table-cell office:value-type="float" office:value="7547" calcext:value-type="float">
            <text:p>7547</text:p>
          </table:table-cell>
          <table:table-cell office:value-type="float" office:value="330" calcext:value-type="float">
            <text:p>330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formula="of:=IFERROR([.$G52]/[.$C52];&quot;&quot;)" office:value-type="float" office:value="49.4152542372881" calcext:value-type="float">
            <text:p>49,4152542372881</text:p>
          </table:table-cell>
          <table:table-cell table:formula="of:=IFERROR([.$J52]/[.$D52];&quot;&quot;)" office:value-type="float" office:value="110" calcext:value-type="float">
            <text:p>110</text:p>
          </table:table-cell>
          <table:table-cell table:formula="of:=IFERROR([.$H52]/[.$E52];&quot;&quot;)" office:value-type="float" office:value="30.9194915254237" calcext:value-type="float">
            <text:p>30,9194915254237</text:p>
          </table:table-cell>
          <table:table-cell table:formula="of:=IFERROR([.$K52]/([.$C52]+[.$D52]-[.$E52]);&quot;&quot;)" office:value-type="float" office:value="31.3333333333333" calcext:value-type="float">
            <text:p>31,333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71" calcext:value-type="float">
            <text:p>471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formula="of:=IFERROR([.$G53]/[.$C53];&quot;&quot;)" office:value-type="float" office:value="46.3333333333333" calcext:value-type="float">
            <text:p>46,3333333333333</text:p>
          </table:table-cell>
          <table:table-cell table:formula="of:=IFERROR([.$J53]/[.$D53];&quot;&quot;)" office:value-type="float" office:value="235.5" calcext:value-type="float">
            <text:p>235,5</text:p>
          </table:table-cell>
          <table:table-cell table:formula="of:=IFERROR([.$H53]/[.$E53];&quot;&quot;)" office:value-type="float" office:value="17.5" calcext:value-type="float">
            <text:p>17,5</text:p>
          </table:table-cell>
          <table:table-cell table:formula="of:=IFERROR([.$K53]/([.$C53]+[.$D53]-[.$E53]);&quot;&quot;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76" calcext:value-type="float">
            <text:p>2276</text:p>
          </table:table-cell>
          <table:table-cell office:value-type="float" office:value="753" calcext:value-type="float">
            <text:p>753</text:p>
          </table:table-cell>
          <table:table-cell office:value-type="float" office:value="789" calcext:value-type="float">
            <text:p>789</text:p>
          </table:table-cell>
          <table:table-cell office:value-type="float" office:value="4172" calcext:value-type="float">
            <text:p>4172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table:formula="of:=IFERROR([.$G54]/[.$C54];&quot;&quot;)" office:value-type="float" office:value="61.5135135135135" calcext:value-type="float">
            <text:p>61,5135135135135</text:p>
          </table:table-cell>
          <table:table-cell table:formula="of:=IFERROR([.$J54]/[.$D54];&quot;&quot;)" office:value-type="float" office:value="521.5" calcext:value-type="float">
            <text:p>521,5</text:p>
          </table:table-cell>
          <table:table-cell table:formula="of:=IFERROR([.$H54]/[.$E54];&quot;&quot;)" office:value-type="float" office:value="20.3513513513514" calcext:value-type="float">
            <text:p>20,3513513513514</text:p>
          </table:table-cell>
          <table:table-cell table:formula="of:=IFERROR([.$K54]/([.$C54]+[.$D54]-[.$E54]);&quot;&quot;)" office:value-type="float" office:value="20.25" calcext:value-type="float">
            <text:p>20,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6403" calcext:value-type="float">
            <text:p>6403</text:p>
          </table:table-cell>
          <table:table-cell office:value-type="float" office:value="2545" calcext:value-type="float">
            <text:p>2545</text:p>
          </table:table-cell>
          <table:table-cell office:value-type="float" office:value="2621" calcext:value-type="float">
            <text:p>2621</text:p>
          </table:table-cell>
          <table:table-cell office:value-type="float" office:value="6982" calcext:value-type="float">
            <text:p>6982</text:p>
          </table:table-cell>
          <table:table-cell office:value-type="float" office:value="533" calcext:value-type="float">
            <text:p>533</text:p>
          </table:table-cell>
          <table:table-cell office:value-type="float" office:value="552" calcext:value-type="float">
            <text:p>552</text:p>
          </table:table-cell>
          <table:table-cell table:formula="of:=IFERROR([.$G55]/[.$C55];&quot;&quot;)" office:value-type="float" office:value="59.287037037037" calcext:value-type="float">
            <text:p>59,287037037037</text:p>
          </table:table-cell>
          <table:table-cell table:formula="of:=IFERROR([.$J55]/[.$D55];&quot;&quot;)" office:value-type="float" office:value="303.565217391304" calcext:value-type="float">
            <text:p>303,565217391304</text:p>
          </table:table-cell>
          <table:table-cell table:formula="of:=IFERROR([.$H55]/[.$E55];&quot;&quot;)" office:value-type="float" office:value="23.5648148148148" calcext:value-type="float">
            <text:p>23,5648148148148</text:p>
          </table:table-cell>
          <table:table-cell table:formula="of:=IFERROR([.$K55]/([.$C55]+[.$D55]-[.$E55]);&quot;&quot;)" office:value-type="float" office:value="23.1739130434783" calcext:value-type="float">
            <text:p>23,17391304347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4828" calcext:value-type="float">
            <text:p>14828</text:p>
          </table:table-cell>
          <table:table-cell office:value-type="float" office:value="6778" calcext:value-type="float">
            <text:p>6778</text:p>
          </table:table-cell>
          <table:table-cell office:value-type="float" office:value="6981" calcext:value-type="float">
            <text:p>6981</text:p>
          </table:table-cell>
          <table:table-cell office:value-type="float" office:value="7346" calcext:value-type="float">
            <text:p>7346</text:p>
          </table:table-cell>
          <table:table-cell office:value-type="float" office:value="847" calcext:value-type="float">
            <text:p>847</text:p>
          </table:table-cell>
          <table:table-cell office:value-type="float" office:value="868" calcext:value-type="float">
            <text:p>868</text:p>
          </table:table-cell>
          <table:table-cell table:formula="of:=IFERROR([.$G56]/[.$C56];&quot;&quot;)" office:value-type="float" office:value="58.1490196078431" calcext:value-type="float">
            <text:p>58,1490196078431</text:p>
          </table:table-cell>
          <table:table-cell table:formula="of:=IFERROR([.$J56]/[.$D56];&quot;&quot;)" office:value-type="float" office:value="229.5625" calcext:value-type="float">
            <text:p>229,5625</text:p>
          </table:table-cell>
          <table:table-cell table:formula="of:=IFERROR([.$H56]/[.$E56];&quot;&quot;)" office:value-type="float" office:value="26.5803921568627" calcext:value-type="float">
            <text:p>26,5803921568627</text:p>
          </table:table-cell>
          <table:table-cell table:formula="of:=IFERROR([.$K56]/([.$C56]+[.$D56]-[.$E56]);&quot;&quot;)" office:value-type="float" office:value="26.46875" calcext:value-type="float">
            <text:p>26,468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5" calcext:value-type="float">
            <text:p>39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22599" calcext:value-type="float">
            <text:p>22599</text:p>
          </table:table-cell>
          <table:table-cell office:value-type="float" office:value="11718" calcext:value-type="float">
            <text:p>11718</text:p>
          </table:table-cell>
          <table:table-cell office:value-type="float" office:value="12043" calcext:value-type="float">
            <text:p>12043</text:p>
          </table:table-cell>
          <table:table-cell office:value-type="float" office:value="4006" calcext:value-type="float">
            <text:p>4006</text:p>
          </table:table-cell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formula="of:=IFERROR([.$G57]/[.$C57];&quot;&quot;)" office:value-type="float" office:value="57.2126582278481" calcext:value-type="float">
            <text:p>57,2126582278481</text:p>
          </table:table-cell>
          <table:table-cell table:formula="of:=IFERROR([.$J57]/[.$D57];&quot;&quot;)" office:value-type="float" office:value="166.916666666667" calcext:value-type="float">
            <text:p>166,916666666667</text:p>
          </table:table-cell>
          <table:table-cell table:formula="of:=IFERROR([.$H57]/[.$E57];&quot;&quot;)" office:value-type="float" office:value="29.6658227848101" calcext:value-type="float">
            <text:p>29,6658227848101</text:p>
          </table:table-cell>
          <table:table-cell table:formula="of:=IFERROR([.$K57]/([.$C57]+[.$D57]-[.$E57]);&quot;&quot;)" office:value-type="float" office:value="29.9166666666667" calcext:value-type="float">
            <text:p>29,916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72" calcext:value-type="float">
            <text:p>47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26382" calcext:value-type="float">
            <text:p>26382</text:p>
          </table:table-cell>
          <table:table-cell office:value-type="float" office:value="15385" calcext:value-type="float">
            <text:p>15385</text:p>
          </table:table-cell>
          <table:table-cell office:value-type="float" office:value="15790" calcext:value-type="float">
            <text:p>15790</text:p>
          </table:table-cell>
          <table:table-cell office:value-type="float" office:value="1581" calcext:value-type="float">
            <text:p>1581</text:p>
          </table:table-cell>
          <table:table-cell office:value-type="float" office:value="398" calcext:value-type="float">
            <text:p>398</text:p>
          </table:table-cell>
          <table:table-cell office:value-type="float" office:value="407" calcext:value-type="float">
            <text:p>407</text:p>
          </table:table-cell>
          <table:table-cell table:formula="of:=IFERROR([.$G58]/[.$C58];&quot;&quot;)" office:value-type="float" office:value="55.8940677966102" calcext:value-type="float">
            <text:p>55,8940677966102</text:p>
          </table:table-cell>
          <table:table-cell table:formula="of:=IFERROR([.$J58]/[.$D58];&quot;&quot;)" office:value-type="float" office:value="131.75" calcext:value-type="float">
            <text:p>131,75</text:p>
          </table:table-cell>
          <table:table-cell table:formula="of:=IFERROR([.$H58]/[.$E58];&quot;&quot;)" office:value-type="float" office:value="32.5953389830508" calcext:value-type="float">
            <text:p>32,5953389830508</text:p>
          </table:table-cell>
          <table:table-cell table:formula="of:=IFERROR([.$K58]/([.$C58]+[.$D58]-[.$E58]);&quot;&quot;)" office:value-type="float" office:value="33.1666666666667" calcext:value-type="float">
            <text:p>33,166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36" calcext:value-type="float">
            <text:p>436</text:p>
          </table:table-cell>
          <table:table-cell office:value-type="float" office:value="166" calcext:value-type="float">
            <text:p>166</text:p>
          </table:table-cell>
          <table:table-cell office:value-type="float" office:value="148" calcext:value-type="float">
            <text:p>148</text:p>
          </table:table-cell>
          <table:table-cell office:value-type="float" office:value="2227" calcext:value-type="float">
            <text:p>2227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table:formula="of:=IFERROR([.$G59]/[.$C59];&quot;&quot;)" office:value-type="float" office:value="62.2857142857143" calcext:value-type="float">
            <text:p>62,2857142857143</text:p>
          </table:table-cell>
          <table:table-cell table:formula="of:=IFERROR([.$J59]/[.$D59];&quot;&quot;)" office:value-type="float" office:value="556.75" calcext:value-type="float">
            <text:p>556,75</text:p>
          </table:table-cell>
          <table:table-cell table:formula="of:=IFERROR([.$H59]/[.$E59];&quot;&quot;)" office:value-type="float" office:value="23.7142857142857" calcext:value-type="float">
            <text:p>23,7142857142857</text:p>
          </table:table-cell>
          <table:table-cell table:formula="of:=IFERROR([.$K59]/([.$C59]+[.$D59]-[.$E59]);&quot;&quot;)" office:value-type="float" office:value="23.5" calcext:value-type="float">
            <text:p>23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927" calcext:value-type="float">
            <text:p>2927</text:p>
          </table:table-cell>
          <table:table-cell office:value-type="float" office:value="1109" calcext:value-type="float">
            <text:p>1109</text:p>
          </table:table-cell>
          <table:table-cell office:value-type="float" office:value="1144" calcext:value-type="float">
            <text:p>1144</text:p>
          </table:table-cell>
          <table:table-cell office:value-type="float" office:value="9680" calcext:value-type="float">
            <text:p>9680</text:p>
          </table:table-cell>
          <table:table-cell office:value-type="float" office:value="436" calcext:value-type="float">
            <text:p>436</text:p>
          </table:table-cell>
          <table:table-cell office:value-type="float" office:value="450" calcext:value-type="float">
            <text:p>450</text:p>
          </table:table-cell>
          <table:table-cell table:formula="of:=IFERROR([.$G60]/[.$C60];&quot;&quot;)" office:value-type="float" office:value="71.390243902439" calcext:value-type="float">
            <text:p>71,390243902439</text:p>
          </table:table-cell>
          <table:table-cell table:formula="of:=IFERROR([.$J60]/[.$D60];&quot;&quot;)" office:value-type="float" office:value="645.333333333333" calcext:value-type="float">
            <text:p>645,333333333333</text:p>
          </table:table-cell>
          <table:table-cell table:formula="of:=IFERROR([.$H60]/[.$E60];&quot;&quot;)" office:value-type="float" office:value="27.725" calcext:value-type="float">
            <text:p>27,725</text:p>
          </table:table-cell>
          <table:table-cell table:formula="of:=IFERROR([.$K60]/([.$C60]+[.$D60]-[.$E60]);&quot;&quot;)" office:value-type="float" office:value="27.25" calcext:value-type="float">
            <text:p>27,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0499" calcext:value-type="float">
            <text:p>10499</text:p>
          </table:table-cell>
          <table:table-cell office:value-type="float" office:value="4516" calcext:value-type="float">
            <text:p>4516</text:p>
          </table:table-cell>
          <table:table-cell office:value-type="float" office:value="4650" calcext:value-type="float">
            <text:p>4650</text:p>
          </table:table-cell>
          <table:table-cell office:value-type="float" office:value="15123" calcext:value-type="float">
            <text:p>15123</text:p>
          </table:table-cell>
          <table:table-cell office:value-type="float" office:value="1072" calcext:value-type="float">
            <text:p>1072</text:p>
          </table:table-cell>
          <table:table-cell office:value-type="float" office:value="1103" calcext:value-type="float">
            <text:p>1103</text:p>
          </table:table-cell>
          <table:table-cell table:formula="of:=IFERROR([.$G61]/[.$C61];&quot;&quot;)" office:value-type="float" office:value="71.9109589041096" calcext:value-type="float">
            <text:p>71,9109589041096</text:p>
          </table:table-cell>
          <table:table-cell table:formula="of:=IFERROR([.$J61]/[.$D61];&quot;&quot;)" office:value-type="float" office:value="432.085714285714" calcext:value-type="float">
            <text:p>432,085714285714</text:p>
          </table:table-cell>
          <table:table-cell table:formula="of:=IFERROR([.$H61]/[.$E61];&quot;&quot;)" office:value-type="float" office:value="30.9315068493151" calcext:value-type="float">
            <text:p>30,9315068493151</text:p>
          </table:table-cell>
          <table:table-cell table:formula="of:=IFERROR([.$K61]/([.$C61]+[.$D61]-[.$E61]);&quot;&quot;)" office:value-type="float" office:value="30.6285714285714" calcext:value-type="float">
            <text:p>30,62857142857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24329" calcext:value-type="float">
            <text:p>24329</text:p>
          </table:table-cell>
          <table:table-cell office:value-type="float" office:value="12108" calcext:value-type="float">
            <text:p>12108</text:p>
          </table:table-cell>
          <table:table-cell office:value-type="float" office:value="12429" calcext:value-type="float">
            <text:p>12429</text:p>
          </table:table-cell>
          <table:table-cell office:value-type="float" office:value="18129" calcext:value-type="float">
            <text:p>18129</text:p>
          </table:table-cell>
          <table:table-cell office:value-type="float" office:value="1937" calcext:value-type="float">
            <text:p>1937</text:p>
          </table:table-cell>
          <table:table-cell office:value-type="float" office:value="1999" calcext:value-type="float">
            <text:p>1999</text:p>
          </table:table-cell>
          <table:table-cell table:formula="of:=IFERROR([.$G62]/[.$C62];&quot;&quot;)" office:value-type="float" office:value="67.0220385674931" calcext:value-type="float">
            <text:p>67,0220385674931</text:p>
          </table:table-cell>
          <table:table-cell table:formula="of:=IFERROR([.$J62]/[.$D62];&quot;&quot;)" office:value-type="float" office:value="318.052631578947" calcext:value-type="float">
            <text:p>318,052631578947</text:p>
          </table:table-cell>
          <table:table-cell table:formula="of:=IFERROR([.$H62]/[.$E62];&quot;&quot;)" office:value-type="float" office:value="33.4475138121547" calcext:value-type="float">
            <text:p>33,4475138121547</text:p>
          </table:table-cell>
          <table:table-cell table:formula="of:=IFERROR([.$K62]/([.$C62]+[.$D62]-[.$E62]);&quot;&quot;)" office:value-type="float" office:value="33.3965517241379" calcext:value-type="float">
            <text:p>33,39655172413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41757" calcext:value-type="float">
            <text:p>41757</text:p>
          </table:table-cell>
          <table:table-cell office:value-type="float" office:value="23261" calcext:value-type="float">
            <text:p>23261</text:p>
          </table:table-cell>
          <table:table-cell office:value-type="float" office:value="23884" calcext:value-type="float">
            <text:p>23884</text:p>
          </table:table-cell>
          <table:table-cell office:value-type="float" office:value="13250" calcext:value-type="float">
            <text:p>13250</text:p>
          </table:table-cell>
          <table:table-cell office:value-type="float" office:value="2110" calcext:value-type="float">
            <text:p>2110</text:p>
          </table:table-cell>
          <table:table-cell office:value-type="float" office:value="2170" calcext:value-type="float">
            <text:p>2170</text:p>
          </table:table-cell>
          <table:table-cell table:formula="of:=IFERROR([.$G63]/[.$C63];&quot;&quot;)" office:value-type="float" office:value="64.2415384615385" calcext:value-type="float">
            <text:p>64,2415384615385</text:p>
          </table:table-cell>
          <table:table-cell table:formula="of:=IFERROR([.$J63]/[.$D63];&quot;&quot;)" office:value-type="float" office:value="228.448275862069" calcext:value-type="float">
            <text:p>228,448275862069</text:p>
          </table:table-cell>
          <table:table-cell table:formula="of:=IFERROR([.$H63]/[.$E63];&quot;&quot;)" office:value-type="float" office:value="35.7861538461538" calcext:value-type="float">
            <text:p>35,7861538461538</text:p>
          </table:table-cell>
          <table:table-cell table:formula="of:=IFERROR([.$K63]/([.$C63]+[.$D63]-[.$E63]);&quot;&quot;)" office:value-type="float" office:value="36.3793103448276" calcext:value-type="float">
            <text:p>36,37931034482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68" calcext:value-type="float">
            <text:p>86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868" calcext:value-type="float">
            <text:p>868</text:p>
          </table:table-cell>
          <table:table-cell office:value-type="float" office:value="54273" calcext:value-type="float">
            <text:p>54273</text:p>
          </table:table-cell>
          <table:table-cell office:value-type="float" office:value="32980" calcext:value-type="float">
            <text:p>32980</text:p>
          </table:table-cell>
          <table:table-cell office:value-type="float" office:value="33911" calcext:value-type="float">
            <text:p>33911</text:p>
          </table:table-cell>
          <table:table-cell office:value-type="float" office:value="6803" calcext:value-type="float">
            <text:p>6803</text:p>
          </table:table-cell>
          <table:table-cell office:value-type="float" office:value="1481" calcext:value-type="float">
            <text:p>1481</text:p>
          </table:table-cell>
          <table:table-cell office:value-type="float" office:value="1520" calcext:value-type="float">
            <text:p>1520</text:p>
          </table:table-cell>
          <table:table-cell table:formula="of:=IFERROR([.$G64]/[.$C64];&quot;&quot;)" office:value-type="float" office:value="62.5264976958525" calcext:value-type="float">
            <text:p>62,5264976958525</text:p>
          </table:table-cell>
          <table:table-cell table:formula="of:=IFERROR([.$J64]/[.$D64];&quot;&quot;)" office:value-type="float" office:value="179.026315789474" calcext:value-type="float">
            <text:p>179,026315789474</text:p>
          </table:table-cell>
          <table:table-cell table:formula="of:=IFERROR([.$H64]/[.$E64];&quot;&quot;)" office:value-type="float" office:value="37.9953917050691" calcext:value-type="float">
            <text:p>37,9953917050691</text:p>
          </table:table-cell>
          <table:table-cell table:formula="of:=IFERROR([.$K64]/([.$C64]+[.$D64]-[.$E64]);&quot;&quot;)" office:value-type="float" office:value="38.9736842105263" calcext:value-type="float">
            <text:p>38,97368421052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28" calcext:value-type="float">
            <text:p>628</text:p>
          </table:table-cell>
          <table:table-cell office:value-type="float" office:value="207" calcext:value-type="float">
            <text:p>207</text:p>
          </table:table-cell>
          <table:table-cell office:value-type="float" office:value="159" calcext:value-type="float">
            <text:p>159</text:p>
          </table:table-cell>
          <table:table-cell office:value-type="float" office:value="2662" calcext:value-type="float">
            <text:p>2662</text:p>
          </table:table-cell>
          <table:table-cell office:value-type="float" office:value="73" calcext:value-type="float">
            <text:p>73</text:p>
          </table:table-cell>
          <table:table-cell office:value-type="float" office:value="128" calcext:value-type="float">
            <text:p>128</text:p>
          </table:table-cell>
          <table:table-cell table:formula="of:=IFERROR([.$G65]/[.$C65];&quot;&quot;)" office:value-type="float" office:value="78.5" calcext:value-type="float">
            <text:p>78,5</text:p>
          </table:table-cell>
          <table:table-cell table:formula="of:=IFERROR([.$J65]/[.$D65];&quot;&quot;)" office:value-type="float" office:value="887.333333333333" calcext:value-type="float">
            <text:p>887,333333333333</text:p>
          </table:table-cell>
          <table:table-cell table:formula="of:=IFERROR([.$H65]/[.$E65];&quot;&quot;)" office:value-type="float" office:value="25.875" calcext:value-type="float">
            <text:p>25,875</text:p>
          </table:table-cell>
          <table:table-cell table:formula="of:=IFERROR([.$K65]/([.$C65]+[.$D65]-[.$E65]);&quot;&quot;)" office:value-type="float" office:value="24.3333333333333" calcext:value-type="float">
            <text:p>24,333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495" calcext:value-type="float">
            <text:p>4495</text:p>
          </table:table-cell>
          <table:table-cell office:value-type="float" office:value="1481" calcext:value-type="float">
            <text:p>1481</text:p>
          </table:table-cell>
          <table:table-cell office:value-type="float" office:value="1500" calcext:value-type="float">
            <text:p>1500</text:p>
          </table:table-cell>
          <table:table-cell office:value-type="float" office:value="16679" calcext:value-type="float">
            <text:p>16679</text:p>
          </table:table-cell>
          <table:table-cell office:value-type="float" office:value="559" calcext:value-type="float">
            <text:p>559</text:p>
          </table:table-cell>
          <table:table-cell office:value-type="float" office:value="606" calcext:value-type="float">
            <text:p>606</text:p>
          </table:table-cell>
          <table:table-cell table:formula="of:=IFERROR([.$G66]/[.$C66];&quot;&quot;)" office:value-type="float" office:value="88.1372549019608" calcext:value-type="float">
            <text:p>88,1372549019608</text:p>
          </table:table-cell>
          <table:table-cell table:formula="of:=IFERROR([.$J66]/[.$D66];&quot;&quot;)" office:value-type="float" office:value="926.611111111111" calcext:value-type="float">
            <text:p>926,611111111111</text:p>
          </table:table-cell>
          <table:table-cell table:formula="of:=IFERROR([.$H66]/[.$E66];&quot;&quot;)" office:value-type="float" office:value="29.62" calcext:value-type="float">
            <text:p>29,62</text:p>
          </table:table-cell>
          <table:table-cell table:formula="of:=IFERROR([.$K66]/([.$C66]+[.$D66]-[.$E66]);&quot;&quot;)" office:value-type="float" office:value="29.421052631579" calcext:value-type="float">
            <text:p>29,4210526315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5896" calcext:value-type="float">
            <text:p>15896</text:p>
          </table:table-cell>
          <table:table-cell office:value-type="float" office:value="5979" calcext:value-type="float">
            <text:p>5979</text:p>
          </table:table-cell>
          <table:table-cell office:value-type="float" office:value="6117" calcext:value-type="float">
            <text:p>6117</text:p>
          </table:table-cell>
          <table:table-cell office:value-type="float" office:value="31914" calcext:value-type="float">
            <text:p>31914</text:p>
          </table:table-cell>
          <table:table-cell office:value-type="float" office:value="1714" calcext:value-type="float">
            <text:p>1714</text:p>
          </table:table-cell>
          <table:table-cell office:value-type="float" office:value="1755" calcext:value-type="float">
            <text:p>1755</text:p>
          </table:table-cell>
          <table:table-cell table:formula="of:=IFERROR([.$G67]/[.$C67];&quot;&quot;)" office:value-type="float" office:value="86.8633879781421" calcext:value-type="float">
            <text:p>86,8633879781421</text:p>
          </table:table-cell>
          <table:table-cell table:formula="of:=IFERROR([.$J67]/[.$D67];&quot;&quot;)" office:value-type="float" office:value="638.28" calcext:value-type="float">
            <text:p>638,28</text:p>
          </table:table-cell>
          <table:table-cell table:formula="of:=IFERROR([.$H67]/[.$E67];&quot;&quot;)" office:value-type="float" office:value="33.0331491712707" calcext:value-type="float">
            <text:p>33,0331491712707</text:p>
          </table:table-cell>
          <table:table-cell table:formula="of:=IFERROR([.$K67]/([.$C67]+[.$D67]-[.$E67]);&quot;&quot;)" office:value-type="float" office:value="32.9615384615385" calcext:value-type="float">
            <text:p>32,96153846153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99" calcext:value-type="float">
            <text:p>99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40794" calcext:value-type="float">
            <text:p>40794</text:p>
          </table:table-cell>
          <table:table-cell office:value-type="float" office:value="18102" calcext:value-type="float">
            <text:p>18102</text:p>
          </table:table-cell>
          <table:table-cell office:value-type="float" office:value="18580" calcext:value-type="float">
            <text:p>18580</text:p>
          </table:table-cell>
          <table:table-cell office:value-type="float" office:value="41897" calcext:value-type="float">
            <text:p>41897</text:p>
          </table:table-cell>
          <table:table-cell office:value-type="float" office:value="3618" calcext:value-type="float">
            <text:p>3618</text:p>
          </table:table-cell>
          <table:table-cell office:value-type="float" office:value="3678" calcext:value-type="float">
            <text:p>3678</text:p>
          </table:table-cell>
          <table:table-cell table:formula="of:=IFERROR([.$G68]/[.$C68];&quot;&quot;)" office:value-type="float" office:value="79.67578125" calcext:value-type="float">
            <text:p>79,67578125</text:p>
          </table:table-cell>
          <table:table-cell table:formula="of:=IFERROR([.$J68]/[.$D68];&quot;&quot;)" office:value-type="float" office:value="423.20202020202" calcext:value-type="float">
            <text:p>423,20202020202</text:p>
          </table:table-cell>
          <table:table-cell table:formula="of:=IFERROR([.$H68]/[.$E68];&quot;&quot;)" office:value-type="float" office:value="35.5638506876228" calcext:value-type="float">
            <text:p>35,5638506876228</text:p>
          </table:table-cell>
          <table:table-cell table:formula="of:=IFERROR([.$K68]/([.$C68]+[.$D68]-[.$E68]);&quot;&quot;)" office:value-type="float" office:value="35.4705882352941" calcext:value-type="float">
            <text:p>35,4705882352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997" calcext:value-type="float">
            <text:p>997</text:p>
          </table:table-cell>
          <table:table-cell office:value-type="float" office:value="73736" calcext:value-type="float">
            <text:p>73736</text:p>
          </table:table-cell>
          <table:table-cell office:value-type="float" office:value="37798" calcext:value-type="float">
            <text:p>37798</text:p>
          </table:table-cell>
          <table:table-cell office:value-type="float" office:value="38624" calcext:value-type="float">
            <text:p>38624</text:p>
          </table:table-cell>
          <table:table-cell office:value-type="float" office:value="36704" calcext:value-type="float">
            <text:p>36704</text:p>
          </table:table-cell>
          <table:table-cell office:value-type="float" office:value="4546" calcext:value-type="float">
            <text:p>4546</text:p>
          </table:table-cell>
          <table:table-cell office:value-type="float" office:value="4665" calcext:value-type="float">
            <text:p>4665</text:p>
          </table:table-cell>
          <table:table-cell table:formula="of:=IFERROR([.$G69]/[.$C69];&quot;&quot;)" office:value-type="float" office:value="73.8098098098098" calcext:value-type="float">
            <text:p>73,8098098098098</text:p>
          </table:table-cell>
          <table:table-cell table:formula="of:=IFERROR([.$J69]/[.$D69];&quot;&quot;)" office:value-type="float" office:value="313.709401709402" calcext:value-type="float">
            <text:p>313,709401709402</text:p>
          </table:table-cell>
          <table:table-cell table:formula="of:=IFERROR([.$H69]/[.$E69];&quot;&quot;)" office:value-type="float" office:value="37.9117352056169" calcext:value-type="float">
            <text:p>37,9117352056169</text:p>
          </table:table-cell>
          <table:table-cell table:formula="of:=IFERROR([.$K69]/([.$C69]+[.$D69]-[.$E69]);&quot;&quot;)" office:value-type="float" office:value="38.2016806722689" calcext:value-type="float">
            <text:p>38,20168067226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519" calcext:value-type="float">
            <text:p>151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518" calcext:value-type="float">
            <text:p>1518</text:p>
          </table:table-cell>
          <table:table-cell office:value-type="float" office:value="107196" calcext:value-type="float">
            <text:p>107196</text:p>
          </table:table-cell>
          <table:table-cell office:value-type="float" office:value="60867" calcext:value-type="float">
            <text:p>60867</text:p>
          </table:table-cell>
          <table:table-cell office:value-type="float" office:value="62210" calcext:value-type="float">
            <text:p>62210</text:p>
          </table:table-cell>
          <table:table-cell office:value-type="float" office:value="23556" calcext:value-type="float">
            <text:p>23556</text:p>
          </table:table-cell>
          <table:table-cell office:value-type="float" office:value="4050" calcext:value-type="float">
            <text:p>4050</text:p>
          </table:table-cell>
          <table:table-cell office:value-type="float" office:value="4142" calcext:value-type="float">
            <text:p>4142</text:p>
          </table:table-cell>
          <table:table-cell table:formula="of:=IFERROR([.$G70]/[.$C70];&quot;&quot;)" office:value-type="float" office:value="70.570111915734" calcext:value-type="float">
            <text:p>70,570111915734</text:p>
          </table:table-cell>
          <table:table-cell table:formula="of:=IFERROR([.$J70]/[.$D70];&quot;&quot;)" office:value-type="float" office:value="240.367346938776" calcext:value-type="float">
            <text:p>240,367346938776</text:p>
          </table:table-cell>
          <table:table-cell table:formula="of:=IFERROR([.$H70]/[.$E70];&quot;&quot;)" office:value-type="float" office:value="40.096837944664" calcext:value-type="float">
            <text:p>40,096837944664</text:p>
          </table:table-cell>
          <table:table-cell table:formula="of:=IFERROR([.$K70]/([.$C70]+[.$D70]-[.$E70]);&quot;&quot;)" office:value-type="float" office:value="40.9090909090909" calcext:value-type="float">
            <text:p>40,90909090909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92" calcext:value-type="float">
            <text:p>1192</text:p>
          </table:table-cell>
          <table:table-cell office:value-type="float" office:value="279" calcext:value-type="float">
            <text:p>279</text:p>
          </table:table-cell>
          <table:table-cell office:value-type="float" office:value="199" calcext:value-type="float">
            <text:p>199</text:p>
          </table:table-cell>
          <table:table-cell office:value-type="float" office:value="4276" calcext:value-type="float">
            <text:p>4276</text:p>
          </table:table-cell>
          <table:table-cell office:value-type="float" office:value="109" calcext:value-type="float">
            <text:p>109</text:p>
          </table:table-cell>
          <table:table-cell office:value-type="float" office:value="194" calcext:value-type="float">
            <text:p>194</text:p>
          </table:table-cell>
          <table:table-cell table:formula="of:=IFERROR([.$G71]/[.$C71];&quot;&quot;)" office:value-type="float" office:value="108.363636363636" calcext:value-type="float">
            <text:p>108,363636363636</text:p>
          </table:table-cell>
          <table:table-cell table:formula="of:=IFERROR([.$J71]/[.$D71];&quot;&quot;)" office:value-type="float" office:value="1425.33333333333" calcext:value-type="float">
            <text:p>1425,33333333333</text:p>
          </table:table-cell>
          <table:table-cell table:formula="of:=IFERROR([.$H71]/[.$E71];&quot;&quot;)" office:value-type="float" office:value="27.9" calcext:value-type="float">
            <text:p>27,9</text:p>
          </table:table-cell>
          <table:table-cell table:formula="of:=IFERROR([.$K71]/([.$C71]+[.$D71]-[.$E71]);&quot;&quot;)" office:value-type="float" office:value="27.25" calcext:value-type="float">
            <text:p>27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957" calcext:value-type="float">
            <text:p>6957</text:p>
          </table:table-cell>
          <table:table-cell office:value-type="float" office:value="1886" calcext:value-type="float">
            <text:p>1886</text:p>
          </table:table-cell>
          <table:table-cell office:value-type="float" office:value="1830" calcext:value-type="float">
            <text:p>1830</text:p>
          </table:table-cell>
          <table:table-cell office:value-type="float" office:value="24848" calcext:value-type="float">
            <text:p>24848</text:p>
          </table:table-cell>
          <table:table-cell office:value-type="float" office:value="752" calcext:value-type="float">
            <text:p>752</text:p>
          </table:table-cell>
          <table:table-cell office:value-type="float" office:value="867" calcext:value-type="float">
            <text:p>867</text:p>
          </table:table-cell>
          <table:table-cell table:formula="of:=IFERROR([.$G72]/[.$C72];&quot;&quot;)" office:value-type="float" office:value="112.209677419355" calcext:value-type="float">
            <text:p>112,209677419355</text:p>
          </table:table-cell>
          <table:table-cell table:formula="of:=IFERROR([.$J72]/[.$D72];&quot;&quot;)" office:value-type="float" office:value="1183.2380952381" calcext:value-type="float">
            <text:p>1183,2380952381</text:p>
          </table:table-cell>
          <table:table-cell table:formula="of:=IFERROR([.$H72]/[.$E72];&quot;&quot;)" office:value-type="float" office:value="31.9661016949153" calcext:value-type="float">
            <text:p>31,9661016949153</text:p>
          </table:table-cell>
          <table:table-cell table:formula="of:=IFERROR([.$K72]/([.$C72]+[.$D72]-[.$E72]);&quot;&quot;)" office:value-type="float" office:value="31.3333333333333" calcext:value-type="float">
            <text:p>31,333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63" calcext:value-type="float">
            <text:p>63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5277" calcext:value-type="float">
            <text:p>25277</text:p>
          </table:table-cell>
          <table:table-cell office:value-type="float" office:value="8354" calcext:value-type="float">
            <text:p>8354</text:p>
          </table:table-cell>
          <table:table-cell office:value-type="float" office:value="8490" calcext:value-type="float">
            <text:p>8490</text:p>
          </table:table-cell>
          <table:table-cell office:value-type="float" office:value="57453" calcext:value-type="float">
            <text:p>57453</text:p>
          </table:table-cell>
          <table:table-cell office:value-type="float" office:value="2322" calcext:value-type="float">
            <text:p>2322</text:p>
          </table:table-cell>
          <table:table-cell office:value-type="float" office:value="2442" calcext:value-type="float">
            <text:p>2442</text:p>
          </table:table-cell>
          <table:table-cell table:formula="of:=IFERROR([.$G73]/[.$C73];&quot;&quot;)" office:value-type="float" office:value="104.883817427386" calcext:value-type="float">
            <text:p>104,883817427386</text:p>
          </table:table-cell>
          <table:table-cell table:formula="of:=IFERROR([.$J73]/[.$D73];&quot;&quot;)" office:value-type="float" office:value="911.952380952381" calcext:value-type="float">
            <text:p>911,952380952381</text:p>
          </table:table-cell>
          <table:table-cell table:formula="of:=IFERROR([.$H73]/[.$E73];&quot;&quot;)" office:value-type="float" office:value="35.1008403361345" calcext:value-type="float">
            <text:p>35,1008403361345</text:p>
          </table:table-cell>
          <table:table-cell table:formula="of:=IFERROR([.$K73]/([.$C73]+[.$D73]-[.$E73]);&quot;&quot;)" office:value-type="float" office:value="35.1818181818182" calcext:value-type="float">
            <text:p>35,18181818181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97" calcext:value-type="float">
            <text:p>697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65508" calcext:value-type="float">
            <text:p>65508</text:p>
          </table:table-cell>
          <table:table-cell office:value-type="float" office:value="26095" calcext:value-type="float">
            <text:p>26095</text:p>
          </table:table-cell>
          <table:table-cell office:value-type="float" office:value="26656" calcext:value-type="float">
            <text:p>26656</text:p>
          </table:table-cell>
          <table:table-cell office:value-type="float" office:value="89354" calcext:value-type="float">
            <text:p>89354</text:p>
          </table:table-cell>
          <table:table-cell office:value-type="float" office:value="5956" calcext:value-type="float">
            <text:p>5956</text:p>
          </table:table-cell>
          <table:table-cell office:value-type="float" office:value="6092" calcext:value-type="float">
            <text:p>6092</text:p>
          </table:table-cell>
          <table:table-cell table:formula="of:=IFERROR([.$G74]/[.$C74];&quot;&quot;)" office:value-type="float" office:value="93.9856527977045" calcext:value-type="float">
            <text:p>93,9856527977045</text:p>
          </table:table-cell>
          <table:table-cell table:formula="of:=IFERROR([.$J74]/[.$D74];&quot;&quot;)" office:value-type="float" office:value="587.855263157895" calcext:value-type="float">
            <text:p>587,855263157895</text:p>
          </table:table-cell>
          <table:table-cell table:formula="of:=IFERROR([.$H74]/[.$E74];&quot;&quot;)" office:value-type="float" office:value="37.7641099855282" calcext:value-type="float">
            <text:p>37,7641099855282</text:p>
          </table:table-cell>
          <table:table-cell table:formula="of:=IFERROR([.$K74]/([.$C74]+[.$D74]-[.$E74]);&quot;&quot;)" office:value-type="float" office:value="37.6962025316456" calcext:value-type="float">
            <text:p>37,69620253164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516" calcext:value-type="float">
            <text:p>1516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511" calcext:value-type="float">
            <text:p>1511</text:p>
          </table:table-cell>
          <table:table-cell office:value-type="float" office:value="127998" calcext:value-type="float">
            <text:p>127998</text:p>
          </table:table-cell>
          <table:table-cell office:value-type="float" office:value="60655" calcext:value-type="float">
            <text:p>60655</text:p>
          </table:table-cell>
          <table:table-cell office:value-type="float" office:value="61936" calcext:value-type="float">
            <text:p>61936</text:p>
          </table:table-cell>
          <table:table-cell office:value-type="float" office:value="88983" calcext:value-type="float">
            <text:p>88983</text:p>
          </table:table-cell>
          <table:table-cell office:value-type="float" office:value="8898" calcext:value-type="float">
            <text:p>8898</text:p>
          </table:table-cell>
          <table:table-cell office:value-type="float" office:value="9147" calcext:value-type="float">
            <text:p>9147</text:p>
          </table:table-cell>
          <table:table-cell table:formula="of:=IFERROR([.$G75]/[.$C75];&quot;&quot;)" office:value-type="float" office:value="84.4313984168865" calcext:value-type="float">
            <text:p>84,4313984168865</text:p>
          </table:table-cell>
          <table:table-cell table:formula="of:=IFERROR([.$J75]/[.$D75];&quot;&quot;)" office:value-type="float" office:value="411.958333333333" calcext:value-type="float">
            <text:p>411,958333333333</text:p>
          </table:table-cell>
          <table:table-cell table:formula="of:=IFERROR([.$H75]/[.$E75];&quot;&quot;)" office:value-type="float" office:value="40.1422898742555" calcext:value-type="float">
            <text:p>40,1422898742555</text:p>
          </table:table-cell>
          <table:table-cell table:formula="of:=IFERROR([.$K75]/([.$C75]+[.$D75]-[.$E75]);&quot;&quot;)" office:value-type="float" office:value="40.262443438914" calcext:value-type="float">
            <text:p>40,2624434389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519" calcext:value-type="float">
            <text:p>2519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515" calcext:value-type="float">
            <text:p>2515</text:p>
          </table:table-cell>
          <table:table-cell office:value-type="float" office:value="198076" calcext:value-type="float">
            <text:p>198076</text:p>
          </table:table-cell>
          <table:table-cell office:value-type="float" office:value="106505" calcext:value-type="float">
            <text:p>106505</text:p>
          </table:table-cell>
          <table:table-cell office:value-type="float" office:value="108574" calcext:value-type="float">
            <text:p>108574</text:p>
          </table:table-cell>
          <table:table-cell office:value-type="float" office:value="67534" calcext:value-type="float">
            <text:p>67534</text:p>
          </table:table-cell>
          <table:table-cell office:value-type="float" office:value="9438" calcext:value-type="float">
            <text:p>9438</text:p>
          </table:table-cell>
          <table:table-cell office:value-type="float" office:value="9668" calcext:value-type="float">
            <text:p>9668</text:p>
          </table:table-cell>
          <table:table-cell table:formula="of:=IFERROR([.$G76]/[.$C76];&quot;&quot;)" office:value-type="float" office:value="78.632790789996" calcext:value-type="float">
            <text:p>78,632790789996</text:p>
          </table:table-cell>
          <table:table-cell table:formula="of:=IFERROR([.$J76]/[.$D76];&quot;&quot;)" office:value-type="float" office:value="311.216589861751" calcext:value-type="float">
            <text:p>311,216589861751</text:p>
          </table:table-cell>
          <table:table-cell table:formula="of:=IFERROR([.$H76]/[.$E76];&quot;&quot;)" office:value-type="float" office:value="42.3479125248509" calcext:value-type="float">
            <text:p>42,3479125248509</text:p>
          </table:table-cell>
          <table:table-cell table:formula="of:=IFERROR([.$K76]/([.$C76]+[.$D76]-[.$E76]);&quot;&quot;)" office:value-type="float" office:value="42.7058823529412" calcext:value-type="float">
            <text:p>42,70588235294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45" calcext:value-type="float">
            <text:p>1745</text:p>
          </table:table-cell>
          <table:table-cell office:value-type="float" office:value="296" calcext:value-type="float">
            <text:p>296</text:p>
          </table:table-cell>
          <table:table-cell office:value-type="float" office:value="215" calcext:value-type="float">
            <text:p>215</text:p>
          </table:table-cell>
          <table:table-cell office:value-type="float" office:value="13900" calcext:value-type="float">
            <text:p>13900</text:p>
          </table:table-cell>
          <table:table-cell office:value-type="float" office:value="324" calcext:value-type="float">
            <text:p>324</text:p>
          </table:table-cell>
          <table:table-cell office:value-type="float" office:value="419" calcext:value-type="float">
            <text:p>419</text:p>
          </table:table-cell>
          <table:table-cell table:formula="of:=IFERROR([.$G77]/[.$C77];&quot;&quot;)" office:value-type="float" office:value="134.230769230769" calcext:value-type="float">
            <text:p>134,230769230769</text:p>
          </table:table-cell>
          <table:table-cell table:formula="of:=IFERROR([.$J77]/[.$D77];&quot;&quot;)" office:value-type="float" office:value="1737.5" calcext:value-type="float">
            <text:p>1737,5</text:p>
          </table:table-cell>
          <table:table-cell table:formula="of:=IFERROR([.$H77]/[.$E77];&quot;&quot;)" office:value-type="float" office:value="29.6" calcext:value-type="float">
            <text:p>29,6</text:p>
          </table:table-cell>
          <table:table-cell table:formula="of:=IFERROR([.$K77]/([.$C77]+[.$D77]-[.$E77]);&quot;&quot;)" office:value-type="float" office:value="29.4545454545455" calcext:value-type="float">
            <text:p>29,45454545454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9824" calcext:value-type="float">
            <text:p>9824</text:p>
          </table:table-cell>
          <table:table-cell office:value-type="float" office:value="2265" calcext:value-type="float">
            <text:p>2265</text:p>
          </table:table-cell>
          <table:table-cell office:value-type="float" office:value="2107" calcext:value-type="float">
            <text:p>2107</text:p>
          </table:table-cell>
          <table:table-cell office:value-type="float" office:value="42895" calcext:value-type="float">
            <text:p>42895</text:p>
          </table:table-cell>
          <table:table-cell office:value-type="float" office:value="1343" calcext:value-type="float">
            <text:p>1343</text:p>
          </table:table-cell>
          <table:table-cell office:value-type="float" office:value="1580" calcext:value-type="float">
            <text:p>1580</text:p>
          </table:table-cell>
          <table:table-cell table:formula="of:=IFERROR([.$G78]/[.$C78];&quot;&quot;)" office:value-type="float" office:value="130.986666666667" calcext:value-type="float">
            <text:p>130,986666666667</text:p>
          </table:table-cell>
          <table:table-cell table:formula="of:=IFERROR([.$J78]/[.$D78];&quot;&quot;)" office:value-type="float" office:value="1340.46875" calcext:value-type="float">
            <text:p>1340,46875</text:p>
          </table:table-cell>
          <table:table-cell table:formula="of:=IFERROR([.$H78]/[.$E78];&quot;&quot;)" office:value-type="float" office:value="33.8059701492537" calcext:value-type="float">
            <text:p>33,8059701492537</text:p>
          </table:table-cell>
          <table:table-cell table:formula="of:=IFERROR([.$K78]/([.$C78]+[.$D78]-[.$E78]);&quot;&quot;)" office:value-type="float" office:value="33.575" calcext:value-type="float">
            <text:p>33,5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86" calcext:value-type="float">
            <text:p>86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37499" calcext:value-type="float">
            <text:p>37499</text:p>
          </table:table-cell>
          <table:table-cell office:value-type="float" office:value="10698" calcext:value-type="float">
            <text:p>10698</text:p>
          </table:table-cell>
          <table:table-cell office:value-type="float" office:value="10819" calcext:value-type="float">
            <text:p>10819</text:p>
          </table:table-cell>
          <table:table-cell office:value-type="float" office:value="102376" calcext:value-type="float">
            <text:p>102376</text:p>
          </table:table-cell>
          <table:table-cell office:value-type="float" office:value="3611" calcext:value-type="float">
            <text:p>3611</text:p>
          </table:table-cell>
          <table:table-cell office:value-type="float" office:value="3788" calcext:value-type="float">
            <text:p>3788</text:p>
          </table:table-cell>
          <table:table-cell table:formula="of:=IFERROR([.$G79]/[.$C79];&quot;&quot;)" office:value-type="float" office:value="125.835570469799" calcext:value-type="float">
            <text:p>125,835570469799</text:p>
          </table:table-cell>
          <table:table-cell table:formula="of:=IFERROR([.$J79]/[.$D79];&quot;&quot;)" office:value-type="float" office:value="1190.41860465116" calcext:value-type="float">
            <text:p>1190,41860465116</text:p>
          </table:table-cell>
          <table:table-cell table:formula="of:=IFERROR([.$H79]/[.$E79];&quot;&quot;)" office:value-type="float" office:value="37.2752613240418" calcext:value-type="float">
            <text:p>37,2752613240418</text:p>
          </table:table-cell>
          <table:table-cell table:formula="of:=IFERROR([.$K79]/([.$C79]+[.$D79]-[.$E79]);&quot;&quot;)" office:value-type="float" office:value="37.2268041237113" calcext:value-type="float">
            <text:p>37,22680412371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50" calcext:value-type="float">
            <text:p>950</text:p>
          </table:table-cell>
          <table:table-cell office:value-type="float" office:value="225" calcext:value-type="float">
            <text:p>225</text:p>
          </table:table-cell>
          <table:table-cell office:value-type="float" office:value="937" calcext:value-type="float">
            <text:p>937</text:p>
          </table:table-cell>
          <table:table-cell office:value-type="float" office:value="936" calcext:value-type="float">
            <text:p>936</text:p>
          </table:table-cell>
          <table:table-cell office:value-type="float" office:value="106351" calcext:value-type="float">
            <text:p>106351</text:p>
          </table:table-cell>
          <table:table-cell office:value-type="float" office:value="37391" calcext:value-type="float">
            <text:p>37391</text:p>
          </table:table-cell>
          <table:table-cell office:value-type="float" office:value="38174" calcext:value-type="float">
            <text:p>38174</text:p>
          </table:table-cell>
          <table:table-cell office:value-type="float" office:value="177440" calcext:value-type="float">
            <text:p>177440</text:p>
          </table:table-cell>
          <table:table-cell office:value-type="float" office:value="9487" calcext:value-type="float">
            <text:p>9487</text:p>
          </table:table-cell>
          <table:table-cell office:value-type="float" office:value="9729" calcext:value-type="float">
            <text:p>9729</text:p>
          </table:table-cell>
          <table:table-cell table:formula="of:=IFERROR([.$G80]/[.$C80];&quot;&quot;)" office:value-type="float" office:value="111.948421052632" calcext:value-type="float">
            <text:p>111,948421052632</text:p>
          </table:table-cell>
          <table:table-cell table:formula="of:=IFERROR([.$J80]/[.$D80];&quot;&quot;)" office:value-type="float" office:value="788.622222222222" calcext:value-type="float">
            <text:p>788,622222222222</text:p>
          </table:table-cell>
          <table:table-cell table:formula="of:=IFERROR([.$H80]/[.$E80];&quot;&quot;)" office:value-type="float" office:value="39.9050160085379" calcext:value-type="float">
            <text:p>39,9050160085379</text:p>
          </table:table-cell>
          <table:table-cell table:formula="of:=IFERROR([.$K80]/([.$C80]+[.$D80]-[.$E80]);&quot;&quot;)" office:value-type="float" office:value="39.8613445378151" calcext:value-type="float">
            <text:p>39,86134453781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196" calcext:value-type="float">
            <text:p>2196</text:p>
          </table:table-cell>
          <table:table-cell office:value-type="float" office:value="370" calcext:value-type="float">
            <text:p>370</text:p>
          </table:table-cell>
          <table:table-cell office:value-type="float" office:value="2176" calcext:value-type="float">
            <text:p>2176</text:p>
          </table:table-cell>
          <table:table-cell office:value-type="float" office:value="2177" calcext:value-type="float">
            <text:p>2177</text:p>
          </table:table-cell>
          <table:table-cell office:value-type="float" office:value="214489" calcext:value-type="float">
            <text:p>214489</text:p>
          </table:table-cell>
          <table:table-cell office:value-type="float" office:value="92063" calcext:value-type="float">
            <text:p>92063</text:p>
          </table:table-cell>
          <table:table-cell office:value-type="float" office:value="93907" calcext:value-type="float">
            <text:p>93907</text:p>
          </table:table-cell>
          <table:table-cell office:value-type="float" office:value="201948" calcext:value-type="float">
            <text:p>201948</text:p>
          </table:table-cell>
          <table:table-cell office:value-type="float" office:value="16537" calcext:value-type="float">
            <text:p>16537</text:p>
          </table:table-cell>
          <table:table-cell office:value-type="float" office:value="16821" calcext:value-type="float">
            <text:p>16821</text:p>
          </table:table-cell>
          <table:table-cell table:formula="of:=IFERROR([.$G81]/[.$C81];&quot;&quot;)" office:value-type="float" office:value="97.6725865209472" calcext:value-type="float">
            <text:p>97,6725865209472</text:p>
          </table:table-cell>
          <table:table-cell table:formula="of:=IFERROR([.$J81]/[.$D81];&quot;&quot;)" office:value-type="float" office:value="545.805405405405" calcext:value-type="float">
            <text:p>545,805405405405</text:p>
          </table:table-cell>
          <table:table-cell table:formula="of:=IFERROR([.$H81]/[.$E81];&quot;&quot;)" office:value-type="float" office:value="42.3083639705882" calcext:value-type="float">
            <text:p>42,3083639705882</text:p>
          </table:table-cell>
          <table:table-cell table:formula="of:=IFERROR([.$K81]/([.$C81]+[.$D81]-[.$E81]);&quot;&quot;)" office:value-type="float" office:value="42.4025641025641" calcext:value-type="float">
            <text:p>42,40256410256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040" calcext:value-type="float">
            <text:p>404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4028" calcext:value-type="float">
            <text:p>4028</text:p>
          </table:table-cell>
          <table:table-cell office:value-type="float" office:value="357194" calcext:value-type="float">
            <text:p>357194</text:p>
          </table:table-cell>
          <table:table-cell office:value-type="float" office:value="179127" calcext:value-type="float">
            <text:p>179127</text:p>
          </table:table-cell>
          <table:table-cell office:value-type="float" office:value="182777" calcext:value-type="float">
            <text:p>182777</text:p>
          </table:table-cell>
          <table:table-cell office:value-type="float" office:value="173902" calcext:value-type="float">
            <text:p>173902</text:p>
          </table:table-cell>
          <table:table-cell office:value-type="float" office:value="20235" calcext:value-type="float">
            <text:p>20235</text:p>
          </table:table-cell>
          <table:table-cell office:value-type="float" office:value="20700" calcext:value-type="float">
            <text:p>20700</text:p>
          </table:table-cell>
          <table:table-cell table:formula="of:=IFERROR([.$G82]/[.$C82];&quot;&quot;)" office:value-type="float" office:value="88.4143564356436" calcext:value-type="float">
            <text:p>88,4143564356436</text:p>
          </table:table-cell>
          <table:table-cell table:formula="of:=IFERROR([.$J82]/[.$D82];&quot;&quot;)" office:value-type="float" office:value="395.231818181818" calcext:value-type="float">
            <text:p>395,231818181818</text:p>
          </table:table-cell>
          <table:table-cell table:formula="of:=IFERROR([.$H82]/[.$E82];&quot;&quot;)" office:value-type="float" office:value="44.4704568023833" calcext:value-type="float">
            <text:p>44,4704568023833</text:p>
          </table:table-cell>
          <table:table-cell table:formula="of:=IFERROR([.$K82]/([.$C82]+[.$D82]-[.$E82]);&quot;&quot;)" office:value-type="float" office:value="44.7676991150442" calcext:value-type="float">
            <text:p>44,76769911504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01" calcext:value-type="float">
            <text:p>2101</text:p>
          </table:table-cell>
          <table:table-cell office:value-type="float" office:value="194" calcext:value-type="float">
            <text:p>194</text:p>
          </table:table-cell>
          <table:table-cell office:value-type="float" office:value="141" calcext:value-type="float">
            <text:p>141</text:p>
          </table:table-cell>
          <table:table-cell office:value-type="float" office:value="30843" calcext:value-type="float">
            <text:p>30843</text:p>
          </table:table-cell>
          <table:table-cell office:value-type="float" office:value="287" calcext:value-type="float">
            <text:p>287</text:p>
          </table:table-cell>
          <table:table-cell office:value-type="float" office:value="355" calcext:value-type="float">
            <text:p>355</text:p>
          </table:table-cell>
          <table:table-cell table:formula="of:=IFERROR([.$G83]/[.$C83];&quot;&quot;)" office:value-type="float" office:value="161.615384615385" calcext:value-type="float">
            <text:p>161,615384615385</text:p>
          </table:table-cell>
          <table:table-cell table:formula="of:=IFERROR([.$J83]/[.$D83];&quot;&quot;)" office:value-type="float" office:value="2570.25" calcext:value-type="float">
            <text:p>2570,25</text:p>
          </table:table-cell>
          <table:table-cell table:formula="of:=IFERROR([.$H83]/[.$E83];&quot;&quot;)" office:value-type="float" office:value="19.4" calcext:value-type="float">
            <text:p>19,4</text:p>
          </table:table-cell>
          <table:table-cell table:formula="of:=IFERROR([.$K83]/([.$C83]+[.$D83]-[.$E83]);&quot;&quot;)" office:value-type="float" office:value="19.1333333333333" calcext:value-type="float">
            <text:p>19,133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1171" calcext:value-type="float">
            <text:p>11171</text:p>
          </table:table-cell>
          <table:table-cell office:value-type="float" office:value="1454" calcext:value-type="float">
            <text:p>1454</text:p>
          </table:table-cell>
          <table:table-cell office:value-type="float" office:value="1304" calcext:value-type="float">
            <text:p>1304</text:p>
          </table:table-cell>
          <table:table-cell office:value-type="float" office:value="91749" calcext:value-type="float">
            <text:p>91749</text:p>
          </table:table-cell>
          <table:table-cell office:value-type="float" office:value="1250" calcext:value-type="float">
            <text:p>1250</text:p>
          </table:table-cell>
          <table:table-cell office:value-type="float" office:value="1510" calcext:value-type="float">
            <text:p>1510</text:p>
          </table:table-cell>
          <table:table-cell table:formula="of:=IFERROR([.$G84]/[.$C84];&quot;&quot;)" office:value-type="float" office:value="150.959459459459" calcext:value-type="float">
            <text:p>150,959459459459</text:p>
          </table:table-cell>
          <table:table-cell table:formula="of:=IFERROR([.$J84]/[.$D84];&quot;&quot;)" office:value-type="float" office:value="1834.98" calcext:value-type="float">
            <text:p>1834,98</text:p>
          </table:table-cell>
          <table:table-cell table:formula="of:=IFERROR([.$H84]/[.$E84];&quot;&quot;)" office:value-type="float" office:value="22.030303030303" calcext:value-type="float">
            <text:p>22,030303030303</text:p>
          </table:table-cell>
          <table:table-cell table:formula="of:=IFERROR([.$K84]/([.$C84]+[.$D84]-[.$E84]);&quot;&quot;)" office:value-type="float" office:value="21.551724137931" calcext:value-type="float">
            <text:p>21,5517241379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79" calcext:value-type="float">
            <text:p>379</text:p>
          </table:table-cell>
          <table:table-cell office:value-type="float" office:value="125" calcext:value-type="float">
            <text:p>125</text:p>
          </table:table-cell>
          <table:table-cell office:value-type="float" office:value="356" calcext:value-type="float">
            <text:p>356</text:p>
          </table:table-cell>
          <table:table-cell office:value-type="float" office:value="346" calcext:value-type="float">
            <text:p>346</text:p>
          </table:table-cell>
          <table:table-cell office:value-type="float" office:value="55977" calcext:value-type="float">
            <text:p>55977</text:p>
          </table:table-cell>
          <table:table-cell office:value-type="float" office:value="8769" calcext:value-type="float">
            <text:p>8769</text:p>
          </table:table-cell>
          <table:table-cell office:value-type="float" office:value="8820" calcext:value-type="float">
            <text:p>8820</text:p>
          </table:table-cell>
          <table:table-cell office:value-type="float" office:value="184022" calcext:value-type="float">
            <text:p>184022</text:p>
          </table:table-cell>
          <table:table-cell office:value-type="float" office:value="3596" calcext:value-type="float">
            <text:p>3596</text:p>
          </table:table-cell>
          <table:table-cell office:value-type="float" office:value="3963" calcext:value-type="float">
            <text:p>3963</text:p>
          </table:table-cell>
          <table:table-cell table:formula="of:=IFERROR([.$G85]/[.$C85];&quot;&quot;)" office:value-type="float" office:value="147.696569920844" calcext:value-type="float">
            <text:p>147,696569920844</text:p>
          </table:table-cell>
          <table:table-cell table:formula="of:=IFERROR([.$J85]/[.$D85];&quot;&quot;)" office:value-type="float" office:value="1472.176" calcext:value-type="float">
            <text:p>1472,176</text:p>
          </table:table-cell>
          <table:table-cell table:formula="of:=IFERROR([.$H85]/[.$E85];&quot;&quot;)" office:value-type="float" office:value="24.6320224719101" calcext:value-type="float">
            <text:p>24,6320224719101</text:p>
          </table:table-cell>
          <table:table-cell table:formula="of:=IFERROR([.$K85]/([.$C85]+[.$D85]-[.$E85]);&quot;&quot;)" office:value-type="float" office:value="24.2972972972973" calcext:value-type="float">
            <text:p>24,29729729729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56" calcext:value-type="float">
            <text:p>1256</text:p>
          </table:table-cell>
          <table:table-cell office:value-type="float" office:value="322" calcext:value-type="float">
            <text:p>322</text:p>
          </table:table-cell>
          <table:table-cell office:value-type="float" office:value="1222" calcext:value-type="float">
            <text:p>1222</text:p>
          </table:table-cell>
          <table:table-cell office:value-type="float" office:value="1215" calcext:value-type="float">
            <text:p>1215</text:p>
          </table:table-cell>
          <table:table-cell office:value-type="float" office:value="166447" calcext:value-type="float">
            <text:p>166447</text:p>
          </table:table-cell>
          <table:table-cell office:value-type="float" office:value="33245" calcext:value-type="float">
            <text:p>33245</text:p>
          </table:table-cell>
          <table:table-cell office:value-type="float" office:value="33956" calcext:value-type="float">
            <text:p>33956</text:p>
          </table:table-cell>
          <table:table-cell office:value-type="float" office:value="337887" calcext:value-type="float">
            <text:p>337887</text:p>
          </table:table-cell>
          <table:table-cell office:value-type="float" office:value="9496" calcext:value-type="float">
            <text:p>9496</text:p>
          </table:table-cell>
          <table:table-cell office:value-type="float" office:value="9919" calcext:value-type="float">
            <text:p>9919</text:p>
          </table:table-cell>
          <table:table-cell table:formula="of:=IFERROR([.$G86]/[.$C86];&quot;&quot;)" office:value-type="float" office:value="132.521496815287" calcext:value-type="float">
            <text:p>132,521496815287</text:p>
          </table:table-cell>
          <table:table-cell table:formula="of:=IFERROR([.$J86]/[.$D86];&quot;&quot;)" office:value-type="float" office:value="1049.33850931677" calcext:value-type="float">
            <text:p>1049,33850931677</text:p>
          </table:table-cell>
          <table:table-cell table:formula="of:=IFERROR([.$H86]/[.$E86];&quot;&quot;)" office:value-type="float" office:value="27.2054009819967" calcext:value-type="float">
            <text:p>27,2054009819967</text:p>
          </table:table-cell>
          <table:table-cell table:formula="of:=IFERROR([.$K86]/([.$C86]+[.$D86]-[.$E86]);&quot;&quot;)" office:value-type="float" office:value="26.6741573033708" calcext:value-type="float">
            <text:p>26,67415730337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163" calcext:value-type="float">
            <text:p>3163</text:p>
          </table:table-cell>
          <table:table-cell office:value-type="float" office:value="606" calcext:value-type="float">
            <text:p>606</text:p>
          </table:table-cell>
          <table:table-cell office:value-type="float" office:value="3119" calcext:value-type="float">
            <text:p>3119</text:p>
          </table:table-cell>
          <table:table-cell office:value-type="float" office:value="3120" calcext:value-type="float">
            <text:p>3120</text:p>
          </table:table-cell>
          <table:table-cell office:value-type="float" office:value="360894" calcext:value-type="float">
            <text:p>360894</text:p>
          </table:table-cell>
          <table:table-cell office:value-type="float" office:value="92429" calcext:value-type="float">
            <text:p>92429</text:p>
          </table:table-cell>
          <table:table-cell office:value-type="float" office:value="94880" calcext:value-type="float">
            <text:p>94880</text:p>
          </table:table-cell>
          <table:table-cell office:value-type="float" office:value="425221" calcext:value-type="float">
            <text:p>425221</text:p>
          </table:table-cell>
          <table:table-cell office:value-type="float" office:value="18868" calcext:value-type="float">
            <text:p>18868</text:p>
          </table:table-cell>
          <table:table-cell office:value-type="float" office:value="19234" calcext:value-type="float">
            <text:p>19234</text:p>
          </table:table-cell>
          <table:table-cell table:formula="of:=IFERROR([.$G87]/[.$C87];&quot;&quot;)" office:value-type="float" office:value="114.098640531141" calcext:value-type="float">
            <text:p>114,098640531141</text:p>
          </table:table-cell>
          <table:table-cell table:formula="of:=IFERROR([.$J87]/[.$D87];&quot;&quot;)" office:value-type="float" office:value="701.684818481848" calcext:value-type="float">
            <text:p>701,684818481848</text:p>
          </table:table-cell>
          <table:table-cell table:formula="of:=IFERROR([.$H87]/[.$E87];&quot;&quot;)" office:value-type="float" office:value="29.6341776210324" calcext:value-type="float">
            <text:p>29,6341776210324</text:p>
          </table:table-cell>
          <table:table-cell table:formula="of:=IFERROR([.$K87]/([.$C87]+[.$D87]-[.$E87]);&quot;&quot;)" office:value-type="float" office:value="29.0276923076923" calcext:value-type="float">
            <text:p>29,02769230769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246" calcext:value-type="float">
            <text:p>6246</text:p>
          </table:table-cell>
          <table:table-cell office:value-type="float" office:value="817" calcext:value-type="float">
            <text:p>817</text:p>
          </table:table-cell>
          <table:table-cell office:value-type="float" office:value="6204" calcext:value-type="float">
            <text:p>6204</text:p>
          </table:table-cell>
          <table:table-cell office:value-type="float" office:value="6203" calcext:value-type="float">
            <text:p>6203</text:p>
          </table:table-cell>
          <table:table-cell office:value-type="float" office:value="626652" calcext:value-type="float">
            <text:p>626652</text:p>
          </table:table-cell>
          <table:table-cell office:value-type="float" office:value="198205" calcext:value-type="float">
            <text:p>198205</text:p>
          </table:table-cell>
          <table:table-cell office:value-type="float" office:value="203521" calcext:value-type="float">
            <text:p>203521</text:p>
          </table:table-cell>
          <table:table-cell office:value-type="float" office:value="413430" calcext:value-type="float">
            <text:p>413430</text:p>
          </table:table-cell>
          <table:table-cell office:value-type="float" office:value="26883" calcext:value-type="float">
            <text:p>26883</text:p>
          </table:table-cell>
          <table:table-cell office:value-type="float" office:value="27553" calcext:value-type="float">
            <text:p>27553</text:p>
          </table:table-cell>
          <table:table-cell table:formula="of:=IFERROR([.$G88]/[.$C88];&quot;&quot;)" office:value-type="float" office:value="100.328530259366" calcext:value-type="float">
            <text:p>100,328530259366</text:p>
          </table:table-cell>
          <table:table-cell table:formula="of:=IFERROR([.$J88]/[.$D88];&quot;&quot;)" office:value-type="float" office:value="506.034271725826" calcext:value-type="float">
            <text:p>506,034271725826</text:p>
          </table:table-cell>
          <table:table-cell table:formula="of:=IFERROR([.$H88]/[.$E88];&quot;&quot;)" office:value-type="float" office:value="31.9479368149581" calcext:value-type="float">
            <text:p>31,9479368149581</text:p>
          </table:table-cell>
          <table:table-cell table:formula="of:=IFERROR([.$K88]/([.$C88]+[.$D88]-[.$E88]);&quot;&quot;)" office:value-type="float" office:value="31.2956926658906" calcext:value-type="float">
            <text:p>31,29569266589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52" calcext:value-type="float">
            <text:p>2352</text:p>
          </table:table-cell>
          <table:table-cell office:value-type="float" office:value="207" calcext:value-type="float">
            <text:p>207</text:p>
          </table:table-cell>
          <table:table-cell office:value-type="float" office:value="106" calcext:value-type="float">
            <text:p>106</text:p>
          </table:table-cell>
          <table:table-cell office:value-type="float" office:value="35847" calcext:value-type="float">
            <text:p>35847</text:p>
          </table:table-cell>
          <table:table-cell office:value-type="float" office:value="281" calcext:value-type="float">
            <text:p>281</text:p>
          </table:table-cell>
          <table:table-cell office:value-type="float" office:value="393" calcext:value-type="float">
            <text:p>393</text:p>
          </table:table-cell>
          <table:table-cell table:formula="of:=IFERROR([.$G89]/[.$C89];&quot;&quot;)" office:value-type="float" office:value="180.923076923077" calcext:value-type="float">
            <text:p>180,923076923077</text:p>
          </table:table-cell>
          <table:table-cell table:formula="of:=IFERROR([.$J89]/[.$D89];&quot;&quot;)" office:value-type="float" office:value="3258.81818181818" calcext:value-type="float">
            <text:p>3258,81818181818</text:p>
          </table:table-cell>
          <table:table-cell table:formula="of:=IFERROR([.$H89]/[.$E89];&quot;&quot;)" office:value-type="float" office:value="20.7" calcext:value-type="float">
            <text:p>20,7</text:p>
          </table:table-cell>
          <table:table-cell table:formula="of:=IFERROR([.$K89]/([.$C89]+[.$D89]-[.$E89]);&quot;&quot;)" office:value-type="float" office:value="20.0714285714286" calcext:value-type="float">
            <text:p>20,07142857142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11890" calcext:value-type="float">
            <text:p>11890</text:p>
          </table:table-cell>
          <table:table-cell office:value-type="float" office:value="1625" calcext:value-type="float">
            <text:p>1625</text:p>
          </table:table-cell>
          <table:table-cell office:value-type="float" office:value="1398" calcext:value-type="float">
            <text:p>1398</text:p>
          </table:table-cell>
          <table:table-cell office:value-type="float" office:value="106204" calcext:value-type="float">
            <text:p>106204</text:p>
          </table:table-cell>
          <table:table-cell office:value-type="float" office:value="1098" calcext:value-type="float">
            <text:p>1098</text:p>
          </table:table-cell>
          <table:table-cell office:value-type="float" office:value="1413" calcext:value-type="float">
            <text:p>1413</text:p>
          </table:table-cell>
          <table:table-cell table:formula="of:=IFERROR([.$G90]/[.$C90];&quot;&quot;)" office:value-type="float" office:value="162.876712328767" calcext:value-type="float">
            <text:p>162,876712328767</text:p>
          </table:table-cell>
          <table:table-cell table:formula="of:=IFERROR([.$J90]/[.$D90];&quot;&quot;)" office:value-type="float" office:value="2360.08888888889" calcext:value-type="float">
            <text:p>2360,08888888889</text:p>
          </table:table-cell>
          <table:table-cell table:formula="of:=IFERROR([.$H90]/[.$E90];&quot;&quot;)" office:value-type="float" office:value="23.2142857142857" calcext:value-type="float">
            <text:p>23,2142857142857</text:p>
          </table:table-cell>
          <table:table-cell table:formula="of:=IFERROR([.$K90]/([.$C90]+[.$D90]-[.$E90]);&quot;&quot;)" office:value-type="float" office:value="22.875" calcext:value-type="float">
            <text:p>22,8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47" calcext:value-type="float">
            <text:p>447</text:p>
          </table:table-cell>
          <table:table-cell office:value-type="float" office:value="173" calcext:value-type="float">
            <text:p>173</text:p>
          </table:table-cell>
          <table:table-cell office:value-type="float" office:value="417" calcext:value-type="float">
            <text:p>417</text:p>
          </table:table-cell>
          <table:table-cell office:value-type="float" office:value="398" calcext:value-type="float">
            <text:p>398</text:p>
          </table:table-cell>
          <table:table-cell office:value-type="float" office:value="79139" calcext:value-type="float">
            <text:p>79139</text:p>
          </table:table-cell>
          <table:table-cell office:value-type="float" office:value="10801" calcext:value-type="float">
            <text:p>10801</text:p>
          </table:table-cell>
          <table:table-cell office:value-type="float" office:value="10546" calcext:value-type="float">
            <text:p>10546</text:p>
          </table:table-cell>
          <table:table-cell office:value-type="float" office:value="328198" calcext:value-type="float">
            <text:p>328198</text:p>
          </table:table-cell>
          <table:table-cell office:value-type="float" office:value="5143" calcext:value-type="float">
            <text:p>5143</text:p>
          </table:table-cell>
          <table:table-cell office:value-type="float" office:value="5811" calcext:value-type="float">
            <text:p>5811</text:p>
          </table:table-cell>
          <table:table-cell table:formula="of:=IFERROR([.$G91]/[.$C91];&quot;&quot;)" office:value-type="float" office:value="177.044742729306" calcext:value-type="float">
            <text:p>177,044742729306</text:p>
          </table:table-cell>
          <table:table-cell table:formula="of:=IFERROR([.$J91]/[.$D91];&quot;&quot;)" office:value-type="float" office:value="1897.09826589595" calcext:value-type="float">
            <text:p>1897,09826589595</text:p>
          </table:table-cell>
          <table:table-cell table:formula="of:=IFERROR([.$H91]/[.$E91];&quot;&quot;)" office:value-type="float" office:value="25.9016786570743" calcext:value-type="float">
            <text:p>25,9016786570743</text:p>
          </table:table-cell>
          <table:table-cell table:formula="of:=IFERROR([.$K91]/([.$C91]+[.$D91]-[.$E91]);&quot;&quot;)" office:value-type="float" office:value="25.3349753694581" calcext:value-type="float">
            <text:p>25,33497536945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57" calcext:value-type="float">
            <text:p>1657</text:p>
          </table:table-cell>
          <table:table-cell office:value-type="float" office:value="453" calcext:value-type="float">
            <text:p>453</text:p>
          </table:table-cell>
          <table:table-cell office:value-type="float" office:value="1595" calcext:value-type="float">
            <text:p>1595</text:p>
          </table:table-cell>
          <table:table-cell office:value-type="float" office:value="1574" calcext:value-type="float">
            <text:p>1574</text:p>
          </table:table-cell>
          <table:table-cell office:value-type="float" office:value="258609" calcext:value-type="float">
            <text:p>258609</text:p>
          </table:table-cell>
          <table:table-cell office:value-type="float" office:value="45412" calcext:value-type="float">
            <text:p>45412</text:p>
          </table:table-cell>
          <table:table-cell office:value-type="float" office:value="45615" calcext:value-type="float">
            <text:p>45615</text:p>
          </table:table-cell>
          <table:table-cell office:value-type="float" office:value="621224" calcext:value-type="float">
            <text:p>621224</text:p>
          </table:table-cell>
          <table:table-cell office:value-type="float" office:value="14385" calcext:value-type="float">
            <text:p>14385</text:p>
          </table:table-cell>
          <table:table-cell office:value-type="float" office:value="15315" calcext:value-type="float">
            <text:p>15315</text:p>
          </table:table-cell>
          <table:table-cell table:formula="of:=IFERROR([.$G92]/[.$C92];&quot;&quot;)" office:value-type="float" office:value="156.070609535305" calcext:value-type="float">
            <text:p>156,070609535305</text:p>
          </table:table-cell>
          <table:table-cell table:formula="of:=IFERROR([.$J92]/[.$D92];&quot;&quot;)" office:value-type="float" office:value="1371.35540838852" calcext:value-type="float">
            <text:p>1371,35540838852</text:p>
          </table:table-cell>
          <table:table-cell table:formula="of:=IFERROR([.$H92]/[.$E92];&quot;&quot;)" office:value-type="float" office:value="28.471473354232" calcext:value-type="float">
            <text:p>28,471473354232</text:p>
          </table:table-cell>
          <table:table-cell table:formula="of:=IFERROR([.$K92]/([.$C92]+[.$D92]-[.$E92]);&quot;&quot;)" office:value-type="float" office:value="27.9320388349515" calcext:value-type="float">
            <text:p>27,93203883495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418" calcext:value-type="float">
            <text:p>4418</text:p>
          </table:table-cell>
          <table:table-cell office:value-type="float" office:value="930" calcext:value-type="float">
            <text:p>930</text:p>
          </table:table-cell>
          <table:table-cell office:value-type="float" office:value="4323" calcext:value-type="float">
            <text:p>4323</text:p>
          </table:table-cell>
          <table:table-cell office:value-type="float" office:value="4315" calcext:value-type="float">
            <text:p>4315</text:p>
          </table:table-cell>
          <table:table-cell office:value-type="float" office:value="591422" calcext:value-type="float">
            <text:p>591422</text:p>
          </table:table-cell>
          <table:table-cell office:value-type="float" office:value="133628" calcext:value-type="float">
            <text:p>133628</text:p>
          </table:table-cell>
          <table:table-cell office:value-type="float" office:value="135840" calcext:value-type="float">
            <text:p>135840</text:p>
          </table:table-cell>
          <table:table-cell office:value-type="float" office:value="846434" calcext:value-type="float">
            <text:p>846434</text:p>
          </table:table-cell>
          <table:table-cell office:value-type="float" office:value="31195" calcext:value-type="float">
            <text:p>31195</text:p>
          </table:table-cell>
          <table:table-cell office:value-type="float" office:value="31978" calcext:value-type="float">
            <text:p>31978</text:p>
          </table:table-cell>
          <table:table-cell table:formula="of:=IFERROR([.$G93]/[.$C93];&quot;&quot;)" office:value-type="float" office:value="133.866455409688" calcext:value-type="float">
            <text:p>133,866455409688</text:p>
          </table:table-cell>
          <table:table-cell table:formula="of:=IFERROR([.$J93]/[.$D93];&quot;&quot;)" office:value-type="float" office:value="910.144086021505" calcext:value-type="float">
            <text:p>910,144086021505</text:p>
          </table:table-cell>
          <table:table-cell table:formula="of:=IFERROR([.$H93]/[.$E93];&quot;&quot;)" office:value-type="float" office:value="30.910941475827" calcext:value-type="float">
            <text:p>30,910941475827</text:p>
          </table:table-cell>
          <table:table-cell table:formula="of:=IFERROR([.$K93]/([.$C93]+[.$D93]-[.$E93]);&quot;&quot;)" office:value-type="float" office:value="30.4341463414634" calcext:value-type="float">
            <text:p>30,43414634146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442" calcext:value-type="float">
            <text:p>9442</text:p>
          </table:table-cell>
          <table:table-cell office:value-type="float" office:value="1425" calcext:value-type="float">
            <text:p>1425</text:p>
          </table:table-cell>
          <table:table-cell office:value-type="float" office:value="9343" calcext:value-type="float">
            <text:p>9343</text:p>
          </table:table-cell>
          <table:table-cell office:value-type="float" office:value="9341" calcext:value-type="float">
            <text:p>9341</text:p>
          </table:table-cell>
          <table:table-cell office:value-type="float" office:value="1086897" calcext:value-type="float">
            <text:p>1086897</text:p>
          </table:table-cell>
          <table:table-cell office:value-type="float" office:value="311070" calcext:value-type="float">
            <text:p>311070</text:p>
          </table:table-cell>
          <table:table-cell office:value-type="float" office:value="316557" calcext:value-type="float">
            <text:p>316557</text:p>
          </table:table-cell>
          <table:table-cell office:value-type="float" office:value="917076" calcext:value-type="float">
            <text:p>917076</text:p>
          </table:table-cell>
          <table:table-cell office:value-type="float" office:value="49869" calcext:value-type="float">
            <text:p>49869</text:p>
          </table:table-cell>
          <table:table-cell office:value-type="float" office:value="50840" calcext:value-type="float">
            <text:p>50840</text:p>
          </table:table-cell>
          <table:table-cell table:formula="of:=IFERROR([.$G94]/[.$C94];&quot;&quot;)" office:value-type="float" office:value="115.113005719127" calcext:value-type="float">
            <text:p>115,113005719127</text:p>
          </table:table-cell>
          <table:table-cell table:formula="of:=IFERROR([.$J94]/[.$D94];&quot;&quot;)" office:value-type="float" office:value="643.562105263158" calcext:value-type="float">
            <text:p>643,562105263158</text:p>
          </table:table-cell>
          <table:table-cell table:formula="of:=IFERROR([.$H94]/[.$E94];&quot;&quot;)" office:value-type="float" office:value="33.2944450390667" calcext:value-type="float">
            <text:p>33,2944450390667</text:p>
          </table:table-cell>
          <table:table-cell table:formula="of:=IFERROR([.$K94]/([.$C94]+[.$D94]-[.$E94]);&quot;&quot;)" office:value-type="float" office:value="32.7224409448819" calcext:value-type="float">
            <text:p>32,72244094488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office:value-type="float" office:value="51642" calcext:value-type="float">
            <text:p>51642</text:p>
          </table:table-cell>
          <table:table-cell office:value-type="float" office:value="317" calcext:value-type="float">
            <text:p>317</text:p>
          </table:table-cell>
          <table:table-cell office:value-type="float" office:value="425" calcext:value-type="float">
            <text:p>425</text:p>
          </table:table-cell>
          <table:table-cell table:formula="of:=IFERROR([.$G95]/[.$C95];&quot;&quot;)" office:value-type="float" office:value="185.461538461538" calcext:value-type="float">
            <text:p>185,461538461538</text:p>
          </table:table-cell>
          <table:table-cell table:formula="of:=IFERROR([.$J95]/[.$D95];&quot;&quot;)" office:value-type="float" office:value="3972.46153846154" calcext:value-type="float">
            <text:p>3972,46153846154</text:p>
          </table:table-cell>
          <table:table-cell table:formula="of:=IFERROR([.$H95]/[.$E95];&quot;&quot;)" office:value-type="float" office:value="20.3" calcext:value-type="float">
            <text:p>20,3</text:p>
          </table:table-cell>
          <table:table-cell table:formula="of:=IFERROR([.$K95]/([.$C95]+[.$D95]-[.$E95]);&quot;&quot;)" office:value-type="float" office:value="19.8125" calcext:value-type="float">
            <text:p>19,8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1683" calcext:value-type="float">
            <text:p>11683</text:p>
          </table:table-cell>
          <table:table-cell office:value-type="float" office:value="1509" calcext:value-type="float">
            <text:p>1509</text:p>
          </table:table-cell>
          <table:table-cell office:value-type="float" office:value="1206" calcext:value-type="float">
            <text:p>1206</text:p>
          </table:table-cell>
          <table:table-cell office:value-type="float" office:value="109032" calcext:value-type="float">
            <text:p>109032</text:p>
          </table:table-cell>
          <table:table-cell office:value-type="float" office:value="1027" calcext:value-type="float">
            <text:p>1027</text:p>
          </table:table-cell>
          <table:table-cell office:value-type="float" office:value="1408" calcext:value-type="float">
            <text:p>1408</text:p>
          </table:table-cell>
          <table:table-cell table:formula="of:=IFERROR([.$G96]/[.$C96];&quot;&quot;)" office:value-type="float" office:value="169.31884057971" calcext:value-type="float">
            <text:p>169,31884057971</text:p>
          </table:table-cell>
          <table:table-cell table:formula="of:=IFERROR([.$J96]/[.$D96];&quot;&quot;)" office:value-type="float" office:value="2596" calcext:value-type="float">
            <text:p>2596</text:p>
          </table:table-cell>
          <table:table-cell table:formula="of:=IFERROR([.$H96]/[.$E96];&quot;&quot;)" office:value-type="float" office:value="22.8636363636364" calcext:value-type="float">
            <text:p>22,8636363636364</text:p>
          </table:table-cell>
          <table:table-cell table:formula="of:=IFERROR([.$K96]/([.$C96]+[.$D96]-[.$E96]);&quot;&quot;)" office:value-type="float" office:value="22.8222222222222" calcext:value-type="float">
            <text:p>22,8222222222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15" calcext:value-type="float">
            <text:p>515</text:p>
          </table:table-cell>
          <table:table-cell office:value-type="float" office:value="205" calcext:value-type="float">
            <text:p>205</text:p>
          </table:table-cell>
          <table:table-cell office:value-type="float" office:value="469" calcext:value-type="float">
            <text:p>469</text:p>
          </table:table-cell>
          <table:table-cell office:value-type="float" office:value="437" calcext:value-type="float">
            <text:p>437</text:p>
          </table:table-cell>
          <table:table-cell office:value-type="float" office:value="106716" calcext:value-type="float">
            <text:p>106716</text:p>
          </table:table-cell>
          <table:table-cell office:value-type="float" office:value="12075" calcext:value-type="float">
            <text:p>12075</text:p>
          </table:table-cell>
          <table:table-cell office:value-type="float" office:value="11585" calcext:value-type="float">
            <text:p>11585</text:p>
          </table:table-cell>
          <table:table-cell office:value-type="float" office:value="442475" calcext:value-type="float">
            <text:p>442475</text:p>
          </table:table-cell>
          <table:table-cell office:value-type="float" office:value="6393" calcext:value-type="float">
            <text:p>6393</text:p>
          </table:table-cell>
          <table:table-cell office:value-type="float" office:value="7444" calcext:value-type="float">
            <text:p>7444</text:p>
          </table:table-cell>
          <table:table-cell table:formula="of:=IFERROR([.$G97]/[.$C97];&quot;&quot;)" office:value-type="float" office:value="207.215533980583" calcext:value-type="float">
            <text:p>207,215533980583</text:p>
          </table:table-cell>
          <table:table-cell table:formula="of:=IFERROR([.$J97]/[.$D97];&quot;&quot;)" office:value-type="float" office:value="2158.41463414634" calcext:value-type="float">
            <text:p>2158,41463414634</text:p>
          </table:table-cell>
          <table:table-cell table:formula="of:=IFERROR([.$H97]/[.$E97];&quot;&quot;)" office:value-type="float" office:value="25.7462686567164" calcext:value-type="float">
            <text:p>25,7462686567164</text:p>
          </table:table-cell>
          <table:table-cell table:formula="of:=IFERROR([.$K97]/([.$C97]+[.$D97]-[.$E97]);&quot;&quot;)" office:value-type="float" office:value="25.4701195219124" calcext:value-type="float">
            <text:p>25,47011952191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630" calcext:value-type="float">
            <text:p>630</text:p>
          </table:table-cell>
          <table:table-cell office:value-type="float" office:value="1978" calcext:value-type="float">
            <text:p>1978</text:p>
          </table:table-cell>
          <table:table-cell office:value-type="float" office:value="1942" calcext:value-type="float">
            <text:p>1942</text:p>
          </table:table-cell>
          <table:table-cell office:value-type="float" office:value="385701" calcext:value-type="float">
            <text:p>385701</text:p>
          </table:table-cell>
          <table:table-cell office:value-type="float" office:value="56487" calcext:value-type="float">
            <text:p>56487</text:p>
          </table:table-cell>
          <table:table-cell office:value-type="float" office:value="57001" calcext:value-type="float">
            <text:p>57001</text:p>
          </table:table-cell>
          <table:table-cell office:value-type="float" office:value="1075264" calcext:value-type="float">
            <text:p>1075264</text:p>
          </table:table-cell>
          <table:table-cell office:value-type="float" office:value="21139" calcext:value-type="float">
            <text:p>21139</text:p>
          </table:table-cell>
          <table:table-cell office:value-type="float" office:value="22814" calcext:value-type="float">
            <text:p>22814</text:p>
          </table:table-cell>
          <table:table-cell table:formula="of:=IFERROR([.$G98]/[.$C98];&quot;&quot;)" office:value-type="float" office:value="184.19340974212" calcext:value-type="float">
            <text:p>184,19340974212</text:p>
          </table:table-cell>
          <table:table-cell table:formula="of:=IFERROR([.$J98]/[.$D98];&quot;&quot;)" office:value-type="float" office:value="1706.76825396825" calcext:value-type="float">
            <text:p>1706,76825396825</text:p>
          </table:table-cell>
          <table:table-cell table:formula="of:=IFERROR([.$H98]/[.$E98];&quot;&quot;)" office:value-type="float" office:value="28.5576339737108" calcext:value-type="float">
            <text:p>28,5576339737108</text:p>
          </table:table-cell>
          <table:table-cell table:formula="of:=IFERROR([.$K98]/([.$C98]+[.$D98]-[.$E98]);&quot;&quot;)" office:value-type="float" office:value="28.3364611260054" calcext:value-type="float">
            <text:p>28,33646112600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127" calcext:value-type="float">
            <text:p>6127</text:p>
          </table:table-cell>
          <table:table-cell office:value-type="float" office:value="1408" calcext:value-type="float">
            <text:p>1408</text:p>
          </table:table-cell>
          <table:table-cell office:value-type="float" office:value="5937" calcext:value-type="float">
            <text:p>5937</text:p>
          </table:table-cell>
          <table:table-cell office:value-type="float" office:value="5907" calcext:value-type="float">
            <text:p>5907</text:p>
          </table:table-cell>
          <table:table-cell office:value-type="float" office:value="963322" calcext:value-type="float">
            <text:p>963322</text:p>
          </table:table-cell>
          <table:table-cell office:value-type="float" office:value="187221" calcext:value-type="float">
            <text:p>187221</text:p>
          </table:table-cell>
          <table:table-cell office:value-type="float" office:value="190795" calcext:value-type="float">
            <text:p>190795</text:p>
          </table:table-cell>
          <table:table-cell office:value-type="float" office:value="1647650" calcext:value-type="float">
            <text:p>1647650</text:p>
          </table:table-cell>
          <table:table-cell office:value-type="float" office:value="49895" calcext:value-type="float">
            <text:p>49895</text:p>
          </table:table-cell>
          <table:table-cell office:value-type="float" office:value="52208" calcext:value-type="float">
            <text:p>52208</text:p>
          </table:table-cell>
          <table:table-cell table:formula="of:=IFERROR([.$G99]/[.$C99];&quot;&quot;)" office:value-type="float" office:value="157.225722213155" calcext:value-type="float">
            <text:p>157,225722213155</text:p>
          </table:table-cell>
          <table:table-cell table:formula="of:=IFERROR([.$J99]/[.$D99];&quot;&quot;)" office:value-type="float" office:value="1170.20596590909" calcext:value-type="float">
            <text:p>1170,20596590909</text:p>
          </table:table-cell>
          <table:table-cell table:formula="of:=IFERROR([.$H99]/[.$E99];&quot;&quot;)" office:value-type="float" office:value="31.5346134411319" calcext:value-type="float">
            <text:p>31,5346134411319</text:p>
          </table:table-cell>
          <table:table-cell table:formula="of:=IFERROR([.$K99]/([.$C99]+[.$D99]-[.$E99]);&quot;&quot;)" office:value-type="float" office:value="31.2234042553192" calcext:value-type="float">
            <text:p>31,22340425531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897" calcext:value-type="float">
            <text:p>13897</text:p>
          </table:table-cell>
          <table:table-cell office:value-type="float" office:value="2370" calcext:value-type="float">
            <text:p>2370</text:p>
          </table:table-cell>
          <table:table-cell office:value-type="float" office:value="13648" calcext:value-type="float">
            <text:p>13648</text:p>
          </table:table-cell>
          <table:table-cell office:value-type="float" office:value="13636" calcext:value-type="float">
            <text:p>13636</text:p>
          </table:table-cell>
          <table:table-cell office:value-type="float" office:value="1846757" calcext:value-type="float">
            <text:p>1846757</text:p>
          </table:table-cell>
          <table:table-cell office:value-type="float" office:value="470365" calcext:value-type="float">
            <text:p>470365</text:p>
          </table:table-cell>
          <table:table-cell office:value-type="float" office:value="481074" calcext:value-type="float">
            <text:p>481074</text:p>
          </table:table-cell>
          <table:table-cell office:value-type="float" office:value="1927790" calcext:value-type="float">
            <text:p>1927790</text:p>
          </table:table-cell>
          <table:table-cell office:value-type="float" office:value="89851" calcext:value-type="float">
            <text:p>89851</text:p>
          </table:table-cell>
          <table:table-cell office:value-type="float" office:value="92392" calcext:value-type="float">
            <text:p>92392</text:p>
          </table:table-cell>
          <table:table-cell table:formula="of:=IFERROR([.$G100]/[.$C100];&quot;&quot;)" office:value-type="float" office:value="132.88889688422" calcext:value-type="float">
            <text:p>132,88889688422</text:p>
          </table:table-cell>
          <table:table-cell table:formula="of:=IFERROR([.$J100]/[.$D100];&quot;&quot;)" office:value-type="float" office:value="813.413502109705" calcext:value-type="float">
            <text:p>813,413502109705</text:p>
          </table:table-cell>
          <table:table-cell table:formula="of:=IFERROR([.$H100]/[.$E100];&quot;&quot;)" office:value-type="float" office:value="34.4640240328253" calcext:value-type="float">
            <text:p>34,4640240328253</text:p>
          </table:table-cell>
          <table:table-cell table:formula="of:=IFERROR([.$K100]/([.$C100]+[.$D100]-[.$E100]);&quot;&quot;)" office:value-type="float" office:value="34.307369224895" calcext:value-type="float">
            <text:p>34,3073692248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 office:value-type="float" office:value="149" calcext:value-type="float">
            <text:p>149</text:p>
          </table:table-cell>
          <table:table-cell office:value-type="float" office:value="88" calcext:value-type="float">
            <text:p>88</text:p>
          </table:table-cell>
          <table:table-cell office:value-type="float" office:value="62935" calcext:value-type="float">
            <text:p>62935</text:p>
          </table:table-cell>
          <table:table-cell office:value-type="float" office:value="353" calcext:value-type="float">
            <text:p>353</text:p>
          </table:table-cell>
          <table:table-cell office:value-type="float" office:value="424" calcext:value-type="float">
            <text:p>424</text:p>
          </table:table-cell>
          <table:table-cell table:formula="of:=IFERROR([.$G101]/[.$C101];&quot;&quot;)" office:value-type="float" office:value="215.444444444444" calcext:value-type="float">
            <text:p>215,444444444444</text:p>
          </table:table-cell>
          <table:table-cell table:formula="of:=IFERROR([.$J101]/[.$D101];&quot;&quot;)" office:value-type="float" office:value="4195.66666666667" calcext:value-type="float">
            <text:p>4195,66666666667</text:p>
          </table:table-cell>
          <table:table-cell table:formula="of:=IFERROR([.$H101]/[.$E101];&quot;&quot;)" office:value-type="float" office:value="21.2857142857143" calcext:value-type="float">
            <text:p>21,2857142857143</text:p>
          </table:table-cell>
          <table:table-cell table:formula="of:=IFERROR([.$K101]/([.$C101]+[.$D101]-[.$E101]);&quot;&quot;)" office:value-type="float" office:value="20.7647058823529" calcext:value-type="float">
            <text:p>20,76470588235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4234" calcext:value-type="float">
            <text:p>14234</text:p>
          </table:table-cell>
          <table:table-cell office:value-type="float" office:value="1677" calcext:value-type="float">
            <text:p>1677</text:p>
          </table:table-cell>
          <table:table-cell office:value-type="float" office:value="1305" calcext:value-type="float">
            <text:p>1305</text:p>
          </table:table-cell>
          <table:table-cell office:value-type="float" office:value="127609" calcext:value-type="float">
            <text:p>127609</text:p>
          </table:table-cell>
          <table:table-cell office:value-type="float" office:value="1102" calcext:value-type="float">
            <text:p>1102</text:p>
          </table:table-cell>
          <table:table-cell office:value-type="float" office:value="1537" calcext:value-type="float">
            <text:p>1537</text:p>
          </table:table-cell>
          <table:table-cell table:formula="of:=IFERROR([.$G102]/[.$C102];&quot;&quot;)" office:value-type="float" office:value="194.986301369863" calcext:value-type="float">
            <text:p>194,986301369863</text:p>
          </table:table-cell>
          <table:table-cell table:formula="of:=IFERROR([.$J102]/[.$D102];&quot;&quot;)" office:value-type="float" office:value="2967.6511627907" calcext:value-type="float">
            <text:p>2967,6511627907</text:p>
          </table:table-cell>
          <table:table-cell table:formula="of:=IFERROR([.$H102]/[.$E102];&quot;&quot;)" office:value-type="float" office:value="23.9571428571429" calcext:value-type="float">
            <text:p>23,9571428571429</text:p>
          </table:table-cell>
          <table:table-cell table:formula="of:=IFERROR([.$K102]/([.$C102]+[.$D102]-[.$E102]);&quot;&quot;)" office:value-type="float" office:value="23.9565217391304" calcext:value-type="float">
            <text:p>23,95652173913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38" calcext:value-type="float">
            <text:p>538</text:p>
          </table:table-cell>
          <table:table-cell office:value-type="float" office:value="245" calcext:value-type="float">
            <text:p>245</text:p>
          </table:table-cell>
          <table:table-cell office:value-type="float" office:value="489" calcext:value-type="float">
            <text:p>489</text:p>
          </table:table-cell>
          <table:table-cell office:value-type="float" office:value="442" calcext:value-type="float">
            <text:p>442</text:p>
          </table:table-cell>
          <table:table-cell office:value-type="float" office:value="122806" calcext:value-type="float">
            <text:p>122806</text:p>
          </table:table-cell>
          <table:table-cell office:value-type="float" office:value="13112" calcext:value-type="float">
            <text:p>13112</text:p>
          </table:table-cell>
          <table:table-cell office:value-type="float" office:value="12184" calcext:value-type="float">
            <text:p>12184</text:p>
          </table:table-cell>
          <table:table-cell office:value-type="float" office:value="574686" calcext:value-type="float">
            <text:p>574686</text:p>
          </table:table-cell>
          <table:table-cell office:value-type="float" office:value="7805" calcext:value-type="float">
            <text:p>7805</text:p>
          </table:table-cell>
          <table:table-cell office:value-type="float" office:value="9368" calcext:value-type="float">
            <text:p>9368</text:p>
          </table:table-cell>
          <table:table-cell table:formula="of:=IFERROR([.$G103]/[.$C103];&quot;&quot;)" office:value-type="float" office:value="228.263940520446" calcext:value-type="float">
            <text:p>228,263940520446</text:p>
          </table:table-cell>
          <table:table-cell table:formula="of:=IFERROR([.$J103]/[.$D103];&quot;&quot;)" office:value-type="float" office:value="2345.65714285714" calcext:value-type="float">
            <text:p>2345,65714285714</text:p>
          </table:table-cell>
          <table:table-cell table:formula="of:=IFERROR([.$H103]/[.$E103];&quot;&quot;)" office:value-type="float" office:value="26.8139059304703" calcext:value-type="float">
            <text:p>26,8139059304703</text:p>
          </table:table-cell>
          <table:table-cell table:formula="of:=IFERROR([.$K103]/([.$C103]+[.$D103]-[.$E103]);&quot;&quot;)" office:value-type="float" office:value="26.547619047619" calcext:value-type="float">
            <text:p>26,5476190476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09" calcext:value-type="float">
            <text:p>2609</text:p>
          </table:table-cell>
          <table:table-cell office:value-type="float" office:value="832" calcext:value-type="float">
            <text:p>832</text:p>
          </table:table-cell>
          <table:table-cell office:value-type="float" office:value="2433" calcext:value-type="float">
            <text:p>2433</text:p>
          </table:table-cell>
          <table:table-cell office:value-type="float" office:value="2358" calcext:value-type="float">
            <text:p>2358</text:p>
          </table:table-cell>
          <table:table-cell office:value-type="float" office:value="557805" calcext:value-type="float">
            <text:p>557805</text:p>
          </table:table-cell>
          <table:table-cell office:value-type="float" office:value="72085" calcext:value-type="float">
            <text:p>72085</text:p>
          </table:table-cell>
          <table:table-cell office:value-type="float" office:value="71680" calcext:value-type="float">
            <text:p>71680</text:p>
          </table:table-cell>
          <table:table-cell office:value-type="float" office:value="1681612" calcext:value-type="float">
            <text:p>1681612</text:p>
          </table:table-cell>
          <table:table-cell office:value-type="float" office:value="29617" calcext:value-type="float">
            <text:p>29617</text:p>
          </table:table-cell>
          <table:table-cell office:value-type="float" office:value="32819" calcext:value-type="float">
            <text:p>32819</text:p>
          </table:table-cell>
          <table:table-cell table:formula="of:=IFERROR([.$G104]/[.$C104];&quot;&quot;)" office:value-type="float" office:value="213.800306630893" calcext:value-type="float">
            <text:p>213,800306630893</text:p>
          </table:table-cell>
          <table:table-cell table:formula="of:=IFERROR([.$J104]/[.$D104];&quot;&quot;)" office:value-type="float" office:value="2021.16826923077" calcext:value-type="float">
            <text:p>2021,16826923077</text:p>
          </table:table-cell>
          <table:table-cell table:formula="of:=IFERROR([.$H104]/[.$E104];&quot;&quot;)" office:value-type="float" office:value="29.6280312371558" calcext:value-type="float">
            <text:p>29,6280312371558</text:p>
          </table:table-cell>
          <table:table-cell table:formula="of:=IFERROR([.$K104]/([.$C104]+[.$D104]-[.$E104]);&quot;&quot;)" office:value-type="float" office:value="29.3819444444444" calcext:value-type="float">
            <text:p>29,38194444444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229" calcext:value-type="float">
            <text:p>8229</text:p>
          </table:table-cell>
          <table:table-cell office:value-type="float" office:value="2072" calcext:value-type="float">
            <text:p>2072</text:p>
          </table:table-cell>
          <table:table-cell office:value-type="float" office:value="7867" calcext:value-type="float">
            <text:p>7867</text:p>
          </table:table-cell>
          <table:table-cell office:value-type="float" office:value="7795" calcext:value-type="float">
            <text:p>7795</text:p>
          </table:table-cell>
          <table:table-cell office:value-type="float" office:value="1510856" calcext:value-type="float">
            <text:p>1510856</text:p>
          </table:table-cell>
          <table:table-cell office:value-type="float" office:value="256673" calcext:value-type="float">
            <text:p>256673</text:p>
          </table:table-cell>
          <table:table-cell office:value-type="float" office:value="260052" calcext:value-type="float">
            <text:p>260052</text:p>
          </table:table-cell>
          <table:table-cell office:value-type="float" office:value="3068639" calcext:value-type="float">
            <text:p>3068639</text:p>
          </table:table-cell>
          <table:table-cell office:value-type="float" office:value="78754" calcext:value-type="float">
            <text:p>78754</text:p>
          </table:table-cell>
          <table:table-cell office:value-type="float" office:value="83146" calcext:value-type="float">
            <text:p>83146</text:p>
          </table:table-cell>
          <table:table-cell table:formula="of:=IFERROR([.$G105]/[.$C105];&quot;&quot;)" office:value-type="float" office:value="183.601409648803" calcext:value-type="float">
            <text:p>183,601409648803</text:p>
          </table:table-cell>
          <table:table-cell table:formula="of:=IFERROR([.$J105]/[.$D105];&quot;&quot;)" office:value-type="float" office:value="1481.00337837838" calcext:value-type="float">
            <text:p>1481,00337837838</text:p>
          </table:table-cell>
          <table:table-cell table:formula="of:=IFERROR([.$H105]/[.$E105];&quot;&quot;)" office:value-type="float" office:value="32.6265412482522" calcext:value-type="float">
            <text:p>32,6265412482522</text:p>
          </table:table-cell>
          <table:table-cell table:formula="of:=IFERROR([.$K105]/([.$C105]+[.$D105]-[.$E105]);&quot;&quot;)" office:value-type="float" office:value="32.3557929334429" calcext:value-type="float">
            <text:p>32,35579293344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123" calcext:value-type="float">
            <text:p>20123</text:p>
          </table:table-cell>
          <table:table-cell office:value-type="float" office:value="3821" calcext:value-type="float">
            <text:p>3821</text:p>
          </table:table-cell>
          <table:table-cell office:value-type="float" office:value="19602" calcext:value-type="float">
            <text:p>19602</text:p>
          </table:table-cell>
          <table:table-cell office:value-type="float" office:value="19558" calcext:value-type="float">
            <text:p>19558</text:p>
          </table:table-cell>
          <table:table-cell office:value-type="float" office:value="3098616" calcext:value-type="float">
            <text:p>3098616</text:p>
          </table:table-cell>
          <table:table-cell office:value-type="float" office:value="698111" calcext:value-type="float">
            <text:p>698111</text:p>
          </table:table-cell>
          <table:table-cell office:value-type="float" office:value="710771" calcext:value-type="float">
            <text:p>710771</text:p>
          </table:table-cell>
          <table:table-cell office:value-type="float" office:value="3915122" calcext:value-type="float">
            <text:p>3915122</text:p>
          </table:table-cell>
          <table:table-cell office:value-type="float" office:value="154049" calcext:value-type="float">
            <text:p>154049</text:p>
          </table:table-cell>
          <table:table-cell office:value-type="float" office:value="159121" calcext:value-type="float">
            <text:p>159121</text:p>
          </table:table-cell>
          <table:table-cell table:formula="of:=IFERROR([.$G106]/[.$C106];&quot;&quot;)" office:value-type="float" office:value="153.983799632262" calcext:value-type="float">
            <text:p>153,983799632262</text:p>
          </table:table-cell>
          <table:table-cell table:formula="of:=IFERROR([.$J106]/[.$D106];&quot;&quot;)" office:value-type="float" office:value="1024.63281863387" calcext:value-type="float">
            <text:p>1024,63281863387</text:p>
          </table:table-cell>
          <table:table-cell table:formula="of:=IFERROR([.$H106]/[.$E106];&quot;&quot;)" office:value-type="float" office:value="35.614274053668" calcext:value-type="float">
            <text:p>35,614274053668</text:p>
          </table:table-cell>
          <table:table-cell table:formula="of:=IFERROR([.$K106]/([.$C106]+[.$D106]-[.$E106]);&quot;&quot;)" office:value-type="float" office:value="35.4788116075541" calcext:value-type="float">
            <text:p>35,47881160755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14" calcext:value-type="float">
            <text:p>1814</text:p>
          </table:table-cell>
          <table:table-cell office:value-type="float" office:value="179" calcext:value-type="float">
            <text:p>179</text:p>
          </table:table-cell>
          <table:table-cell office:value-type="float" office:value="92" calcext:value-type="float">
            <text:p>92</text:p>
          </table:table-cell>
          <table:table-cell office:value-type="float" office:value="49757" calcext:value-type="float">
            <text:p>49757</text:p>
          </table:table-cell>
          <table:table-cell office:value-type="float" office:value="218" calcext:value-type="float">
            <text:p>218</text:p>
          </table:table-cell>
          <table:table-cell office:value-type="float" office:value="312" calcext:value-type="float">
            <text:p>312</text:p>
          </table:table-cell>
          <table:table-cell table:formula="of:=IFERROR([.$G107]/[.$C107];&quot;&quot;)" office:value-type="float" office:value="226.75" calcext:value-type="float">
            <text:p>226,75</text:p>
          </table:table-cell>
          <table:table-cell table:formula="of:=IFERROR([.$J107]/[.$D107];&quot;&quot;)" office:value-type="float" office:value="4975.7" calcext:value-type="float">
            <text:p>4975,7</text:p>
          </table:table-cell>
          <table:table-cell table:formula="of:=IFERROR([.$H107]/[.$E107];&quot;&quot;)" office:value-type="float" office:value="22.375" calcext:value-type="float">
            <text:p>22,375</text:p>
          </table:table-cell>
          <table:table-cell table:formula="of:=IFERROR([.$K107]/([.$C107]+[.$D107]-[.$E107]);&quot;&quot;)" office:value-type="float" office:value="21.8" calcext:value-type="float">
            <text:p>21,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16485" calcext:value-type="float">
            <text:p>16485</text:p>
          </table:table-cell>
          <table:table-cell office:value-type="float" office:value="1712" calcext:value-type="float">
            <text:p>1712</text:p>
          </table:table-cell>
          <table:table-cell office:value-type="float" office:value="1180" calcext:value-type="float">
            <text:p>1180</text:p>
          </table:table-cell>
          <table:table-cell office:value-type="float" office:value="183013" calcext:value-type="float">
            <text:p>183013</text:p>
          </table:table-cell>
          <table:table-cell office:value-type="float" office:value="1340" calcext:value-type="float">
            <text:p>1340</text:p>
          </table:table-cell>
          <table:table-cell office:value-type="float" office:value="1936" calcext:value-type="float">
            <text:p>1936</text:p>
          </table:table-cell>
          <table:table-cell table:formula="of:=IFERROR([.$G108]/[.$C108];&quot;&quot;)" office:value-type="float" office:value="225.821917808219" calcext:value-type="float">
            <text:p>225,821917808219</text:p>
          </table:table-cell>
          <table:table-cell table:formula="of:=IFERROR([.$J108]/[.$D108];&quot;&quot;)" office:value-type="float" office:value="3734.95918367347" calcext:value-type="float">
            <text:p>3734,95918367347</text:p>
          </table:table-cell>
          <table:table-cell table:formula="of:=IFERROR([.$H108]/[.$E108];&quot;&quot;)" office:value-type="float" office:value="25.1764705882353" calcext:value-type="float">
            <text:p>25,1764705882353</text:p>
          </table:table-cell>
          <table:table-cell table:formula="of:=IFERROR([.$K108]/([.$C108]+[.$D108]-[.$E108]);&quot;&quot;)" office:value-type="float" office:value="24.8148148148148" calcext:value-type="float">
            <text:p>24,81481481481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260" calcext:value-type="float">
            <text:p>260</text:p>
          </table:table-cell>
          <table:table-cell office:value-type="float" office:value="514" calcext:value-type="float">
            <text:p>514</text:p>
          </table:table-cell>
          <table:table-cell office:value-type="float" office:value="446" calcext:value-type="float">
            <text:p>446</text:p>
          </table:table-cell>
          <table:table-cell office:value-type="float" office:value="139836" calcext:value-type="float">
            <text:p>139836</text:p>
          </table:table-cell>
          <table:table-cell office:value-type="float" office:value="14364" calcext:value-type="float">
            <text:p>14364</text:p>
          </table:table-cell>
          <table:table-cell office:value-type="float" office:value="12769" calcext:value-type="float">
            <text:p>12769</text:p>
          </table:table-cell>
          <table:table-cell office:value-type="float" office:value="688523" calcext:value-type="float">
            <text:p>688523</text:p>
          </table:table-cell>
          <table:table-cell office:value-type="float" office:value="8584" calcext:value-type="float">
            <text:p>8584</text:p>
          </table:table-cell>
          <table:table-cell office:value-type="float" office:value="10808" calcext:value-type="float">
            <text:p>10808</text:p>
          </table:table-cell>
          <table:table-cell table:formula="of:=IFERROR([.$G109]/[.$C109];&quot;&quot;)" office:value-type="float" office:value="247.936170212766" calcext:value-type="float">
            <text:p>247,936170212766</text:p>
          </table:table-cell>
          <table:table-cell table:formula="of:=IFERROR([.$J109]/[.$D109];&quot;&quot;)" office:value-type="float" office:value="2648.16538461538" calcext:value-type="float">
            <text:p>2648,16538461538</text:p>
          </table:table-cell>
          <table:table-cell table:formula="of:=IFERROR([.$H109]/[.$E109];&quot;&quot;)" office:value-type="float" office:value="27.9455252918288" calcext:value-type="float">
            <text:p>27,9455252918288</text:p>
          </table:table-cell>
          <table:table-cell table:formula="of:=IFERROR([.$K109]/([.$C109]+[.$D109]-[.$E109]);&quot;&quot;)" office:value-type="float" office:value="27.6903225806452" calcext:value-type="float">
            <text:p>27,69032258064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117" calcext:value-type="float">
            <text:p>3117</text:p>
          </table:table-cell>
          <table:table-cell office:value-type="float" office:value="1049" calcext:value-type="float">
            <text:p>1049</text:p>
          </table:table-cell>
          <table:table-cell office:value-type="float" office:value="2872" calcext:value-type="float">
            <text:p>2872</text:p>
          </table:table-cell>
          <table:table-cell office:value-type="float" office:value="2754" calcext:value-type="float">
            <text:p>2754</text:p>
          </table:table-cell>
          <table:table-cell office:value-type="float" office:value="778404" calcext:value-type="float">
            <text:p>778404</text:p>
          </table:table-cell>
          <table:table-cell office:value-type="float" office:value="88241" calcext:value-type="float">
            <text:p>88241</text:p>
          </table:table-cell>
          <table:table-cell office:value-type="float" office:value="86758" calcext:value-type="float">
            <text:p>86758</text:p>
          </table:table-cell>
          <table:table-cell office:value-type="float" office:value="2464588" calcext:value-type="float">
            <text:p>2464588</text:p>
          </table:table-cell>
          <table:table-cell office:value-type="float" office:value="39453" calcext:value-type="float">
            <text:p>39453</text:p>
          </table:table-cell>
          <table:table-cell office:value-type="float" office:value="44360" calcext:value-type="float">
            <text:p>44360</text:p>
          </table:table-cell>
          <table:table-cell table:formula="of:=IFERROR([.$G110]/[.$C110];&quot;&quot;)" office:value-type="float" office:value="249.728585178056" calcext:value-type="float">
            <text:p>249,728585178056</text:p>
          </table:table-cell>
          <table:table-cell table:formula="of:=IFERROR([.$J110]/[.$D110];&quot;&quot;)" office:value-type="float" office:value="2349.46425166826" calcext:value-type="float">
            <text:p>2349,46425166826</text:p>
          </table:table-cell>
          <table:table-cell table:formula="of:=IFERROR([.$H110]/[.$E110];&quot;&quot;)" office:value-type="float" office:value="30.724582172702" calcext:value-type="float">
            <text:p>30,724582172702</text:p>
          </table:table-cell>
          <table:table-cell table:formula="of:=IFERROR([.$K110]/([.$C110]+[.$D110]-[.$E110]);&quot;&quot;)" office:value-type="float" office:value="30.4891808346213" calcext:value-type="float">
            <text:p>30,48918083462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890" calcext:value-type="float">
            <text:p>10890</text:p>
          </table:table-cell>
          <table:table-cell office:value-type="float" office:value="2903" calcext:value-type="float">
            <text:p>2903</text:p>
          </table:table-cell>
          <table:table-cell office:value-type="float" office:value="10293" calcext:value-type="float">
            <text:p>10293</text:p>
          </table:table-cell>
          <table:table-cell office:value-type="float" office:value="10139" calcext:value-type="float">
            <text:p>10139</text:p>
          </table:table-cell>
          <table:table-cell office:value-type="float" office:value="2323117" calcext:value-type="float">
            <text:p>2323117</text:p>
          </table:table-cell>
          <table:table-cell office:value-type="float" office:value="347534" calcext:value-type="float">
            <text:p>347534</text:p>
          </table:table-cell>
          <table:table-cell office:value-type="float" office:value="349889" calcext:value-type="float">
            <text:p>349889</text:p>
          </table:table-cell>
          <table:table-cell office:value-type="float" office:value="5241854" calcext:value-type="float">
            <text:p>5241854</text:p>
          </table:table-cell>
          <table:table-cell office:value-type="float" office:value="117266" calcext:value-type="float">
            <text:p>117266</text:p>
          </table:table-cell>
          <table:table-cell office:value-type="float" office:value="125609" calcext:value-type="float">
            <text:p>125609</text:p>
          </table:table-cell>
          <table:table-cell table:formula="of:=IFERROR([.$G111]/[.$C111];&quot;&quot;)" office:value-type="float" office:value="213.325711662075" calcext:value-type="float">
            <text:p>213,325711662075</text:p>
          </table:table-cell>
          <table:table-cell table:formula="of:=IFERROR([.$J111]/[.$D111];&quot;&quot;)" office:value-type="float" office:value="1805.66792972787" calcext:value-type="float">
            <text:p>1805,66792972787</text:p>
          </table:table-cell>
          <table:table-cell table:formula="of:=IFERROR([.$H111]/[.$E111];&quot;&quot;)" office:value-type="float" office:value="33.7641115321092" calcext:value-type="float">
            <text:p>33,7641115321092</text:p>
          </table:table-cell>
          <table:table-cell table:formula="of:=IFERROR([.$K111]/([.$C111]+[.$D111]-[.$E111]);&quot;&quot;)" office:value-type="float" office:value="33.5045714285714" calcext:value-type="float">
            <text:p>33,50457142857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8468" calcext:value-type="float">
            <text:p>28468</text:p>
          </table:table-cell>
          <table:table-cell office:value-type="float" office:value="5901" calcext:value-type="float">
            <text:p>5901</text:p>
          </table:table-cell>
          <table:table-cell office:value-type="float" office:value="27452" calcext:value-type="float">
            <text:p>27452</text:p>
          </table:table-cell>
          <table:table-cell office:value-type="float" office:value="27326" calcext:value-type="float">
            <text:p>27326</text:p>
          </table:table-cell>
          <table:table-cell office:value-type="float" office:value="5088135" calcext:value-type="float">
            <text:p>5088135</text:p>
          </table:table-cell>
          <table:table-cell office:value-type="float" office:value="1009846" calcext:value-type="float">
            <text:p>1009846</text:p>
          </table:table-cell>
          <table:table-cell office:value-type="float" office:value="1025978" calcext:value-type="float">
            <text:p>1025978</text:p>
          </table:table-cell>
          <table:table-cell office:value-type="float" office:value="7570487" calcext:value-type="float">
            <text:p>7570487</text:p>
          </table:table-cell>
          <table:table-cell office:value-type="float" office:value="253551" calcext:value-type="float">
            <text:p>253551</text:p>
          </table:table-cell>
          <table:table-cell office:value-type="float" office:value="264061" calcext:value-type="float">
            <text:p>264061</text:p>
          </table:table-cell>
          <table:table-cell table:formula="of:=IFERROR([.$G112]/[.$C112];&quot;&quot;)" office:value-type="float" office:value="178.731733876633" calcext:value-type="float">
            <text:p>178,731733876633</text:p>
          </table:table-cell>
          <table:table-cell table:formula="of:=IFERROR([.$J112]/[.$D112];&quot;&quot;)" office:value-type="float" office:value="1282.91594644975" calcext:value-type="float">
            <text:p>1282,91594644975</text:p>
          </table:table-cell>
          <table:table-cell table:formula="of:=IFERROR([.$H112]/[.$E112];&quot;&quot;)" office:value-type="float" office:value="36.7858808101413" calcext:value-type="float">
            <text:p>36,7858808101413</text:p>
          </table:table-cell>
          <table:table-cell table:formula="of:=IFERROR([.$K112]/([.$C112]+[.$D112]-[.$E112]);&quot;&quot;)" office:value-type="float" office:value="36.656209339309" calcext:value-type="float">
            <text:p>36,6562093393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7" calcext:value-type="float">
            <text:p>1107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44446" calcext:value-type="float">
            <text:p>44446</text:p>
          </table:table-cell>
          <table:table-cell office:value-type="float" office:value="233" calcext:value-type="float">
            <text:p>233</text:p>
          </table:table-cell>
          <table:table-cell office:value-type="float" office:value="281" calcext:value-type="float">
            <text:p>281</text:p>
          </table:table-cell>
          <table:table-cell table:formula="of:=IFERROR([.$G113]/[.$C113];&quot;&quot;)" office:value-type="float" office:value="276.75" calcext:value-type="float">
            <text:p>276,75</text:p>
          </table:table-cell>
          <table:table-cell table:formula="of:=IFERROR([.$J113]/[.$D113];&quot;&quot;)" office:value-type="float" office:value="4444.6" calcext:value-type="float">
            <text:p>4444,6</text:p>
          </table:table-cell>
          <table:table-cell table:formula="of:=IFERROR([.$H113]/[.$E113];&quot;&quot;)" office:value-type="float" office:value="23.25" calcext:value-type="float">
            <text:p>23,25</text:p>
          </table:table-cell>
          <table:table-cell table:formula="of:=IFERROR([.$K113]/([.$C113]+[.$D113]-[.$E113]);&quot;&quot;)" office:value-type="float" office:value="23.3" calcext:value-type="float">
            <text:p>23,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18530" calcext:value-type="float">
            <text:p>18530</text:p>
          </table:table-cell>
          <table:table-cell office:value-type="float" office:value="1674" calcext:value-type="float">
            <text:p>1674</text:p>
          </table:table-cell>
          <table:table-cell office:value-type="float" office:value="1102" calcext:value-type="float">
            <text:p>1102</text:p>
          </table:table-cell>
          <table:table-cell office:value-type="float" office:value="269385" calcext:value-type="float">
            <text:p>269385</text:p>
          </table:table-cell>
          <table:table-cell office:value-type="float" office:value="1659" calcext:value-type="float">
            <text:p>1659</text:p>
          </table:table-cell>
          <table:table-cell office:value-type="float" office:value="2301" calcext:value-type="float">
            <text:p>2301</text:p>
          </table:table-cell>
          <table:table-cell table:formula="of:=IFERROR([.$G114]/[.$C114];&quot;&quot;)" office:value-type="float" office:value="264.714285714286" calcext:value-type="float">
            <text:p>264,714285714286</text:p>
          </table:table-cell>
          <table:table-cell table:formula="of:=IFERROR([.$J114]/[.$D114];&quot;&quot;)" office:value-type="float" office:value="4644.56896551724" calcext:value-type="float">
            <text:p>4644,56896551724</text:p>
          </table:table-cell>
          <table:table-cell table:formula="of:=IFERROR([.$H114]/[.$E114];&quot;&quot;)" office:value-type="float" office:value="26.15625" calcext:value-type="float">
            <text:p>26,15625</text:p>
          </table:table-cell>
          <table:table-cell table:formula="of:=IFERROR([.$K114]/([.$C114]+[.$D114]-[.$E114]);&quot;&quot;)" office:value-type="float" office:value="25.921875" calcext:value-type="float">
            <text:p>25,9218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75" calcext:value-type="float">
            <text:p>575</text:p>
          </table:table-cell>
          <table:table-cell office:value-type="float" office:value="294" calcext:value-type="float">
            <text:p>294</text:p>
          </table:table-cell>
          <table:table-cell office:value-type="float" office:value="504" calcext:value-type="float">
            <text:p>504</text:p>
          </table:table-cell>
          <table:table-cell office:value-type="float" office:value="417" calcext:value-type="float">
            <text:p>417</text:p>
          </table:table-cell>
          <table:table-cell office:value-type="float" office:value="143982" calcext:value-type="float">
            <text:p>143982</text:p>
          </table:table-cell>
          <table:table-cell office:value-type="float" office:value="14628" calcext:value-type="float">
            <text:p>14628</text:p>
          </table:table-cell>
          <table:table-cell office:value-type="float" office:value="12401" calcext:value-type="float">
            <text:p>12401</text:p>
          </table:table-cell>
          <table:table-cell office:value-type="float" office:value="890320" calcext:value-type="float">
            <text:p>890320</text:p>
          </table:table-cell>
          <table:table-cell office:value-type="float" office:value="10531" calcext:value-type="float">
            <text:p>10531</text:p>
          </table:table-cell>
          <table:table-cell office:value-type="float" office:value="13392" calcext:value-type="float">
            <text:p>13392</text:p>
          </table:table-cell>
          <table:table-cell table:formula="of:=IFERROR([.$G115]/[.$C115];&quot;&quot;)" office:value-type="float" office:value="250.40347826087" calcext:value-type="float">
            <text:p>250,40347826087</text:p>
          </table:table-cell>
          <table:table-cell table:formula="of:=IFERROR([.$J115]/[.$D115];&quot;&quot;)" office:value-type="float" office:value="3028.29931972789" calcext:value-type="float">
            <text:p>3028,29931972789</text:p>
          </table:table-cell>
          <table:table-cell table:formula="of:=IFERROR([.$H115]/[.$E115];&quot;&quot;)" office:value-type="float" office:value="29.0238095238095" calcext:value-type="float">
            <text:p>29,0238095238095</text:p>
          </table:table-cell>
          <table:table-cell table:formula="of:=IFERROR([.$K115]/([.$C115]+[.$D115]-[.$E115]);&quot;&quot;)" office:value-type="float" office:value="28.8520547945205" calcext:value-type="float">
            <text:p>28,85205479452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627" calcext:value-type="float">
            <text:p>3627</text:p>
          </table:table-cell>
          <table:table-cell office:value-type="float" office:value="1292" calcext:value-type="float">
            <text:p>1292</text:p>
          </table:table-cell>
          <table:table-cell office:value-type="float" office:value="3273" calcext:value-type="float">
            <text:p>3273</text:p>
          </table:table-cell>
          <table:table-cell office:value-type="float" office:value="3080" calcext:value-type="float">
            <text:p>3080</text:p>
          </table:table-cell>
          <table:table-cell office:value-type="float" office:value="1051491" calcext:value-type="float">
            <text:p>1051491</text:p>
          </table:table-cell>
          <table:table-cell office:value-type="float" office:value="104247" calcext:value-type="float">
            <text:p>104247</text:p>
          </table:table-cell>
          <table:table-cell office:value-type="float" office:value="100605" calcext:value-type="float">
            <text:p>100605</text:p>
          </table:table-cell>
          <table:table-cell office:value-type="float" office:value="3444775" calcext:value-type="float">
            <text:p>3444775</text:p>
          </table:table-cell>
          <table:table-cell office:value-type="float" office:value="51979" calcext:value-type="float">
            <text:p>51979</text:p>
          </table:table-cell>
          <table:table-cell office:value-type="float" office:value="59868" calcext:value-type="float">
            <text:p>59868</text:p>
          </table:table-cell>
          <table:table-cell table:formula="of:=IFERROR([.$G116]/[.$C116];&quot;&quot;)" office:value-type="float" office:value="289.906534325889" calcext:value-type="float">
            <text:p>289,906534325889</text:p>
          </table:table-cell>
          <table:table-cell table:formula="of:=IFERROR([.$J116]/[.$D116];&quot;&quot;)" office:value-type="float" office:value="2666.23452012384" calcext:value-type="float">
            <text:p>2666,23452012384</text:p>
          </table:table-cell>
          <table:table-cell table:formula="of:=IFERROR([.$H116]/[.$E116];&quot;&quot;)" office:value-type="float" office:value="31.8505957836847" calcext:value-type="float">
            <text:p>31,8505957836847</text:p>
          </table:table-cell>
          <table:table-cell table:formula="of:=IFERROR([.$K116]/([.$C116]+[.$D116]-[.$E116]);&quot;&quot;)" office:value-type="float" office:value="31.5789793438639" calcext:value-type="float">
            <text:p>31,57897934386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3935" calcext:value-type="float">
            <text:p>13935</text:p>
          </table:table-cell>
          <table:table-cell office:value-type="float" office:value="3950" calcext:value-type="float">
            <text:p>3950</text:p>
          </table:table-cell>
          <table:table-cell office:value-type="float" office:value="12957" calcext:value-type="float">
            <text:p>12957</text:p>
          </table:table-cell>
          <table:table-cell office:value-type="float" office:value="12699" calcext:value-type="float">
            <text:p>12699</text:p>
          </table:table-cell>
          <table:table-cell office:value-type="float" office:value="3435182" calcext:value-type="float">
            <text:p>3435182</text:p>
          </table:table-cell>
          <table:table-cell office:value-type="float" office:value="452236" calcext:value-type="float">
            <text:p>452236</text:p>
          </table:table-cell>
          <table:table-cell office:value-type="float" office:value="452931" calcext:value-type="float">
            <text:p>452931</text:p>
          </table:table-cell>
          <table:table-cell office:value-type="float" office:value="8427811" calcext:value-type="float">
            <text:p>8427811</text:p>
          </table:table-cell>
          <table:table-cell office:value-type="float" office:value="170556" calcext:value-type="float">
            <text:p>170556</text:p>
          </table:table-cell>
          <table:table-cell office:value-type="float" office:value="184288" calcext:value-type="float">
            <text:p>184288</text:p>
          </table:table-cell>
          <table:table-cell table:formula="of:=IFERROR([.$G117]/[.$C117];&quot;&quot;)" office:value-type="float" office:value="246.514675278077" calcext:value-type="float">
            <text:p>246,514675278077</text:p>
          </table:table-cell>
          <table:table-cell table:formula="of:=IFERROR([.$J117]/[.$D117];&quot;&quot;)" office:value-type="float" office:value="2133.62303797468" calcext:value-type="float">
            <text:p>2133,62303797468</text:p>
          </table:table-cell>
          <table:table-cell table:formula="of:=IFERROR([.$H117]/[.$E117];&quot;&quot;)" office:value-type="float" office:value="34.9028324457822" calcext:value-type="float">
            <text:p>34,9028324457822</text:p>
          </table:table-cell>
          <table:table-cell table:formula="of:=IFERROR([.$K117]/([.$C117]+[.$D117]-[.$E117]);&quot;&quot;)" office:value-type="float" office:value="34.6095779220779" calcext:value-type="float">
            <text:p>34,60957792207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9553" calcext:value-type="float">
            <text:p>39553</text:p>
          </table:table-cell>
          <table:table-cell office:value-type="float" office:value="8849" calcext:value-type="float">
            <text:p>8849</text:p>
          </table:table-cell>
          <table:table-cell office:value-type="float" office:value="37722" calcext:value-type="float">
            <text:p>37722</text:p>
          </table:table-cell>
          <table:table-cell office:value-type="float" office:value="37433" calcext:value-type="float">
            <text:p>37433</text:p>
          </table:table-cell>
          <table:table-cell office:value-type="float" office:value="8190591" calcext:value-type="float">
            <text:p>8190591</text:p>
          </table:table-cell>
          <table:table-cell office:value-type="float" office:value="1432042" calcext:value-type="float">
            <text:p>1432042</text:p>
          </table:table-cell>
          <table:table-cell office:value-type="float" office:value="1450099" calcext:value-type="float">
            <text:p>1450099</text:p>
          </table:table-cell>
          <table:table-cell office:value-type="float" office:value="13891791" calcext:value-type="float">
            <text:p>13891791</text:p>
          </table:table-cell>
          <table:table-cell office:value-type="float" office:value="403670" calcext:value-type="float">
            <text:p>403670</text:p>
          </table:table-cell>
          <table:table-cell office:value-type="float" office:value="424516" calcext:value-type="float">
            <text:p>424516</text:p>
          </table:table-cell>
          <table:table-cell table:formula="of:=IFERROR([.$G118]/[.$C118];&quot;&quot;)" office:value-type="float" office:value="207.078881500771" calcext:value-type="float">
            <text:p>207,078881500771</text:p>
          </table:table-cell>
          <table:table-cell table:formula="of:=IFERROR([.$J118]/[.$D118];&quot;&quot;)" office:value-type="float" office:value="1569.87128489095" calcext:value-type="float">
            <text:p>1569,87128489095</text:p>
          </table:table-cell>
          <table:table-cell table:formula="of:=IFERROR([.$H118]/[.$E118];&quot;&quot;)" office:value-type="float" office:value="37.9630454376756" calcext:value-type="float">
            <text:p>37,9630454376756</text:p>
          </table:table-cell>
          <table:table-cell table:formula="of:=IFERROR([.$K118]/([.$C118]+[.$D118]-[.$E118]);&quot;&quot;)" office:value-type="float" office:value="37.7968164794007" calcext:value-type="float">
            <text:p>37,79681647940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23068" calcext:value-type="float">
            <text:p>23068</text:p>
          </table:table-cell>
          <table:table-cell office:value-type="float" office:value="130" calcext:value-type="float">
            <text:p>130</text:p>
          </table:table-cell>
          <table:table-cell office:value-type="float" office:value="159" calcext:value-type="float">
            <text:p>159</text:p>
          </table:table-cell>
          <table:table-cell table:formula="of:=IFERROR([.$G119]/[.$C119];&quot;&quot;)" office:value-type="float" office:value="344.5" calcext:value-type="float">
            <text:p>344,5</text:p>
          </table:table-cell>
          <table:table-cell table:formula="of:=IFERROR([.$J119]/[.$D119];&quot;&quot;)" office:value-type="float" office:value="4613.6" calcext:value-type="float">
            <text:p>4613,6</text:p>
          </table:table-cell>
          <table:table-cell table:formula="of:=IFERROR([.$H119]/[.$E119];&quot;&quot;)" office:value-type="float" office:value="26" calcext:value-type="float">
            <text:p>26</text:p>
          </table:table-cell>
          <table:table-cell table:formula="of:=IFERROR([.$K119]/([.$C119]+[.$D119]-[.$E119]);&quot;&quot;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9386" calcext:value-type="float">
            <text:p>19386</text:p>
          </table:table-cell>
          <table:table-cell office:value-type="float" office:value="1665" calcext:value-type="float">
            <text:p>1665</text:p>
          </table:table-cell>
          <table:table-cell office:value-type="float" office:value="981" calcext:value-type="float">
            <text:p>981</text:p>
          </table:table-cell>
          <table:table-cell office:value-type="float" office:value="342869" calcext:value-type="float">
            <text:p>342869</text:p>
          </table:table-cell>
          <table:table-cell office:value-type="float" office:value="1995" calcext:value-type="float">
            <text:p>1995</text:p>
          </table:table-cell>
          <table:table-cell office:value-type="float" office:value="2817" calcext:value-type="float">
            <text:p>2817</text:p>
          </table:table-cell>
          <table:table-cell table:formula="of:=IFERROR([.$G120]/[.$C120];&quot;&quot;)" office:value-type="float" office:value="298.246153846154" calcext:value-type="float">
            <text:p>298,246153846154</text:p>
          </table:table-cell>
          <table:table-cell table:formula="of:=IFERROR([.$J120]/[.$D120];&quot;&quot;)" office:value-type="float" office:value="5620.80327868852" calcext:value-type="float">
            <text:p>5620,80327868852</text:p>
          </table:table-cell>
          <table:table-cell table:formula="of:=IFERROR([.$H120]/[.$E120];&quot;&quot;)" office:value-type="float" office:value="29.2105263157895" calcext:value-type="float">
            <text:p>29,2105263157895</text:p>
          </table:table-cell>
          <table:table-cell table:formula="of:=IFERROR([.$K120]/([.$C120]+[.$D120]-[.$E120]);&quot;&quot;)" office:value-type="float" office:value="28.9130434782609" calcext:value-type="float">
            <text:p>28,91304347826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85" calcext:value-type="float">
            <text:p>585</text:p>
          </table:table-cell>
          <table:table-cell office:value-type="float" office:value="337" calcext:value-type="float">
            <text:p>337</text:p>
          </table:table-cell>
          <table:table-cell office:value-type="float" office:value="514" calcext:value-type="float">
            <text:p>514</text:p>
          </table:table-cell>
          <table:table-cell office:value-type="float" office:value="399" calcext:value-type="float">
            <text:p>399</text:p>
          </table:table-cell>
          <table:table-cell office:value-type="float" office:value="161140" calcext:value-type="float">
            <text:p>161140</text:p>
          </table:table-cell>
          <table:table-cell office:value-type="float" office:value="16774" calcext:value-type="float">
            <text:p>16774</text:p>
          </table:table-cell>
          <table:table-cell office:value-type="float" office:value="13397" calcext:value-type="float">
            <text:p>13397</text:p>
          </table:table-cell>
          <table:table-cell office:value-type="float" office:value="1173647" calcext:value-type="float">
            <text:p>1173647</text:p>
          </table:table-cell>
          <table:table-cell office:value-type="float" office:value="13059" calcext:value-type="float">
            <text:p>13059</text:p>
          </table:table-cell>
          <table:table-cell office:value-type="float" office:value="17362" calcext:value-type="float">
            <text:p>17362</text:p>
          </table:table-cell>
          <table:table-cell table:formula="of:=IFERROR([.$G121]/[.$C121];&quot;&quot;)" office:value-type="float" office:value="275.452991452991" calcext:value-type="float">
            <text:p>275,452991452991</text:p>
          </table:table-cell>
          <table:table-cell table:formula="of:=IFERROR([.$J121]/[.$D121];&quot;&quot;)" office:value-type="float" office:value="3482.63204747775" calcext:value-type="float">
            <text:p>3482,63204747775</text:p>
          </table:table-cell>
          <table:table-cell table:formula="of:=IFERROR([.$H121]/[.$E121];&quot;&quot;)" office:value-type="float" office:value="32.6342412451362" calcext:value-type="float">
            <text:p>32,6342412451362</text:p>
          </table:table-cell>
          <table:table-cell table:formula="of:=IFERROR([.$K121]/([.$C121]+[.$D121]-[.$E121]);&quot;&quot;)" office:value-type="float" office:value="32.0073529411765" calcext:value-type="float">
            <text:p>32,00735294117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013" calcext:value-type="float">
            <text:p>4013</text:p>
          </table:table-cell>
          <table:table-cell office:value-type="float" office:value="1600" calcext:value-type="float">
            <text:p>1600</text:p>
          </table:table-cell>
          <table:table-cell office:value-type="float" office:value="3555" calcext:value-type="float">
            <text:p>3555</text:p>
          </table:table-cell>
          <table:table-cell office:value-type="float" office:value="3268" calcext:value-type="float">
            <text:p>3268</text:p>
          </table:table-cell>
          <table:table-cell office:value-type="float" office:value="1307574" calcext:value-type="float">
            <text:p>1307574</text:p>
          </table:table-cell>
          <table:table-cell office:value-type="float" office:value="126276" calcext:value-type="float">
            <text:p>126276</text:p>
          </table:table-cell>
          <table:table-cell office:value-type="float" office:value="119131" calcext:value-type="float">
            <text:p>119131</text:p>
          </table:table-cell>
          <table:table-cell office:value-type="float" office:value="4771296" calcext:value-type="float">
            <text:p>4771296</text:p>
          </table:table-cell>
          <table:table-cell office:value-type="float" office:value="71746" calcext:value-type="float">
            <text:p>71746</text:p>
          </table:table-cell>
          <table:table-cell office:value-type="float" office:value="84746" calcext:value-type="float">
            <text:p>84746</text:p>
          </table:table-cell>
          <table:table-cell table:formula="of:=IFERROR([.$G122]/[.$C122];&quot;&quot;)" office:value-type="float" office:value="325.834537752305" calcext:value-type="float">
            <text:p>325,834537752305</text:p>
          </table:table-cell>
          <table:table-cell table:formula="of:=IFERROR([.$J122]/[.$D122];&quot;&quot;)" office:value-type="float" office:value="2982.06" calcext:value-type="float">
            <text:p>2982,06</text:p>
          </table:table-cell>
          <table:table-cell table:formula="of:=IFERROR([.$H122]/[.$E122];&quot;&quot;)" office:value-type="float" office:value="35.5206751054852" calcext:value-type="float">
            <text:p>35,5206751054852</text:p>
          </table:table-cell>
          <table:table-cell table:formula="of:=IFERROR([.$K122]/([.$C122]+[.$D122]-[.$E122]);&quot;&quot;)" office:value-type="float" office:value="34.8620019436346" calcext:value-type="float">
            <text:p>34,86200194363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7480" calcext:value-type="float">
            <text:p>17480</text:p>
          </table:table-cell>
          <table:table-cell office:value-type="float" office:value="5273" calcext:value-type="float">
            <text:p>5273</text:p>
          </table:table-cell>
          <table:table-cell office:value-type="float" office:value="16021" calcext:value-type="float">
            <text:p>16021</text:p>
          </table:table-cell>
          <table:table-cell office:value-type="float" office:value="15549" calcext:value-type="float">
            <text:p>15549</text:p>
          </table:table-cell>
          <table:table-cell office:value-type="float" office:value="4992020" calcext:value-type="float">
            <text:p>4992020</text:p>
          </table:table-cell>
          <table:table-cell office:value-type="float" office:value="616454" calcext:value-type="float">
            <text:p>616454</text:p>
          </table:table-cell>
          <table:table-cell office:value-type="float" office:value="613442" calcext:value-type="float">
            <text:p>613442</text:p>
          </table:table-cell>
          <table:table-cell office:value-type="float" office:value="13039750" calcext:value-type="float">
            <text:p>13039750</text:p>
          </table:table-cell>
          <table:table-cell office:value-type="float" office:value="255973" calcext:value-type="float">
            <text:p>255973</text:p>
          </table:table-cell>
          <table:table-cell office:value-type="float" office:value="282328" calcext:value-type="float">
            <text:p>282328</text:p>
          </table:table-cell>
          <table:table-cell table:formula="of:=IFERROR([.$G123]/[.$C123];&quot;&quot;)" office:value-type="float" office:value="285.58466819222" calcext:value-type="float">
            <text:p>285,58466819222</text:p>
          </table:table-cell>
          <table:table-cell table:formula="of:=IFERROR([.$J123]/[.$D123];&quot;&quot;)" office:value-type="float" office:value="2472.92812440736" calcext:value-type="float">
            <text:p>2472,92812440736</text:p>
          </table:table-cell>
          <table:table-cell table:formula="of:=IFERROR([.$H123]/[.$E123];&quot;&quot;)" office:value-type="float" office:value="38.4778727919606" calcext:value-type="float">
            <text:p>38,4778727919606</text:p>
          </table:table-cell>
          <table:table-cell table:formula="of:=IFERROR([.$K123]/([.$C123]+[.$D123]-[.$E123]);&quot;&quot;)" office:value-type="float" office:value="38.023321449792" calcext:value-type="float">
            <text:p>38,0233214497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3593" calcext:value-type="float">
            <text:p>53593</text:p>
          </table:table-cell>
          <table:table-cell office:value-type="float" office:value="12894" calcext:value-type="float">
            <text:p>12894</text:p>
          </table:table-cell>
          <table:table-cell office:value-type="float" office:value="50440" calcext:value-type="float">
            <text:p>50440</text:p>
          </table:table-cell>
          <table:table-cell office:value-type="float" office:value="49863" calcext:value-type="float">
            <text:p>49863</text:p>
          </table:table-cell>
          <table:table-cell office:value-type="float" office:value="12811143" calcext:value-type="float">
            <text:p>12811143</text:p>
          </table:table-cell>
          <table:table-cell office:value-type="float" office:value="2093884" calcext:value-type="float">
            <text:p>2093884</text:p>
          </table:table-cell>
          <table:table-cell office:value-type="float" office:value="2118765" calcext:value-type="float">
            <text:p>2118765</text:p>
          </table:table-cell>
          <table:table-cell office:value-type="float" office:value="24353141" calcext:value-type="float">
            <text:p>24353141</text:p>
          </table:table-cell>
          <table:table-cell office:value-type="float" office:value="661738" calcext:value-type="float">
            <text:p>661738</text:p>
          </table:table-cell>
          <table:table-cell office:value-type="float" office:value="703113" calcext:value-type="float">
            <text:p>703113</text:p>
          </table:table-cell>
          <table:table-cell table:formula="of:=IFERROR([.$G124]/[.$C124];&quot;&quot;)" office:value-type="float" office:value="239.045080514246" calcext:value-type="float">
            <text:p>239,045080514246</text:p>
          </table:table-cell>
          <table:table-cell table:formula="of:=IFERROR([.$J124]/[.$D124];&quot;&quot;)" office:value-type="float" office:value="1888.71886148596" calcext:value-type="float">
            <text:p>1888,71886148596</text:p>
          </table:table-cell>
          <table:table-cell table:formula="of:=IFERROR([.$H124]/[.$E124];&quot;&quot;)" office:value-type="float" office:value="41.5123711340206" calcext:value-type="float">
            <text:p>41,5123711340206</text:p>
          </table:table-cell>
          <table:table-cell table:formula="of:=IFERROR([.$K124]/([.$C124]+[.$D124]-[.$E124]);&quot;&quot;)" office:value-type="float" office:value="41.2374898734966" calcext:value-type="float">
            <text:p>41,23748987349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47" calcext:value-type="float">
            <text:p>2344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formula="of:=IFERROR([.$G125]/[.$C125];&quot;&quot;)">
            <text:p/>
          </table:table-cell>
          <table:table-cell table:formula="of:=IFERROR([.$J125]/[.$D125];&quot;&quot;)" office:value-type="float" office:value="7815.66666666667" calcext:value-type="float">
            <text:p>7815,66666666667</text:p>
          </table:table-cell>
          <table:table-cell table:formula="of:=IFERROR([.$H125]/[.$E125];&quot;&quot;)">
            <text:p/>
          </table:table-cell>
          <table:table-cell table:formula="of:=IFERROR([.$K125]/([.$C125]+[.$D125]-[.$E125]);&quot;&quot;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22929" calcext:value-type="float">
            <text:p>22929</text:p>
          </table:table-cell>
          <table:table-cell office:value-type="float" office:value="1788" calcext:value-type="float">
            <text:p>1788</text:p>
          </table:table-cell>
          <table:table-cell office:value-type="float" office:value="826" calcext:value-type="float">
            <text:p>826</text:p>
          </table:table-cell>
          <table:table-cell office:value-type="float" office:value="382702" calcext:value-type="float">
            <text:p>382702</text:p>
          </table:table-cell>
          <table:table-cell office:value-type="float" office:value="1952" calcext:value-type="float">
            <text:p>1952</text:p>
          </table:table-cell>
          <table:table-cell office:value-type="float" office:value="3033" calcext:value-type="float">
            <text:p>3033</text:p>
          </table:table-cell>
          <table:table-cell table:formula="of:=IFERROR([.$G126]/[.$C126];&quot;&quot;)" office:value-type="float" office:value="347.409090909091" calcext:value-type="float">
            <text:p>347,409090909091</text:p>
          </table:table-cell>
          <table:table-cell table:formula="of:=IFERROR([.$J126]/[.$D126];&quot;&quot;)" office:value-type="float" office:value="6598.31034482759" calcext:value-type="float">
            <text:p>6598,31034482759</text:p>
          </table:table-cell>
          <table:table-cell table:formula="of:=IFERROR([.$H126]/[.$E126];&quot;&quot;)" office:value-type="float" office:value="30.3050847457627" calcext:value-type="float">
            <text:p>30,3050847457627</text:p>
          </table:table-cell>
          <table:table-cell table:formula="of:=IFERROR([.$K126]/([.$C126]+[.$D126]-[.$E126]);&quot;&quot;)" office:value-type="float" office:value="30.0307692307692" calcext:value-type="float">
            <text:p>30,03076923076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94" calcext:value-type="float">
            <text:p>594</text:p>
          </table:table-cell>
          <table:table-cell office:value-type="float" office:value="350" calcext:value-type="float">
            <text:p>350</text:p>
          </table:table-cell>
          <table:table-cell office:value-type="float" office:value="519" calcext:value-type="float">
            <text:p>519</text:p>
          </table:table-cell>
          <table:table-cell office:value-type="float" office:value="365" calcext:value-type="float">
            <text:p>365</text:p>
          </table:table-cell>
          <table:table-cell office:value-type="float" office:value="181794" calcext:value-type="float">
            <text:p>181794</text:p>
          </table:table-cell>
          <table:table-cell office:value-type="float" office:value="17539" calcext:value-type="float">
            <text:p>17539</text:p>
          </table:table-cell>
          <table:table-cell office:value-type="float" office:value="12675" calcext:value-type="float">
            <text:p>12675</text:p>
          </table:table-cell>
          <table:table-cell office:value-type="float" office:value="1438006" calcext:value-type="float">
            <text:p>1438006</text:p>
          </table:table-cell>
          <table:table-cell office:value-type="float" office:value="14124" calcext:value-type="float">
            <text:p>14124</text:p>
          </table:table-cell>
          <table:table-cell office:value-type="float" office:value="19880" calcext:value-type="float">
            <text:p>19880</text:p>
          </table:table-cell>
          <table:table-cell table:formula="of:=IFERROR([.$G127]/[.$C127];&quot;&quot;)" office:value-type="float" office:value="306.050505050505" calcext:value-type="float">
            <text:p>306,050505050505</text:p>
          </table:table-cell>
          <table:table-cell table:formula="of:=IFERROR([.$J127]/[.$D127];&quot;&quot;)" office:value-type="float" office:value="4108.58857142857" calcext:value-type="float">
            <text:p>4108,58857142857</text:p>
          </table:table-cell>
          <table:table-cell table:formula="of:=IFERROR([.$H127]/[.$E127];&quot;&quot;)" office:value-type="float" office:value="33.7938342967245" calcext:value-type="float">
            <text:p>33,7938342967245</text:p>
          </table:table-cell>
          <table:table-cell table:formula="of:=IFERROR([.$K127]/([.$C127]+[.$D127]-[.$E127]);&quot;&quot;)" office:value-type="float" office:value="33.2329411764706" calcext:value-type="float">
            <text:p>33,23294117647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375" calcext:value-type="float">
            <text:p>4375</text:p>
          </table:table-cell>
          <table:table-cell office:value-type="float" office:value="1848" calcext:value-type="float">
            <text:p>1848</text:p>
          </table:table-cell>
          <table:table-cell office:value-type="float" office:value="3813" calcext:value-type="float">
            <text:p>3813</text:p>
          </table:table-cell>
          <table:table-cell office:value-type="float" office:value="3381" calcext:value-type="float">
            <text:p>3381</text:p>
          </table:table-cell>
          <table:table-cell office:value-type="float" office:value="1553499" calcext:value-type="float">
            <text:p>1553499</text:p>
          </table:table-cell>
          <table:table-cell office:value-type="float" office:value="140048" calcext:value-type="float">
            <text:p>140048</text:p>
          </table:table-cell>
          <table:table-cell office:value-type="float" office:value="127199" calcext:value-type="float">
            <text:p>127199</text:p>
          </table:table-cell>
          <table:table-cell office:value-type="float" office:value="6236531" calcext:value-type="float">
            <text:p>6236531</text:p>
          </table:table-cell>
          <table:table-cell office:value-type="float" office:value="86979" calcext:value-type="float">
            <text:p>86979</text:p>
          </table:table-cell>
          <table:table-cell office:value-type="float" office:value="106192" calcext:value-type="float">
            <text:p>106192</text:p>
          </table:table-cell>
          <table:table-cell table:formula="of:=IFERROR([.$G128]/[.$C128];&quot;&quot;)" office:value-type="float" office:value="355.085485714286" calcext:value-type="float">
            <text:p>355,085485714286</text:p>
          </table:table-cell>
          <table:table-cell table:formula="of:=IFERROR([.$J128]/[.$D128];&quot;&quot;)" office:value-type="float" office:value="3374.74621212121" calcext:value-type="float">
            <text:p>3374,74621212121</text:p>
          </table:table-cell>
          <table:table-cell table:formula="of:=IFERROR([.$H128]/[.$E128];&quot;&quot;)" office:value-type="float" office:value="36.7290847102019" calcext:value-type="float">
            <text:p>36,7290847102019</text:p>
          </table:table-cell>
          <table:table-cell table:formula="of:=IFERROR([.$K128]/([.$C128]+[.$D128]-[.$E128]);&quot;&quot;)" office:value-type="float" office:value="36.0908713692946" calcext:value-type="float">
            <text:p>36,09087136929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1242" calcext:value-type="float">
            <text:p>21242</text:p>
          </table:table-cell>
          <table:table-cell office:value-type="float" office:value="6824" calcext:value-type="float">
            <text:p>6824</text:p>
          </table:table-cell>
          <table:table-cell office:value-type="float" office:value="19151" calcext:value-type="float">
            <text:p>19151</text:p>
          </table:table-cell>
          <table:table-cell office:value-type="float" office:value="18380" calcext:value-type="float">
            <text:p>18380</text:p>
          </table:table-cell>
          <table:table-cell office:value-type="float" office:value="6995992" calcext:value-type="float">
            <text:p>6995992</text:p>
          </table:table-cell>
          <table:table-cell office:value-type="float" office:value="760045" calcext:value-type="float">
            <text:p>760045</text:p>
          </table:table-cell>
          <table:table-cell office:value-type="float" office:value="745850" calcext:value-type="float">
            <text:p>745850</text:p>
          </table:table-cell>
          <table:table-cell office:value-type="float" office:value="19445726" calcext:value-type="float">
            <text:p>19445726</text:p>
          </table:table-cell>
          <table:table-cell office:value-type="float" office:value="349519" calcext:value-type="float">
            <text:p>349519</text:p>
          </table:table-cell>
          <table:table-cell office:value-type="float" office:value="391675" calcext:value-type="float">
            <text:p>391675</text:p>
          </table:table-cell>
          <table:table-cell table:formula="of:=IFERROR([.$G129]/[.$C129];&quot;&quot;)" office:value-type="float" office:value="329.34714245363" calcext:value-type="float">
            <text:p>329,34714245363</text:p>
          </table:table-cell>
          <table:table-cell table:formula="of:=IFERROR([.$J129]/[.$D129];&quot;&quot;)" office:value-type="float" office:value="2849.60814771395" calcext:value-type="float">
            <text:p>2849,60814771395</text:p>
          </table:table-cell>
          <table:table-cell table:formula="of:=IFERROR([.$H129]/[.$E129];&quot;&quot;)" office:value-type="float" office:value="39.6869615163699" calcext:value-type="float">
            <text:p>39,6869615163699</text:p>
          </table:table-cell>
          <table:table-cell table:formula="of:=IFERROR([.$K129]/([.$C129]+[.$D129]-[.$E129]);&quot;&quot;)" office:value-type="float" office:value="39.2057206954571" calcext:value-type="float">
            <text:p>39,20572069545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71160" calcext:value-type="float">
            <text:p>71160</text:p>
          </table:table-cell>
          <table:table-cell office:value-type="float" office:value="18248" calcext:value-type="float">
            <text:p>18248</text:p>
          </table:table-cell>
          <table:table-cell office:value-type="float" office:value="66102" calcext:value-type="float">
            <text:p>66102</text:p>
          </table:table-cell>
          <table:table-cell office:value-type="float" office:value="65011" calcext:value-type="float">
            <text:p>65011</text:p>
          </table:table-cell>
          <table:table-cell office:value-type="float" office:value="19591298" calcext:value-type="float">
            <text:p>19591298</text:p>
          </table:table-cell>
          <table:table-cell office:value-type="float" office:value="2823503" calcext:value-type="float">
            <text:p>2823503</text:p>
          </table:table-cell>
          <table:table-cell office:value-type="float" office:value="2836682" calcext:value-type="float">
            <text:p>2836682</text:p>
          </table:table-cell>
          <table:table-cell office:value-type="float" office:value="40726623" calcext:value-type="float">
            <text:p>40726623</text:p>
          </table:table-cell>
          <table:table-cell office:value-type="float" office:value="988519" calcext:value-type="float">
            <text:p>988519</text:p>
          </table:table-cell>
          <table:table-cell office:value-type="float" office:value="1062372" calcext:value-type="float">
            <text:p>1062372</text:p>
          </table:table-cell>
          <table:table-cell table:formula="of:=IFERROR([.$G130]/[.$C130];&quot;&quot;)" office:value-type="float" office:value="275.31335019674" calcext:value-type="float">
            <text:p>275,31335019674</text:p>
          </table:table-cell>
          <table:table-cell table:formula="of:=IFERROR([.$J130]/[.$D130];&quot;&quot;)" office:value-type="float" office:value="2231.84036606751" calcext:value-type="float">
            <text:p>2231,84036606751</text:p>
          </table:table-cell>
          <table:table-cell table:formula="of:=IFERROR([.$H130]/[.$E130];&quot;&quot;)" office:value-type="float" office:value="42.714335421016" calcext:value-type="float">
            <text:p>42,714335421016</text:p>
          </table:table-cell>
          <table:table-cell table:formula="of:=IFERROR([.$K130]/([.$C130]+[.$D130]-[.$E130]);&quot;&quot;)" office:value-type="float" office:value="42.414785892045" calcext:value-type="float">
            <text:p>42,4147858920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3081" calcext:value-type="float">
            <text:p>23081</text:p>
          </table:table-cell>
          <table:table-cell office:value-type="float" office:value="1733" calcext:value-type="float">
            <text:p>1733</text:p>
          </table:table-cell>
          <table:table-cell office:value-type="float" office:value="663" calcext:value-type="float">
            <text:p>663</text:p>
          </table:table-cell>
          <table:table-cell office:value-type="float" office:value="402504" calcext:value-type="float">
            <text:p>402504</text:p>
          </table:table-cell>
          <table:table-cell office:value-type="float" office:value="2073" calcext:value-type="float">
            <text:p>2073</text:p>
          </table:table-cell>
          <table:table-cell office:value-type="float" office:value="3271" calcext:value-type="float">
            <text:p>3271</text:p>
          </table:table-cell>
          <table:table-cell table:formula="of:=IFERROR([.$G131]/[.$C131];&quot;&quot;)" office:value-type="float" office:value="372.274193548387" calcext:value-type="float">
            <text:p>372,274193548387</text:p>
          </table:table-cell>
          <table:table-cell table:formula="of:=IFERROR([.$J131]/[.$D131];&quot;&quot;)" office:value-type="float" office:value="6708.4" calcext:value-type="float">
            <text:p>6708,4</text:p>
          </table:table-cell>
          <table:table-cell table:formula="of:=IFERROR([.$H131]/[.$E131];&quot;&quot;)" office:value-type="float" office:value="31.5090909090909" calcext:value-type="float">
            <text:p>31,5090909090909</text:p>
          </table:table-cell>
          <table:table-cell table:formula="of:=IFERROR([.$K131]/([.$C131]+[.$D131]-[.$E131]);&quot;&quot;)" office:value-type="float" office:value="30.9402985074627" calcext:value-type="float">
            <text:p>30,94029850746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14" calcext:value-type="float">
            <text:p>614</text:p>
          </table:table-cell>
          <table:table-cell office:value-type="float" office:value="387" calcext:value-type="float">
            <text:p>387</text:p>
          </table:table-cell>
          <table:table-cell office:value-type="float" office:value="520" calcext:value-type="float">
            <text:p>520</text:p>
          </table:table-cell>
          <table:table-cell office:value-type="float" office:value="346" calcext:value-type="float">
            <text:p>346</text:p>
          </table:table-cell>
          <table:table-cell office:value-type="float" office:value="213934" calcext:value-type="float">
            <text:p>213934</text:p>
          </table:table-cell>
          <table:table-cell office:value-type="float" office:value="18168" calcext:value-type="float">
            <text:p>18168</text:p>
          </table:table-cell>
          <table:table-cell office:value-type="float" office:value="12444" calcext:value-type="float">
            <text:p>12444</text:p>
          </table:table-cell>
          <table:table-cell office:value-type="float" office:value="1859809" calcext:value-type="float">
            <text:p>1859809</text:p>
          </table:table-cell>
          <table:table-cell office:value-type="float" office:value="16570" calcext:value-type="float">
            <text:p>16570</text:p>
          </table:table-cell>
          <table:table-cell office:value-type="float" office:value="23272" calcext:value-type="float">
            <text:p>23272</text:p>
          </table:table-cell>
          <table:table-cell table:formula="of:=IFERROR([.$G132]/[.$C132];&quot;&quot;)" office:value-type="float" office:value="348.42671009772" calcext:value-type="float">
            <text:p>348,42671009772</text:p>
          </table:table-cell>
          <table:table-cell table:formula="of:=IFERROR([.$J132]/[.$D132];&quot;&quot;)" office:value-type="float" office:value="4805.70801033592" calcext:value-type="float">
            <text:p>4805,70801033592</text:p>
          </table:table-cell>
          <table:table-cell table:formula="of:=IFERROR([.$H132]/[.$E132];&quot;&quot;)" office:value-type="float" office:value="34.9384615384615" calcext:value-type="float">
            <text:p>34,9384615384615</text:p>
          </table:table-cell>
          <table:table-cell table:formula="of:=IFERROR([.$K132]/([.$C132]+[.$D132]-[.$E132]);&quot;&quot;)" office:value-type="float" office:value="34.4490644490645" calcext:value-type="float">
            <text:p>34,44906444906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686" calcext:value-type="float">
            <text:p>4686</text:p>
          </table:table-cell>
          <table:table-cell office:value-type="float" office:value="2091" calcext:value-type="float">
            <text:p>2091</text:p>
          </table:table-cell>
          <table:table-cell office:value-type="float" office:value="3925" calcext:value-type="float">
            <text:p>3925</text:p>
          </table:table-cell>
          <table:table-cell office:value-type="float" office:value="3348" calcext:value-type="float">
            <text:p>3348</text:p>
          </table:table-cell>
          <table:table-cell office:value-type="float" office:value="1745917" calcext:value-type="float">
            <text:p>1745917</text:p>
          </table:table-cell>
          <table:table-cell office:value-type="float" office:value="149279" calcext:value-type="float">
            <text:p>149279</text:p>
          </table:table-cell>
          <table:table-cell office:value-type="float" office:value="130358" calcext:value-type="float">
            <text:p>130358</text:p>
          </table:table-cell>
          <table:table-cell office:value-type="float" office:value="7757522" calcext:value-type="float">
            <text:p>7757522</text:p>
          </table:table-cell>
          <table:table-cell office:value-type="float" office:value="106511" calcext:value-type="float">
            <text:p>106511</text:p>
          </table:table-cell>
          <table:table-cell office:value-type="float" office:value="132479" calcext:value-type="float">
            <text:p>132479</text:p>
          </table:table-cell>
          <table:table-cell table:formula="of:=IFERROR([.$G133]/[.$C133];&quot;&quot;)" office:value-type="float" office:value="372.581519419548" calcext:value-type="float">
            <text:p>372,581519419548</text:p>
          </table:table-cell>
          <table:table-cell table:formula="of:=IFERROR([.$J133]/[.$D133];&quot;&quot;)" office:value-type="float" office:value="3709.95791487327" calcext:value-type="float">
            <text:p>3709,95791487327</text:p>
          </table:table-cell>
          <table:table-cell table:formula="of:=IFERROR([.$H133]/[.$E133];&quot;&quot;)" office:value-type="float" office:value="38.0328662420382" calcext:value-type="float">
            <text:p>38,0328662420382</text:p>
          </table:table-cell>
          <table:table-cell table:formula="of:=IFERROR([.$K133]/([.$C133]+[.$D133]-[.$E133]);&quot;&quot;)" office:value-type="float" office:value="37.3460729312763" calcext:value-type="float">
            <text:p>37,34607293127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5239" calcext:value-type="float">
            <text:p>25239</text:p>
          </table:table-cell>
          <table:table-cell office:value-type="float" office:value="8560" calcext:value-type="float">
            <text:p>8560</text:p>
          </table:table-cell>
          <table:table-cell office:value-type="float" office:value="22262" calcext:value-type="float">
            <text:p>22262</text:p>
          </table:table-cell>
          <table:table-cell office:value-type="float" office:value="21020" calcext:value-type="float">
            <text:p>21020</text:p>
          </table:table-cell>
          <table:table-cell office:value-type="float" office:value="9516778" calcext:value-type="float">
            <text:p>9516778</text:p>
          </table:table-cell>
          <table:table-cell office:value-type="float" office:value="911672" calcext:value-type="float">
            <text:p>911672</text:p>
          </table:table-cell>
          <table:table-cell office:value-type="float" office:value="879881" calcext:value-type="float">
            <text:p>879881</text:p>
          </table:table-cell>
          <table:table-cell office:value-type="float" office:value="27634260" calcext:value-type="float">
            <text:p>27634260</text:p>
          </table:table-cell>
          <table:table-cell office:value-type="float" office:value="465915" calcext:value-type="float">
            <text:p>465915</text:p>
          </table:table-cell>
          <table:table-cell office:value-type="float" office:value="532605" calcext:value-type="float">
            <text:p>532605</text:p>
          </table:table-cell>
          <table:table-cell table:formula="of:=IFERROR([.$G134]/[.$C134];&quot;&quot;)" office:value-type="float" office:value="377.066365545386" calcext:value-type="float">
            <text:p>377,066365545386</text:p>
          </table:table-cell>
          <table:table-cell table:formula="of:=IFERROR([.$J134]/[.$D134];&quot;&quot;)" office:value-type="float" office:value="3228.30140186916" calcext:value-type="float">
            <text:p>3228,30140186916</text:p>
          </table:table-cell>
          <table:table-cell table:formula="of:=IFERROR([.$H134]/[.$E134];&quot;&quot;)" office:value-type="float" office:value="40.9519360344982" calcext:value-type="float">
            <text:p>40,9519360344982</text:p>
          </table:table-cell>
          <table:table-cell table:formula="of:=IFERROR([.$K134]/([.$C134]+[.$D134]-[.$E134]);&quot;&quot;)" office:value-type="float" office:value="40.3844153592788" calcext:value-type="float">
            <text:p>40,38441535927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2089" calcext:value-type="float">
            <text:p>92089</text:p>
          </table:table-cell>
          <table:table-cell office:value-type="float" office:value="25174" calcext:value-type="float">
            <text:p>25174</text:p>
          </table:table-cell>
          <table:table-cell office:value-type="float" office:value="84102" calcext:value-type="float">
            <text:p>84102</text:p>
          </table:table-cell>
          <table:table-cell office:value-type="float" office:value="82259" calcext:value-type="float">
            <text:p>82259</text:p>
          </table:table-cell>
          <table:table-cell office:value-type="float" office:value="29096827" calcext:value-type="float">
            <text:p>29096827</text:p>
          </table:table-cell>
          <table:table-cell office:value-type="float" office:value="3699398" calcext:value-type="float">
            <text:p>3699398</text:p>
          </table:table-cell>
          <table:table-cell office:value-type="float" office:value="3692790" calcext:value-type="float">
            <text:p>3692790</text:p>
          </table:table-cell>
          <table:table-cell office:value-type="float" office:value="65251324" calcext:value-type="float">
            <text:p>65251324</text:p>
          </table:table-cell>
          <table:table-cell office:value-type="float" office:value="1445718" calcext:value-type="float">
            <text:p>1445718</text:p>
          </table:table-cell>
          <table:table-cell office:value-type="float" office:value="1567921" calcext:value-type="float">
            <text:p>1567921</text:p>
          </table:table-cell>
          <table:table-cell table:formula="of:=IFERROR([.$G135]/[.$C135];&quot;&quot;)" office:value-type="float" office:value="315.964197678333" calcext:value-type="float">
            <text:p>315,964197678333</text:p>
          </table:table-cell>
          <table:table-cell table:formula="of:=IFERROR([.$J135]/[.$D135];&quot;&quot;)" office:value-type="float" office:value="2592.01255263367" calcext:value-type="float">
            <text:p>2592,01255263367</text:p>
          </table:table-cell>
          <table:table-cell table:formula="of:=IFERROR([.$H135]/[.$E135];&quot;&quot;)" office:value-type="float" office:value="43.9870395472165" calcext:value-type="float">
            <text:p>43,9870395472165</text:p>
          </table:table-cell>
          <table:table-cell table:formula="of:=IFERROR([.$K135]/([.$C135]+[.$D135]-[.$E135]);&quot;&quot;)" office:value-type="float" office:value="43.5969361599469" calcext:value-type="float">
            <text:p>43,59693615994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9392" calcext:value-type="float">
            <text:p>19392</text:p>
          </table:table-cell>
          <table:table-cell office:value-type="float" office:value="1375" calcext:value-type="float">
            <text:p>1375</text:p>
          </table:table-cell>
          <table:table-cell office:value-type="float" office:value="479" calcext:value-type="float">
            <text:p>479</text:p>
          </table:table-cell>
          <table:table-cell office:value-type="float" office:value="392274" calcext:value-type="float">
            <text:p>392274</text:p>
          </table:table-cell>
          <table:table-cell office:value-type="float" office:value="2429" calcext:value-type="float">
            <text:p>2429</text:p>
          </table:table-cell>
          <table:table-cell office:value-type="float" office:value="3457" calcext:value-type="float">
            <text:p>3457</text:p>
          </table:table-cell>
          <table:table-cell table:formula="of:=IFERROR([.$G136]/[.$C136];&quot;&quot;)" office:value-type="float" office:value="380.235294117647" calcext:value-type="float">
            <text:p>380,235294117647</text:p>
          </table:table-cell>
          <table:table-cell table:formula="of:=IFERROR([.$J136]/[.$D136];&quot;&quot;)" office:value-type="float" office:value="5854.83582089552" calcext:value-type="float">
            <text:p>5854,83582089552</text:p>
          </table:table-cell>
          <table:table-cell table:formula="of:=IFERROR([.$H136]/[.$E136];&quot;&quot;)" office:value-type="float" office:value="32.7380952380952" calcext:value-type="float">
            <text:p>32,7380952380952</text:p>
          </table:table-cell>
          <table:table-cell table:formula="of:=IFERROR([.$K136]/([.$C136]+[.$D136]-[.$E136]);&quot;&quot;)" office:value-type="float" office:value="31.9605263157895" calcext:value-type="float">
            <text:p>31,96052631578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444" calcext:value-type="float">
            <text:p>444</text:p>
          </table:table-cell>
          <table:table-cell office:value-type="float" office:value="495" calcext:value-type="float">
            <text:p>495</text:p>
          </table:table-cell>
          <table:table-cell office:value-type="float" office:value="308" calcext:value-type="float">
            <text:p>308</text:p>
          </table:table-cell>
          <table:table-cell office:value-type="float" office:value="240784" calcext:value-type="float">
            <text:p>240784</text:p>
          </table:table-cell>
          <table:table-cell office:value-type="float" office:value="17866" calcext:value-type="float">
            <text:p>17866</text:p>
          </table:table-cell>
          <table:table-cell office:value-type="float" office:value="11487" calcext:value-type="float">
            <text:p>11487</text:p>
          </table:table-cell>
          <table:table-cell office:value-type="float" office:value="2503781" calcext:value-type="float">
            <text:p>2503781</text:p>
          </table:table-cell>
          <table:table-cell office:value-type="float" office:value="19781" calcext:value-type="float">
            <text:p>19781</text:p>
          </table:table-cell>
          <table:table-cell office:value-type="float" office:value="27252" calcext:value-type="float">
            <text:p>27252</text:p>
          </table:table-cell>
          <table:table-cell table:formula="of:=IFERROR([.$G137]/[.$C137];&quot;&quot;)" office:value-type="float" office:value="396.026315789474" calcext:value-type="float">
            <text:p>396,026315789474</text:p>
          </table:table-cell>
          <table:table-cell table:formula="of:=IFERROR([.$J137]/[.$D137];&quot;&quot;)" office:value-type="float" office:value="5639.1463963964" calcext:value-type="float">
            <text:p>5639,1463963964</text:p>
          </table:table-cell>
          <table:table-cell table:formula="of:=IFERROR([.$H137]/[.$E137];&quot;&quot;)" office:value-type="float" office:value="36.0929292929293" calcext:value-type="float">
            <text:p>36,0929292929293</text:p>
          </table:table-cell>
          <table:table-cell table:formula="of:=IFERROR([.$K137]/([.$C137]+[.$D137]-[.$E137]);&quot;&quot;)" office:value-type="float" office:value="35.5134649910233" calcext:value-type="float">
            <text:p>35,51346499102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4918" calcext:value-type="float">
            <text:p>4918</text:p>
          </table:table-cell>
          <table:table-cell office:value-type="float" office:value="2448" calcext:value-type="float">
            <text:p>2448</text:p>
          </table:table-cell>
          <table:table-cell office:value-type="float" office:value="4026" calcext:value-type="float">
            <text:p>4026</text:p>
          </table:table-cell>
          <table:table-cell office:value-type="float" office:value="3263" calcext:value-type="float">
            <text:p>3263</text:p>
          </table:table-cell>
          <table:table-cell office:value-type="float" office:value="2058622" calcext:value-type="float">
            <text:p>2058622</text:p>
          </table:table-cell>
          <table:table-cell office:value-type="float" office:value="158399" calcext:value-type="float">
            <text:p>158399</text:p>
          </table:table-cell>
          <table:table-cell office:value-type="float" office:value="131432" calcext:value-type="float">
            <text:p>131432</text:p>
          </table:table-cell>
          <table:table-cell office:value-type="float" office:value="10065129" calcext:value-type="float">
            <text:p>10065129</text:p>
          </table:table-cell>
          <table:table-cell office:value-type="float" office:value="128775" calcext:value-type="float">
            <text:p>128775</text:p>
          </table:table-cell>
          <table:table-cell office:value-type="float" office:value="163666" calcext:value-type="float">
            <text:p>163666</text:p>
          </table:table-cell>
          <table:table-cell table:formula="of:=IFERROR([.$G138]/[.$C138];&quot;&quot;)" office:value-type="float" office:value="418.589263928426" calcext:value-type="float">
            <text:p>418,589263928426</text:p>
          </table:table-cell>
          <table:table-cell table:formula="of:=IFERROR([.$J138]/[.$D138];&quot;&quot;)" office:value-type="float" office:value="4111.57230392157" calcext:value-type="float">
            <text:p>4111,57230392157</text:p>
          </table:table-cell>
          <table:table-cell table:formula="of:=IFERROR([.$H138]/[.$E138];&quot;&quot;)" office:value-type="float" office:value="39.3440139095877" calcext:value-type="float">
            <text:p>39,3440139095877</text:p>
          </table:table-cell>
          <table:table-cell table:formula="of:=IFERROR([.$K138]/([.$C138]+[.$D138]-[.$E138]);&quot;&quot;)" office:value-type="float" office:value="38.5553892215569" calcext:value-type="float">
            <text:p>38,55538922155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9067" calcext:value-type="float">
            <text:p>29067</text:p>
          </table:table-cell>
          <table:table-cell office:value-type="float" office:value="10585" calcext:value-type="float">
            <text:p>10585</text:p>
          </table:table-cell>
          <table:table-cell office:value-type="float" office:value="25026" calcext:value-type="float">
            <text:p>25026</text:p>
          </table:table-cell>
          <table:table-cell office:value-type="float" office:value="23154" calcext:value-type="float">
            <text:p>23154</text:p>
          </table:table-cell>
          <table:table-cell office:value-type="float" office:value="12341924" calcext:value-type="float">
            <text:p>12341924</text:p>
          </table:table-cell>
          <table:table-cell office:value-type="float" office:value="1057279" calcext:value-type="float">
            <text:p>1057279</text:p>
          </table:table-cell>
          <table:table-cell office:value-type="float" office:value="999204" calcext:value-type="float">
            <text:p>999204</text:p>
          </table:table-cell>
          <table:table-cell office:value-type="float" office:value="37856578" calcext:value-type="float">
            <text:p>37856578</text:p>
          </table:table-cell>
          <table:table-cell office:value-type="float" office:value="608328" calcext:value-type="float">
            <text:p>608328</text:p>
          </table:table-cell>
          <table:table-cell office:value-type="float" office:value="708731" calcext:value-type="float">
            <text:p>708731</text:p>
          </table:table-cell>
          <table:table-cell table:formula="of:=IFERROR([.$G139]/[.$C139];&quot;&quot;)" office:value-type="float" office:value="424.60260776826" calcext:value-type="float">
            <text:p>424,60260776826</text:p>
          </table:table-cell>
          <table:table-cell table:formula="of:=IFERROR([.$J139]/[.$D139];&quot;&quot;)" office:value-type="float" office:value="3576.43627775154" calcext:value-type="float">
            <text:p>3576,43627775154</text:p>
          </table:table-cell>
          <table:table-cell table:formula="of:=IFERROR([.$H139]/[.$E139];&quot;&quot;)" office:value-type="float" office:value="42.2472228881963" calcext:value-type="float">
            <text:p>42,2472228881963</text:p>
          </table:table-cell>
          <table:table-cell table:formula="of:=IFERROR([.$K139]/([.$C139]+[.$D139]-[.$E139]);&quot;&quot;)" office:value-type="float" office:value="41.5922330097087" calcext:value-type="float">
            <text:p>41,59223300970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16671" calcext:value-type="float">
            <text:p>116671</text:p>
          </table:table-cell>
          <table:table-cell office:value-type="float" office:value="33898" calcext:value-type="float">
            <text:p>33898</text:p>
          </table:table-cell>
          <table:table-cell office:value-type="float" office:value="104746" calcext:value-type="float">
            <text:p>104746</text:p>
          </table:table-cell>
          <table:table-cell office:value-type="float" office:value="101543" calcext:value-type="float">
            <text:p>101543</text:p>
          </table:table-cell>
          <table:table-cell office:value-type="float" office:value="42367859" calcext:value-type="float">
            <text:p>42367859</text:p>
          </table:table-cell>
          <table:table-cell office:value-type="float" office:value="4740654" calcext:value-type="float">
            <text:p>4740654</text:p>
          </table:table-cell>
          <table:table-cell office:value-type="float" office:value="4688662" calcext:value-type="float">
            <text:p>4688662</text:p>
          </table:table-cell>
          <table:table-cell office:value-type="float" office:value="100417820" calcext:value-type="float">
            <text:p>100417820</text:p>
          </table:table-cell>
          <table:table-cell office:value-type="float" office:value="2052070" calcext:value-type="float">
            <text:p>2052070</text:p>
          </table:table-cell>
          <table:table-cell office:value-type="float" office:value="2258180" calcext:value-type="float">
            <text:p>2258180</text:p>
          </table:table-cell>
          <table:table-cell table:formula="of:=IFERROR([.$G140]/[.$C140];&quot;&quot;)" office:value-type="float" office:value="363.139589100976" calcext:value-type="float">
            <text:p>363,139589100976</text:p>
          </table:table-cell>
          <table:table-cell table:formula="of:=IFERROR([.$J140]/[.$D140];&quot;&quot;)" office:value-type="float" office:value="2962.35235117116" calcext:value-type="float">
            <text:p>2962,35235117116</text:p>
          </table:table-cell>
          <table:table-cell table:formula="of:=IFERROR([.$H140]/[.$E140];&quot;&quot;)" office:value-type="float" office:value="45.2585683462853" calcext:value-type="float">
            <text:p>45,2585683462853</text:p>
          </table:table-cell>
          <table:table-cell table:formula="of:=IFERROR([.$K140]/([.$C140]+[.$D140]-[.$E140]);&quot;&quot;)" office:value-type="float" office:value="44.7825327892107" calcext:value-type="float">
            <text:p>44,7825327892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826" calcext:value-type="float">
            <text:p>12826</text:p>
          </table:table-cell>
          <table:table-cell office:value-type="float" office:value="710" calcext:value-type="float">
            <text:p>710</text:p>
          </table:table-cell>
          <table:table-cell office:value-type="float" office:value="285" calcext:value-type="float">
            <text:p>285</text:p>
          </table:table-cell>
          <table:table-cell office:value-type="float" office:value="359281" calcext:value-type="float">
            <text:p>359281</text:p>
          </table:table-cell>
          <table:table-cell office:value-type="float" office:value="2292" calcext:value-type="float">
            <text:p>2292</text:p>
          </table:table-cell>
          <table:table-cell office:value-type="float" office:value="2814" calcext:value-type="float">
            <text:p>2814</text:p>
          </table:table-cell>
          <table:table-cell table:formula="of:=IFERROR([.$G141]/[.$C141];&quot;&quot;)" office:value-type="float" office:value="458.071428571429" calcext:value-type="float">
            <text:p>458,071428571429</text:p>
          </table:table-cell>
          <table:table-cell table:formula="of:=IFERROR([.$J141]/[.$D141];&quot;&quot;)" office:value-type="float" office:value="5794.85483870968" calcext:value-type="float">
            <text:p>5794,85483870968</text:p>
          </table:table-cell>
          <table:table-cell table:formula="of:=IFERROR([.$H141]/[.$E141];&quot;&quot;)" office:value-type="float" office:value="33.8095238095238" calcext:value-type="float">
            <text:p>33,8095238095238</text:p>
          </table:table-cell>
          <table:table-cell table:formula="of:=IFERROR([.$K141]/([.$C141]+[.$D141]-[.$E141]);&quot;&quot;)" office:value-type="float" office:value="33.2173913043478" calcext:value-type="float">
            <text:p>33,21739130434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272" calcext:value-type="float">
            <text:p>272</text:p>
          </table:table-cell>
          <table:table-cell office:value-type="float" office:value="274496" calcext:value-type="float">
            <text:p>274496</text:p>
          </table:table-cell>
          <table:table-cell office:value-type="float" office:value="17797" calcext:value-type="float">
            <text:p>17797</text:p>
          </table:table-cell>
          <table:table-cell office:value-type="float" office:value="10477" calcext:value-type="float">
            <text:p>10477</text:p>
          </table:table-cell>
          <table:table-cell office:value-type="float" office:value="3085925" calcext:value-type="float">
            <text:p>3085925</text:p>
          </table:table-cell>
          <table:table-cell office:value-type="float" office:value="21605" calcext:value-type="float">
            <text:p>21605</text:p>
          </table:table-cell>
          <table:table-cell office:value-type="float" office:value="30043" calcext:value-type="float">
            <text:p>30043</text:p>
          </table:table-cell>
          <table:table-cell table:formula="of:=IFERROR([.$G142]/[.$C142];&quot;&quot;)" office:value-type="float" office:value="463.675675675676" calcext:value-type="float">
            <text:p>463,675675675676</text:p>
          </table:table-cell>
          <table:table-cell table:formula="of:=IFERROR([.$J142]/[.$D142];&quot;&quot;)" office:value-type="float" office:value="6483.03571428572" calcext:value-type="float">
            <text:p>6483,03571428572</text:p>
          </table:table-cell>
          <table:table-cell table:formula="of:=IFERROR([.$H142]/[.$E142];&quot;&quot;)" office:value-type="float" office:value="37.2322175732218" calcext:value-type="float">
            <text:p>37,2322175732218</text:p>
          </table:table-cell>
          <table:table-cell table:formula="of:=IFERROR([.$K142]/([.$C142]+[.$D142]-[.$E142]);&quot;&quot;)" office:value-type="float" office:value="36.6186440677966" calcext:value-type="float">
            <text:p>36,61864406779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026" calcext:value-type="float">
            <text:p>5026</text:p>
          </table:table-cell>
          <table:table-cell office:value-type="float" office:value="2778" calcext:value-type="float">
            <text:p>2778</text:p>
          </table:table-cell>
          <table:table-cell office:value-type="float" office:value="4030" calcext:value-type="float">
            <text:p>4030</text:p>
          </table:table-cell>
          <table:table-cell office:value-type="float" office:value="3074" calcext:value-type="float">
            <text:p>3074</text:p>
          </table:table-cell>
          <table:table-cell office:value-type="float" office:value="2305173" calcext:value-type="float">
            <text:p>2305173</text:p>
          </table:table-cell>
          <table:table-cell office:value-type="float" office:value="163725" calcext:value-type="float">
            <text:p>163725</text:p>
          </table:table-cell>
          <table:table-cell office:value-type="float" office:value="127959" calcext:value-type="float">
            <text:p>127959</text:p>
          </table:table-cell>
          <table:table-cell office:value-type="float" office:value="12883044" calcext:value-type="float">
            <text:p>12883044</text:p>
          </table:table-cell>
          <table:table-cell office:value-type="float" office:value="150143" calcext:value-type="float">
            <text:p>150143</text:p>
          </table:table-cell>
          <table:table-cell office:value-type="float" office:value="194623" calcext:value-type="float">
            <text:p>194623</text:p>
          </table:table-cell>
          <table:table-cell table:formula="of:=IFERROR([.$G143]/[.$C143];&quot;&quot;)" office:value-type="float" office:value="458.649621965778" calcext:value-type="float">
            <text:p>458,649621965778</text:p>
          </table:table-cell>
          <table:table-cell table:formula="of:=IFERROR([.$J143]/[.$D143];&quot;&quot;)" office:value-type="float" office:value="4637.52483801296" calcext:value-type="float">
            <text:p>4637,52483801296</text:p>
          </table:table-cell>
          <table:table-cell table:formula="of:=IFERROR([.$H143]/[.$E143];&quot;&quot;)" office:value-type="float" office:value="40.6265508684864" calcext:value-type="float">
            <text:p>40,6265508684864</text:p>
          </table:table-cell>
          <table:table-cell table:formula="of:=IFERROR([.$K143]/([.$C143]+[.$D143]-[.$E143]);&quot;&quot;)" office:value-type="float" office:value="39.7835188129306" calcext:value-type="float">
            <text:p>39,78351881293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2879" calcext:value-type="float">
            <text:p>32879</text:p>
          </table:table-cell>
          <table:table-cell office:value-type="float" office:value="12760" calcext:value-type="float">
            <text:p>12760</text:p>
          </table:table-cell>
          <table:table-cell office:value-type="float" office:value="27604" calcext:value-type="float">
            <text:p>27604</text:p>
          </table:table-cell>
          <table:table-cell office:value-type="float" office:value="24830" calcext:value-type="float">
            <text:p>24830</text:p>
          </table:table-cell>
          <table:table-cell office:value-type="float" office:value="15686655" calcext:value-type="float">
            <text:p>15686655</text:p>
          </table:table-cell>
          <table:table-cell office:value-type="float" office:value="1201760" calcext:value-type="float">
            <text:p>1201760</text:p>
          </table:table-cell>
          <table:table-cell office:value-type="float" office:value="1104066" calcext:value-type="float">
            <text:p>1104066</text:p>
          </table:table-cell>
          <table:table-cell office:value-type="float" office:value="50628780" calcext:value-type="float">
            <text:p>50628780</text:p>
          </table:table-cell>
          <table:table-cell office:value-type="float" office:value="772100" calcext:value-type="float">
            <text:p>772100</text:p>
          </table:table-cell>
          <table:table-cell office:value-type="float" office:value="920356" calcext:value-type="float">
            <text:p>920356</text:p>
          </table:table-cell>
          <table:table-cell table:formula="of:=IFERROR([.$G144]/[.$C144];&quot;&quot;)" office:value-type="float" office:value="477.102557863682" calcext:value-type="float">
            <text:p>477,102557863682</text:p>
          </table:table-cell>
          <table:table-cell table:formula="of:=IFERROR([.$J144]/[.$D144];&quot;&quot;)" office:value-type="float" office:value="3967.77272727273" calcext:value-type="float">
            <text:p>3967,77272727273</text:p>
          </table:table-cell>
          <table:table-cell table:formula="of:=IFERROR([.$H144]/[.$E144];&quot;&quot;)" office:value-type="float" office:value="43.5357194609477" calcext:value-type="float">
            <text:p>43,5357194609477</text:p>
          </table:table-cell>
          <table:table-cell table:formula="of:=IFERROR([.$K144]/([.$C144]+[.$D144]-[.$E144]);&quot;&quot;)" office:value-type="float" office:value="42.8112004435819" calcext:value-type="float">
            <text:p>42,81120044358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44284" calcext:value-type="float">
            <text:p>144284</text:p>
          </table:table-cell>
          <table:table-cell office:value-type="float" office:value="44409" calcext:value-type="float">
            <text:p>44409</text:p>
          </table:table-cell>
          <table:table-cell office:value-type="float" office:value="127018" calcext:value-type="float">
            <text:p>127018</text:p>
          </table:table-cell>
          <table:table-cell office:value-type="float" office:value="121818" calcext:value-type="float">
            <text:p>121818</text:p>
          </table:table-cell>
          <table:table-cell office:value-type="float" office:value="59935349" calcext:value-type="float">
            <text:p>59935349</text:p>
          </table:table-cell>
          <table:table-cell office:value-type="float" office:value="5911336" calcext:value-type="float">
            <text:p>5911336</text:p>
          </table:table-cell>
          <table:table-cell office:value-type="float" office:value="5781814" calcext:value-type="float">
            <text:p>5781814</text:p>
          </table:table-cell>
          <table:table-cell office:value-type="float" office:value="148678299" calcext:value-type="float">
            <text:p>148678299</text:p>
          </table:table-cell>
          <table:table-cell office:value-type="float" office:value="2836524" calcext:value-type="float">
            <text:p>2836524</text:p>
          </table:table-cell>
          <table:table-cell office:value-type="float" office:value="3165687" calcext:value-type="float">
            <text:p>3165687</text:p>
          </table:table-cell>
          <table:table-cell table:formula="of:=IFERROR([.$G145]/[.$C145];&quot;&quot;)" office:value-type="float" office:value="415.398443347842" calcext:value-type="float">
            <text:p>415,398443347842</text:p>
          </table:table-cell>
          <table:table-cell table:formula="of:=IFERROR([.$J145]/[.$D145];&quot;&quot;)" office:value-type="float" office:value="3347.93170303317" calcext:value-type="float">
            <text:p>3347,93170303317</text:p>
          </table:table-cell>
          <table:table-cell table:formula="of:=IFERROR([.$H145]/[.$E145];&quot;&quot;)" office:value-type="float" office:value="46.5393566266199" calcext:value-type="float">
            <text:p>46,5393566266199</text:p>
          </table:table-cell>
          <table:table-cell table:formula="of:=IFERROR([.$K145]/([.$C145]+[.$D145]-[.$E145]);&quot;&quot;)" office:value-type="float" office:value="45.9914714227807" calcext:value-type="float">
            <text:p>45,99147142278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257" calcext:value-type="float">
            <text:p>9257</text:p>
          </table:table-cell>
          <table:table-cell office:value-type="float" office:value="245" calcext:value-type="float">
            <text:p>245</text:p>
          </table:table-cell>
          <table:table-cell office:value-type="float" office:value="148" calcext:value-type="float">
            <text:p>148</text:p>
          </table:table-cell>
          <table:table-cell office:value-type="float" office:value="248793" calcext:value-type="float">
            <text:p>248793</text:p>
          </table:table-cell>
          <table:table-cell office:value-type="float" office:value="1337" calcext:value-type="float">
            <text:p>1337</text:p>
          </table:table-cell>
          <table:table-cell office:value-type="float" office:value="1487" calcext:value-type="float">
            <text:p>1487</text:p>
          </table:table-cell>
          <table:table-cell table:formula="of:=IFERROR([.$G146]/[.$C146];&quot;&quot;)" office:value-type="float" office:value="771.416666666667" calcext:value-type="float">
            <text:p>771,416666666667</text:p>
          </table:table-cell>
          <table:table-cell table:formula="of:=IFERROR([.$J146]/[.$D146];&quot;&quot;)" office:value-type="float" office:value="7317.44117647059" calcext:value-type="float">
            <text:p>7317,44117647059</text:p>
          </table:table-cell>
          <table:table-cell table:formula="of:=IFERROR([.$H146]/[.$E146];&quot;&quot;)" office:value-type="float" office:value="35" calcext:value-type="float">
            <text:p>35</text:p>
          </table:table-cell>
          <table:table-cell table:formula="of:=IFERROR([.$K146]/([.$C146]+[.$D146]-[.$E146]);&quot;&quot;)" office:value-type="float" office:value="34.2820512820513" calcext:value-type="float">
            <text:p>34,28205128205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62" calcext:value-type="float">
            <text:p>562</text:p>
          </table:table-cell>
          <table:table-cell office:value-type="float" office:value="506" calcext:value-type="float">
            <text:p>506</text:p>
          </table:table-cell>
          <table:table-cell office:value-type="float" office:value="444" calcext:value-type="float">
            <text:p>444</text:p>
          </table:table-cell>
          <table:table-cell office:value-type="float" office:value="220" calcext:value-type="float">
            <text:p>220</text:p>
          </table:table-cell>
          <table:table-cell office:value-type="float" office:value="317647" calcext:value-type="float">
            <text:p>317647</text:p>
          </table:table-cell>
          <table:table-cell office:value-type="float" office:value="17036" calcext:value-type="float">
            <text:p>17036</text:p>
          </table:table-cell>
          <table:table-cell office:value-type="float" office:value="8782" calcext:value-type="float">
            <text:p>8782</text:p>
          </table:table-cell>
          <table:table-cell office:value-type="float" office:value="3739357" calcext:value-type="float">
            <text:p>3739357</text:p>
          </table:table-cell>
          <table:table-cell office:value-type="float" office:value="23527" calcext:value-type="float">
            <text:p>23527</text:p>
          </table:table-cell>
          <table:table-cell office:value-type="float" office:value="32966" calcext:value-type="float">
            <text:p>32966</text:p>
          </table:table-cell>
          <table:table-cell table:formula="of:=IFERROR([.$G147]/[.$C147];&quot;&quot;)" office:value-type="float" office:value="565.208185053381" calcext:value-type="float">
            <text:p>565,208185053381</text:p>
          </table:table-cell>
          <table:table-cell table:formula="of:=IFERROR([.$J147]/[.$D147];&quot;&quot;)" office:value-type="float" office:value="7390.03359683795" calcext:value-type="float">
            <text:p>7390,03359683795</text:p>
          </table:table-cell>
          <table:table-cell table:formula="of:=IFERROR([.$H147]/[.$E147];&quot;&quot;)" office:value-type="float" office:value="38.3693693693694" calcext:value-type="float">
            <text:p>38,3693693693694</text:p>
          </table:table-cell>
          <table:table-cell table:formula="of:=IFERROR([.$K147]/([.$C147]+[.$D147]-[.$E147]);&quot;&quot;)" office:value-type="float" office:value="37.7035256410256" calcext:value-type="float">
            <text:p>37,70352564102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5096" calcext:value-type="float">
            <text:p>5096</text:p>
          </table:table-cell>
          <table:table-cell office:value-type="float" office:value="3050" calcext:value-type="float">
            <text:p>3050</text:p>
          </table:table-cell>
          <table:table-cell office:value-type="float" office:value="4045" calcext:value-type="float">
            <text:p>4045</text:p>
          </table:table-cell>
          <table:table-cell office:value-type="float" office:value="2882" calcext:value-type="float">
            <text:p>2882</text:p>
          </table:table-cell>
          <table:table-cell office:value-type="float" office:value="2665900" calcext:value-type="float">
            <text:p>2665900</text:p>
          </table:table-cell>
          <table:table-cell office:value-type="float" office:value="169287" calcext:value-type="float">
            <text:p>169287</text:p>
          </table:table-cell>
          <table:table-cell office:value-type="float" office:value="123835" calcext:value-type="float">
            <text:p>123835</text:p>
          </table:table-cell>
          <table:table-cell office:value-type="float" office:value="16206155" calcext:value-type="float">
            <text:p>16206155</text:p>
          </table:table-cell>
          <table:table-cell office:value-type="float" office:value="168444" calcext:value-type="float">
            <text:p>168444</text:p>
          </table:table-cell>
          <table:table-cell office:value-type="float" office:value="223119" calcext:value-type="float">
            <text:p>223119</text:p>
          </table:table-cell>
          <table:table-cell table:formula="of:=IFERROR([.$G148]/[.$C148];&quot;&quot;)" office:value-type="float" office:value="523.13579277865" calcext:value-type="float">
            <text:p>523,13579277865</text:p>
          </table:table-cell>
          <table:table-cell table:formula="of:=IFERROR([.$J148]/[.$D148];&quot;&quot;)" office:value-type="float" office:value="5313.49344262295" calcext:value-type="float">
            <text:p>5313,49344262295</text:p>
          </table:table-cell>
          <table:table-cell table:formula="of:=IFERROR([.$H148]/[.$E148];&quot;&quot;)" office:value-type="float" office:value="41.8509270704574" calcext:value-type="float">
            <text:p>41,8509270704574</text:p>
          </table:table-cell>
          <table:table-cell table:formula="of:=IFERROR([.$K148]/([.$C148]+[.$D148]-[.$E148]);&quot;&quot;)" office:value-type="float" office:value="41.0738844184345" calcext:value-type="float">
            <text:p>41,07388441843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6353" calcext:value-type="float">
            <text:p>36353</text:p>
          </table:table-cell>
          <table:table-cell office:value-type="float" office:value="15157" calcext:value-type="float">
            <text:p>15157</text:p>
          </table:table-cell>
          <table:table-cell office:value-type="float" office:value="29482" calcext:value-type="float">
            <text:p>29482</text:p>
          </table:table-cell>
          <table:table-cell office:value-type="float" office:value="25699" calcext:value-type="float">
            <text:p>25699</text:p>
          </table:table-cell>
          <table:table-cell office:value-type="float" office:value="19251107" calcext:value-type="float">
            <text:p>19251107</text:p>
          </table:table-cell>
          <table:table-cell office:value-type="float" office:value="1321815" calcext:value-type="float">
            <text:p>1321815</text:p>
          </table:table-cell>
          <table:table-cell office:value-type="float" office:value="1176584" calcext:value-type="float">
            <text:p>1176584</text:p>
          </table:table-cell>
          <table:table-cell office:value-type="float" office:value="66657290" calcext:value-type="float">
            <text:p>66657290</text:p>
          </table:table-cell>
          <table:table-cell office:value-type="float" office:value="970169" calcext:value-type="float">
            <text:p>970169</text:p>
          </table:table-cell>
          <table:table-cell office:value-type="float" office:value="1174241" calcext:value-type="float">
            <text:p>1174241</text:p>
          </table:table-cell>
          <table:table-cell table:formula="of:=IFERROR([.$G149]/[.$C149];&quot;&quot;)" office:value-type="float" office:value="529.560338899128" calcext:value-type="float">
            <text:p>529,560338899128</text:p>
          </table:table-cell>
          <table:table-cell table:formula="of:=IFERROR([.$J149]/[.$D149];&quot;&quot;)" office:value-type="float" office:value="4397.7891403312" calcext:value-type="float">
            <text:p>4397,7891403312</text:p>
          </table:table-cell>
          <table:table-cell table:formula="of:=IFERROR([.$H149]/[.$E149];&quot;&quot;)" office:value-type="float" office:value="44.8346448680551" calcext:value-type="float">
            <text:p>44,8346448680551</text:p>
          </table:table-cell>
          <table:table-cell table:formula="of:=IFERROR([.$K149]/([.$C149]+[.$D149]-[.$E149]);&quot;&quot;)" office:value-type="float" office:value="44.0425367713819" calcext:value-type="float">
            <text:p>44,04253677138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4735" calcext:value-type="float">
            <text:p>174735</text:p>
          </table:table-cell>
          <table:table-cell office:value-type="float" office:value="56834" calcext:value-type="float">
            <text:p>56834</text:p>
          </table:table-cell>
          <table:table-cell office:value-type="float" office:value="150278" calcext:value-type="float">
            <text:p>150278</text:p>
          </table:table-cell>
          <table:table-cell office:value-type="float" office:value="142070" calcext:value-type="float">
            <text:p>142070</text:p>
          </table:table-cell>
          <table:table-cell office:value-type="float" office:value="82953145" calcext:value-type="float">
            <text:p>82953145</text:p>
          </table:table-cell>
          <table:table-cell office:value-type="float" office:value="7188032" calcext:value-type="float">
            <text:p>7188032</text:p>
          </table:table-cell>
          <table:table-cell office:value-type="float" office:value="6926912" calcext:value-type="float">
            <text:p>6926912</text:p>
          </table:table-cell>
          <table:table-cell office:value-type="float" office:value="213054855" calcext:value-type="float">
            <text:p>213054855</text:p>
          </table:table-cell>
          <table:table-cell office:value-type="float" office:value="3837715" calcext:value-type="float">
            <text:p>3837715</text:p>
          </table:table-cell>
          <table:table-cell office:value-type="float" office:value="4351198" calcext:value-type="float">
            <text:p>4351198</text:p>
          </table:table-cell>
          <table:table-cell table:formula="of:=IFERROR([.$G150]/[.$C150];&quot;&quot;)" office:value-type="float" office:value="474.736858671703" calcext:value-type="float">
            <text:p>474,736858671703</text:p>
          </table:table-cell>
          <table:table-cell table:formula="of:=IFERROR([.$J150]/[.$D150];&quot;&quot;)" office:value-type="float" office:value="3748.72180384981" calcext:value-type="float">
            <text:p>3748,72180384981</text:p>
          </table:table-cell>
          <table:table-cell table:formula="of:=IFERROR([.$H150]/[.$E150];&quot;&quot;)" office:value-type="float" office:value="47.8315654986092" calcext:value-type="float">
            <text:p>47,8315654986092</text:p>
          </table:table-cell>
          <table:table-cell table:formula="of:=IFERROR([.$K150]/([.$C150]+[.$D150]-[.$E150]);&quot;&quot;)" office:value-type="float" office:value="47.2095926978386" calcext:value-type="float">
            <text:p>47,20959269783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4714" calcext:value-type="float">
            <text:p>174714</text:p>
          </table:table-cell>
          <table:table-cell office:value-type="float" office:value="629" calcext:value-type="float">
            <text:p>629</text:p>
          </table:table-cell>
          <table:table-cell office:value-type="float" office:value="644" calcext:value-type="float">
            <text:p>644</text:p>
          </table:table-cell>
          <table:table-cell table:formula="of:=IFERROR([.$G151]/[.$C151];&quot;&quot;)">
            <text:p/>
          </table:table-cell>
          <table:table-cell table:formula="of:=IFERROR([.$J151]/[.$D151];&quot;&quot;)" office:value-type="float" office:value="11647.6" calcext:value-type="float">
            <text:p>11647,6</text:p>
          </table:table-cell>
          <table:table-cell table:formula="of:=IFERROR([.$H151]/[.$E151];&quot;&quot;)">
            <text:p/>
          </table:table-cell>
          <table:table-cell table:formula="of:=IFERROR([.$K151]/([.$C151]+[.$D151]-[.$E151]);&quot;&quot;)" office:value-type="float" office:value="41.9333333333333" calcext:value-type="float">
            <text:p>41,9333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16" calcext:value-type="float">
            <text:p>516</text:p>
          </table:table-cell>
          <table:table-cell office:value-type="float" office:value="544" calcext:value-type="float">
            <text:p>544</text:p>
          </table:table-cell>
          <table:table-cell office:value-type="float" office:value="408" calcext:value-type="float">
            <text:p>408</text:p>
          </table:table-cell>
          <table:table-cell office:value-type="float" office:value="177" calcext:value-type="float">
            <text:p>177</text:p>
          </table:table-cell>
          <table:table-cell office:value-type="float" office:value="310443" calcext:value-type="float">
            <text:p>310443</text:p>
          </table:table-cell>
          <table:table-cell office:value-type="float" office:value="18731" calcext:value-type="float">
            <text:p>18731</text:p>
          </table:table-cell>
          <table:table-cell office:value-type="float" office:value="8280" calcext:value-type="float">
            <text:p>8280</text:p>
          </table:table-cell>
          <table:table-cell office:value-type="float" office:value="4313452" calcext:value-type="float">
            <text:p>4313452</text:p>
          </table:table-cell>
          <table:table-cell office:value-type="float" office:value="29509" calcext:value-type="float">
            <text:p>29509</text:p>
          </table:table-cell>
          <table:table-cell office:value-type="float" office:value="40291" calcext:value-type="float">
            <text:p>40291</text:p>
          </table:table-cell>
          <table:table-cell table:formula="of:=IFERROR([.$G152]/[.$C152];&quot;&quot;)" office:value-type="float" office:value="601.633720930233" calcext:value-type="float">
            <text:p>601,633720930233</text:p>
          </table:table-cell>
          <table:table-cell table:formula="of:=IFERROR([.$J152]/[.$D152];&quot;&quot;)" office:value-type="float" office:value="7929.13970588235" calcext:value-type="float">
            <text:p>7929,13970588235</text:p>
          </table:table-cell>
          <table:table-cell table:formula="of:=IFERROR([.$H152]/[.$E152];&quot;&quot;)" office:value-type="float" office:value="45.9093137254902" calcext:value-type="float">
            <text:p>45,9093137254902</text:p>
          </table:table-cell>
          <table:table-cell table:formula="of:=IFERROR([.$K152]/([.$C152]+[.$D152]-[.$E152]);&quot;&quot;)" office:value-type="float" office:value="45.2592024539877" calcext:value-type="float">
            <text:p>45,25920245398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106" calcext:value-type="float">
            <text:p>5106</text:p>
          </table:table-cell>
          <table:table-cell office:value-type="float" office:value="3342" calcext:value-type="float">
            <text:p>3342</text:p>
          </table:table-cell>
          <table:table-cell office:value-type="float" office:value="4018" calcext:value-type="float">
            <text:p>4018</text:p>
          </table:table-cell>
          <table:table-cell office:value-type="float" office:value="2652" calcext:value-type="float">
            <text:p>2652</text:p>
          </table:table-cell>
          <table:table-cell office:value-type="float" office:value="2908290" calcext:value-type="float">
            <text:p>2908290</text:p>
          </table:table-cell>
          <table:table-cell office:value-type="float" office:value="196213" calcext:value-type="float">
            <text:p>196213</text:p>
          </table:table-cell>
          <table:table-cell office:value-type="float" office:value="131802" calcext:value-type="float">
            <text:p>131802</text:p>
          </table:table-cell>
          <table:table-cell office:value-type="float" office:value="20471730" calcext:value-type="float">
            <text:p>20471730</text:p>
          </table:table-cell>
          <table:table-cell office:value-type="float" office:value="213484" calcext:value-type="float">
            <text:p>213484</text:p>
          </table:table-cell>
          <table:table-cell office:value-type="float" office:value="284563" calcext:value-type="float">
            <text:p>284563</text:p>
          </table:table-cell>
          <table:table-cell table:formula="of:=IFERROR([.$G153]/[.$C153];&quot;&quot;)" office:value-type="float" office:value="569.582843713279" calcext:value-type="float">
            <text:p>569,582843713279</text:p>
          </table:table-cell>
          <table:table-cell table:formula="of:=IFERROR([.$J153]/[.$D153];&quot;&quot;)" office:value-type="float" office:value="6125.59245960503" calcext:value-type="float">
            <text:p>6125,59245960503</text:p>
          </table:table-cell>
          <table:table-cell table:formula="of:=IFERROR([.$H153]/[.$E153];&quot;&quot;)" office:value-type="float" office:value="48.8334992533599" calcext:value-type="float">
            <text:p>48,8334992533599</text:p>
          </table:table-cell>
          <table:table-cell table:formula="of:=IFERROR([.$K153]/([.$C153]+[.$D153]-[.$E153]);&quot;&quot;)" office:value-type="float" office:value="48.1905191873589" calcext:value-type="float">
            <text:p>48,19051918735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9276" calcext:value-type="float">
            <text:p>39276</text:p>
          </table:table-cell>
          <table:table-cell office:value-type="float" office:value="17873" calcext:value-type="float">
            <text:p>17873</text:p>
          </table:table-cell>
          <table:table-cell office:value-type="float" office:value="31019" calcext:value-type="float">
            <text:p>31019</text:p>
          </table:table-cell>
          <table:table-cell office:value-type="float" office:value="25935" calcext:value-type="float">
            <text:p>25935</text:p>
          </table:table-cell>
          <table:table-cell office:value-type="float" office:value="22973098" calcext:value-type="float">
            <text:p>22973098</text:p>
          </table:table-cell>
          <table:table-cell office:value-type="float" office:value="1583074" calcext:value-type="float">
            <text:p>1583074</text:p>
          </table:table-cell>
          <table:table-cell office:value-type="float" office:value="1347857" calcext:value-type="float">
            <text:p>1347857</text:p>
          </table:table-cell>
          <table:table-cell office:value-type="float" office:value="87085841" calcext:value-type="float">
            <text:p>87085841</text:p>
          </table:table-cell>
          <table:table-cell office:value-type="float" office:value="1320538" calcext:value-type="float">
            <text:p>1320538</text:p>
          </table:table-cell>
          <table:table-cell office:value-type="float" office:value="1612773" calcext:value-type="float">
            <text:p>1612773</text:p>
          </table:table-cell>
          <table:table-cell table:formula="of:=IFERROR([.$G154]/[.$C154];&quot;&quot;)" office:value-type="float" office:value="584.914400651798" calcext:value-type="float">
            <text:p>584,914400651798</text:p>
          </table:table-cell>
          <table:table-cell table:formula="of:=IFERROR([.$J154]/[.$D154];&quot;&quot;)" office:value-type="float" office:value="4872.48033346388" calcext:value-type="float">
            <text:p>4872,48033346388</text:p>
          </table:table-cell>
          <table:table-cell table:formula="of:=IFERROR([.$H154]/[.$E154];&quot;&quot;)" office:value-type="float" office:value="51.0356233276379" calcext:value-type="float">
            <text:p>51,0356233276379</text:p>
          </table:table-cell>
          <table:table-cell table:formula="of:=IFERROR([.$K154]/([.$C154]+[.$D154]-[.$E154]);&quot;&quot;)" office:value-type="float" office:value="50.5372368924608" calcext:value-type="float">
            <text:p>50,53723689246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6653" calcext:value-type="float">
            <text:p>206653</text:p>
          </table:table-cell>
          <table:table-cell office:value-type="float" office:value="71526" calcext:value-type="float">
            <text:p>71526</text:p>
          </table:table-cell>
          <table:table-cell office:value-type="float" office:value="173225" calcext:value-type="float">
            <text:p>173225</text:p>
          </table:table-cell>
          <table:table-cell office:value-type="float" office:value="160861" calcext:value-type="float">
            <text:p>160861</text:p>
          </table:table-cell>
          <table:table-cell office:value-type="float" office:value="110962021" calcext:value-type="float">
            <text:p>110962021</text:p>
          </table:table-cell>
          <table:table-cell office:value-type="float" office:value="9159683" calcext:value-type="float">
            <text:p>9159683</text:p>
          </table:table-cell>
          <table:table-cell office:value-type="float" office:value="8669912" calcext:value-type="float">
            <text:p>8669912</text:p>
          </table:table-cell>
          <table:table-cell office:value-type="float" office:value="297859670" calcext:value-type="float">
            <text:p>297859670</text:p>
          </table:table-cell>
          <table:table-cell office:value-type="float" office:value="5549239" calcext:value-type="float">
            <text:p>5549239</text:p>
          </table:table-cell>
          <table:table-cell office:value-type="float" office:value="6313176" calcext:value-type="float">
            <text:p>6313176</text:p>
          </table:table-cell>
          <table:table-cell table:formula="of:=IFERROR([.$G155]/[.$C155];&quot;&quot;)" office:value-type="float" office:value="536.948512724229" calcext:value-type="float">
            <text:p>536,948512724229</text:p>
          </table:table-cell>
          <table:table-cell table:formula="of:=IFERROR([.$J155]/[.$D155];&quot;&quot;)" office:value-type="float" office:value="4164.35519950787" calcext:value-type="float">
            <text:p>4164,35519950787</text:p>
          </table:table-cell>
          <table:table-cell table:formula="of:=IFERROR([.$H155]/[.$E155];&quot;&quot;)" office:value-type="float" office:value="52.877373358349" calcext:value-type="float">
            <text:p>52,877373358349</text:p>
          </table:table-cell>
          <table:table-cell table:formula="of:=IFERROR([.$K155]/([.$C155]+[.$D155]-[.$E155]);&quot;&quot;)" office:value-type="float" office:value="52.8730586733236" calcext:value-type="float">
            <text:p>52,87305867332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41" calcext:value-type="float">
            <text:p>441</text:p>
          </table:table-cell>
          <table:table-cell office:value-type="float" office:value="506" calcext:value-type="float">
            <text:p>506</text:p>
          </table:table-cell>
          <table:table-cell office:value-type="float" office:value="340" calcext:value-type="float">
            <text:p>340</text:p>
          </table:table-cell>
          <table:table-cell office:value-type="float" office:value="133" calcext:value-type="float">
            <text:p>133</text:p>
          </table:table-cell>
          <table:table-cell office:value-type="float" office:value="289123" calcext:value-type="float">
            <text:p>289123</text:p>
          </table:table-cell>
          <table:table-cell office:value-type="float" office:value="16057" calcext:value-type="float">
            <text:p>16057</text:p>
          </table:table-cell>
          <table:table-cell office:value-type="float" office:value="6397" calcext:value-type="float">
            <text:p>6397</text:p>
          </table:table-cell>
          <table:table-cell office:value-type="float" office:value="3993184" calcext:value-type="float">
            <text:p>3993184</text:p>
          </table:table-cell>
          <table:table-cell office:value-type="float" office:value="28098" calcext:value-type="float">
            <text:p>28098</text:p>
          </table:table-cell>
          <table:table-cell office:value-type="float" office:value="38066" calcext:value-type="float">
            <text:p>38066</text:p>
          </table:table-cell>
          <table:table-cell table:formula="of:=IFERROR([.$G156]/[.$C156];&quot;&quot;)" office:value-type="float" office:value="655.607709750567" calcext:value-type="float">
            <text:p>655,607709750567</text:p>
          </table:table-cell>
          <table:table-cell table:formula="of:=IFERROR([.$J156]/[.$D156];&quot;&quot;)" office:value-type="float" office:value="7891.66798418972" calcext:value-type="float">
            <text:p>7891,66798418972</text:p>
          </table:table-cell>
          <table:table-cell table:formula="of:=IFERROR([.$H156]/[.$E156];&quot;&quot;)" office:value-type="float" office:value="47.2264705882353" calcext:value-type="float">
            <text:p>47,2264705882353</text:p>
          </table:table-cell>
          <table:table-cell table:formula="of:=IFERROR([.$K156]/([.$C156]+[.$D156]-[.$E156]);&quot;&quot;)" office:value-type="float" office:value="46.2899505766063" calcext:value-type="float">
            <text:p>46,28995057660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5186" calcext:value-type="float">
            <text:p>5186</text:p>
          </table:table-cell>
          <table:table-cell office:value-type="float" office:value="3516" calcext:value-type="float">
            <text:p>3516</text:p>
          </table:table-cell>
          <table:table-cell office:value-type="float" office:value="3991" calcext:value-type="float">
            <text:p>3991</text:p>
          </table:table-cell>
          <table:table-cell office:value-type="float" office:value="2453" calcext:value-type="float">
            <text:p>2453</text:p>
          </table:table-cell>
          <table:table-cell office:value-type="float" office:value="3340253" calcext:value-type="float">
            <text:p>3340253</text:p>
          </table:table-cell>
          <table:table-cell office:value-type="float" office:value="200570" calcext:value-type="float">
            <text:p>200570</text:p>
          </table:table-cell>
          <table:table-cell office:value-type="float" office:value="125267" calcext:value-type="float">
            <text:p>125267</text:p>
          </table:table-cell>
          <table:table-cell office:value-type="float" office:value="23322173" calcext:value-type="float">
            <text:p>23322173</text:p>
          </table:table-cell>
          <table:table-cell office:value-type="float" office:value="233589" calcext:value-type="float">
            <text:p>233589</text:p>
          </table:table-cell>
          <table:table-cell office:value-type="float" office:value="314283" calcext:value-type="float">
            <text:p>314283</text:p>
          </table:table-cell>
          <table:table-cell table:formula="of:=IFERROR([.$G157]/[.$C157];&quot;&quot;)" office:value-type="float" office:value="644.090435788662" calcext:value-type="float">
            <text:p>644,090435788662</text:p>
          </table:table-cell>
          <table:table-cell table:formula="of:=IFERROR([.$J157]/[.$D157];&quot;&quot;)" office:value-type="float" office:value="6633.15500568828" calcext:value-type="float">
            <text:p>6633,15500568828</text:p>
          </table:table-cell>
          <table:table-cell table:formula="of:=IFERROR([.$H157]/[.$E157];&quot;&quot;)" office:value-type="float" office:value="50.2555750438487" calcext:value-type="float">
            <text:p>50,2555750438487</text:p>
          </table:table-cell>
          <table:table-cell table:formula="of:=IFERROR([.$K157]/([.$C157]+[.$D157]-[.$E157]);&quot;&quot;)" office:value-type="float" office:value="49.5837401825515" calcext:value-type="float">
            <text:p>49,58374018255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1494" calcext:value-type="float">
            <text:p>41494</text:p>
          </table:table-cell>
          <table:table-cell office:value-type="float" office:value="20324" calcext:value-type="float">
            <text:p>20324</text:p>
          </table:table-cell>
          <table:table-cell office:value-type="float" office:value="31920" calcext:value-type="float">
            <text:p>31920</text:p>
          </table:table-cell>
          <table:table-cell office:value-type="float" office:value="25431" calcext:value-type="float">
            <text:p>25431</text:p>
          </table:table-cell>
          <table:table-cell office:value-type="float" office:value="26533974" calcext:value-type="float">
            <text:p>26533974</text:p>
          </table:table-cell>
          <table:table-cell office:value-type="float" office:value="1677372" calcext:value-type="float">
            <text:p>1677372</text:p>
          </table:table-cell>
          <table:table-cell office:value-type="float" office:value="1357581" calcext:value-type="float">
            <text:p>1357581</text:p>
          </table:table-cell>
          <table:table-cell office:value-type="float" office:value="107162023" calcext:value-type="float">
            <text:p>107162023</text:p>
          </table:table-cell>
          <table:table-cell office:value-type="float" office:value="1553701" calcext:value-type="float">
            <text:p>1553701</text:p>
          </table:table-cell>
          <table:table-cell office:value-type="float" office:value="1931195" calcext:value-type="float">
            <text:p>1931195</text:p>
          </table:table-cell>
          <table:table-cell table:formula="of:=IFERROR([.$G158]/[.$C158];&quot;&quot;)" office:value-type="float" office:value="639.46532028727" calcext:value-type="float">
            <text:p>639,46532028727</text:p>
          </table:table-cell>
          <table:table-cell table:formula="of:=IFERROR([.$J158]/[.$D158];&quot;&quot;)" office:value-type="float" office:value="5272.68367447353" calcext:value-type="float">
            <text:p>5272,68367447353</text:p>
          </table:table-cell>
          <table:table-cell table:formula="of:=IFERROR([.$H158]/[.$E158];&quot;&quot;)" office:value-type="float" office:value="52.5492481203008" calcext:value-type="float">
            <text:p>52,5492481203008</text:p>
          </table:table-cell>
          <table:table-cell table:formula="of:=IFERROR([.$K158]/([.$C158]+[.$D158]-[.$E158]);&quot;&quot;)" office:value-type="float" office:value="51.966720181952" calcext:value-type="float">
            <text:p>51,9667201819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39698" calcext:value-type="float">
            <text:p>239698</text:p>
          </table:table-cell>
          <table:table-cell office:value-type="float" office:value="88060" calcext:value-type="float">
            <text:p>88060</text:p>
          </table:table-cell>
          <table:table-cell office:value-type="float" office:value="195653" calcext:value-type="float">
            <text:p>195653</text:p>
          </table:table-cell>
          <table:table-cell office:value-type="float" office:value="177454" calcext:value-type="float">
            <text:p>177454</text:p>
          </table:table-cell>
          <table:table-cell office:value-type="float" office:value="144935515" calcext:value-type="float">
            <text:p>144935515</text:p>
          </table:table-cell>
          <table:table-cell office:value-type="float" office:value="10641409" calcext:value-type="float">
            <text:p>10641409</text:p>
          </table:table-cell>
          <table:table-cell office:value-type="float" office:value="9816421" calcext:value-type="float">
            <text:p>9816421</text:p>
          </table:table-cell>
          <table:table-cell office:value-type="float" office:value="404966284" calcext:value-type="float">
            <text:p>404966284</text:p>
          </table:table-cell>
          <table:table-cell office:value-type="float" office:value="7178833" calcext:value-type="float">
            <text:p>7178833</text:p>
          </table:table-cell>
          <table:table-cell office:value-type="float" office:value="8314732" calcext:value-type="float">
            <text:p>8314732</text:p>
          </table:table-cell>
          <table:table-cell table:formula="of:=IFERROR([.$G159]/[.$C159];&quot;&quot;)" office:value-type="float" office:value="604.658841542274" calcext:value-type="float">
            <text:p>604,658841542274</text:p>
          </table:table-cell>
          <table:table-cell table:formula="of:=IFERROR([.$J159]/[.$D159];&quot;&quot;)" office:value-type="float" office:value="4598.75407676584" calcext:value-type="float">
            <text:p>4598,75407676584</text:p>
          </table:table-cell>
          <table:table-cell table:formula="of:=IFERROR([.$H159]/[.$E159];&quot;&quot;)" office:value-type="float" office:value="54.3891941345137" calcext:value-type="float">
            <text:p>54,3891941345137</text:p>
          </table:table-cell>
          <table:table-cell table:formula="of:=IFERROR([.$K159]/([.$C159]+[.$D159]-[.$E159]);&quot;&quot;)" office:value-type="float" office:value="54.341871995761" calcext:value-type="float">
            <text:p>54,3418719957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464" calcext:value-type="float">
            <text:p>464</text:p>
          </table:table-cell>
          <table:table-cell office:value-type="float" office:value="242" calcext:value-type="float">
            <text:p>242</text:p>
          </table:table-cell>
          <table:table-cell office:value-type="float" office:value="89" calcext:value-type="float">
            <text:p>89</text:p>
          </table:table-cell>
          <table:table-cell office:value-type="float" office:value="216648" calcext:value-type="float">
            <text:p>216648</text:p>
          </table:table-cell>
          <table:table-cell office:value-type="float" office:value="8918" calcext:value-type="float">
            <text:p>8918</text:p>
          </table:table-cell>
          <table:table-cell office:value-type="float" office:value="3377" calcext:value-type="float">
            <text:p>3377</text:p>
          </table:table-cell>
          <table:table-cell office:value-type="float" office:value="3679797" calcext:value-type="float">
            <text:p>3679797</text:p>
          </table:table-cell>
          <table:table-cell office:value-type="float" office:value="20435" calcext:value-type="float">
            <text:p>20435</text:p>
          </table:table-cell>
          <table:table-cell office:value-type="float" office:value="26460" calcext:value-type="float">
            <text:p>26460</text:p>
          </table:table-cell>
          <table:table-cell table:formula="of:=IFERROR([.$G160]/[.$C160];&quot;&quot;)" office:value-type="float" office:value="639.079646017699" calcext:value-type="float">
            <text:p>639,079646017699</text:p>
          </table:table-cell>
          <table:table-cell table:formula="of:=IFERROR([.$J160]/[.$D160];&quot;&quot;)" office:value-type="float" office:value="7930.59698275862" calcext:value-type="float">
            <text:p>7930,59698275862</text:p>
          </table:table-cell>
          <table:table-cell table:formula="of:=IFERROR([.$H160]/[.$E160];&quot;&quot;)" office:value-type="float" office:value="36.8512396694215" calcext:value-type="float">
            <text:p>36,8512396694215</text:p>
          </table:table-cell>
          <table:table-cell table:formula="of:=IFERROR([.$K160]/([.$C160]+[.$D160]-[.$E160]);&quot;&quot;)" office:value-type="float" office:value="36.4260249554367" calcext:value-type="float">
            <text:p>36,42602495543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113" calcext:value-type="float">
            <text:p>5113</text:p>
          </table:table-cell>
          <table:table-cell office:value-type="float" office:value="3913" calcext:value-type="float">
            <text:p>3913</text:p>
          </table:table-cell>
          <table:table-cell office:value-type="float" office:value="3816" calcext:value-type="float">
            <text:p>3816</text:p>
          </table:table-cell>
          <table:table-cell office:value-type="float" office:value="2149" calcext:value-type="float">
            <text:p>2149</text:p>
          </table:table-cell>
          <table:table-cell office:value-type="float" office:value="3743714" calcext:value-type="float">
            <text:p>3743714</text:p>
          </table:table-cell>
          <table:table-cell office:value-type="float" office:value="150955" calcext:value-type="float">
            <text:p>150955</text:p>
          </table:table-cell>
          <table:table-cell office:value-type="float" office:value="86698" calcext:value-type="float">
            <text:p>86698</text:p>
          </table:table-cell>
          <table:table-cell office:value-type="float" office:value="29277179" calcext:value-type="float">
            <text:p>29277179</text:p>
          </table:table-cell>
          <table:table-cell office:value-type="float" office:value="203898" calcext:value-type="float">
            <text:p>203898</text:p>
          </table:table-cell>
          <table:table-cell office:value-type="float" office:value="275026" calcext:value-type="float">
            <text:p>275026</text:p>
          </table:table-cell>
          <table:table-cell table:formula="of:=IFERROR([.$G161]/[.$C161];&quot;&quot;)" office:value-type="float" office:value="732.195188734598" calcext:value-type="float">
            <text:p>732,195188734598</text:p>
          </table:table-cell>
          <table:table-cell table:formula="of:=IFERROR([.$J161]/[.$D161];&quot;&quot;)" office:value-type="float" office:value="7482.02887809865" calcext:value-type="float">
            <text:p>7482,02887809865</text:p>
          </table:table-cell>
          <table:table-cell table:formula="of:=IFERROR([.$H161]/[.$E161];&quot;&quot;)" office:value-type="float" office:value="39.5584381551363" calcext:value-type="float">
            <text:p>39,5584381551363</text:p>
          </table:table-cell>
          <table:table-cell table:formula="of:=IFERROR([.$K161]/([.$C161]+[.$D161]-[.$E161]);&quot;&quot;)" office:value-type="float" office:value="39.1358925143954" calcext:value-type="float">
            <text:p>39,13589251439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2939" calcext:value-type="float">
            <text:p>42939</text:p>
          </table:table-cell>
          <table:table-cell office:value-type="float" office:value="23117" calcext:value-type="float">
            <text:p>23117</text:p>
          </table:table-cell>
          <table:table-cell office:value-type="float" office:value="32351" calcext:value-type="float">
            <text:p>32351</text:p>
          </table:table-cell>
          <table:table-cell office:value-type="float" office:value="24352" calcext:value-type="float">
            <text:p>24352</text:p>
          </table:table-cell>
          <table:table-cell office:value-type="float" office:value="30401814" calcext:value-type="float">
            <text:p>30401814</text:p>
          </table:table-cell>
          <table:table-cell office:value-type="float" office:value="1370802" calcext:value-type="float">
            <text:p>1370802</text:p>
          </table:table-cell>
          <table:table-cell office:value-type="float" office:value="1053129" calcext:value-type="float">
            <text:p>1053129</text:p>
          </table:table-cell>
          <table:table-cell office:value-type="float" office:value="134766752" calcext:value-type="float">
            <text:p>134766752</text:p>
          </table:table-cell>
          <table:table-cell office:value-type="float" office:value="1414598" calcext:value-type="float">
            <text:p>1414598</text:p>
          </table:table-cell>
          <table:table-cell office:value-type="float" office:value="1795338" calcext:value-type="float">
            <text:p>1795338</text:p>
          </table:table-cell>
          <table:table-cell table:formula="of:=IFERROR([.$G162]/[.$C162];&quot;&quot;)" office:value-type="float" office:value="708.02333542933" calcext:value-type="float">
            <text:p>708,02333542933</text:p>
          </table:table-cell>
          <table:table-cell table:formula="of:=IFERROR([.$J162]/[.$D162];&quot;&quot;)" office:value-type="float" office:value="5829.76822252022" calcext:value-type="float">
            <text:p>5829,76822252022</text:p>
          </table:table-cell>
          <table:table-cell table:formula="of:=IFERROR([.$H162]/[.$E162];&quot;&quot;)" office:value-type="float" office:value="42.3727860035239" calcext:value-type="float">
            <text:p>42,3727860035239</text:p>
          </table:table-cell>
          <table:table-cell table:formula="of:=IFERROR([.$K162]/([.$C162]+[.$D162]-[.$E162]);&quot;&quot;)" office:value-type="float" office:value="41.9699747811897" calcext:value-type="float">
            <text:p>41,96997478118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72284" calcext:value-type="float">
            <text:p>272284</text:p>
          </table:table-cell>
          <table:table-cell office:value-type="float" office:value="106335" calcext:value-type="float">
            <text:p>106335</text:p>
          </table:table-cell>
          <table:table-cell office:value-type="float" office:value="215447" calcext:value-type="float">
            <text:p>215447</text:p>
          </table:table-cell>
          <table:table-cell office:value-type="float" office:value="190256" calcext:value-type="float">
            <text:p>190256</text:p>
          </table:table-cell>
          <table:table-cell office:value-type="float" office:value="183550928" calcext:value-type="float">
            <text:p>183550928</text:p>
          </table:table-cell>
          <table:table-cell office:value-type="float" office:value="9742802" calcext:value-type="float">
            <text:p>9742802</text:p>
          </table:table-cell>
          <table:table-cell office:value-type="float" office:value="8771650" calcext:value-type="float">
            <text:p>8771650</text:p>
          </table:table-cell>
          <table:table-cell office:value-type="float" office:value="534722243" calcext:value-type="float">
            <text:p>534722243</text:p>
          </table:table-cell>
          <table:table-cell office:value-type="float" office:value="7322749" calcext:value-type="float">
            <text:p>7322749</text:p>
          </table:table-cell>
          <table:table-cell office:value-type="float" office:value="8678061" calcext:value-type="float">
            <text:p>8678061</text:p>
          </table:table-cell>
          <table:table-cell table:formula="of:=IFERROR([.$G163]/[.$C163];&quot;&quot;)" office:value-type="float" office:value="674.115732103245" calcext:value-type="float">
            <text:p>674,115732103245</text:p>
          </table:table-cell>
          <table:table-cell table:formula="of:=IFERROR([.$J163]/[.$D163];&quot;&quot;)" office:value-type="float" office:value="5028.65700851084" calcext:value-type="float">
            <text:p>5028,65700851084</text:p>
          </table:table-cell>
          <table:table-cell table:formula="of:=IFERROR([.$H163]/[.$E163];&quot;&quot;)" office:value-type="float" office:value="45.2213398190738" calcext:value-type="float">
            <text:p>45,2213398190738</text:p>
          </table:table-cell>
          <table:table-cell table:formula="of:=IFERROR([.$K163]/([.$C163]+[.$D163]-[.$E163]);&quot;&quot;)" office:value-type="float" office:value="44.8774851077391" calcext:value-type="float">
            <text:p>44,87748510773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401" calcext:value-type="float">
            <text:p>401</text:p>
          </table:table-cell>
          <table:table-cell office:value-type="float" office:value="128" calcext:value-type="float">
            <text:p>128</text:p>
          </table:table-cell>
          <table:table-cell office:value-type="float" office:value="54" calcext:value-type="float">
            <text:p>54</text:p>
          </table:table-cell>
          <table:table-cell office:value-type="float" office:value="149551" calcext:value-type="float">
            <text:p>149551</text:p>
          </table:table-cell>
          <table:table-cell office:value-type="float" office:value="4821" calcext:value-type="float">
            <text:p>4821</text:p>
          </table:table-cell>
          <table:table-cell office:value-type="float" office:value="2101" calcext:value-type="float">
            <text:p>2101</text:p>
          </table:table-cell>
          <table:table-cell office:value-type="float" office:value="3001044" calcext:value-type="float">
            <text:p>3001044</text:p>
          </table:table-cell>
          <table:table-cell office:value-type="float" office:value="17162" calcext:value-type="float">
            <text:p>17162</text:p>
          </table:table-cell>
          <table:table-cell office:value-type="float" office:value="20143" calcext:value-type="float">
            <text:p>20143</text:p>
          </table:table-cell>
          <table:table-cell table:formula="of:=IFERROR([.$G164]/[.$C164];&quot;&quot;)" office:value-type="float" office:value="808.383783783784" calcext:value-type="float">
            <text:p>808,383783783784</text:p>
          </table:table-cell>
          <table:table-cell table:formula="of:=IFERROR([.$J164]/[.$D164];&quot;&quot;)" office:value-type="float" office:value="7483.90024937656" calcext:value-type="float">
            <text:p>7483,90024937656</text:p>
          </table:table-cell>
          <table:table-cell table:formula="of:=IFERROR([.$H164]/[.$E164];&quot;&quot;)" office:value-type="float" office:value="37.6640625" calcext:value-type="float">
            <text:p>37,6640625</text:p>
          </table:table-cell>
          <table:table-cell table:formula="of:=IFERROR([.$K164]/([.$C164]+[.$D164]-[.$E164]);&quot;&quot;)" office:value-type="float" office:value="37.471615720524" calcext:value-type="float">
            <text:p>37,4716157205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803" calcext:value-type="float">
            <text:p>4803</text:p>
          </table:table-cell>
          <table:table-cell office:value-type="float" office:value="4297" calcext:value-type="float">
            <text:p>4297</text:p>
          </table:table-cell>
          <table:table-cell office:value-type="float" office:value="3523" calcext:value-type="float">
            <text:p>3523</text:p>
          </table:table-cell>
          <table:table-cell office:value-type="float" office:value="1834" calcext:value-type="float">
            <text:p>1834</text:p>
          </table:table-cell>
          <table:table-cell office:value-type="float" office:value="3941902" calcext:value-type="float">
            <text:p>3941902</text:p>
          </table:table-cell>
          <table:table-cell office:value-type="float" office:value="142998" calcext:value-type="float">
            <text:p>142998</text:p>
          </table:table-cell>
          <table:table-cell office:value-type="float" office:value="75648" calcext:value-type="float">
            <text:p>75648</text:p>
          </table:table-cell>
          <table:table-cell office:value-type="float" office:value="35260079" calcext:value-type="float">
            <text:p>35260079</text:p>
          </table:table-cell>
          <table:table-cell office:value-type="float" office:value="223769" calcext:value-type="float">
            <text:p>223769</text:p>
          </table:table-cell>
          <table:table-cell office:value-type="float" office:value="296183" calcext:value-type="float">
            <text:p>296183</text:p>
          </table:table-cell>
          <table:table-cell table:formula="of:=IFERROR([.$G165]/[.$C165];&quot;&quot;)" office:value-type="float" office:value="820.716635436186" calcext:value-type="float">
            <text:p>820,716635436186</text:p>
          </table:table-cell>
          <table:table-cell table:formula="of:=IFERROR([.$J165]/[.$D165];&quot;&quot;)" office:value-type="float" office:value="8205.74330928555" calcext:value-type="float">
            <text:p>8205,74330928555</text:p>
          </table:table-cell>
          <table:table-cell table:formula="of:=IFERROR([.$H165]/[.$E165];&quot;&quot;)" office:value-type="float" office:value="40.5898382060744" calcext:value-type="float">
            <text:p>40,5898382060744</text:p>
          </table:table-cell>
          <table:table-cell table:formula="of:=IFERROR([.$K165]/([.$C165]+[.$D165]-[.$E165]);&quot;&quot;)" office:value-type="float" office:value="40.1235431235431" calcext:value-type="float">
            <text:p>40,12354312354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3496" calcext:value-type="float">
            <text:p>43496</text:p>
          </table:table-cell>
          <table:table-cell office:value-type="float" office:value="25874" calcext:value-type="float">
            <text:p>25874</text:p>
          </table:table-cell>
          <table:table-cell office:value-type="float" office:value="32263" calcext:value-type="float">
            <text:p>32263</text:p>
          </table:table-cell>
          <table:table-cell office:value-type="float" office:value="22817" calcext:value-type="float">
            <text:p>22817</text:p>
          </table:table-cell>
          <table:table-cell office:value-type="float" office:value="33271516" calcext:value-type="float">
            <text:p>33271516</text:p>
          </table:table-cell>
          <table:table-cell office:value-type="float" office:value="1401895" calcext:value-type="float">
            <text:p>1401895</text:p>
          </table:table-cell>
          <table:table-cell office:value-type="float" office:value="1006936" calcext:value-type="float">
            <text:p>1006936</text:p>
          </table:table-cell>
          <table:table-cell office:value-type="float" office:value="167297286" calcext:value-type="float">
            <text:p>167297286</text:p>
          </table:table-cell>
          <table:table-cell office:value-type="float" office:value="1596278" calcext:value-type="float">
            <text:p>1596278</text:p>
          </table:table-cell>
          <table:table-cell office:value-type="float" office:value="2045699" calcext:value-type="float">
            <text:p>2045699</text:p>
          </table:table-cell>
          <table:table-cell table:formula="of:=IFERROR([.$G166]/[.$C166];&quot;&quot;)" office:value-type="float" office:value="764.932775427626" calcext:value-type="float">
            <text:p>764,932775427626</text:p>
          </table:table-cell>
          <table:table-cell table:formula="of:=IFERROR([.$J166]/[.$D166];&quot;&quot;)" office:value-type="float" office:value="6465.84548195099" calcext:value-type="float">
            <text:p>6465,84548195099</text:p>
          </table:table-cell>
          <table:table-cell table:formula="of:=IFERROR([.$H166]/[.$E166];&quot;&quot;)" office:value-type="float" office:value="43.4520968291851" calcext:value-type="float">
            <text:p>43,4520968291851</text:p>
          </table:table-cell>
          <table:table-cell table:formula="of:=IFERROR([.$K166]/([.$C166]+[.$D166]-[.$E166]);&quot;&quot;)" office:value-type="float" office:value="43.0182445360714" calcext:value-type="float">
            <text:p>43,01824453607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2609" calcext:value-type="float">
            <text:p>302609</text:p>
          </table:table-cell>
          <table:table-cell office:value-type="float" office:value="127269" calcext:value-type="float">
            <text:p>127269</text:p>
          </table:table-cell>
          <table:table-cell office:value-type="float" office:value="232700" calcext:value-type="float">
            <text:p>232700</text:p>
          </table:table-cell>
          <table:table-cell office:value-type="float" office:value="198643" calcext:value-type="float">
            <text:p>198643</text:p>
          </table:table-cell>
          <table:table-cell office:value-type="float" office:value="226708873" calcext:value-type="float">
            <text:p>226708873</text:p>
          </table:table-cell>
          <table:table-cell office:value-type="float" office:value="10779702" calcext:value-type="float">
            <text:p>10779702</text:p>
          </table:table-cell>
          <table:table-cell office:value-type="float" office:value="9341594" calcext:value-type="float">
            <text:p>9341594</text:p>
          </table:table-cell>
          <table:table-cell office:value-type="float" office:value="700592060" calcext:value-type="float">
            <text:p>700592060</text:p>
          </table:table-cell>
          <table:table-cell office:value-type="float" office:value="9054483" calcext:value-type="float">
            <text:p>9054483</text:p>
          </table:table-cell>
          <table:table-cell office:value-type="float" office:value="10879264" calcext:value-type="float">
            <text:p>10879264</text:p>
          </table:table-cell>
          <table:table-cell table:formula="of:=IFERROR([.$G167]/[.$C167];&quot;&quot;)" office:value-type="float" office:value="749.180867059473" calcext:value-type="float">
            <text:p>749,180867059473</text:p>
          </table:table-cell>
          <table:table-cell table:formula="of:=IFERROR([.$J167]/[.$D167];&quot;&quot;)" office:value-type="float" office:value="5504.81311238401" calcext:value-type="float">
            <text:p>5504,81311238401</text:p>
          </table:table-cell>
          <table:table-cell table:formula="of:=IFERROR([.$H167]/[.$E167];&quot;&quot;)" office:value-type="float" office:value="46.3244606789858" calcext:value-type="float">
            <text:p>46,3244606789858</text:p>
          </table:table-cell>
          <table:table-cell table:formula="of:=IFERROR([.$K167]/([.$C167]+[.$D167]-[.$E167]);&quot;&quot;)" office:value-type="float" office:value="45.9203511547942" calcext:value-type="float">
            <text:p>45,92035115479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26" calcext:value-type="float">
            <text:p>22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69655" calcext:value-type="float">
            <text:p>69655</text:p>
          </table:table-cell>
          <table:table-cell office:value-type="float" office:value="1610" calcext:value-type="float">
            <text:p>1610</text:p>
          </table:table-cell>
          <table:table-cell office:value-type="float" office:value="793" calcext:value-type="float">
            <text:p>793</text:p>
          </table:table-cell>
          <table:table-cell office:value-type="float" office:value="1944960" calcext:value-type="float">
            <text:p>1944960</text:p>
          </table:table-cell>
          <table:table-cell office:value-type="float" office:value="9409" calcext:value-type="float">
            <text:p>9409</text:p>
          </table:table-cell>
          <table:table-cell office:value-type="float" office:value="10319" calcext:value-type="float">
            <text:p>10319</text:p>
          </table:table-cell>
          <table:table-cell table:formula="of:=IFERROR([.$G168]/[.$C168];&quot;&quot;)" office:value-type="float" office:value="1160.91666666667" calcext:value-type="float">
            <text:p>1160,91666666667</text:p>
          </table:table-cell>
          <table:table-cell table:formula="of:=IFERROR([.$J168]/[.$D168];&quot;&quot;)" office:value-type="float" office:value="8606.01769911504" calcext:value-type="float">
            <text:p>8606,01769911504</text:p>
          </table:table-cell>
          <table:table-cell table:formula="of:=IFERROR([.$H168]/[.$E168];&quot;&quot;)" office:value-type="float" office:value="38.3333333333333" calcext:value-type="float">
            <text:p>38,3333333333333</text:p>
          </table:table-cell>
          <table:table-cell table:formula="of:=IFERROR([.$K168]/([.$C168]+[.$D168]-[.$E168]);&quot;&quot;)" office:value-type="float" office:value="38.5614754098361" calcext:value-type="float">
            <text:p>38,56147540983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4326" calcext:value-type="float">
            <text:p>4326</text:p>
          </table:table-cell>
          <table:table-cell office:value-type="float" office:value="4386" calcext:value-type="float">
            <text:p>4386</text:p>
          </table:table-cell>
          <table:table-cell office:value-type="float" office:value="3140" calcext:value-type="float">
            <text:p>3140</text:p>
          </table:table-cell>
          <table:table-cell office:value-type="float" office:value="1459" calcext:value-type="float">
            <text:p>1459</text:p>
          </table:table-cell>
          <table:table-cell office:value-type="float" office:value="3973349" calcext:value-type="float">
            <text:p>3973349</text:p>
          </table:table-cell>
          <table:table-cell office:value-type="float" office:value="130828" calcext:value-type="float">
            <text:p>130828</text:p>
          </table:table-cell>
          <table:table-cell office:value-type="float" office:value="61814" calcext:value-type="float">
            <text:p>61814</text:p>
          </table:table-cell>
          <table:table-cell office:value-type="float" office:value="39171411" calcext:value-type="float">
            <text:p>39171411</text:p>
          </table:table-cell>
          <table:table-cell office:value-type="float" office:value="228931" calcext:value-type="float">
            <text:p>228931</text:p>
          </table:table-cell>
          <table:table-cell office:value-type="float" office:value="302634" calcext:value-type="float">
            <text:p>302634</text:p>
          </table:table-cell>
          <table:table-cell table:formula="of:=IFERROR([.$G169]/[.$C169];&quot;&quot;)" office:value-type="float" office:value="918.481044845123" calcext:value-type="float">
            <text:p>918,481044845123</text:p>
          </table:table-cell>
          <table:table-cell table:formula="of:=IFERROR([.$J169]/[.$D169];&quot;&quot;)" office:value-type="float" office:value="8931.01025991792" calcext:value-type="float">
            <text:p>8931,01025991792</text:p>
          </table:table-cell>
          <table:table-cell table:formula="of:=IFERROR([.$H169]/[.$E169];&quot;&quot;)" office:value-type="float" office:value="41.6649681528662" calcext:value-type="float">
            <text:p>41,6649681528662</text:p>
          </table:table-cell>
          <table:table-cell table:formula="of:=IFERROR([.$K169]/([.$C169]+[.$D169]-[.$E169]);&quot;&quot;)" office:value-type="float" office:value="41.0859655419957" calcext:value-type="float">
            <text:p>41,08596554199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3635" calcext:value-type="float">
            <text:p>43635</text:p>
          </table:table-cell>
          <table:table-cell office:value-type="float" office:value="28073" calcext:value-type="float">
            <text:p>28073</text:p>
          </table:table-cell>
          <table:table-cell office:value-type="float" office:value="32098" calcext:value-type="float">
            <text:p>32098</text:p>
          </table:table-cell>
          <table:table-cell office:value-type="float" office:value="21171" calcext:value-type="float">
            <text:p>21171</text:p>
          </table:table-cell>
          <table:table-cell office:value-type="float" office:value="36898338" calcext:value-type="float">
            <text:p>36898338</text:p>
          </table:table-cell>
          <table:table-cell office:value-type="float" office:value="1430128" calcext:value-type="float">
            <text:p>1430128</text:p>
          </table:table-cell>
          <table:table-cell office:value-type="float" office:value="957438" calcext:value-type="float">
            <text:p>957438</text:p>
          </table:table-cell>
          <table:table-cell office:value-type="float" office:value="198510554" calcext:value-type="float">
            <text:p>198510554</text:p>
          </table:table-cell>
          <table:table-cell office:value-type="float" office:value="1746140" calcext:value-type="float">
            <text:p>1746140</text:p>
          </table:table-cell>
          <table:table-cell office:value-type="float" office:value="2272557" calcext:value-type="float">
            <text:p>2272557</text:p>
          </table:table-cell>
          <table:table-cell table:formula="of:=IFERROR([.$G170]/[.$C170];&quot;&quot;)" office:value-type="float" office:value="845.61333791681" calcext:value-type="float">
            <text:p>845,61333791681</text:p>
          </table:table-cell>
          <table:table-cell table:formula="of:=IFERROR([.$J170]/[.$D170];&quot;&quot;)" office:value-type="float" office:value="7071.22694403876" calcext:value-type="float">
            <text:p>7071,22694403876</text:p>
          </table:table-cell>
          <table:table-cell table:formula="of:=IFERROR([.$H170]/[.$E170];&quot;&quot;)" office:value-type="float" office:value="44.5550501588884" calcext:value-type="float">
            <text:p>44,5550501588884</text:p>
          </table:table-cell>
          <table:table-cell table:formula="of:=IFERROR([.$K170]/([.$C170]+[.$D170]-[.$E170]);&quot;&quot;)" office:value-type="float" office:value="44.083312294875" calcext:value-type="float">
            <text:p>44,0833122948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28312" calcext:value-type="float">
            <text:p>328312</text:p>
          </table:table-cell>
          <table:table-cell office:value-type="float" office:value="149175" calcext:value-type="float">
            <text:p>149175</text:p>
          </table:table-cell>
          <table:table-cell office:value-type="float" office:value="245469" calcext:value-type="float">
            <text:p>245469</text:p>
          </table:table-cell>
          <table:table-cell office:value-type="float" office:value="201689" calcext:value-type="float">
            <text:p>201689</text:p>
          </table:table-cell>
          <table:table-cell office:value-type="float" office:value="271057778" calcext:value-type="float">
            <text:p>271057778</text:p>
          </table:table-cell>
          <table:table-cell office:value-type="float" office:value="11652680" calcext:value-type="float">
            <text:p>11652680</text:p>
          </table:table-cell>
          <table:table-cell office:value-type="float" office:value="9713311" calcext:value-type="float">
            <text:p>9713311</text:p>
          </table:table-cell>
          <table:table-cell office:value-type="float" office:value="890809072" calcext:value-type="float">
            <text:p>890809072</text:p>
          </table:table-cell>
          <table:table-cell office:value-type="float" office:value="10903156" calcext:value-type="float">
            <text:p>10903156</text:p>
          </table:table-cell>
          <table:table-cell office:value-type="float" office:value="13275418" calcext:value-type="float">
            <text:p>13275418</text:p>
          </table:table-cell>
          <table:table-cell table:formula="of:=IFERROR([.$G171]/[.$C171];&quot;&quot;)" office:value-type="float" office:value="825.610327980701" calcext:value-type="float">
            <text:p>825,610327980701</text:p>
          </table:table-cell>
          <table:table-cell table:formula="of:=IFERROR([.$J171]/[.$D171];&quot;&quot;)" office:value-type="float" office:value="5971.57078598961" calcext:value-type="float">
            <text:p>5971,57078598961</text:p>
          </table:table-cell>
          <table:table-cell table:formula="of:=IFERROR([.$H171]/[.$E171];&quot;&quot;)" office:value-type="float" office:value="47.4710859619748" calcext:value-type="float">
            <text:p>47,4710859619748</text:p>
          </table:table-cell>
          <table:table-cell table:formula="of:=IFERROR([.$K171]/([.$C171]+[.$D171]-[.$E171]);&quot;&quot;)" office:value-type="float" office:value="46.9927160823729" calcext:value-type="float">
            <text:p>46,99271608237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7218" calcext:value-type="float">
            <text:p>987218</text:p>
          </table:table-cell>
          <table:table-cell office:value-type="float" office:value="2777" calcext:value-type="float">
            <text:p>2777</text:p>
          </table:table-cell>
          <table:table-cell office:value-type="float" office:value="2811" calcext:value-type="float">
            <text:p>2811</text:p>
          </table:table-cell>
          <table:table-cell table:formula="of:=IFERROR([.$G172]/[.$C172];&quot;&quot;)">
            <text:p/>
          </table:table-cell>
          <table:table-cell table:formula="of:=IFERROR([.$J172]/[.$D172];&quot;&quot;)" office:value-type="float" office:value="13904.4788732394" calcext:value-type="float">
            <text:p>13904,4788732394</text:p>
          </table:table-cell>
          <table:table-cell table:formula="of:=IFERROR([.$H172]/[.$E172];&quot;&quot;)">
            <text:p/>
          </table:table-cell>
          <table:table-cell table:formula="of:=IFERROR([.$K172]/([.$C172]+[.$D172]-[.$E172]);&quot;&quot;)" office:value-type="float" office:value="39.112676056338" calcext:value-type="float">
            <text:p>39,1126760563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819" calcext:value-type="float">
            <text:p>3819</text:p>
          </table:table-cell>
          <table:table-cell office:value-type="float" office:value="4169" calcext:value-type="float">
            <text:p>4169</text:p>
          </table:table-cell>
          <table:table-cell office:value-type="float" office:value="2715" calcext:value-type="float">
            <text:p>2715</text:p>
          </table:table-cell>
          <table:table-cell office:value-type="float" office:value="1124" calcext:value-type="float">
            <text:p>1124</text:p>
          </table:table-cell>
          <table:table-cell office:value-type="float" office:value="3719757" calcext:value-type="float">
            <text:p>3719757</text:p>
          </table:table-cell>
          <table:table-cell office:value-type="float" office:value="116060" calcext:value-type="float">
            <text:p>116060</text:p>
          </table:table-cell>
          <table:table-cell office:value-type="float" office:value="48849" calcext:value-type="float">
            <text:p>48849</text:p>
          </table:table-cell>
          <table:table-cell office:value-type="float" office:value="39760310" calcext:value-type="float">
            <text:p>39760310</text:p>
          </table:table-cell>
          <table:table-cell office:value-type="float" office:value="222036" calcext:value-type="float">
            <text:p>222036</text:p>
          </table:table-cell>
          <table:table-cell office:value-type="float" office:value="293137" calcext:value-type="float">
            <text:p>293137</text:p>
          </table:table-cell>
          <table:table-cell table:formula="of:=IFERROR([.$G173]/[.$C173];&quot;&quot;)" office:value-type="float" office:value="974.013354281226" calcext:value-type="float">
            <text:p>974,013354281226</text:p>
          </table:table-cell>
          <table:table-cell table:formula="of:=IFERROR([.$J173]/[.$D173];&quot;&quot;)" office:value-type="float" office:value="9537.1336051811" calcext:value-type="float">
            <text:p>9537,1336051811</text:p>
          </table:table-cell>
          <table:table-cell table:formula="of:=IFERROR([.$H173]/[.$E173];&quot;&quot;)" office:value-type="float" office:value="42.7476979742173" calcext:value-type="float">
            <text:p>42,7476979742173</text:p>
          </table:table-cell>
          <table:table-cell table:formula="of:=IFERROR([.$K173]/([.$C173]+[.$D173]-[.$E173]);&quot;&quot;)" office:value-type="float" office:value="42.1080978570074" calcext:value-type="float">
            <text:p>42,10809785700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3450" calcext:value-type="float">
            <text:p>43450</text:p>
          </table:table-cell>
          <table:table-cell office:value-type="float" office:value="30005" calcext:value-type="float">
            <text:p>30005</text:p>
          </table:table-cell>
          <table:table-cell office:value-type="float" office:value="31428" calcext:value-type="float">
            <text:p>31428</text:p>
          </table:table-cell>
          <table:table-cell office:value-type="float" office:value="19200" calcext:value-type="float">
            <text:p>19200</text:p>
          </table:table-cell>
          <table:table-cell office:value-type="float" office:value="40406040" calcext:value-type="float">
            <text:p>40406040</text:p>
          </table:table-cell>
          <table:table-cell office:value-type="float" office:value="1434690" calcext:value-type="float">
            <text:p>1434690</text:p>
          </table:table-cell>
          <table:table-cell office:value-type="float" office:value="889243" calcext:value-type="float">
            <text:p>889243</text:p>
          </table:table-cell>
          <table:table-cell office:value-type="float" office:value="234853967" calcext:value-type="float">
            <text:p>234853967</text:p>
          </table:table-cell>
          <table:table-cell office:value-type="float" office:value="1896754" calcext:value-type="float">
            <text:p>1896754</text:p>
          </table:table-cell>
          <table:table-cell office:value-type="float" office:value="2494423" calcext:value-type="float">
            <text:p>2494423</text:p>
          </table:table-cell>
          <table:table-cell table:formula="of:=IFERROR([.$G174]/[.$C174];&quot;&quot;)" office:value-type="float" office:value="929.943383199079" calcext:value-type="float">
            <text:p>929,943383199079</text:p>
          </table:table-cell>
          <table:table-cell table:formula="of:=IFERROR([.$J174]/[.$D174];&quot;&quot;)" office:value-type="float" office:value="7827.1610398267" calcext:value-type="float">
            <text:p>7827,1610398267</text:p>
          </table:table-cell>
          <table:table-cell table:formula="of:=IFERROR([.$H174]/[.$E174];&quot;&quot;)" office:value-type="float" office:value="45.6500572737686" calcext:value-type="float">
            <text:p>45,6500572737686</text:p>
          </table:table-cell>
          <table:table-cell table:formula="of:=IFERROR([.$K174]/([.$C174]+[.$D174]-[.$E174]);&quot;&quot;)" office:value-type="float" office:value="45.1317962262355" calcext:value-type="float">
            <text:p>45,13179622623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48377" calcext:value-type="float">
            <text:p>348377</text:p>
          </table:table-cell>
          <table:table-cell office:value-type="float" office:value="171321" calcext:value-type="float">
            <text:p>171321</text:p>
          </table:table-cell>
          <table:table-cell office:value-type="float" office:value="254018" calcext:value-type="float">
            <text:p>254018</text:p>
          </table:table-cell>
          <table:table-cell office:value-type="float" office:value="199354" calcext:value-type="float">
            <text:p>199354</text:p>
          </table:table-cell>
          <table:table-cell office:value-type="float" office:value="313781679" calcext:value-type="float">
            <text:p>313781679</text:p>
          </table:table-cell>
          <table:table-cell office:value-type="float" office:value="12356711" calcext:value-type="float">
            <text:p>12356711</text:p>
          </table:table-cell>
          <table:table-cell office:value-type="float" office:value="9833050" calcext:value-type="float">
            <text:p>9833050</text:p>
          </table:table-cell>
          <table:table-cell office:value-type="float" office:value="1115588485" calcext:value-type="float">
            <text:p>1115588485</text:p>
          </table:table-cell>
          <table:table-cell office:value-type="float" office:value="12772691" calcext:value-type="float">
            <text:p>12772691</text:p>
          </table:table-cell>
          <table:table-cell office:value-type="float" office:value="15767705" calcext:value-type="float">
            <text:p>15767705</text:p>
          </table:table-cell>
          <table:table-cell table:formula="of:=IFERROR([.$G175]/[.$C175];&quot;&quot;)" office:value-type="float" office:value="900.695737663508" calcext:value-type="float">
            <text:p>900,695737663508</text:p>
          </table:table-cell>
          <table:table-cell table:formula="of:=IFERROR([.$J175]/[.$D175];&quot;&quot;)" office:value-type="float" office:value="6511.68557853386" calcext:value-type="float">
            <text:p>6511,68557853386</text:p>
          </table:table-cell>
          <table:table-cell table:formula="of:=IFERROR([.$H175]/[.$E175];&quot;&quot;)" office:value-type="float" office:value="48.6450212189687" calcext:value-type="float">
            <text:p>48,6450212189687</text:p>
          </table:table-cell>
          <table:table-cell table:formula="of:=IFERROR([.$K175]/([.$C175]+[.$D175]-[.$E175]);&quot;&quot;)" office:value-type="float" office:value="48.075470490816" calcext:value-type="float">
            <text:p>48,0754704908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115" calcext:value-type="float">
            <text:p>3115</text:p>
          </table:table-cell>
          <table:table-cell office:value-type="float" office:value="3792" calcext:value-type="float">
            <text:p>3792</text:p>
          </table:table-cell>
          <table:table-cell office:value-type="float" office:value="2151" calcext:value-type="float">
            <text:p>2151</text:p>
          </table:table-cell>
          <table:table-cell office:value-type="float" office:value="802" calcext:value-type="float">
            <text:p>802</text:p>
          </table:table-cell>
          <table:table-cell office:value-type="float" office:value="3133004" calcext:value-type="float">
            <text:p>3133004</text:p>
          </table:table-cell>
          <table:table-cell office:value-type="float" office:value="94155" calcext:value-type="float">
            <text:p>94155</text:p>
          </table:table-cell>
          <table:table-cell office:value-type="float" office:value="35676" calcext:value-type="float">
            <text:p>35676</text:p>
          </table:table-cell>
          <table:table-cell office:value-type="float" office:value="36120202" calcext:value-type="float">
            <text:p>36120202</text:p>
          </table:table-cell>
          <table:table-cell office:value-type="float" office:value="205532" calcext:value-type="float">
            <text:p>205532</text:p>
          </table:table-cell>
          <table:table-cell office:value-type="float" office:value="266760" calcext:value-type="float">
            <text:p>266760</text:p>
          </table:table-cell>
          <table:table-cell table:formula="of:=IFERROR([.$G176]/[.$C176];&quot;&quot;)" office:value-type="float" office:value="1005.7797752809" calcext:value-type="float">
            <text:p>1005,7797752809</text:p>
          </table:table-cell>
          <table:table-cell table:formula="of:=IFERROR([.$J176]/[.$D176];&quot;&quot;)" office:value-type="float" office:value="9525.3697257384" calcext:value-type="float">
            <text:p>9525,3697257384</text:p>
          </table:table-cell>
          <table:table-cell table:formula="of:=IFERROR([.$H176]/[.$E176];&quot;&quot;)" office:value-type="float" office:value="43.7726638772664" calcext:value-type="float">
            <text:p>43,7726638772664</text:p>
          </table:table-cell>
          <table:table-cell table:formula="of:=IFERROR([.$K176]/([.$C176]+[.$D176]-[.$E176]);&quot;&quot;)" office:value-type="float" office:value="43.215306980656" calcext:value-type="float">
            <text:p>43,2153069806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2917" calcext:value-type="float">
            <text:p>42917</text:p>
          </table:table-cell>
          <table:table-cell office:value-type="float" office:value="32102" calcext:value-type="float">
            <text:p>32102</text:p>
          </table:table-cell>
          <table:table-cell office:value-type="float" office:value="30210" calcext:value-type="float">
            <text:p>30210</text:p>
          </table:table-cell>
          <table:table-cell office:value-type="float" office:value="17214" calcext:value-type="float">
            <text:p>17214</text:p>
          </table:table-cell>
          <table:table-cell office:value-type="float" office:value="44081864" calcext:value-type="float">
            <text:p>44081864</text:p>
          </table:table-cell>
          <table:table-cell office:value-type="float" office:value="1412678" calcext:value-type="float">
            <text:p>1412678</text:p>
          </table:table-cell>
          <table:table-cell office:value-type="float" office:value="816187" calcext:value-type="float">
            <text:p>816187</text:p>
          </table:table-cell>
          <table:table-cell office:value-type="float" office:value="272848788" calcext:value-type="float">
            <text:p>272848788</text:p>
          </table:table-cell>
          <table:table-cell office:value-type="float" office:value="2069112" calcext:value-type="float">
            <text:p>2069112</text:p>
          </table:table-cell>
          <table:table-cell office:value-type="float" office:value="2715498" calcext:value-type="float">
            <text:p>2715498</text:p>
          </table:table-cell>
          <table:table-cell table:formula="of:=IFERROR([.$G177]/[.$C177];&quot;&quot;)" office:value-type="float" office:value="1027.14225132232" calcext:value-type="float">
            <text:p>1027,14225132232</text:p>
          </table:table-cell>
          <table:table-cell table:formula="of:=IFERROR([.$J177]/[.$D177];&quot;&quot;)" office:value-type="float" office:value="8499.43268332191" calcext:value-type="float">
            <text:p>8499,43268332191</text:p>
          </table:table-cell>
          <table:table-cell table:formula="of:=IFERROR([.$H177]/[.$E177];&quot;&quot;)" office:value-type="float" office:value="46.7619331347236" calcext:value-type="float">
            <text:p>46,7619331347236</text:p>
          </table:table-cell>
          <table:table-cell table:formula="of:=IFERROR([.$K177]/([.$C177]+[.$D177]-[.$E177]);&quot;&quot;)" office:value-type="float" office:value="46.1762592336361" calcext:value-type="float">
            <text:p>46,17625923363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62755" calcext:value-type="float">
            <text:p>362755</text:p>
          </table:table-cell>
          <table:table-cell office:value-type="float" office:value="192195" calcext:value-type="float">
            <text:p>192195</text:p>
          </table:table-cell>
          <table:table-cell office:value-type="float" office:value="258178" calcext:value-type="float">
            <text:p>258178</text:p>
          </table:table-cell>
          <table:table-cell office:value-type="float" office:value="192422" calcext:value-type="float">
            <text:p>192422</text:p>
          </table:table-cell>
          <table:table-cell office:value-type="float" office:value="351093516" calcext:value-type="float">
            <text:p>351093516</text:p>
          </table:table-cell>
          <table:table-cell office:value-type="float" office:value="12860375" calcext:value-type="float">
            <text:p>12860375</text:p>
          </table:table-cell>
          <table:table-cell office:value-type="float" office:value="9717279" calcext:value-type="float">
            <text:p>9717279</text:p>
          </table:table-cell>
          <table:table-cell office:value-type="float" office:value="1349445220" calcext:value-type="float">
            <text:p>1349445220</text:p>
          </table:table-cell>
          <table:table-cell office:value-type="float" office:value="14592608" calcext:value-type="float">
            <text:p>14592608</text:p>
          </table:table-cell>
          <table:table-cell office:value-type="float" office:value="18238250" calcext:value-type="float">
            <text:p>18238250</text:p>
          </table:table-cell>
          <table:table-cell table:formula="of:=IFERROR([.$G178]/[.$C178];&quot;&quot;)" office:value-type="float" office:value="967.853002715331" calcext:value-type="float">
            <text:p>967,853002715331</text:p>
          </table:table-cell>
          <table:table-cell table:formula="of:=IFERROR([.$J178]/[.$D178];&quot;&quot;)" office:value-type="float" office:value="7021.22958453654" calcext:value-type="float">
            <text:p>7021,22958453654</text:p>
          </table:table-cell>
          <table:table-cell table:formula="of:=IFERROR([.$H178]/[.$E178];&quot;&quot;)" office:value-type="float" office:value="49.8120482767703" calcext:value-type="float">
            <text:p>49,8120482767703</text:p>
          </table:table-cell>
          <table:table-cell table:formula="of:=IFERROR([.$K178]/([.$C178]+[.$D178]-[.$E178]);&quot;&quot;)" office:value-type="float" office:value="49.1711077864489" calcext:value-type="float">
            <text:p>49,17110778644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269" calcext:value-type="float">
            <text:p>2269</text:p>
          </table:table-cell>
          <table:table-cell office:value-type="float" office:value="3342" calcext:value-type="float">
            <text:p>3342</text:p>
          </table:table-cell>
          <table:table-cell office:value-type="float" office:value="1445" calcext:value-type="float">
            <text:p>1445</text:p>
          </table:table-cell>
          <table:table-cell office:value-type="float" office:value="514" calcext:value-type="float">
            <text:p>514</text:p>
          </table:table-cell>
          <table:table-cell office:value-type="float" office:value="2400456" calcext:value-type="float">
            <text:p>2400456</text:p>
          </table:table-cell>
          <table:table-cell office:value-type="float" office:value="64664" calcext:value-type="float">
            <text:p>64664</text:p>
          </table:table-cell>
          <table:table-cell office:value-type="float" office:value="23399" calcext:value-type="float">
            <text:p>23399</text:p>
          </table:table-cell>
          <table:table-cell office:value-type="float" office:value="31044537" calcext:value-type="float">
            <text:p>31044537</text:p>
          </table:table-cell>
          <table:table-cell office:value-type="float" office:value="184514" calcext:value-type="float">
            <text:p>184514</text:p>
          </table:table-cell>
          <table:table-cell office:value-type="float" office:value="227681" calcext:value-type="float">
            <text:p>227681</text:p>
          </table:table-cell>
          <table:table-cell table:formula="of:=IFERROR([.$G179]/[.$C179];&quot;&quot;)" office:value-type="float" office:value="1057.93565447334" calcext:value-type="float">
            <text:p>1057,93565447334</text:p>
          </table:table-cell>
          <table:table-cell table:formula="of:=IFERROR([.$J179]/[.$D179];&quot;&quot;)" office:value-type="float" office:value="9289.2091561939" calcext:value-type="float">
            <text:p>9289,2091561939</text:p>
          </table:table-cell>
          <table:table-cell table:formula="of:=IFERROR([.$H179]/[.$E179];&quot;&quot;)" office:value-type="float" office:value="44.7501730103806" calcext:value-type="float">
            <text:p>44,7501730103806</text:p>
          </table:table-cell>
          <table:table-cell table:formula="of:=IFERROR([.$K179]/([.$C179]+[.$D179]-[.$E179]);&quot;&quot;)" office:value-type="float" office:value="44.2904464714354" calcext:value-type="float">
            <text:p>44,29044647143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0884" calcext:value-type="float">
            <text:p>40884</text:p>
          </table:table-cell>
          <table:table-cell office:value-type="float" office:value="34464" calcext:value-type="float">
            <text:p>34464</text:p>
          </table:table-cell>
          <table:table-cell office:value-type="float" office:value="27992" calcext:value-type="float">
            <text:p>27992</text:p>
          </table:table-cell>
          <table:table-cell office:value-type="float" office:value="14693" calcext:value-type="float">
            <text:p>14693</text:p>
          </table:table-cell>
          <table:table-cell office:value-type="float" office:value="46324832" calcext:value-type="float">
            <text:p>46324832</text:p>
          </table:table-cell>
          <table:table-cell office:value-type="float" office:value="1340345" calcext:value-type="float">
            <text:p>1340345</text:p>
          </table:table-cell>
          <table:table-cell office:value-type="float" office:value="713226" calcext:value-type="float">
            <text:p>713226</text:p>
          </table:table-cell>
          <table:table-cell office:value-type="float" office:value="319317909" calcext:value-type="float">
            <text:p>319317909</text:p>
          </table:table-cell>
          <table:table-cell office:value-type="float" office:value="2234233" calcext:value-type="float">
            <text:p>2234233</text:p>
          </table:table-cell>
          <table:table-cell office:value-type="float" office:value="2909034" calcext:value-type="float">
            <text:p>2909034</text:p>
          </table:table-cell>
          <table:table-cell table:formula="of:=IFERROR([.$G180]/[.$C180];&quot;&quot;)" office:value-type="float" office:value="1133.07973779474" calcext:value-type="float">
            <text:p>1133,07973779474</text:p>
          </table:table-cell>
          <table:table-cell table:formula="of:=IFERROR([.$J180]/[.$D180];&quot;&quot;)" office:value-type="float" office:value="9265.25966225627" calcext:value-type="float">
            <text:p>9265,25966225627</text:p>
          </table:table-cell>
          <table:table-cell table:formula="of:=IFERROR([.$H180]/[.$E180];&quot;&quot;)" office:value-type="float" office:value="47.8831451843384" calcext:value-type="float">
            <text:p>47,8831451843384</text:p>
          </table:table-cell>
          <table:table-cell table:formula="of:=IFERROR([.$K180]/([.$C180]+[.$D180]-[.$E180]);&quot;&quot;)" office:value-type="float" office:value="47.1795126277557" calcext:value-type="float">
            <text:p>47,17951262775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70827" calcext:value-type="float">
            <text:p>370827</text:p>
          </table:table-cell>
          <table:table-cell office:value-type="float" office:value="214764" calcext:value-type="float">
            <text:p>214764</text:p>
          </table:table-cell>
          <table:table-cell office:value-type="float" office:value="258651" calcext:value-type="float">
            <text:p>258651</text:p>
          </table:table-cell>
          <table:table-cell office:value-type="float" office:value="181623" calcext:value-type="float">
            <text:p>181623</text:p>
          </table:table-cell>
          <table:table-cell office:value-type="float" office:value="389410144" calcext:value-type="float">
            <text:p>389410144</text:p>
          </table:table-cell>
          <table:table-cell office:value-type="float" office:value="13189877" calcext:value-type="float">
            <text:p>13189877</text:p>
          </table:table-cell>
          <table:table-cell office:value-type="float" office:value="9387940" calcext:value-type="float">
            <text:p>9387940</text:p>
          </table:table-cell>
          <table:table-cell office:value-type="float" office:value="1626598938" calcext:value-type="float">
            <text:p>1626598938</text:p>
          </table:table-cell>
          <table:table-cell office:value-type="float" office:value="16430326" calcext:value-type="float">
            <text:p>16430326</text:p>
          </table:table-cell>
          <table:table-cell office:value-type="float" office:value="20757838" calcext:value-type="float">
            <text:p>20757838</text:p>
          </table:table-cell>
          <table:table-cell table:formula="of:=IFERROR([.$G181]/[.$C181];&quot;&quot;)" office:value-type="float" office:value="1050.1127048462" calcext:value-type="float">
            <text:p>1050,1127048462</text:p>
          </table:table-cell>
          <table:table-cell table:formula="of:=IFERROR([.$J181]/[.$D181];&quot;&quot;)" office:value-type="float" office:value="7573.89012124937" calcext:value-type="float">
            <text:p>7573,89012124937</text:p>
          </table:table-cell>
          <table:table-cell table:formula="of:=IFERROR([.$H181]/[.$E181];&quot;&quot;)" office:value-type="float" office:value="50.9948811332645" calcext:value-type="float">
            <text:p>50,9948811332645</text:p>
          </table:table-cell>
          <table:table-cell table:formula="of:=IFERROR([.$K181]/([.$C181]+[.$D181]-[.$E181]);&quot;&quot;)" office:value-type="float" office:value="50.2548663363308" calcext:value-type="float">
            <text:p>50,25486633633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186" calcext:value-type="float">
            <text:p>1186</text:p>
          </table:table-cell>
          <table:table-cell office:value-type="float" office:value="2674" calcext:value-type="float">
            <text:p>2674</text:p>
          </table:table-cell>
          <table:table-cell office:value-type="float" office:value="696" calcext:value-type="float">
            <text:p>696</text:p>
          </table:table-cell>
          <table:table-cell office:value-type="float" office:value="271" calcext:value-type="float">
            <text:p>271</text:p>
          </table:table-cell>
          <table:table-cell office:value-type="float" office:value="1532872" calcext:value-type="float">
            <text:p>1532872</text:p>
          </table:table-cell>
          <table:table-cell office:value-type="float" office:value="32493" calcext:value-type="float">
            <text:p>32493</text:p>
          </table:table-cell>
          <table:table-cell office:value-type="float" office:value="13240" calcext:value-type="float">
            <text:p>13240</text:p>
          </table:table-cell>
          <table:table-cell office:value-type="float" office:value="24234115" calcext:value-type="float">
            <text:p>24234115</text:p>
          </table:table-cell>
          <table:table-cell office:value-type="float" office:value="144426" calcext:value-type="float">
            <text:p>144426</text:p>
          </table:table-cell>
          <table:table-cell office:value-type="float" office:value="168351" calcext:value-type="float">
            <text:p>168351</text:p>
          </table:table-cell>
          <table:table-cell table:formula="of:=IFERROR([.$G182]/[.$C182];&quot;&quot;)" office:value-type="float" office:value="1292.47217537943" calcext:value-type="float">
            <text:p>1292,47217537943</text:p>
          </table:table-cell>
          <table:table-cell table:formula="of:=IFERROR([.$J182]/[.$D182];&quot;&quot;)" office:value-type="float" office:value="9062.87023186238" calcext:value-type="float">
            <text:p>9062,87023186238</text:p>
          </table:table-cell>
          <table:table-cell table:formula="of:=IFERROR([.$H182]/[.$E182];&quot;&quot;)" office:value-type="float" office:value="46.6853448275862" calcext:value-type="float">
            <text:p>46,6853448275862</text:p>
          </table:table-cell>
          <table:table-cell table:formula="of:=IFERROR([.$K182]/([.$C182]+[.$D182]-[.$E182]);&quot;&quot;)" office:value-type="float" office:value="45.6466498103666" calcext:value-type="float">
            <text:p>45,64664981036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7449" calcext:value-type="float">
            <text:p>37449</text:p>
          </table:table-cell>
          <table:table-cell office:value-type="float" office:value="35454" calcext:value-type="float">
            <text:p>35454</text:p>
          </table:table-cell>
          <table:table-cell office:value-type="float" office:value="25024" calcext:value-type="float">
            <text:p>25024</text:p>
          </table:table-cell>
          <table:table-cell office:value-type="float" office:value="12103" calcext:value-type="float">
            <text:p>12103</text:p>
          </table:table-cell>
          <table:table-cell office:value-type="float" office:value="46656587" calcext:value-type="float">
            <text:p>46656587</text:p>
          </table:table-cell>
          <table:table-cell office:value-type="float" office:value="1250395" calcext:value-type="float">
            <text:p>1250395</text:p>
          </table:table-cell>
          <table:table-cell office:value-type="float" office:value="629007" calcext:value-type="float">
            <text:p>629007</text:p>
          </table:table-cell>
          <table:table-cell office:value-type="float" office:value="353210865" calcext:value-type="float">
            <text:p>353210865</text:p>
          </table:table-cell>
          <table:table-cell office:value-type="float" office:value="2339037" calcext:value-type="float">
            <text:p>2339037</text:p>
          </table:table-cell>
          <table:table-cell office:value-type="float" office:value="3067567" calcext:value-type="float">
            <text:p>3067567</text:p>
          </table:table-cell>
          <table:table-cell table:formula="of:=IFERROR([.$G183]/[.$C183];&quot;&quot;)" office:value-type="float" office:value="1245.87003658309" calcext:value-type="float">
            <text:p>1245,87003658309</text:p>
          </table:table-cell>
          <table:table-cell table:formula="of:=IFERROR([.$J183]/[.$D183];&quot;&quot;)" office:value-type="float" office:value="9962.51100016923" calcext:value-type="float">
            <text:p>9962,51100016923</text:p>
          </table:table-cell>
          <table:table-cell table:formula="of:=IFERROR([.$H183]/[.$E183];&quot;&quot;)" office:value-type="float" office:value="49.9678308823529" calcext:value-type="float">
            <text:p>49,9678308823529</text:p>
          </table:table-cell>
          <table:table-cell table:formula="of:=IFERROR([.$K183]/([.$C183]+[.$D183]-[.$E183]);&quot;&quot;)" office:value-type="float" office:value="48.8530879926481" calcext:value-type="float">
            <text:p>48,85308799264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72506" calcext:value-type="float">
            <text:p>372506</text:p>
          </table:table-cell>
          <table:table-cell office:value-type="float" office:value="235885" calcext:value-type="float">
            <text:p>235885</text:p>
          </table:table-cell>
          <table:table-cell office:value-type="float" office:value="254894" calcext:value-type="float">
            <text:p>254894</text:p>
          </table:table-cell>
          <table:table-cell office:value-type="float" office:value="167771" calcext:value-type="float">
            <text:p>167771</text:p>
          </table:table-cell>
          <table:table-cell office:value-type="float" office:value="422661861" calcext:value-type="float">
            <text:p>422661861</text:p>
          </table:table-cell>
          <table:table-cell office:value-type="float" office:value="13585623" calcext:value-type="float">
            <text:p>13585623</text:p>
          </table:table-cell>
          <table:table-cell office:value-type="float" office:value="9235793" calcext:value-type="float">
            <text:p>9235793</text:p>
          </table:table-cell>
          <table:table-cell office:value-type="float" office:value="1940267259" calcext:value-type="float">
            <text:p>1940267259</text:p>
          </table:table-cell>
          <table:table-cell office:value-type="float" office:value="18501847" calcext:value-type="float">
            <text:p>18501847</text:p>
          </table:table-cell>
          <table:table-cell office:value-type="float" office:value="23802170" calcext:value-type="float">
            <text:p>23802170</text:p>
          </table:table-cell>
          <table:table-cell table:formula="of:=IFERROR([.$G184]/[.$C184];&quot;&quot;)" office:value-type="float" office:value="1134.64443794194" calcext:value-type="float">
            <text:p>1134,64443794194</text:p>
          </table:table-cell>
          <table:table-cell table:formula="of:=IFERROR([.$J184]/[.$D184];&quot;&quot;)" office:value-type="float" office:value="8225.47961506666" calcext:value-type="float">
            <text:p>8225,47961506666</text:p>
          </table:table-cell>
          <table:table-cell table:formula="of:=IFERROR([.$H184]/[.$E184];&quot;&quot;)" office:value-type="float" office:value="53.2991086490855" calcext:value-type="float">
            <text:p>53,2991086490855</text:p>
          </table:table-cell>
          <table:table-cell table:formula="of:=IFERROR([.$K184]/([.$C184]+[.$D184]-[.$E184]);&quot;&quot;)" office:value-type="float" office:value="52.3394738852098" calcext:value-type="float">
            <text:p>52,33947388520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float" office:value="1470" calcext:value-type="float">
            <text:p>1470</text:p>
          </table:table-cell>
          <table:table-cell office:value-type="float" office:value="203" calcext:value-type="float">
            <text:p>203</text:p>
          </table:table-cell>
          <table:table-cell office:value-type="float" office:value="85" calcext:value-type="float">
            <text:p>85</text:p>
          </table:table-cell>
          <table:table-cell office:value-type="float" office:value="599043" calcext:value-type="float">
            <text:p>599043</text:p>
          </table:table-cell>
          <table:table-cell office:value-type="float" office:value="9697" calcext:value-type="float">
            <text:p>9697</text:p>
          </table:table-cell>
          <table:table-cell office:value-type="float" office:value="4222" calcext:value-type="float">
            <text:p>4222</text:p>
          </table:table-cell>
          <table:table-cell office:value-type="float" office:value="15292118" calcext:value-type="float">
            <text:p>15292118</text:p>
          </table:table-cell>
          <table:table-cell office:value-type="float" office:value="76075" calcext:value-type="float">
            <text:p>76075</text:p>
          </table:table-cell>
          <table:table-cell office:value-type="float" office:value="83229" calcext:value-type="float">
            <text:p>83229</text:p>
          </table:table-cell>
          <table:table-cell table:formula="of:=IFERROR([.$G185]/[.$C185];&quot;&quot;)" office:value-type="float" office:value="1654.81491712707" calcext:value-type="float">
            <text:p>1654,81491712707</text:p>
          </table:table-cell>
          <table:table-cell table:formula="of:=IFERROR([.$J185]/[.$D185];&quot;&quot;)" office:value-type="float" office:value="10402.8013605442" calcext:value-type="float">
            <text:p>10402,8013605442</text:p>
          </table:table-cell>
          <table:table-cell table:formula="of:=IFERROR([.$H185]/[.$E185];&quot;&quot;)" office:value-type="float" office:value="47.7684729064039" calcext:value-type="float">
            <text:p>47,7684729064039</text:p>
          </table:table-cell>
          <table:table-cell table:formula="of:=IFERROR([.$K185]/([.$C185]+[.$D185]-[.$E185]);&quot;&quot;)" office:value-type="float" office:value="46.7004297114794" calcext:value-type="float">
            <text:p>46,70042971147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2950" calcext:value-type="float">
            <text:p>32950</text:p>
          </table:table-cell>
          <table:table-cell office:value-type="float" office:value="34887" calcext:value-type="float">
            <text:p>34887</text:p>
          </table:table-cell>
          <table:table-cell office:value-type="float" office:value="21464" calcext:value-type="float">
            <text:p>21464</text:p>
          </table:table-cell>
          <table:table-cell office:value-type="float" office:value="9322" calcext:value-type="float">
            <text:p>9322</text:p>
          </table:table-cell>
          <table:table-cell office:value-type="float" office:value="44491398" calcext:value-type="float">
            <text:p>44491398</text:p>
          </table:table-cell>
          <table:table-cell office:value-type="float" office:value="1094606" calcext:value-type="float">
            <text:p>1094606</text:p>
          </table:table-cell>
          <table:table-cell office:value-type="float" office:value="494669" calcext:value-type="float">
            <text:p>494669</text:p>
          </table:table-cell>
          <table:table-cell office:value-type="float" office:value="369621161" calcext:value-type="float">
            <text:p>369621161</text:p>
          </table:table-cell>
          <table:table-cell office:value-type="float" office:value="2305348" calcext:value-type="float">
            <text:p>2305348</text:p>
          </table:table-cell>
          <table:table-cell office:value-type="float" office:value="2999622" calcext:value-type="float">
            <text:p>2999622</text:p>
          </table:table-cell>
          <table:table-cell table:formula="of:=IFERROR([.$G186]/[.$C186];&quot;&quot;)" office:value-type="float" office:value="1350.27004552352" calcext:value-type="float">
            <text:p>1350,27004552352</text:p>
          </table:table-cell>
          <table:table-cell table:formula="of:=IFERROR([.$J186]/[.$D186];&quot;&quot;)" office:value-type="float" office:value="10594.8107031272" calcext:value-type="float">
            <text:p>10594,8107031272</text:p>
          </table:table-cell>
          <table:table-cell table:formula="of:=IFERROR([.$H186]/[.$E186];&quot;&quot;)" office:value-type="float" office:value="50.9972978009691" calcext:value-type="float">
            <text:p>50,9972978009691</text:p>
          </table:table-cell>
          <table:table-cell table:formula="of:=IFERROR([.$K186]/([.$C186]+[.$D186]-[.$E186]);&quot;&quot;)" office:value-type="float" office:value="49.7131520496841" calcext:value-type="float">
            <text:p>49,71315204968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68904" calcext:value-type="float">
            <text:p>368904</text:p>
          </table:table-cell>
          <table:table-cell office:value-type="float" office:value="254114" calcext:value-type="float">
            <text:p>254114</text:p>
          </table:table-cell>
          <table:table-cell office:value-type="float" office:value="248366" calcext:value-type="float">
            <text:p>248366</text:p>
          </table:table-cell>
          <table:table-cell office:value-type="float" office:value="152712" calcext:value-type="float">
            <text:p>152712</text:p>
          </table:table-cell>
          <table:table-cell office:value-type="float" office:value="456674446" calcext:value-type="float">
            <text:p>456674446</text:p>
          </table:table-cell>
          <table:table-cell office:value-type="float" office:value="13487579" calcext:value-type="float">
            <text:p>13487579</text:p>
          </table:table-cell>
          <table:table-cell office:value-type="float" office:value="8563634" calcext:value-type="float">
            <text:p>8563634</text:p>
          </table:table-cell>
          <table:table-cell office:value-type="float" office:value="2271686738" calcext:value-type="float">
            <text:p>2271686738</text:p>
          </table:table-cell>
          <table:table-cell office:value-type="float" office:value="19944730" calcext:value-type="float">
            <text:p>19944730</text:p>
          </table:table-cell>
          <table:table-cell office:value-type="float" office:value="25794179" calcext:value-type="float">
            <text:p>25794179</text:p>
          </table:table-cell>
          <table:table-cell table:formula="of:=IFERROR([.$G187]/[.$C187];&quot;&quot;)" office:value-type="float" office:value="1237.92218571769" calcext:value-type="float">
            <text:p>1237,92218571769</text:p>
          </table:table-cell>
          <table:table-cell table:formula="of:=IFERROR([.$J187]/[.$D187];&quot;&quot;)" office:value-type="float" office:value="8939.63629709501" calcext:value-type="float">
            <text:p>8939,63629709501</text:p>
          </table:table-cell>
          <table:table-cell table:formula="of:=IFERROR([.$H187]/[.$E187];&quot;&quot;)" office:value-type="float" office:value="54.305255147645" calcext:value-type="float">
            <text:p>54,305255147645</text:p>
          </table:table-cell>
          <table:table-cell table:formula="of:=IFERROR([.$K187]/([.$C187]+[.$D187]-[.$E187]);&quot;&quot;)" office:value-type="float" office:value="53.2353490706042" calcext:value-type="float">
            <text:p>53,23534907060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53763" calcext:value-type="float">
            <text:p>7053763</text:p>
          </table:table-cell>
          <table:table-cell office:value-type="float" office:value="21854" calcext:value-type="float">
            <text:p>21854</text:p>
          </table:table-cell>
          <table:table-cell office:value-type="float" office:value="21887" calcext:value-type="float">
            <text:p>21887</text:p>
          </table:table-cell>
          <table:table-cell table:formula="of:=IFERROR([.$G188]/[.$C188];&quot;&quot;)">
            <text:p/>
          </table:table-cell>
          <table:table-cell table:formula="of:=IFERROR([.$J188]/[.$D188];&quot;&quot;)" office:value-type="float" office:value="15536.922907489" calcext:value-type="float">
            <text:p>15536,922907489</text:p>
          </table:table-cell>
          <table:table-cell table:formula="of:=IFERROR([.$H188]/[.$E188];&quot;&quot;)">
            <text:p/>
          </table:table-cell>
          <table:table-cell table:formula="of:=IFERROR([.$K188]/([.$C188]+[.$D188]-[.$E188]);&quot;&quot;)" office:value-type="float" office:value="48.136563876652" calcext:value-type="float">
            <text:p>48,1365638766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7986" calcext:value-type="float">
            <text:p>27986</text:p>
          </table:table-cell>
          <table:table-cell office:value-type="float" office:value="32427" calcext:value-type="float">
            <text:p>32427</text:p>
          </table:table-cell>
          <table:table-cell office:value-type="float" office:value="17700" calcext:value-type="float">
            <text:p>17700</text:p>
          </table:table-cell>
          <table:table-cell office:value-type="float" office:value="6924" calcext:value-type="float">
            <text:p>6924</text:p>
          </table:table-cell>
          <table:table-cell office:value-type="float" office:value="40374733" calcext:value-type="float">
            <text:p>40374733</text:p>
          </table:table-cell>
          <table:table-cell office:value-type="float" office:value="922172" calcext:value-type="float">
            <text:p>922172</text:p>
          </table:table-cell>
          <table:table-cell office:value-type="float" office:value="375588" calcext:value-type="float">
            <text:p>375588</text:p>
          </table:table-cell>
          <table:table-cell office:value-type="float" office:value="356865043" calcext:value-type="float">
            <text:p>356865043</text:p>
          </table:table-cell>
          <table:table-cell office:value-type="float" office:value="2163183" calcext:value-type="float">
            <text:p>2163183</text:p>
          </table:table-cell>
          <table:table-cell office:value-type="float" office:value="2790813" calcext:value-type="float">
            <text:p>2790813</text:p>
          </table:table-cell>
          <table:table-cell table:formula="of:=IFERROR([.$G189]/[.$C189];&quot;&quot;)" office:value-type="float" office:value="1442.67608804402" calcext:value-type="float">
            <text:p>1442,67608804402</text:p>
          </table:table-cell>
          <table:table-cell table:formula="of:=IFERROR([.$J189]/[.$D189];&quot;&quot;)" office:value-type="float" office:value="11005.1821938508" calcext:value-type="float">
            <text:p>11005,1821938508</text:p>
          </table:table-cell>
          <table:table-cell table:formula="of:=IFERROR([.$H189]/[.$E189];&quot;&quot;)" office:value-type="float" office:value="52.1001129943503" calcext:value-type="float">
            <text:p>52,1001129943503</text:p>
          </table:table-cell>
          <table:table-cell table:formula="of:=IFERROR([.$K189]/([.$C189]+[.$D189]-[.$E189]);&quot;&quot;)" office:value-type="float" office:value="50.6446046870976" calcext:value-type="float">
            <text:p>50,64460468709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60600" calcext:value-type="float">
            <text:p>360600</text:p>
          </table:table-cell>
          <table:table-cell office:value-type="float" office:value="268351" calcext:value-type="float">
            <text:p>268351</text:p>
          </table:table-cell>
          <table:table-cell office:value-type="float" office:value="237691" calcext:value-type="float">
            <text:p>237691</text:p>
          </table:table-cell>
          <table:table-cell office:value-type="float" office:value="135708" calcext:value-type="float">
            <text:p>135708</text:p>
          </table:table-cell>
          <table:table-cell office:value-type="float" office:value="485193554" calcext:value-type="float">
            <text:p>485193554</text:p>
          </table:table-cell>
          <table:table-cell office:value-type="float" office:value="13168637" calcext:value-type="float">
            <text:p>13168637</text:p>
          </table:table-cell>
          <table:table-cell office:value-type="float" office:value="7770001" calcext:value-type="float">
            <text:p>7770001</text:p>
          </table:table-cell>
          <table:table-cell office:value-type="float" office:value="2612190771" calcext:value-type="float">
            <text:p>2612190771</text:p>
          </table:table-cell>
          <table:table-cell office:value-type="float" office:value="21197218" calcext:value-type="float">
            <text:p>21197218</text:p>
          </table:table-cell>
          <table:table-cell office:value-type="float" office:value="27513986" calcext:value-type="float">
            <text:p>27513986</text:p>
          </table:table-cell>
          <table:table-cell table:formula="of:=IFERROR([.$G190]/[.$C190];&quot;&quot;)" office:value-type="float" office:value="1345.51734331669" calcext:value-type="float">
            <text:p>1345,51734331669</text:p>
          </table:table-cell>
          <table:table-cell table:formula="of:=IFERROR([.$J190]/[.$D190];&quot;&quot;)" office:value-type="float" office:value="9734.23155121464" calcext:value-type="float">
            <text:p>9734,23155121464</text:p>
          </table:table-cell>
          <table:table-cell table:formula="of:=IFERROR([.$H190]/[.$E190];&quot;&quot;)" office:value-type="float" office:value="55.4023374885881" calcext:value-type="float">
            <text:p>55,4023374885881</text:p>
          </table:table-cell>
          <table:table-cell table:formula="of:=IFERROR([.$K190]/([.$C190]+[.$D190]-[.$E190]);&quot;&quot;)" office:value-type="float" office:value="54.1768082604918" calcext:value-type="float">
            <text:p>54,17680826049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1842" calcext:value-type="float">
            <text:p>21842</text:p>
          </table:table-cell>
          <table:table-cell office:value-type="float" office:value="28546" calcext:value-type="float">
            <text:p>28546</text:p>
          </table:table-cell>
          <table:table-cell office:value-type="float" office:value="13128" calcext:value-type="float">
            <text:p>13128</text:p>
          </table:table-cell>
          <table:table-cell office:value-type="float" office:value="4655" calcext:value-type="float">
            <text:p>4655</text:p>
          </table:table-cell>
          <table:table-cell office:value-type="float" office:value="33525592" calcext:value-type="float">
            <text:p>33525592</text:p>
          </table:table-cell>
          <table:table-cell office:value-type="float" office:value="697525" calcext:value-type="float">
            <text:p>697525</text:p>
          </table:table-cell>
          <table:table-cell office:value-type="float" office:value="257533" calcext:value-type="float">
            <text:p>257533</text:p>
          </table:table-cell>
          <table:table-cell office:value-type="float" office:value="314588716" calcext:value-type="float">
            <text:p>314588716</text:p>
          </table:table-cell>
          <table:table-cell office:value-type="float" office:value="1921824" calcext:value-type="float">
            <text:p>1921824</text:p>
          </table:table-cell>
          <table:table-cell office:value-type="float" office:value="2429335" calcext:value-type="float">
            <text:p>2429335</text:p>
          </table:table-cell>
          <table:table-cell table:formula="of:=IFERROR([.$G191]/[.$C191];&quot;&quot;)" office:value-type="float" office:value="1534.91401886274" calcext:value-type="float">
            <text:p>1534,91401886274</text:p>
          </table:table-cell>
          <table:table-cell table:formula="of:=IFERROR([.$J191]/[.$D191];&quot;&quot;)" office:value-type="float" office:value="11020.4132277727" calcext:value-type="float">
            <text:p>11020,4132277727</text:p>
          </table:table-cell>
          <table:table-cell table:formula="of:=IFERROR([.$H191]/[.$E191];&quot;&quot;)" office:value-type="float" office:value="53.1326173065204" calcext:value-type="float">
            <text:p>53,1326173065204</text:p>
          </table:table-cell>
          <table:table-cell table:formula="of:=IFERROR([.$K191]/([.$C191]+[.$D191]-[.$E191]);&quot;&quot;)" office:value-type="float" office:value="51.5787439613527" calcext:value-type="float">
            <text:p>51,57874396135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347966" calcext:value-type="float">
            <text:p>347966</text:p>
          </table:table-cell>
          <table:table-cell office:value-type="float" office:value="279332" calcext:value-type="float">
            <text:p>279332</text:p>
          </table:table-cell>
          <table:table-cell office:value-type="float" office:value="222256" calcext:value-type="float">
            <text:p>222256</text:p>
          </table:table-cell>
          <table:table-cell office:value-type="float" office:value="118037" calcext:value-type="float">
            <text:p>118037</text:p>
          </table:table-cell>
          <table:table-cell office:value-type="float" office:value="511989248" calcext:value-type="float">
            <text:p>511989248</text:p>
          </table:table-cell>
          <table:table-cell office:value-type="float" office:value="12547715" calcext:value-type="float">
            <text:p>12547715</text:p>
          </table:table-cell>
          <table:table-cell office:value-type="float" office:value="6889533" calcext:value-type="float">
            <text:p>6889533</text:p>
          </table:table-cell>
          <table:table-cell office:value-type="float" office:value="2915545438" calcext:value-type="float">
            <text:p>2915545438</text:p>
          </table:table-cell>
          <table:table-cell office:value-type="float" office:value="22312478" calcext:value-type="float">
            <text:p>22312478</text:p>
          </table:table-cell>
          <table:table-cell office:value-type="float" office:value="28877221" calcext:value-type="float">
            <text:p>28877221</text:p>
          </table:table-cell>
          <table:table-cell table:formula="of:=IFERROR([.$G192]/[.$C192];&quot;&quot;)" office:value-type="float" office:value="1471.37722651064" calcext:value-type="float">
            <text:p>1471,37722651064</text:p>
          </table:table-cell>
          <table:table-cell table:formula="of:=IFERROR([.$J192]/[.$D192];&quot;&quot;)" office:value-type="float" office:value="10437.563322498" calcext:value-type="float">
            <text:p>10437,563322498</text:p>
          </table:table-cell>
          <table:table-cell table:formula="of:=IFERROR([.$H192]/[.$E192];&quot;&quot;)" office:value-type="float" office:value="56.4561361673026" calcext:value-type="float">
            <text:p>56,4561361673026</text:p>
          </table:table-cell>
          <table:table-cell table:formula="of:=IFERROR([.$K192]/([.$C192]+[.$D192]-[.$E192]);&quot;&quot;)" office:value-type="float" office:value="55.0868255637687" calcext:value-type="float">
            <text:p>55,08682556376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5046" calcext:value-type="float">
            <text:p>15046</text:p>
          </table:table-cell>
          <table:table-cell office:value-type="float" office:value="23876" calcext:value-type="float">
            <text:p>23876</text:p>
          </table:table-cell>
          <table:table-cell office:value-type="float" office:value="8282" calcext:value-type="float">
            <text:p>8282</text:p>
          </table:table-cell>
          <table:table-cell office:value-type="float" office:value="2780" calcext:value-type="float">
            <text:p>2780</text:p>
          </table:table-cell>
          <table:table-cell office:value-type="float" office:value="23451679" calcext:value-type="float">
            <text:p>23451679</text:p>
          </table:table-cell>
          <table:table-cell office:value-type="float" office:value="455714" calcext:value-type="float">
            <text:p>455714</text:p>
          </table:table-cell>
          <table:table-cell office:value-type="float" office:value="157706" calcext:value-type="float">
            <text:p>157706</text:p>
          </table:table-cell>
          <table:table-cell office:value-type="float" office:value="261812652" calcext:value-type="float">
            <text:p>261812652</text:p>
          </table:table-cell>
          <table:table-cell office:value-type="float" office:value="1644924" calcext:value-type="float">
            <text:p>1644924</text:p>
          </table:table-cell>
          <table:table-cell office:value-type="float" office:value="1989758" calcext:value-type="float">
            <text:p>1989758</text:p>
          </table:table-cell>
          <table:table-cell table:formula="of:=IFERROR([.$G193]/[.$C193];&quot;&quot;)" office:value-type="float" office:value="1558.665359564" calcext:value-type="float">
            <text:p>1558,665359564</text:p>
          </table:table-cell>
          <table:table-cell table:formula="of:=IFERROR([.$J193]/[.$D193];&quot;&quot;)" office:value-type="float" office:value="10965.5156642654" calcext:value-type="float">
            <text:p>10965,5156642654</text:p>
          </table:table-cell>
          <table:table-cell table:formula="of:=IFERROR([.$H193]/[.$E193];&quot;&quot;)" office:value-type="float" office:value="55.0246317314658" calcext:value-type="float">
            <text:p>55,0246317314658</text:p>
          </table:table-cell>
          <table:table-cell table:formula="of:=IFERROR([.$K193]/([.$C193]+[.$D193]-[.$E193]);&quot;&quot;)" office:value-type="float" office:value="53.6855091383812" calcext:value-type="float">
            <text:p>53,68550913838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24358" calcext:value-type="float">
            <text:p>324358</text:p>
          </table:table-cell>
          <table:table-cell office:value-type="float" office:value="290116" calcext:value-type="float">
            <text:p>290116</text:p>
          </table:table-cell>
          <table:table-cell office:value-type="float" office:value="200305" calcext:value-type="float">
            <text:p>200305</text:p>
          </table:table-cell>
          <table:table-cell office:value-type="float" office:value="97928" calcext:value-type="float">
            <text:p>97928</text:p>
          </table:table-cell>
          <table:table-cell office:value-type="float" office:value="519357162" calcext:value-type="float">
            <text:p>519357162</text:p>
          </table:table-cell>
          <table:table-cell office:value-type="float" office:value="11694972" calcext:value-type="float">
            <text:p>11694972</text:p>
          </table:table-cell>
          <table:table-cell office:value-type="float" office:value="5883045" calcext:value-type="float">
            <text:p>5883045</text:p>
          </table:table-cell>
          <table:table-cell office:value-type="float" office:value="3241325771" calcext:value-type="float">
            <text:p>3241325771</text:p>
          </table:table-cell>
          <table:table-cell office:value-type="float" office:value="23700160" calcext:value-type="float">
            <text:p>23700160</text:p>
          </table:table-cell>
          <table:table-cell office:value-type="float" office:value="30332443" calcext:value-type="float">
            <text:p>30332443</text:p>
          </table:table-cell>
          <table:table-cell table:formula="of:=IFERROR([.$G194]/[.$C194];&quot;&quot;)" office:value-type="float" office:value="1601.18499312488" calcext:value-type="float">
            <text:p>1601,18499312488</text:p>
          </table:table-cell>
          <table:table-cell table:formula="of:=IFERROR([.$J194]/[.$D194];&quot;&quot;)" office:value-type="float" office:value="11172.5164106771" calcext:value-type="float">
            <text:p>11172,5164106771</text:p>
          </table:table-cell>
          <table:table-cell table:formula="of:=IFERROR([.$H194]/[.$E194];&quot;&quot;)" office:value-type="float" office:value="58.3858216220264" calcext:value-type="float">
            <text:p>58,3858216220264</text:p>
          </table:table-cell>
          <table:table-cell table:formula="of:=IFERROR([.$K194]/([.$C194]+[.$D194]-[.$E194]);&quot;&quot;)" office:value-type="float" office:value="57.2234039727744" calcext:value-type="float">
            <text:p>57,22340397277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7511" calcext:value-type="float">
            <text:p>7511</text:p>
          </table:table-cell>
          <table:table-cell office:value-type="float" office:value="17849" calcext:value-type="float">
            <text:p>17849</text:p>
          </table:table-cell>
          <table:table-cell office:value-type="float" office:value="3810" calcext:value-type="float">
            <text:p>3810</text:p>
          </table:table-cell>
          <table:table-cell office:value-type="float" office:value="1402" calcext:value-type="float">
            <text:p>1402</text:p>
          </table:table-cell>
          <table:table-cell office:value-type="float" office:value="13700937" calcext:value-type="float">
            <text:p>13700937</text:p>
          </table:table-cell>
          <table:table-cell office:value-type="float" office:value="213847" calcext:value-type="float">
            <text:p>213847</text:p>
          </table:table-cell>
          <table:table-cell office:value-type="float" office:value="81021" calcext:value-type="float">
            <text:p>81021</text:p>
          </table:table-cell>
          <table:table-cell office:value-type="float" office:value="190337435" calcext:value-type="float">
            <text:p>190337435</text:p>
          </table:table-cell>
          <table:table-cell office:value-type="float" office:value="1179849" calcext:value-type="float">
            <text:p>1179849</text:p>
          </table:table-cell>
          <table:table-cell office:value-type="float" office:value="1337900" calcext:value-type="float">
            <text:p>1337900</text:p>
          </table:table-cell>
          <table:table-cell table:formula="of:=IFERROR([.$G195]/[.$C195];&quot;&quot;)" office:value-type="float" office:value="1824.11622953002" calcext:value-type="float">
            <text:p>1824,11622953002</text:p>
          </table:table-cell>
          <table:table-cell table:formula="of:=IFERROR([.$J195]/[.$D195];&quot;&quot;)" office:value-type="float" office:value="10663.7590341196" calcext:value-type="float">
            <text:p>10663,7590341196</text:p>
          </table:table-cell>
          <table:table-cell table:formula="of:=IFERROR([.$H195]/[.$E195];&quot;&quot;)" office:value-type="float" office:value="56.1278215223097" calcext:value-type="float">
            <text:p>56,1278215223097</text:p>
          </table:table-cell>
          <table:table-cell table:formula="of:=IFERROR([.$K195]/([.$C195]+[.$D195]-[.$E195]);&quot;&quot;)" office:value-type="float" office:value="54.749373549884" calcext:value-type="float">
            <text:p>54,7493735498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90137" calcext:value-type="float">
            <text:p>290137</text:p>
          </table:table-cell>
          <table:table-cell office:value-type="float" office:value="290224" calcext:value-type="float">
            <text:p>290224</text:p>
          </table:table-cell>
          <table:table-cell office:value-type="float" office:value="173721" calcext:value-type="float">
            <text:p>173721</text:p>
          </table:table-cell>
          <table:table-cell office:value-type="float" office:value="78167" calcext:value-type="float">
            <text:p>78167</text:p>
          </table:table-cell>
          <table:table-cell office:value-type="float" office:value="505952895" calcext:value-type="float">
            <text:p>505952895</text:p>
          </table:table-cell>
          <table:table-cell office:value-type="float" office:value="10325253" calcext:value-type="float">
            <text:p>10325253</text:p>
          </table:table-cell>
          <table:table-cell office:value-type="float" office:value="4785146" calcext:value-type="float">
            <text:p>4785146</text:p>
          </table:table-cell>
          <table:table-cell office:value-type="float" office:value="3420259786" calcext:value-type="float">
            <text:p>3420259786</text:p>
          </table:table-cell>
          <table:table-cell office:value-type="float" office:value="23637037" calcext:value-type="float">
            <text:p>23637037</text:p>
          </table:table-cell>
          <table:table-cell office:value-type="float" office:value="29958017" calcext:value-type="float">
            <text:p>29958017</text:p>
          </table:table-cell>
          <table:table-cell table:formula="of:=IFERROR([.$G196]/[.$C196];&quot;&quot;)" office:value-type="float" office:value="1743.84134047019" calcext:value-type="float">
            <text:p>1743,84134047019</text:p>
          </table:table-cell>
          <table:table-cell table:formula="of:=IFERROR([.$J196]/[.$D196];&quot;&quot;)" office:value-type="float" office:value="11784.8964455042" calcext:value-type="float">
            <text:p>11784,8964455042</text:p>
          </table:table-cell>
          <table:table-cell table:formula="of:=IFERROR([.$H196]/[.$E196];&quot;&quot;)" office:value-type="float" office:value="59.4358367727563" calcext:value-type="float">
            <text:p>59,4358367727563</text:p>
          </table:table-cell>
          <table:table-cell table:formula="of:=IFERROR([.$K196]/([.$C196]+[.$D196]-[.$E196]);&quot;&quot;)" office:value-type="float" office:value="58.1276731261066" calcext:value-type="float">
            <text:p>58,12767312610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227" calcext:value-type="float">
            <text:p>2227</text:p>
          </table:table-cell>
          <table:table-cell office:value-type="float" office:value="9233" calcext:value-type="float">
            <text:p>9233</text:p>
          </table:table-cell>
          <table:table-cell office:value-type="float" office:value="1047" calcext:value-type="float">
            <text:p>1047</text:p>
          </table:table-cell>
          <table:table-cell office:value-type="float" office:value="427" calcext:value-type="float">
            <text:p>427</text:p>
          </table:table-cell>
          <table:table-cell office:value-type="float" office:value="5185690" calcext:value-type="float">
            <text:p>5185690</text:p>
          </table:table-cell>
          <table:table-cell office:value-type="float" office:value="57042" calcext:value-type="float">
            <text:p>57042</text:p>
          </table:table-cell>
          <table:table-cell office:value-type="float" office:value="24101" calcext:value-type="float">
            <text:p>24101</text:p>
          </table:table-cell>
          <table:table-cell office:value-type="float" office:value="109646173" calcext:value-type="float">
            <text:p>109646173</text:p>
          </table:table-cell>
          <table:table-cell office:value-type="float" office:value="557154" calcext:value-type="float">
            <text:p>557154</text:p>
          </table:table-cell>
          <table:table-cell office:value-type="float" office:value="593840" calcext:value-type="float">
            <text:p>593840</text:p>
          </table:table-cell>
          <table:table-cell table:formula="of:=IFERROR([.$G197]/[.$C197];&quot;&quot;)" office:value-type="float" office:value="2328.55410866637" calcext:value-type="float">
            <text:p>2328,55410866637</text:p>
          </table:table-cell>
          <table:table-cell table:formula="of:=IFERROR([.$J197]/[.$D197];&quot;&quot;)" office:value-type="float" office:value="11875.4655041698" calcext:value-type="float">
            <text:p>11875,4655041698</text:p>
          </table:table-cell>
          <table:table-cell table:formula="of:=IFERROR([.$H197]/[.$E197];&quot;&quot;)" office:value-type="float" office:value="54.4813753581662" calcext:value-type="float">
            <text:p>54,4813753581662</text:p>
          </table:table-cell>
          <table:table-cell table:formula="of:=IFERROR([.$K197]/([.$C197]+[.$D197]-[.$E197]);&quot;&quot;)" office:value-type="float" office:value="53.5056179775281" calcext:value-type="float">
            <text:p>53,50561797752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48453" calcext:value-type="float">
            <text:p>248453</text:p>
          </table:table-cell>
          <table:table-cell office:value-type="float" office:value="276617" calcext:value-type="float">
            <text:p>276617</text:p>
          </table:table-cell>
          <table:table-cell office:value-type="float" office:value="143480" calcext:value-type="float">
            <text:p>143480</text:p>
          </table:table-cell>
          <table:table-cell office:value-type="float" office:value="58502" calcext:value-type="float">
            <text:p>58502</text:p>
          </table:table-cell>
          <table:table-cell office:value-type="float" office:value="467913443" calcext:value-type="float">
            <text:p>467913443</text:p>
          </table:table-cell>
          <table:table-cell office:value-type="float" office:value="8258485" calcext:value-type="float">
            <text:p>8258485</text:p>
          </table:table-cell>
          <table:table-cell office:value-type="float" office:value="3435218" calcext:value-type="float">
            <text:p>3435218</text:p>
          </table:table-cell>
          <table:table-cell office:value-type="float" office:value="3415464798" calcext:value-type="float">
            <text:p>3415464798</text:p>
          </table:table-cell>
          <table:table-cell office:value-type="float" office:value="21378350" calcext:value-type="float">
            <text:p>21378350</text:p>
          </table:table-cell>
          <table:table-cell office:value-type="float" office:value="26483002" calcext:value-type="float">
            <text:p>26483002</text:p>
          </table:table-cell>
          <table:table-cell table:formula="of:=IFERROR([.$G198]/[.$C198];&quot;&quot;)" office:value-type="float" office:value="1883.30767992337" calcext:value-type="float">
            <text:p>1883,30767992337</text:p>
          </table:table-cell>
          <table:table-cell table:formula="of:=IFERROR([.$J198]/[.$D198];&quot;&quot;)" office:value-type="float" office:value="12347.2700448635" calcext:value-type="float">
            <text:p>12347,2700448635</text:p>
          </table:table-cell>
          <table:table-cell table:formula="of:=IFERROR([.$H198]/[.$E198];&quot;&quot;)" office:value-type="float" office:value="57.5584402007248" calcext:value-type="float">
            <text:p>57,5584402007248</text:p>
          </table:table-cell>
          <table:table-cell table:formula="of:=IFERROR([.$K198]/([.$C198]+[.$D198]-[.$E198]);&quot;&quot;)" office:value-type="float" office:value="56.0243979139915" calcext:value-type="float">
            <text:p>56,02439791399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40" calcext:value-type="float">
            <text:p>27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534579" calcext:value-type="float">
            <text:p>46534579</text:p>
          </table:table-cell>
          <table:table-cell office:value-type="float" office:value="149137" calcext:value-type="float">
            <text:p>149137</text:p>
          </table:table-cell>
          <table:table-cell office:value-type="float" office:value="148804" calcext:value-type="float">
            <text:p>148804</text:p>
          </table:table-cell>
          <table:table-cell table:formula="of:=IFERROR([.$G199]/[.$C199];&quot;&quot;)">
            <text:p/>
          </table:table-cell>
          <table:table-cell table:formula="of:=IFERROR([.$J199]/[.$D199];&quot;&quot;)" office:value-type="float" office:value="16983.4229927007" calcext:value-type="float">
            <text:p>16983,4229927007</text:p>
          </table:table-cell>
          <table:table-cell table:formula="of:=IFERROR([.$H199]/[.$E199];&quot;&quot;)">
            <text:p/>
          </table:table-cell>
          <table:table-cell table:formula="of:=IFERROR([.$K199]/([.$C199]+[.$D199]-[.$E199]);&quot;&quot;)" office:value-type="float" office:value="54.4295620437956" calcext:value-type="float">
            <text:p>54,42956204379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03481" calcext:value-type="float">
            <text:p>203481</text:p>
          </table:table-cell>
          <table:table-cell office:value-type="float" office:value="248726" calcext:value-type="float">
            <text:p>248726</text:p>
          </table:table-cell>
          <table:table-cell office:value-type="float" office:value="112564" calcext:value-type="float">
            <text:p>112564</text:p>
          </table:table-cell>
          <table:table-cell office:value-type="float" office:value="41693" calcext:value-type="float">
            <text:p>41693</text:p>
          </table:table-cell>
          <table:table-cell office:value-type="float" office:value="405342101" calcext:value-type="float">
            <text:p>405342101</text:p>
          </table:table-cell>
          <table:table-cell office:value-type="float" office:value="6602288" calcext:value-type="float">
            <text:p>6602288</text:p>
          </table:table-cell>
          <table:table-cell office:value-type="float" office:value="2495703" calcext:value-type="float">
            <text:p>2495703</text:p>
          </table:table-cell>
          <table:table-cell office:value-type="float" office:value="3170484781" calcext:value-type="float">
            <text:p>3170484781</text:p>
          </table:table-cell>
          <table:table-cell office:value-type="float" office:value="19364115" calcext:value-type="float">
            <text:p>19364115</text:p>
          </table:table-cell>
          <table:table-cell office:value-type="float" office:value="23667523" calcext:value-type="float">
            <text:p>23667523</text:p>
          </table:table-cell>
          <table:table-cell table:formula="of:=IFERROR([.$G200]/[.$C200];&quot;&quot;)" office:value-type="float" office:value="1992.03906507241" calcext:value-type="float">
            <text:p>1992,03906507241</text:p>
          </table:table-cell>
          <table:table-cell table:formula="of:=IFERROR([.$J200]/[.$D200];&quot;&quot;)" office:value-type="float" office:value="12746.8973127055" calcext:value-type="float">
            <text:p>12746,8973127055</text:p>
          </table:table-cell>
          <table:table-cell table:formula="of:=IFERROR([.$H200]/[.$E200];&quot;&quot;)" office:value-type="float" office:value="58.6536370420383" calcext:value-type="float">
            <text:p>58,6536370420383</text:p>
          </table:table-cell>
          <table:table-cell table:formula="of:=IFERROR([.$K200]/([.$C200]+[.$D200]-[.$E200]);&quot;&quot;)" office:value-type="float" office:value="57.0131432121375" calcext:value-type="float">
            <text:p>57,01314321213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52278" calcext:value-type="float">
            <text:p>152278</text:p>
          </table:table-cell>
          <table:table-cell office:value-type="float" office:value="211265" calcext:value-type="float">
            <text:p>211265</text:p>
          </table:table-cell>
          <table:table-cell office:value-type="float" office:value="79270" calcext:value-type="float">
            <text:p>79270</text:p>
          </table:table-cell>
          <table:table-cell office:value-type="float" office:value="27006" calcext:value-type="float">
            <text:p>27006</text:p>
          </table:table-cell>
          <table:table-cell office:value-type="float" office:value="318012207" calcext:value-type="float">
            <text:p>318012207</text:p>
          </table:table-cell>
          <table:table-cell office:value-type="float" office:value="4732512" calcext:value-type="float">
            <text:p>4732512</text:p>
          </table:table-cell>
          <table:table-cell office:value-type="float" office:value="1646979" calcext:value-type="float">
            <text:p>1646979</text:p>
          </table:table-cell>
          <table:table-cell office:value-type="float" office:value="2696594525" calcext:value-type="float">
            <text:p>2696594525</text:p>
          </table:table-cell>
          <table:table-cell office:value-type="float" office:value="16491883" calcext:value-type="float">
            <text:p>16491883</text:p>
          </table:table-cell>
          <table:table-cell office:value-type="float" office:value="19734285" calcext:value-type="float">
            <text:p>19734285</text:p>
          </table:table-cell>
          <table:table-cell table:formula="of:=IFERROR([.$G201]/[.$C201];&quot;&quot;)" office:value-type="float" office:value="2088.3660607573" calcext:value-type="float">
            <text:p>2088,3660607573</text:p>
          </table:table-cell>
          <table:table-cell table:formula="of:=IFERROR([.$J201]/[.$D201];&quot;&quot;)" office:value-type="float" office:value="12764.0381748042" calcext:value-type="float">
            <text:p>12764,0381748042</text:p>
          </table:table-cell>
          <table:table-cell table:formula="of:=IFERROR([.$H201]/[.$E201];&quot;&quot;)" office:value-type="float" office:value="59.7011732055002" calcext:value-type="float">
            <text:p>59,7011732055002</text:p>
          </table:table-cell>
          <table:table-cell table:formula="of:=IFERROR([.$K201]/([.$C201]+[.$D201]-[.$E201]);&quot;&quot;)" office:value-type="float" office:value="58.014243350582" calcext:value-type="float">
            <text:p>58,0142433505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99835" calcext:value-type="float">
            <text:p>99835</text:p>
          </table:table-cell>
          <table:table-cell office:value-type="float" office:value="168236" calcext:value-type="float">
            <text:p>168236</text:p>
          </table:table-cell>
          <table:table-cell office:value-type="float" office:value="47304" calcext:value-type="float">
            <text:p>47304</text:p>
          </table:table-cell>
          <table:table-cell office:value-type="float" office:value="15416" calcext:value-type="float">
            <text:p>15416</text:p>
          </table:table-cell>
          <table:table-cell office:value-type="float" office:value="217155592" calcext:value-type="float">
            <text:p>217155592</text:p>
          </table:table-cell>
          <table:table-cell office:value-type="float" office:value="2872905" calcext:value-type="float">
            <text:p>2872905</text:p>
          </table:table-cell>
          <table:table-cell office:value-type="float" office:value="957699" calcext:value-type="float">
            <text:p>957699</text:p>
          </table:table-cell>
          <table:table-cell office:value-type="float" office:value="2126136900" calcext:value-type="float">
            <text:p>2126136900</text:p>
          </table:table-cell>
          <table:table-cell office:value-type="float" office:value="13031843" calcext:value-type="float">
            <text:p>13031843</text:p>
          </table:table-cell>
          <table:table-cell office:value-type="float" office:value="15059055" calcext:value-type="float">
            <text:p>15059055</text:p>
          </table:table-cell>
          <table:table-cell table:formula="of:=IFERROR([.$G202]/[.$C202];&quot;&quot;)" office:value-type="float" office:value="2175.14490910002" calcext:value-type="float">
            <text:p>2175,14490910002</text:p>
          </table:table-cell>
          <table:table-cell table:formula="of:=IFERROR([.$J202]/[.$D202];&quot;&quot;)" office:value-type="float" office:value="12637.8236524882" calcext:value-type="float">
            <text:p>12637,8236524882</text:p>
          </table:table-cell>
          <table:table-cell table:formula="of:=IFERROR([.$H202]/[.$E202];&quot;&quot;)" office:value-type="float" office:value="60.7328132927448" calcext:value-type="float">
            <text:p>60,7328132927448</text:p>
          </table:table-cell>
          <table:table-cell table:formula="of:=IFERROR([.$K202]/([.$C202]+[.$D202]-[.$E202]);&quot;&quot;)" office:value-type="float" office:value="59.029850475841" calcext:value-type="float">
            <text:p>59,0298504758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7621" calcext:value-type="float">
            <text:p>47621</text:p>
          </table:table-cell>
          <table:table-cell office:value-type="float" office:value="118786" calcext:value-type="float">
            <text:p>118786</text:p>
          </table:table-cell>
          <table:table-cell office:value-type="float" office:value="20722" calcext:value-type="float">
            <text:p>20722</text:p>
          </table:table-cell>
          <table:table-cell office:value-type="float" office:value="7301" calcext:value-type="float">
            <text:p>7301</text:p>
          </table:table-cell>
          <table:table-cell office:value-type="float" office:value="117013367" calcext:value-type="float">
            <text:p>117013367</text:p>
          </table:table-cell>
          <table:table-cell office:value-type="float" office:value="1300692" calcext:value-type="float">
            <text:p>1300692</text:p>
          </table:table-cell>
          <table:table-cell office:value-type="float" office:value="462960" calcext:value-type="float">
            <text:p>462960</text:p>
          </table:table-cell>
          <table:table-cell office:value-type="float" office:value="1478404682" calcext:value-type="float">
            <text:p>1478404682</text:p>
          </table:table-cell>
          <table:table-cell office:value-type="float" office:value="9241313" calcext:value-type="float">
            <text:p>9241313</text:p>
          </table:table-cell>
          <table:table-cell office:value-type="float" office:value="9991726" calcext:value-type="float">
            <text:p>9991726</text:p>
          </table:table-cell>
          <table:table-cell table:formula="of:=IFERROR([.$G203]/[.$C203];&quot;&quot;)" office:value-type="float" office:value="2457.17996262153" calcext:value-type="float">
            <text:p>2457,17996262153</text:p>
          </table:table-cell>
          <table:table-cell table:formula="of:=IFERROR([.$J203]/[.$D203];&quot;&quot;)" office:value-type="float" office:value="12445.9505497281" calcext:value-type="float">
            <text:p>12445,9505497281</text:p>
          </table:table-cell>
          <table:table-cell table:formula="of:=IFERROR([.$H203]/[.$E203];&quot;&quot;)" office:value-type="float" office:value="62.7686516745488" calcext:value-type="float">
            <text:p>62,7686516745488</text:p>
          </table:table-cell>
          <table:table-cell table:formula="of:=IFERROR([.$K203]/([.$C203]+[.$D203]-[.$E203]);&quot;&quot;)" office:value-type="float" office:value="63.4335243848028" calcext:value-type="float">
            <text:p>63,43352438480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3439" calcext:value-type="float">
            <text:p>13439</text:p>
          </table:table-cell>
          <table:table-cell office:value-type="float" office:value="58689" calcext:value-type="float">
            <text:p>58689</text:p>
          </table:table-cell>
          <table:table-cell office:value-type="float" office:value="5428" calcext:value-type="float">
            <text:p>5428</text:p>
          </table:table-cell>
          <table:table-cell office:value-type="float" office:value="2111" calcext:value-type="float">
            <text:p>2111</text:p>
          </table:table-cell>
          <table:table-cell office:value-type="float" office:value="39880588" calcext:value-type="float">
            <text:p>39880588</text:p>
          </table:table-cell>
          <table:table-cell office:value-type="float" office:value="337874" calcext:value-type="float">
            <text:p>337874</text:p>
          </table:table-cell>
          <table:table-cell office:value-type="float" office:value="136131" calcext:value-type="float">
            <text:p>136131</text:p>
          </table:table-cell>
          <table:table-cell office:value-type="float" office:value="800210312" calcext:value-type="float">
            <text:p>800210312</text:p>
          </table:table-cell>
          <table:table-cell office:value-type="float" office:value="4261170" calcext:value-type="float">
            <text:p>4261170</text:p>
          </table:table-cell>
          <table:table-cell office:value-type="float" office:value="4448777" calcext:value-type="float">
            <text:p>4448777</text:p>
          </table:table-cell>
          <table:table-cell table:formula="of:=IFERROR([.$G204]/[.$C204];&quot;&quot;)" office:value-type="float" office:value="2967.52645286108" calcext:value-type="float">
            <text:p>2967,52645286108</text:p>
          </table:table-cell>
          <table:table-cell table:formula="of:=IFERROR([.$J204]/[.$D204];&quot;&quot;)" office:value-type="float" office:value="13634.7579955358" calcext:value-type="float">
            <text:p>13634,7579955358</text:p>
          </table:table-cell>
          <table:table-cell table:formula="of:=IFERROR([.$H204]/[.$E204];&quot;&quot;)" office:value-type="float" office:value="62.2464996315402" calcext:value-type="float">
            <text:p>62,2464996315402</text:p>
          </table:table-cell>
          <table:table-cell table:formula="of:=IFERROR([.$K204]/([.$C204]+[.$D204]-[.$E204]);&quot;&quot;)" office:value-type="float" office:value="63.8856071964018" calcext:value-type="float">
            <text:p>63,8856071964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602" calcext:value-type="float">
            <text:p>166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4467973" calcext:value-type="float">
            <text:p>304467973</text:p>
          </table:table-cell>
          <table:table-cell office:value-type="float" office:value="1040477" calcext:value-type="float">
            <text:p>1040477</text:p>
          </table:table-cell>
          <table:table-cell office:value-type="float" office:value="1058521" calcext:value-type="float">
            <text:p>1058521</text:p>
          </table:table-cell>
          <table:table-cell table:formula="of:=IFERROR([.$G205]/[.$C205];&quot;&quot;)">
            <text:p/>
          </table:table-cell>
          <table:table-cell table:formula="of:=IFERROR([.$J205]/[.$D205];&quot;&quot;)" office:value-type="float" office:value="18339.2346102879" calcext:value-type="float">
            <text:p>18339,2346102879</text:p>
          </table:table-cell>
          <table:table-cell table:formula="of:=IFERROR([.$H205]/[.$E205];&quot;&quot;)">
            <text:p/>
          </table:table-cell>
          <table:table-cell table:formula="of:=IFERROR([.$K205]/([.$C205]+[.$D205]-[.$E205]);&quot;&quot;)" office:value-type="float" office:value="62.6717865317432" calcext:value-type="float">
            <text:p>62,6717865317432</text:p>
          </table:table-cell>
        </table:table-row>
      </table:table>
      <table:table table:name="by size (excerpt)" table:style-name="ta1"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9" table:number-columns-repeated="16377" table:default-cell-style-name="ce24"/>
        <table:table-row table:style-name="ro1">
          <table:table-cell table:style-name="ce19"/>
          <table:table-cell table:style-name="ce25" office:value-type="string" calcext:value-type="string">
            <text:p>Daten</text:p>
          </table:table-cell>
          <table:table-cell table:style-name="ce31"/>
          <table:table-cell table:style-name="ce37" table:number-columns-repeated="3"/>
          <table:table-cell table:style-name="ce45"/>
          <table:table-cell table:number-columns-repeated="16377"/>
        </table:table-row>
        <table:table-row table:style-name="ro1">
          <table:table-cell table:style-name="ce20" office:value-type="string" calcext:value-type="string">
            <text:p>size</text:p>
          </table:table-cell>
          <table:table-cell table:style-name="ce26" office:value-type="string" calcext:value-type="string">
            <text:p>Summe - yescnt</text:p>
          </table:table-cell>
          <table:table-cell table:style-name="ce32" office:value-type="string" calcext:value-type="string">
            <text:p>Summe - nocnt</text:p>
          </table:table-cell>
          <table:table-cell table:style-name="ce38" office:value-type="string" calcext:value-type="string">
            <text:p>Mittelwert - dpyesavg</text:p>
          </table:table-cell>
          <table:table-cell table:style-name="ce38" office:value-type="string" calcext:value-type="string">
            <text:p>Mittelwert - dpnoavg</text:p>
          </table:table-cell>
          <table:table-cell table:style-name="ce38" office:value-type="string" calcext:value-type="string">
            <text:p>Mittelwert - hyesavg</text:p>
          </table:table-cell>
          <table:table-cell table:style-name="ce46" office:value-type="string" calcext:value-type="string">
            <text:p>Mittelwert - hnoavg</text:p>
          </table:table-cell>
          <table:table-cell table:number-columns-repeated="16377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float" office:value="4.5" calcext:value-type="float">
            <text:p>4.50</text:p>
          </table:table-cell>
          <table:table-cell table:style-name="ce39"/>
          <table:table-cell table:style-name="ce39" office:value-type="float" office:value="6.5" calcext:value-type="float">
            <text:p>6.50</text:p>
          </table:table-cell>
          <table:table-cell table:style-name="ce47"/>
          <table:table-cell table:number-columns-repeated="16377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8" office:value-type="float" office:value="130" calcext:value-type="float">
            <text:p>130</text:p>
          </table:table-cell>
          <table:table-cell table:style-name="ce34" office:value-type="float" office:value="3" calcext:value-type="float">
            <text:p>3</text:p>
          </table:table-cell>
          <table:table-cell table:style-name="ce40" office:value-type="float" office:value="30.5521616541353" calcext:value-type="float">
            <text:p>30.55</text:p>
          </table:table-cell>
          <table:table-cell table:style-name="ce40" office:value-type="float" office:value="80.75" calcext:value-type="float">
            <text:p>80.75</text:p>
          </table:table-cell>
          <table:table-cell table:style-name="ce40" office:value-type="float" office:value="18.4853540100251" calcext:value-type="float">
            <text:p>18.49</text:p>
          </table:table-cell>
          <table:table-cell table:style-name="ce48" office:value-type="float" office:value="15.5" calcext:value-type="float">
            <text:p>15.50</text:p>
          </table:table-cell>
          <table:table-cell table:number-columns-repeated="16377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28" office:value-type="float" office:value="3272" calcext:value-type="float">
            <text:p>3272</text:p>
          </table:table-cell>
          <table:table-cell table:style-name="ce34" office:value-type="float" office:value="385" calcext:value-type="float">
            <text:p>385</text:p>
          </table:table-cell>
          <table:table-cell table:style-name="ce40" office:value-type="float" office:value="79.5927243092744" calcext:value-type="float">
            <text:p>79.59</text:p>
          </table:table-cell>
          <table:table-cell table:style-name="ce40" office:value-type="float" office:value="571.58386888244" calcext:value-type="float">
            <text:p>571.58</text:p>
          </table:table-cell>
          <table:table-cell table:style-name="ce40" office:value-type="float" office:value="33.6834288348624" calcext:value-type="float">
            <text:p>33.68</text:p>
          </table:table-cell>
          <table:table-cell table:style-name="ce48" office:value-type="float" office:value="33.5495473738508" calcext:value-type="float">
            <text:p>33.55</text:p>
          </table:table-cell>
          <table:table-cell table:number-columns-repeated="16377"/>
        </table:table-row>
        <table:table-row table:style-name="ro1">
          <table:table-cell table:style-name="ce22" office:value-type="float" office:value="21" calcext:value-type="float">
            <text:p>21</text:p>
          </table:table-cell>
          <table:table-cell table:style-name="ce28" office:value-type="float" office:value="31581" calcext:value-type="float">
            <text:p>31581</text:p>
          </table:table-cell>
          <table:table-cell table:style-name="ce34" office:value-type="float" office:value="7028" calcext:value-type="float">
            <text:p>7028</text:p>
          </table:table-cell>
          <table:table-cell table:style-name="ce40" office:value-type="float" office:value="198.346700374452" calcext:value-type="float">
            <text:p>198.35</text:p>
          </table:table-cell>
          <table:table-cell table:style-name="ce40" office:value-type="float" office:value="2339.29657309292" calcext:value-type="float">
            <text:p>2,339.30</text:p>
          </table:table-cell>
          <table:table-cell table:style-name="ce40" office:value-type="float" office:value="28.3209349354006" calcext:value-type="float">
            <text:p>28.32</text:p>
          </table:table-cell>
          <table:table-cell table:style-name="ce48" office:value-type="float" office:value="28.0808992757573" calcext:value-type="float">
            <text:p>28.08</text:p>
          </table:table-cell>
          <table:table-cell table:number-columns-repeated="16377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8" office:value-type="float" office:value="151315" calcext:value-type="float">
            <text:p>151315</text:p>
          </table:table-cell>
          <table:table-cell table:style-name="ce34" office:value-type="float" office:value="47442" calcext:value-type="float">
            <text:p>47442</text:p>
          </table:table-cell>
          <table:table-cell table:style-name="ce40" office:value-type="float" office:value="396.518614140957" calcext:value-type="float">
            <text:p>396.52</text:p>
          </table:table-cell>
          <table:table-cell table:style-name="ce40" office:value-type="float" office:value="4428.86863002724" calcext:value-type="float">
            <text:p>4,428.87</text:p>
          </table:table-cell>
          <table:table-cell table:style-name="ce40" office:value-type="float" office:value="39.1361659350188" calcext:value-type="float">
            <text:p>39.14</text:p>
          </table:table-cell>
          <table:table-cell table:style-name="ce48" office:value-type="float" office:value="38.4808292654578" calcext:value-type="float">
            <text:p>38.48</text:p>
          </table:table-cell>
          <table:table-cell table:number-columns-repeated="16377"/>
        </table:table-row>
        <table:table-row table:style-name="ro1">
          <table:table-cell table:style-name="ce22" office:value-type="float" office:value="33" calcext:value-type="float">
            <text:p>33</text:p>
          </table:table-cell>
          <table:table-cell table:style-name="ce28" office:value-type="float" office:value="351093" calcext:value-type="float">
            <text:p>351093</text:p>
          </table:table-cell>
          <table:table-cell table:style-name="ce34" office:value-type="float" office:value="157841" calcext:value-type="float">
            <text:p>157841</text:p>
          </table:table-cell>
          <table:table-cell table:style-name="ce40" office:value-type="float" office:value="785.803515426767" calcext:value-type="float">
            <text:p>785.80</text:p>
          </table:table-cell>
          <table:table-cell table:style-name="ce40" office:value-type="float" office:value="6915.07553824928" calcext:value-type="float">
            <text:p>6,915.08</text:p>
          </table:table-cell>
          <table:table-cell table:style-name="ce40" office:value-type="float" office:value="42.0076145535613" calcext:value-type="float">
            <text:p>42.01</text:p>
          </table:table-cell>
          <table:table-cell table:style-name="ce48" office:value-type="float" office:value="41.6334386337332" calcext:value-type="float">
            <text:p>41.63</text:p>
          </table:table-cell>
          <table:table-cell table:number-columns-repeated="16377"/>
        </table:table-row>
        <table:table-row table:style-name="ro1"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402216" calcext:value-type="float">
            <text:p>402216</text:p>
          </table:table-cell>
          <table:table-cell table:style-name="ce34" office:value-type="float" office:value="290471" calcext:value-type="float">
            <text:p>290471</text:p>
          </table:table-cell>
          <table:table-cell table:style-name="ce40" office:value-type="float" office:value="1414.33571612276" calcext:value-type="float">
            <text:p>1,414.34</text:p>
          </table:table-cell>
          <table:table-cell table:style-name="ce40" office:value-type="float" office:value="9979.08278692215" calcext:value-type="float">
            <text:p>9,979.08</text:p>
          </table:table-cell>
          <table:table-cell table:style-name="ce40" office:value-type="float" office:value="51.023675285006" calcext:value-type="float">
            <text:p>51.02</text:p>
          </table:table-cell>
          <table:table-cell table:style-name="ce48" office:value-type="float" office:value="49.8829769439226" calcext:value-type="float">
            <text:p>49.88</text:p>
          </table:table-cell>
          <table:table-cell table:number-columns-repeated="16377"/>
        </table:table-row>
        <table:table-row table:style-name="ro1">
          <table:table-cell table:style-name="ce22" office:value-type="float" office:value="45" calcext:value-type="float">
            <text:p>45</text:p>
          </table:table-cell>
          <table:table-cell table:style-name="ce29" office:value-type="float" office:value="203481" calcext:value-type="float">
            <text:p>203481</text:p>
          </table:table-cell>
          <table:table-cell table:style-name="ce35" office:value-type="float" office:value="251466" calcext:value-type="float">
            <text:p>251466</text:p>
          </table:table-cell>
          <table:table-cell table:style-name="ce41" office:value-type="float" office:value="1992.03906507241" calcext:value-type="float">
            <text:p>1,992.04</text:p>
          </table:table-cell>
          <table:table-cell table:style-name="ce41" office:value-type="float" office:value="14865.1601527031" calcext:value-type="float">
            <text:p>14,865.16</text:p>
          </table:table-cell>
          <table:table-cell table:style-name="ce41" office:value-type="float" office:value="58.6536370420383" calcext:value-type="float">
            <text:p>58.65</text:p>
          </table:table-cell>
          <table:table-cell table:style-name="ce49" office:value-type="float" office:value="55.7213526279665" calcext:value-type="float">
            <text:p>55.72</text:p>
          </table:table-cell>
          <table:table-cell table:number-columns-repeated="16377"/>
        </table:table-row>
        <table:table-row table:style-name="ro1">
          <table:table-cell table:style-name="ce23" office:value-type="string" calcext:value-type="string">
            <text:p>Summe Ergebnis</text:p>
          </table:table-cell>
          <table:table-cell table:style-name="ce30" office:value-type="float" office:value="1143090" calcext:value-type="float">
            <text:p>1143090</text:p>
          </table:table-cell>
          <table:table-cell table:style-name="ce36" office:value-type="float" office:value="754636" calcext:value-type="float">
            <text:p>754636</text:p>
          </table:table-cell>
          <table:table-cell table:style-name="ce42" office:value-type="float" office:value="400.630389814537" calcext:value-type="float">
            <text:p>400.63</text:p>
          </table:table-cell>
          <table:table-cell table:style-name="ce42" office:value-type="float" office:value="4539.24987932708" calcext:value-type="float">
            <text:p>4,539.25</text:p>
          </table:table-cell>
          <table:table-cell table:style-name="ce42" office:value-type="float" office:value="32.4658865899431" calcext:value-type="float">
            <text:p>32.47</text:p>
          </table:table-cell>
          <table:table-cell table:style-name="ce50" office:value-type="float" office:value="36.4575791731275" calcext:value-type="float">
            <text:p>36.46</text:p>
          </table:table-cell>
          <table:table-cell table:number-columns-repeated="16377"/>
        </table:table-row>
        <table:table-row table:style-name="ro1" table:number-rows-repeated="2">
          <table:table-cell table:style-name="Default" table:number-columns-repeated="3"/>
          <table:table-cell table:style-name="ce43" table:number-columns-repeated="4"/>
          <table:table-cell table:number-columns-repeated="16377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y spines" table:style-name="ta1">
        <table:table-column table:style-name="co9" table:default-cell-style-name="ce22"/>
        <table:table-column table:style-name="co18" table:default-cell-style-name="ce28"/>
        <table:table-column table:style-name="co18" table:number-columns-repeated="3" table:default-cell-style-name="ce34"/>
        <table:table-column table:style-name="co18" table:default-cell-style-name="ce54"/>
        <table:table-column table:style-name="co19" table:default-cell-style-name="ce57"/>
        <table:table-column table:style-name="co20" table:default-cell-style-name="ce57"/>
        <table:table-column table:style-name="co21" table:default-cell-style-name="Default"/>
        <table:table-row table:style-name="ro1">
          <table:table-cell table:style-name="ce19"/>
          <table:table-cell table:style-name="ce25" office:value-type="string" calcext:value-type="string">
            <text:p>Daten</text:p>
          </table:table-cell>
          <table:table-cell table:style-name="ce31" table:number-columns-repeated="3"/>
          <table:table-cell table:style-name="ce51"/>
          <table:table-cell table:style-name="Default" table:number-columns-repeated="2"/>
          <table:table-cell/>
        </table:table-row>
        <table:table-row table:style-name="ro1">
          <table:table-cell table:style-name="ce20" office:value-type="string" calcext:value-type="string">
            <text:p>spines</text:p>
          </table:table-cell>
          <table:table-cell table:style-name="ce26" office:value-type="string" calcext:value-type="string">
            <text:p>Summe - yescnt</text:p>
          </table:table-cell>
          <table:table-cell table:style-name="ce32" office:value-type="string" calcext:value-type="string">
            <text:p>Summe - nocnt</text:p>
          </table:table-cell>
          <table:table-cell table:style-name="ce32" office:value-type="string" calcext:value-type="string">
            <text:p>Max - size</text:p>
          </table:table-cell>
          <table:table-cell table:style-name="ce32" office:value-type="string" calcext:value-type="string">
            <text:p>Summe - dfsyes</text:p>
          </table:table-cell>
          <table:table-cell table:style-name="ce52" office:value-type="string" calcext:value-type="string">
            <text:p>Summe - bfsyes</text:p>
          </table:table-cell>
          <table:table-cell table:style-name="Default" office:value-type="string" calcext:value-type="string">
            <text:p>dfs %</text:p>
          </table:table-cell>
          <table:table-cell table:style-name="Default" office:value-type="string" calcext:value-type="string">
            <text:p>bfs %</text:p>
          </table:table-cell>
          <table:table-cell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7" office:value-type="float" office:value="141" calcext:value-type="float">
            <text:p>141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26" calcext:value-type="float">
            <text:p>126</text:p>
          </table:table-cell>
          <table:table-cell table:style-name="ce53" office:value-type="float" office:value="93" calcext:value-type="float">
            <text:p>93</text:p>
          </table:table-cell>
          <table:table-cell table:formula="of:=[.$E3]/[.$B3]" office:value-type="percentage" office:value="0.893617021276596" calcext:value-type="percentage">
            <text:p>89 %</text:p>
          </table:table-cell>
          <table:table-cell table:formula="of:=[.$F3]/[.$B3]" office:value-type="percentage" office:value="0.659574468085106" calcext:value-type="percentage">
            <text:p>66 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7" calcext:value-type="float">
            <text:p>1107</text:p>
          </table:table-cell>
          <table:table-cell office:value-type="float" office:value="757" calcext:value-type="float">
            <text:p>757</text:p>
          </table:table-cell>
          <table:table-cell office:value-type="float" office:value="30" calcext:value-type="float">
            <text:p>30</text:p>
          </table:table-cell>
          <table:table-cell office:value-type="float" office:value="1023" calcext:value-type="float">
            <text:p>1023</text:p>
          </table:table-cell>
          <table:table-cell office:value-type="float" office:value="778" calcext:value-type="float">
            <text:p>778</text:p>
          </table:table-cell>
          <table:table-cell table:formula="of:=[.$E4]/[.$B4]" office:value-type="percentage" office:value="0.924119241192412" calcext:value-type="percentage">
            <text:p>92 %</text:p>
          </table:table-cell>
          <table:table-cell table:formula="of:=[.$F4]/[.$B4]" office:value-type="percentage" office:value="0.702800361336947" calcext:value-type="percentage">
            <text:p>70 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43" calcext:value-type="float">
            <text:p>9343</text:p>
          </table:table-cell>
          <table:table-cell office:value-type="float" office:value="6297" calcext:value-type="float">
            <text:p>6297</text:p>
          </table:table-cell>
          <table:table-cell office:value-type="float" office:value="35" calcext:value-type="float">
            <text:p>35</text:p>
          </table:table-cell>
          <table:table-cell office:value-type="float" office:value="8092" calcext:value-type="float">
            <text:p>8092</text:p>
          </table:table-cell>
          <table:table-cell office:value-type="float" office:value="6077" calcext:value-type="float">
            <text:p>6077</text:p>
          </table:table-cell>
          <table:table-cell table:formula="of:=[.$E5]/[.$B5]" office:value-type="percentage" office:value="0.866102964786471" calcext:value-type="percentage">
            <text:p>87 %</text:p>
          </table:table-cell>
          <table:table-cell table:formula="of:=[.$F5]/[.$B5]" office:value-type="percentage" office:value="0.650433479610404" calcext:value-type="percentage">
            <text:p>65 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952" calcext:value-type="float">
            <text:p>80952</text:p>
          </table:table-cell>
          <table:table-cell office:value-type="float" office:value="54336" calcext:value-type="float">
            <text:p>54336</text:p>
          </table:table-cell>
          <table:table-cell office:value-type="float" office:value="40" calcext:value-type="float">
            <text:p>40</text:p>
          </table:table-cell>
          <table:table-cell office:value-type="float" office:value="65635" calcext:value-type="float">
            <text:p>65635</text:p>
          </table:table-cell>
          <table:table-cell office:value-type="float" office:value="48652" calcext:value-type="float">
            <text:p>48652</text:p>
          </table:table-cell>
          <table:table-cell table:formula="of:=[.$E6]/[.$B6]" office:value-type="percentage" office:value="0.81078910959581" calcext:value-type="percentage">
            <text:p>81 %</text:p>
          </table:table-cell>
          <table:table-cell table:formula="of:=[.$F6]/[.$B6]" office:value-type="percentage" office:value="0.600998122344105" calcext:value-type="percentage">
            <text:p>60 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8352" calcext:value-type="float">
            <text:p>698352</text:p>
          </table:table-cell>
          <table:table-cell office:value-type="float" office:value="468667" calcext:value-type="float">
            <text:p>468667</text:p>
          </table:table-cell>
          <table:table-cell office:value-type="float" office:value="45" calcext:value-type="float">
            <text:p>45</text:p>
          </table:table-cell>
          <table:table-cell office:value-type="float" office:value="529979" calcext:value-type="float">
            <text:p>529979</text:p>
          </table:table-cell>
          <table:table-cell office:value-type="float" office:value="387235" calcext:value-type="float">
            <text:p>387235</text:p>
          </table:table-cell>
          <table:table-cell table:formula="of:=[.$E7]/[.$B7]" office:value-type="percentage" office:value="0.758899523449493" calcext:value-type="percentage">
            <text:p>76 %</text:p>
          </table:table-cell>
          <table:table-cell table:formula="of:=[.$F7]/[.$B7]" office:value-type="percentage" office:value="0.554498304579925" calcext:value-type="percentage">
            <text:p>55 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 office:value-type="float" office:value="6041183" calcext:value-type="float">
            <text:p>6041183</text:p>
          </table:table-cell>
          <table:table-cell table:style-name="ce35" office:value-type="float" office:value="4053036" calcext:value-type="float">
            <text:p>4053036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4285811" calcext:value-type="float">
            <text:p>4285811</text:p>
          </table:table-cell>
          <table:table-cell table:style-name="ce55" office:value-type="float" office:value="3090527" calcext:value-type="float">
            <text:p>3090527</text:p>
          </table:table-cell>
          <table:table-cell table:formula="of:=[.$E8]/[.$B8]" office:value-type="percentage" office:value="0.709432407526804" calcext:value-type="percentage">
            <text:p>71 %</text:p>
          </table:table-cell>
          <table:table-cell table:formula="of:=[.$F8]/[.$B8]" office:value-type="percentage" office:value="0.511576457789807" calcext:value-type="percentage">
            <text:p>51 %</text:p>
          </table:table-cell>
          <table:table-cell/>
        </table:table-row>
        <table:table-row table:style-name="ro1">
          <table:table-cell table:style-name="ce23" office:value-type="string" calcext:value-type="string">
            <text:p>Summe Ergebnis</text:p>
          </table:table-cell>
          <table:table-cell table:style-name="ce30" office:value-type="float" office:value="6831078" calcext:value-type="float">
            <text:p>6831078</text:p>
          </table:table-cell>
          <table:table-cell table:style-name="ce36" office:value-type="float" office:value="4583194" calcext:value-type="float">
            <text:p>458319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890666" calcext:value-type="float">
            <text:p>4890666</text:p>
          </table:table-cell>
          <table:table-cell table:style-name="ce56" office:value-type="float" office:value="3533362" calcext:value-type="float">
            <text:p>3533362</text:p>
          </table:table-cell>
          <table:table-cell table:style-name="Default" table:number-columns-repeated="2"/>
          <table:table-cell/>
        </table:table-row>
      </table:table>
      <table:table table:name="by size (dp vs h)" table:style-name="ta1">
        <table:table-column table:style-name="co11" table:default-cell-style-name="ce24"/>
        <table:table-column table:style-name="co12" table:default-cell-style-name="ce64"/>
        <table:table-column table:style-name="co13" table:default-cell-style-name="ce6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22" table:default-cell-style-name="ce64"/>
        <table:table-column table:style-name="co9" table:default-cell-style-name="ce64"/>
        <table:table-column table:style-name="co9" table:number-columns-repeated="16375" table:default-cell-style-name="ce24"/>
        <table:table-row table:style-name="ro1">
          <table:table-cell table:style-name="ce19"/>
          <table:table-cell table:style-name="ce58" office:value-type="string" calcext:value-type="string">
            <text:p>Daten</text:p>
          </table:table-cell>
          <table:table-cell table:style-name="ce65" table:number-columns-repeated="5"/>
          <table:table-cell table:style-name="ce71"/>
          <table:table-cell table:number-columns-repeated="16376"/>
        </table:table-row>
        <table:table-row table:style-name="ro1">
          <table:table-cell table:style-name="ce20" office:value-type="string" calcext:value-type="string">
            <text:p>size</text:p>
          </table:table-cell>
          <table:table-cell table:style-name="ce59" office:value-type="string" calcext:value-type="string">
            <text:p>Summe - yescnt</text:p>
          </table:table-cell>
          <table:table-cell table:style-name="ce66" office:value-type="string" calcext:value-type="string">
            <text:p>Summe - dfsyes</text:p>
          </table:table-cell>
          <table:table-cell table:style-name="ce66" office:value-type="string" calcext:value-type="string">
            <text:p>Summe - nocnt</text:p>
          </table:table-cell>
          <table:table-cell table:style-name="ce66" office:value-type="string" calcext:value-type="string">
            <text:p>Mittelwert - dpyesavg</text:p>
          </table:table-cell>
          <table:table-cell table:style-name="ce66" office:value-type="string" calcext:value-type="string">
            <text:p>Mittelwert - dpnoavg</text:p>
          </table:table-cell>
          <table:table-cell table:style-name="ce66" office:value-type="string" calcext:value-type="string">
            <text:p>Mittelwert - hyesavg</text:p>
          </table:table-cell>
          <table:table-cell table:style-name="ce72" office:value-type="string" calcext:value-type="string">
            <text:p>Mittelwert - hnoavg</text:p>
          </table:table-cell>
          <table:table-cell office:value-type="string" calcext:value-type="string">
            <text:p>h %</text:p>
          </table:table-cell>
          <table:table-cell table:number-columns-repeated="16375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73"/>
          <table:table-cell table:formula="of:=[.C3]/[.B3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4.5" calcext:value-type="float">
            <text:p>4.5</text:p>
          </table:table-cell>
          <table:table-cell table:style-name="ce68"/>
          <table:table-cell table:style-name="ce68" office:value-type="float" office:value="6.5" calcext:value-type="float">
            <text:p>6.5</text:p>
          </table:table-cell>
          <table:table-cell table:style-name="ce74"/>
          <table:table-cell table:formula="of:=[.C4]/[.B4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8" calcext:value-type="float">
            <text:p>8</text:p>
          </table:table-cell>
          <table:table-cell table:style-name="ce68"/>
          <table:table-cell table:style-name="ce68" office:value-type="float" office:value="8.5" calcext:value-type="float">
            <text:p>8.5</text:p>
          </table:table-cell>
          <table:table-cell table:style-name="ce74"/>
          <table:table-cell table:formula="of:=[.C5]/[.B5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1.3125" calcext:value-type="float">
            <text:p>11.3125</text:p>
          </table:table-cell>
          <table:table-cell table:style-name="ce68"/>
          <table:table-cell table:style-name="ce68" office:value-type="float" office:value="11.6875" calcext:value-type="float">
            <text:p>11.6875</text:p>
          </table:table-cell>
          <table:table-cell table:style-name="ce74"/>
          <table:table-cell table:formula="of:=[.C6]/[.B6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61" office:value-type="float" office:value="19" calcext:value-type="float">
            <text:p>19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5.5666666666667" calcext:value-type="float">
            <text:p>15.5666666666667</text:p>
          </table:table-cell>
          <table:table-cell table:style-name="ce68"/>
          <table:table-cell table:style-name="ce68" office:value-type="float" office:value="14.1333333333333" calcext:value-type="float">
            <text:p>14.1333333333333</text:p>
          </table:table-cell>
          <table:table-cell table:style-name="ce74"/>
          <table:table-cell table:formula="of:=[.C7]/[.B7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61" office:value-type="float" office:value="35" calcext:value-type="float">
            <text:p>35</text:p>
          </table:table-cell>
          <table:table-cell table:style-name="ce68" office:value-type="float" office:value="35" calcext:value-type="float">
            <text:p>3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9.7018518518519" calcext:value-type="float">
            <text:p>19.7018518518519</text:p>
          </table:table-cell>
          <table:table-cell table:style-name="ce68"/>
          <table:table-cell table:style-name="ce68" office:value-type="float" office:value="17.2703703703704" calcext:value-type="float">
            <text:p>17.2703703703704</text:p>
          </table:table-cell>
          <table:table-cell table:style-name="ce74"/>
          <table:table-cell table:formula="of:=[.C8]/[.B8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61" office:value-type="float" office:value="70" calcext:value-type="float">
            <text:p>70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5.327485380117" calcext:value-type="float">
            <text:p>25.327485380117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16.9948830409357" calcext:value-type="float">
            <text:p>16.9948830409357</text:p>
          </table:table-cell>
          <table:table-cell table:style-name="ce74" office:value-type="float" office:value="12" calcext:value-type="float">
            <text:p>12</text:p>
          </table:table-cell>
          <table:table-cell table:formula="of:=[.C9]/[.B9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61" office:value-type="float" office:value="130" calcext:value-type="float">
            <text:p>130</text:p>
          </table:table-cell>
          <table:table-cell table:style-name="ce68" office:value-type="float" office:value="130" calcext:value-type="float">
            <text:p>13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30.5521616541353" calcext:value-type="float">
            <text:p>30.5521616541353</text:p>
          </table:table-cell>
          <table:table-cell table:style-name="ce68" office:value-type="float" office:value="80.75" calcext:value-type="float">
            <text:p>80.75</text:p>
          </table:table-cell>
          <table:table-cell table:style-name="ce68" office:value-type="float" office:value="18.4853540100251" calcext:value-type="float">
            <text:p>18.4853540100251</text:p>
          </table:table-cell>
          <table:table-cell table:style-name="ce74" office:value-type="float" office:value="15.5" calcext:value-type="float">
            <text:p>15.5</text:p>
          </table:table-cell>
          <table:table-cell table:formula="of:=[.C10]/[.B10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61" office:value-type="float" office:value="245" calcext:value-type="float">
            <text:p>245</text:p>
          </table:table-cell>
          <table:table-cell table:style-name="ce68" office:value-type="float" office:value="245" calcext:value-type="float">
            <text:p>245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36.7611111111111" calcext:value-type="float">
            <text:p>36.7611111111111</text:p>
          </table:table-cell>
          <table:table-cell table:style-name="ce68" office:value-type="float" office:value="107.944444444444" calcext:value-type="float">
            <text:p>107.944444444444</text:p>
          </table:table-cell>
          <table:table-cell table:style-name="ce68" office:value-type="float" office:value="20.0525252525253" calcext:value-type="float">
            <text:p>20.0525252525253</text:p>
          </table:table-cell>
          <table:table-cell table:style-name="ce74" office:value-type="float" office:value="18.1111111111111" calcext:value-type="float">
            <text:p>18.1111111111111</text:p>
          </table:table-cell>
          <table:table-cell table:formula="of:=[.C11]/[.B11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61" office:value-type="float" office:value="434" calcext:value-type="float">
            <text:p>434</text:p>
          </table:table-cell>
          <table:table-cell table:style-name="ce68" office:value-type="float" office:value="434" calcext:value-type="float">
            <text:p>434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42.3689683354938" calcext:value-type="float">
            <text:p>42.3689683354938</text:p>
          </table:table-cell>
          <table:table-cell table:style-name="ce68" office:value-type="float" office:value="136.138095238095" calcext:value-type="float">
            <text:p>136.138095238095</text:p>
          </table:table-cell>
          <table:table-cell table:style-name="ce68" office:value-type="float" office:value="21.7529463725226" calcext:value-type="float">
            <text:p>21.7529463725226</text:p>
          </table:table-cell>
          <table:table-cell table:style-name="ce74" office:value-type="float" office:value="19.7047619047619" calcext:value-type="float">
            <text:p>19.7047619047619</text:p>
          </table:table-cell>
          <table:table-cell table:formula="of:=[.C12]/[.B12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61" office:value-type="float" office:value="761" calcext:value-type="float">
            <text:p>761</text:p>
          </table:table-cell>
          <table:table-cell table:style-name="ce68" office:value-type="float" office:value="761" calcext:value-type="float">
            <text:p>761</text:p>
          </table:table-cell>
          <table:table-cell table:style-name="ce68" office:value-type="float" office:value="49" calcext:value-type="float">
            <text:p>49</text:p>
          </table:table-cell>
          <table:table-cell table:style-name="ce68" office:value-type="float" office:value="48.8532731171565" calcext:value-type="float">
            <text:p>48.8532731171565</text:p>
          </table:table-cell>
          <table:table-cell table:style-name="ce68" office:value-type="float" office:value="181.215277777778" calcext:value-type="float">
            <text:p>181.215277777778</text:p>
          </table:table-cell>
          <table:table-cell table:style-name="ce68" office:value-type="float" office:value="23.5780301951289" calcext:value-type="float">
            <text:p>23.5780301951289</text:p>
          </table:table-cell>
          <table:table-cell table:style-name="ce74" office:value-type="float" office:value="23.4704365079365" calcext:value-type="float">
            <text:p>23.4704365079365</text:p>
          </table:table-cell>
          <table:table-cell table:formula="of:=[.C13]/[.B13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61" office:value-type="float" office:value="1273" calcext:value-type="float">
            <text:p>1273</text:p>
          </table:table-cell>
          <table:table-cell table:style-name="ce68" office:value-type="float" office:value="1273" calcext:value-type="float">
            <text:p>1273</text:p>
          </table:table-cell>
          <table:table-cell table:style-name="ce68" office:value-type="float" office:value="101" calcext:value-type="float">
            <text:p>101</text:p>
          </table:table-cell>
          <table:table-cell table:style-name="ce68" office:value-type="float" office:value="56.3982715860309" calcext:value-type="float">
            <text:p>56.3982715860309</text:p>
          </table:table-cell>
          <table:table-cell table:style-name="ce68" office:value-type="float" office:value="264.799064009662" calcext:value-type="float">
            <text:p>264.799064009662</text:p>
          </table:table-cell>
          <table:table-cell table:style-name="ce68" office:value-type="float" office:value="25.0429533484816" calcext:value-type="float">
            <text:p>25.0429533484816</text:p>
          </table:table-cell>
          <table:table-cell table:style-name="ce74" office:value-type="float" office:value="24.9959993961353" calcext:value-type="float">
            <text:p>24.9959993961353</text:p>
          </table:table-cell>
          <table:table-cell table:formula="of:=[.C14]/[.B14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2" office:value-type="float" office:value="14" calcext:value-type="float">
            <text:p>14</text:p>
          </table:table-cell>
          <table:table-cell table:style-name="ce61" office:value-type="float" office:value="2075" calcext:value-type="float">
            <text:p>2075</text:p>
          </table:table-cell>
          <table:table-cell table:style-name="ce68" office:value-type="float" office:value="2073" calcext:value-type="float">
            <text:p>2073</text:p>
          </table:table-cell>
          <table:table-cell table:style-name="ce68" office:value-type="float" office:value="207" calcext:value-type="float">
            <text:p>207</text:p>
          </table:table-cell>
          <table:table-cell table:style-name="ce68" office:value-type="float" office:value="66.5628319695245" calcext:value-type="float">
            <text:p>66.5628319695245</text:p>
          </table:table-cell>
          <table:table-cell table:style-name="ce68" office:value-type="float" office:value="393.282711808256" calcext:value-type="float">
            <text:p>393.282711808256</text:p>
          </table:table-cell>
          <table:table-cell table:style-name="ce68" office:value-type="float" office:value="31.5999753211631" calcext:value-type="float">
            <text:p>31.5999753211631</text:p>
          </table:table-cell>
          <table:table-cell table:style-name="ce74" office:value-type="float" office:value="31.6880196180105" calcext:value-type="float">
            <text:p>31.6880196180105</text:p>
          </table:table-cell>
          <table:table-cell table:formula="of:=[.C15]/[.B15]" office:value-type="float" office:value="0.999036144578313" calcext:value-type="float">
            <text:p>0.999036144578313</text:p>
          </table:table-cell>
          <table:table-cell table:number-columns-repeated="16375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61" office:value-type="float" office:value="3272" calcext:value-type="float">
            <text:p>3272</text:p>
          </table:table-cell>
          <table:table-cell table:style-name="ce68" office:value-type="float" office:value="3263" calcext:value-type="float">
            <text:p>3263</text:p>
          </table:table-cell>
          <table:table-cell table:style-name="ce68" office:value-type="float" office:value="385" calcext:value-type="float">
            <text:p>385</text:p>
          </table:table-cell>
          <table:table-cell table:style-name="ce68" office:value-type="float" office:value="79.5927243092744" calcext:value-type="float">
            <text:p>79.5927243092744</text:p>
          </table:table-cell>
          <table:table-cell table:style-name="ce68" office:value-type="float" office:value="571.58386888244" calcext:value-type="float">
            <text:p>571.58386888244</text:p>
          </table:table-cell>
          <table:table-cell table:style-name="ce68" office:value-type="float" office:value="33.6834288348624" calcext:value-type="float">
            <text:p>33.6834288348624</text:p>
          </table:table-cell>
          <table:table-cell table:style-name="ce74" office:value-type="float" office:value="33.5495473738508" calcext:value-type="float">
            <text:p>33.5495473738508</text:p>
          </table:table-cell>
          <table:table-cell table:formula="of:=[.C16]/[.B16]" office:value-type="float" office:value="0.997249388753056" calcext:value-type="float">
            <text:p>0.997249388753056</text:p>
          </table:table-cell>
          <table:table-cell table:number-columns-repeated="16375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61" office:value-type="float" office:value="5046" calcext:value-type="float">
            <text:p>5046</text:p>
          </table:table-cell>
          <table:table-cell table:style-name="ce68" office:value-type="float" office:value="5024" calcext:value-type="float">
            <text:p>5024</text:p>
          </table:table-cell>
          <table:table-cell table:style-name="ce68" office:value-type="float" office:value="672" calcext:value-type="float">
            <text:p>672</text:p>
          </table:table-cell>
          <table:table-cell table:style-name="ce68" office:value-type="float" office:value="97.0844955358274" calcext:value-type="float">
            <text:p>97.0844955358274</text:p>
          </table:table-cell>
          <table:table-cell table:style-name="ce68" office:value-type="float" office:value="805.258999312798" calcext:value-type="float">
            <text:p>805.258999312798</text:p>
          </table:table-cell>
          <table:table-cell table:style-name="ce68" office:value-type="float" office:value="35.8702090692807" calcext:value-type="float">
            <text:p>35.8702090692807</text:p>
          </table:table-cell>
          <table:table-cell table:style-name="ce74" office:value-type="float" office:value="35.7382799731087" calcext:value-type="float">
            <text:p>35.7382799731087</text:p>
          </table:table-cell>
          <table:table-cell table:formula="of:=[.C17]/[.B17]" office:value-type="float" office:value="0.995640110978993" calcext:value-type="float">
            <text:p>0.995640110978993</text:p>
          </table:table-cell>
          <table:table-cell table:number-columns-repeated="16375"/>
        </table:table-row>
        <table:table-row table:style-name="ro1">
          <table:table-cell table:style-name="ce22" office:value-type="float" office:value="17" calcext:value-type="float">
            <text:p>17</text:p>
          </table:table-cell>
          <table:table-cell table:style-name="ce61" office:value-type="float" office:value="7572" calcext:value-type="float">
            <text:p>7572</text:p>
          </table:table-cell>
          <table:table-cell table:style-name="ce68" office:value-type="float" office:value="7505" calcext:value-type="float">
            <text:p>7505</text:p>
          </table:table-cell>
          <table:table-cell table:style-name="ce68" office:value-type="float" office:value="1161" calcext:value-type="float">
            <text:p>1161</text:p>
          </table:table-cell>
          <table:table-cell table:style-name="ce68" office:value-type="float" office:value="114.848061729409" calcext:value-type="float">
            <text:p>114.848061729409</text:p>
          </table:table-cell>
          <table:table-cell table:style-name="ce68" office:value-type="float" office:value="999.674466743435" calcext:value-type="float">
            <text:p>999.674466743435</text:p>
          </table:table-cell>
          <table:table-cell table:style-name="ce68" office:value-type="float" office:value="37.8941780424675" calcext:value-type="float">
            <text:p>37.8941780424675</text:p>
          </table:table-cell>
          <table:table-cell table:style-name="ce74" office:value-type="float" office:value="37.88132622228" calcext:value-type="float">
            <text:p>37.88132622228</text:p>
          </table:table-cell>
          <table:table-cell table:formula="of:=[.C18]/[.B18]" office:value-type="float" office:value="0.991151611199155" calcext:value-type="float">
            <text:p>0.991151611199155</text:p>
          </table:table-cell>
          <table:table-cell table:number-columns-repeated="16375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61" office:value-type="float" office:value="11131" calcext:value-type="float">
            <text:p>11131</text:p>
          </table:table-cell>
          <table:table-cell table:style-name="ce68" office:value-type="float" office:value="10977" calcext:value-type="float">
            <text:p>10977</text:p>
          </table:table-cell>
          <table:table-cell table:style-name="ce68" office:value-type="float" office:value="1932" calcext:value-type="float">
            <text:p>1932</text:p>
          </table:table-cell>
          <table:table-cell table:style-name="ce68" office:value-type="float" office:value="134.536680266914" calcext:value-type="float">
            <text:p>134.536680266914</text:p>
          </table:table-cell>
          <table:table-cell table:style-name="ce68" office:value-type="float" office:value="1355.74393325407" calcext:value-type="float">
            <text:p>1355.74393325407</text:p>
          </table:table-cell>
          <table:table-cell table:style-name="ce68" office:value-type="float" office:value="25.8083068200334" calcext:value-type="float">
            <text:p>25.8083068200334</text:p>
          </table:table-cell>
          <table:table-cell table:style-name="ce74" office:value-type="float" office:value="25.3299828409192" calcext:value-type="float">
            <text:p>25.3299828409192</text:p>
          </table:table-cell>
          <table:table-cell table:formula="of:=[.C19]/[.B19]" office:value-type="float" office:value="0.986164765070524" calcext:value-type="float">
            <text:p>0.986164765070524</text:p>
          </table:table-cell>
          <table:table-cell table:number-columns-repeated="16375"/>
        </table:table-row>
        <table:table-row table:style-name="ro1">
          <table:table-cell table:style-name="ce22" office:value-type="float" office:value="19" calcext:value-type="float">
            <text:p>19</text:p>
          </table:table-cell>
          <table:table-cell table:style-name="ce61" office:value-type="float" office:value="16050" calcext:value-type="float">
            <text:p>16050</text:p>
          </table:table-cell>
          <table:table-cell table:style-name="ce68" office:value-type="float" office:value="15758" calcext:value-type="float">
            <text:p>15758</text:p>
          </table:table-cell>
          <table:table-cell table:style-name="ce68" office:value-type="float" office:value="3037" calcext:value-type="float">
            <text:p>3037</text:p>
          </table:table-cell>
          <table:table-cell table:style-name="ce68" office:value-type="float" office:value="154.315767107545" calcext:value-type="float">
            <text:p>154.315767107545</text:p>
          </table:table-cell>
          <table:table-cell table:style-name="ce68" office:value-type="float" office:value="1740.1778227127" calcext:value-type="float">
            <text:p>1740.1778227127</text:p>
          </table:table-cell>
          <table:table-cell table:style-name="ce68" office:value-type="float" office:value="27.0821373734143" calcext:value-type="float">
            <text:p>27.0821373734143</text:p>
          </table:table-cell>
          <table:table-cell table:style-name="ce74" office:value-type="float" office:value="26.5616716770306" calcext:value-type="float">
            <text:p>26.5616716770306</text:p>
          </table:table-cell>
          <table:table-cell table:formula="of:=[.C20]/[.B20]" office:value-type="float" office:value="0.981806853582555" calcext:value-type="float">
            <text:p>0.981806853582555</text:p>
          </table:table-cell>
          <table:table-cell table:number-columns-repeated="16375"/>
        </table:table-row>
        <table:table-row table:style-name="ro1">
          <table:table-cell table:style-name="ce22" office:value-type="float" office:value="20" calcext:value-type="float">
            <text:p>20</text:p>
          </table:table-cell>
          <table:table-cell table:style-name="ce61" office:value-type="float" office:value="22715" calcext:value-type="float">
            <text:p>22715</text:p>
          </table:table-cell>
          <table:table-cell table:style-name="ce68" office:value-type="float" office:value="22108" calcext:value-type="float">
            <text:p>22108</text:p>
          </table:table-cell>
          <table:table-cell table:style-name="ce68" office:value-type="float" office:value="4668" calcext:value-type="float">
            <text:p>4668</text:p>
          </table:table-cell>
          <table:table-cell table:style-name="ce68" office:value-type="float" office:value="172.717323643554" calcext:value-type="float">
            <text:p>172.717323643554</text:p>
          </table:table-cell>
          <table:table-cell table:style-name="ce68" office:value-type="float" office:value="2069.54398243249" calcext:value-type="float">
            <text:p>2069.54398243249</text:p>
          </table:table-cell>
          <table:table-cell table:style-name="ce68" office:value-type="float" office:value="27.2443627446701" calcext:value-type="float">
            <text:p>27.2443627446701</text:p>
          </table:table-cell>
          <table:table-cell table:style-name="ce74" office:value-type="float" office:value="26.9953460583923" calcext:value-type="float">
            <text:p>26.9953460583923</text:p>
          </table:table-cell>
          <table:table-cell table:formula="of:=[.C21]/[.B21]" office:value-type="float" office:value="0.973277569887739" calcext:value-type="float">
            <text:p>0.973277569887739</text:p>
          </table:table-cell>
          <table:table-cell table:number-columns-repeated="16375"/>
        </table:table-row>
        <table:table-row table:style-name="ro1">
          <table:table-cell table:style-name="ce22" office:value-type="float" office:value="21" calcext:value-type="float">
            <text:p>21</text:p>
          </table:table-cell>
          <table:table-cell table:style-name="ce61" office:value-type="float" office:value="31581" calcext:value-type="float">
            <text:p>31581</text:p>
          </table:table-cell>
          <table:table-cell table:style-name="ce68" office:value-type="float" office:value="30468" calcext:value-type="float">
            <text:p>30468</text:p>
          </table:table-cell>
          <table:table-cell table:style-name="ce68" office:value-type="float" office:value="7028" calcext:value-type="float">
            <text:p>7028</text:p>
          </table:table-cell>
          <table:table-cell table:style-name="ce68" office:value-type="float" office:value="198.346700374452" calcext:value-type="float">
            <text:p>198.346700374452</text:p>
          </table:table-cell>
          <table:table-cell table:style-name="ce68" office:value-type="float" office:value="2339.29657309292" calcext:value-type="float">
            <text:p>2339.29657309292</text:p>
          </table:table-cell>
          <table:table-cell table:style-name="ce68" office:value-type="float" office:value="28.3209349354006" calcext:value-type="float">
            <text:p>28.3209349354006</text:p>
          </table:table-cell>
          <table:table-cell table:style-name="ce74" office:value-type="float" office:value="28.0808992757573" calcext:value-type="float">
            <text:p>28.0808992757573</text:p>
          </table:table-cell>
          <table:table-cell table:formula="of:=[.C22]/[.B22]" office:value-type="float" office:value="0.9647572907761" calcext:value-type="float">
            <text:p>0.9647572907761</text:p>
          </table:table-cell>
          <table:table-cell table:number-columns-repeated="16375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61" office:value-type="float" office:value="43120" calcext:value-type="float">
            <text:p>43120</text:p>
          </table:table-cell>
          <table:table-cell table:style-name="ce68" office:value-type="float" office:value="41207" calcext:value-type="float">
            <text:p>41207</text:p>
          </table:table-cell>
          <table:table-cell table:style-name="ce68" office:value-type="float" office:value="10172" calcext:value-type="float">
            <text:p>10172</text:p>
          </table:table-cell>
          <table:table-cell table:style-name="ce68" office:value-type="float" office:value="223.715686456292" calcext:value-type="float">
            <text:p>223.715686456292</text:p>
          </table:table-cell>
          <table:table-cell table:style-name="ce68" office:value-type="float" office:value="2799.47878268912" calcext:value-type="float">
            <text:p>2799.47878268912</text:p>
          </table:table-cell>
          <table:table-cell table:style-name="ce68" office:value-type="float" office:value="29.4619283991694" calcext:value-type="float">
            <text:p>29.4619283991694</text:p>
          </table:table-cell>
          <table:table-cell table:style-name="ce74" office:value-type="float" office:value="29.159183166327" calcext:value-type="float">
            <text:p>29.159183166327</text:p>
          </table:table-cell>
          <table:table-cell table:formula="of:=[.C23]/[.B23]" office:value-type="float" office:value="0.955635435992579" calcext:value-type="float">
            <text:p>0.955635435992579</text:p>
          </table:table-cell>
          <table:table-cell table:number-columns-repeated="16375"/>
        </table:table-row>
        <table:table-row table:style-name="ro1">
          <table:table-cell table:style-name="ce22" office:value-type="float" office:value="23" calcext:value-type="float">
            <text:p>23</text:p>
          </table:table-cell>
          <table:table-cell table:style-name="ce61" office:value-type="float" office:value="57764" calcext:value-type="float">
            <text:p>57764</text:p>
          </table:table-cell>
          <table:table-cell table:style-name="ce68" office:value-type="float" office:value="54524" calcext:value-type="float">
            <text:p>54524</text:p>
          </table:table-cell>
          <table:table-cell table:style-name="ce68" office:value-type="float" office:value="14453" calcext:value-type="float">
            <text:p>14453</text:p>
          </table:table-cell>
          <table:table-cell table:style-name="ce68" office:value-type="float" office:value="255.894642513315" calcext:value-type="float">
            <text:p>255.894642513315</text:p>
          </table:table-cell>
          <table:table-cell table:style-name="ce68" office:value-type="float" office:value="3081.19952137243" calcext:value-type="float">
            <text:p>3081.19952137243</text:p>
          </table:table-cell>
          <table:table-cell table:style-name="ce68" office:value-type="float" office:value="30.524422198492" calcext:value-type="float">
            <text:p>30.524422198492</text:p>
          </table:table-cell>
          <table:table-cell table:style-name="ce74" office:value-type="float" office:value="30.3432172566439" calcext:value-type="float">
            <text:p>30.3432172566439</text:p>
          </table:table-cell>
          <table:table-cell table:formula="of:=[.C24]/[.B24]" office:value-type="float" office:value="0.943909701544214" calcext:value-type="float">
            <text:p>0.943909701544214</text:p>
          </table:table-cell>
          <table:table-cell table:number-columns-repeated="16375"/>
        </table:table-row>
        <table:table-row table:style-name="ro1">
          <table:table-cell table:style-name="ce22" office:value-type="float" office:value="24" calcext:value-type="float">
            <text:p>24</text:p>
          </table:table-cell>
          <table:table-cell table:style-name="ce61" office:value-type="float" office:value="75738" calcext:value-type="float">
            <text:p>75738</text:p>
          </table:table-cell>
          <table:table-cell table:style-name="ce68" office:value-type="float" office:value="70589" calcext:value-type="float">
            <text:p>70589</text:p>
          </table:table-cell>
          <table:table-cell table:style-name="ce68" office:value-type="float" office:value="20170" calcext:value-type="float">
            <text:p>20170</text:p>
          </table:table-cell>
          <table:table-cell table:style-name="ce68" office:value-type="float" office:value="294.777238626319" calcext:value-type="float">
            <text:p>294.777238626319</text:p>
          </table:table-cell>
          <table:table-cell table:style-name="ce68" office:value-type="float" office:value="3510.1237186766" calcext:value-type="float">
            <text:p>3510.1237186766</text:p>
          </table:table-cell>
          <table:table-cell table:style-name="ce68" office:value-type="float" office:value="33.8926144320653" calcext:value-type="float">
            <text:p>33.8926144320653</text:p>
          </table:table-cell>
          <table:table-cell table:style-name="ce74" office:value-type="float" office:value="33.5072016143934" calcext:value-type="float">
            <text:p>33.5072016143934</text:p>
          </table:table-cell>
          <table:table-cell table:formula="of:=[.C25]/[.B25]" office:value-type="float" office:value="0.932015632839526" calcext:value-type="float">
            <text:p>0.932015632839526</text:p>
          </table:table-cell>
          <table:table-cell table:number-columns-repeated="16375"/>
        </table:table-row>
        <table:table-row table:style-name="ro1">
          <table:table-cell table:style-name="ce22" office:value-type="float" office:value="25" calcext:value-type="float">
            <text:p>25</text:p>
          </table:table-cell>
          <table:table-cell table:style-name="ce61" office:value-type="float" office:value="97437" calcext:value-type="float">
            <text:p>97437</text:p>
          </table:table-cell>
          <table:table-cell table:style-name="ce68" office:value-type="float" office:value="89644" calcext:value-type="float">
            <text:p>89644</text:p>
          </table:table-cell>
          <table:table-cell table:style-name="ce68" office:value-type="float" office:value="27331" calcext:value-type="float">
            <text:p>27331</text:p>
          </table:table-cell>
          <table:table-cell table:style-name="ce68" office:value-type="float" office:value="322.64111486485" calcext:value-type="float">
            <text:p>322.64111486485</text:p>
          </table:table-cell>
          <table:table-cell table:style-name="ce68" office:value-type="float" office:value="4496.46005147092" calcext:value-type="float">
            <text:p>4496.46005147092</text:p>
          </table:table-cell>
          <table:table-cell table:style-name="ce68" office:value-type="float" office:value="36.645860138015" calcext:value-type="float">
            <text:p>36.645860138015</text:p>
          </table:table-cell>
          <table:table-cell table:style-name="ce74" office:value-type="float" office:value="34.6625147273394" calcext:value-type="float">
            <text:p>34.6625147273394</text:p>
          </table:table-cell>
          <table:table-cell table:formula="of:=[.C26]/[.B26]" office:value-type="float" office:value="0.92002011556185" calcext:value-type="float">
            <text:p>0.92002011556185</text:p>
          </table:table-cell>
          <table:table-cell table:number-columns-repeated="16375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61" office:value-type="float" office:value="122690" calcext:value-type="float">
            <text:p>122690</text:p>
          </table:table-cell>
          <table:table-cell table:style-name="ce68" office:value-type="float" office:value="110864" calcext:value-type="float">
            <text:p>110864</text:p>
          </table:table-cell>
          <table:table-cell table:style-name="ce68" office:value-type="float" office:value="36272" calcext:value-type="float">
            <text:p>36272</text:p>
          </table:table-cell>
          <table:table-cell table:style-name="ce68" office:value-type="float" office:value="357.262597257875" calcext:value-type="float">
            <text:p>357.262597257875</text:p>
          </table:table-cell>
          <table:table-cell table:style-name="ce68" office:value-type="float" office:value="4208.8759759424" calcext:value-type="float">
            <text:p>4208.8759759424</text:p>
          </table:table-cell>
          <table:table-cell table:style-name="ce68" office:value-type="float" office:value="37.8838788542611" calcext:value-type="float">
            <text:p>37.8838788542611</text:p>
          </table:table-cell>
          <table:table-cell table:style-name="ce74" office:value-type="float" office:value="37.3433574814058" calcext:value-type="float">
            <text:p>37.3433574814058</text:p>
          </table:table-cell>
          <table:table-cell table:formula="of:=[.C27]/[.B27]" office:value-type="float" office:value="0.903610726220556" calcext:value-type="float">
            <text:p>0.903610726220556</text:p>
          </table:table-cell>
          <table:table-cell table:number-columns-repeated="16375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61" office:value-type="float" office:value="151315" calcext:value-type="float">
            <text:p>151315</text:p>
          </table:table-cell>
          <table:table-cell table:style-name="ce68" office:value-type="float" office:value="134335" calcext:value-type="float">
            <text:p>134335</text:p>
          </table:table-cell>
          <table:table-cell table:style-name="ce68" office:value-type="float" office:value="47442" calcext:value-type="float">
            <text:p>47442</text:p>
          </table:table-cell>
          <table:table-cell table:style-name="ce68" office:value-type="float" office:value="396.518614140957" calcext:value-type="float">
            <text:p>396.518614140957</text:p>
          </table:table-cell>
          <table:table-cell table:style-name="ce68" office:value-type="float" office:value="4428.86863002724" calcext:value-type="float">
            <text:p>4428.86863002724</text:p>
          </table:table-cell>
          <table:table-cell table:style-name="ce68" office:value-type="float" office:value="39.1361659350188" calcext:value-type="float">
            <text:p>39.1361659350188</text:p>
          </table:table-cell>
          <table:table-cell table:style-name="ce74" office:value-type="float" office:value="38.4808292654578" calcext:value-type="float">
            <text:p>38.4808292654578</text:p>
          </table:table-cell>
          <table:table-cell table:formula="of:=[.C28]/[.B28]" office:value-type="float" office:value="0.887783762350064" calcext:value-type="float">
            <text:p>0.887783762350064</text:p>
          </table:table-cell>
          <table:table-cell table:number-columns-repeated="16375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61" office:value-type="float" office:value="182809" calcext:value-type="float">
            <text:p>182809</text:p>
          </table:table-cell>
          <table:table-cell table:style-name="ce68" office:value-type="float" office:value="159151" calcext:value-type="float">
            <text:p>159151</text:p>
          </table:table-cell>
          <table:table-cell table:style-name="ce68" office:value-type="float" office:value="60485" calcext:value-type="float">
            <text:p>60485</text:p>
          </table:table-cell>
          <table:table-cell table:style-name="ce68" office:value-type="float" office:value="454.579545484881" calcext:value-type="float">
            <text:p>454.579545484881</text:p>
          </table:table-cell>
          <table:table-cell table:style-name="ce68" office:value-type="float" office:value="4846.22396426285" calcext:value-type="float">
            <text:p>4846.22396426285</text:p>
          </table:table-cell>
          <table:table-cell table:style-name="ce68" office:value-type="float" office:value="40.3486736677599" calcext:value-type="float">
            <text:p>40.3486736677599</text:p>
          </table:table-cell>
          <table:table-cell table:style-name="ce74" office:value-type="float" office:value="39.6844452102875" calcext:value-type="float">
            <text:p>39.6844452102875</text:p>
          </table:table-cell>
          <table:table-cell table:formula="of:=[.C29]/[.B29]" office:value-type="float" office:value="0.870586240283575" calcext:value-type="float">
            <text:p>0.870586240283575</text:p>
          </table:table-cell>
          <table:table-cell table:number-columns-repeated="16375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61" office:value-type="float" office:value="216758" calcext:value-type="float">
            <text:p>216758</text:p>
          </table:table-cell>
          <table:table-cell table:style-name="ce68" office:value-type="float" office:value="184256" calcext:value-type="float">
            <text:p>184256</text:p>
          </table:table-cell>
          <table:table-cell table:style-name="ce68" office:value-type="float" office:value="75581" calcext:value-type="float">
            <text:p>75581</text:p>
          </table:table-cell>
          <table:table-cell table:style-name="ce68" office:value-type="float" office:value="572.811568413906" calcext:value-type="float">
            <text:p>572.811568413906</text:p>
          </table:table-cell>
          <table:table-cell table:style-name="ce68" office:value-type="float" office:value="5633.4958320225" calcext:value-type="float">
            <text:p>5633.4958320225</text:p>
          </table:table-cell>
          <table:table-cell table:style-name="ce68" office:value-type="float" office:value="41.5773013612982" calcext:value-type="float">
            <text:p>41.5773013612982</text:p>
          </table:table-cell>
          <table:table-cell table:style-name="ce74" office:value-type="float" office:value="40.8623181621464" calcext:value-type="float">
            <text:p>40.8623181621464</text:p>
          </table:table-cell>
          <table:table-cell table:formula="of:=[.C30]/[.B30]" office:value-type="float" office:value="0.850053977246515" calcext:value-type="float">
            <text:p>0.850053977246515</text:p>
          </table:table-cell>
          <table:table-cell table:number-columns-repeated="16375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style-name="ce61" office:value-type="float" office:value="251551" calcext:value-type="float">
            <text:p>251551</text:p>
          </table:table-cell>
          <table:table-cell table:style-name="ce68" office:value-type="float" office:value="208670" calcext:value-type="float">
            <text:p>208670</text:p>
          </table:table-cell>
          <table:table-cell table:style-name="ce68" office:value-type="float" office:value="93300" calcext:value-type="float">
            <text:p>93300</text:p>
          </table:table-cell>
          <table:table-cell table:style-name="ce68" office:value-type="float" office:value="573.269869504884" calcext:value-type="float">
            <text:p>573.269869504884</text:p>
          </table:table-cell>
          <table:table-cell table:style-name="ce68" office:value-type="float" office:value="6947.83353969183" calcext:value-type="float">
            <text:p>6947.83353969183</text:p>
          </table:table-cell>
          <table:table-cell table:style-name="ce68" office:value-type="float" office:value="49.6639524162092" calcext:value-type="float">
            <text:p>49.6639524162092</text:p>
          </table:table-cell>
          <table:table-cell table:style-name="ce74" office:value-type="float" office:value="47.7586701080929" calcext:value-type="float">
            <text:p>47.7586701080929</text:p>
          </table:table-cell>
          <table:table-cell table:formula="of:=[.C31]/[.B31]" office:value-type="float" office:value="0.829533573708711" calcext:value-type="float">
            <text:p>0.829533573708711</text:p>
          </table:table-cell>
          <table:table-cell table:number-columns-repeated="16375"/>
        </table:table-row>
        <table:table-row table:style-name="ro1">
          <table:table-cell table:style-name="ce22" office:value-type="float" office:value="31" calcext:value-type="float">
            <text:p>31</text:p>
          </table:table-cell>
          <table:table-cell table:style-name="ce61" office:value-type="float" office:value="286819" calcext:value-type="float">
            <text:p>286819</text:p>
          </table:table-cell>
          <table:table-cell table:style-name="ce68" office:value-type="float" office:value="231904" calcext:value-type="float">
            <text:p>231904</text:p>
          </table:table-cell>
          <table:table-cell table:style-name="ce68" office:value-type="float" office:value="112406" calcext:value-type="float">
            <text:p>112406</text:p>
          </table:table-cell>
          <table:table-cell table:style-name="ce68" office:value-type="float" office:value="635.955576842193" calcext:value-type="float">
            <text:p>635.955576842193</text:p>
          </table:table-cell>
          <table:table-cell table:style-name="ce68" office:value-type="float" office:value="6099.06518527934" calcext:value-type="float">
            <text:p>6099.06518527934</text:p>
          </table:table-cell>
          <table:table-cell table:style-name="ce68" office:value-type="float" office:value="51.1051219717246" calcext:value-type="float">
            <text:p>51.1051219717246</text:p>
          </table:table-cell>
          <table:table-cell table:style-name="ce74" office:value-type="float" office:value="50.5455707342177" calcext:value-type="float">
            <text:p>50.5455707342177</text:p>
          </table:table-cell>
          <table:table-cell table:formula="of:=[.C32]/[.B32]" office:value-type="float" office:value="0.808537788640223" calcext:value-type="float">
            <text:p>0.808537788640223</text:p>
          </table:table-cell>
          <table:table-cell table:number-columns-repeated="16375"/>
        </table:table-row>
        <table:table-row table:style-name="ro1">
          <table:table-cell table:style-name="ce22" office:value-type="float" office:value="32" calcext:value-type="float">
            <text:p>32</text:p>
          </table:table-cell>
          <table:table-cell table:style-name="ce61" office:value-type="float" office:value="320675" calcext:value-type="float">
            <text:p>320675</text:p>
          </table:table-cell>
          <table:table-cell table:style-name="ce68" office:value-type="float" office:value="251856" calcext:value-type="float">
            <text:p>251856</text:p>
          </table:table-cell>
          <table:table-cell table:style-name="ce68" office:value-type="float" office:value="133829" calcext:value-type="float">
            <text:p>133829</text:p>
          </table:table-cell>
          <table:table-cell table:style-name="ce68" office:value-type="float" office:value="688.353475571218" calcext:value-type="float">
            <text:p>688.353475571218</text:p>
          </table:table-cell>
          <table:table-cell table:style-name="ce68" office:value-type="float" office:value="6567.76277297208" calcext:value-type="float">
            <text:p>6567.76277297208</text:p>
          </table:table-cell>
          <table:table-cell table:style-name="ce68" office:value-type="float" office:value="41.0009509117889" calcext:value-type="float">
            <text:p>41.0009509117889</text:p>
          </table:table-cell>
          <table:table-cell table:style-name="ce74" office:value-type="float" office:value="40.6023443396902" calcext:value-type="float">
            <text:p>40.6023443396902</text:p>
          </table:table-cell>
          <table:table-cell table:formula="of:=[.C33]/[.B33]" office:value-type="float" office:value="0.785393310984642" calcext:value-type="float">
            <text:p>0.785393310984642</text:p>
          </table:table-cell>
          <table:table-cell table:number-columns-repeated="16375"/>
        </table:table-row>
        <table:table-row table:style-name="ro1">
          <table:table-cell table:style-name="ce22" office:value-type="float" office:value="33" calcext:value-type="float">
            <text:p>33</text:p>
          </table:table-cell>
          <table:table-cell table:style-name="ce61" office:value-type="float" office:value="351093" calcext:value-type="float">
            <text:p>351093</text:p>
          </table:table-cell>
          <table:table-cell table:style-name="ce68" office:value-type="float" office:value="268614" calcext:value-type="float">
            <text:p>268614</text:p>
          </table:table-cell>
          <table:table-cell table:style-name="ce68" office:value-type="float" office:value="157841" calcext:value-type="float">
            <text:p>157841</text:p>
          </table:table-cell>
          <table:table-cell table:style-name="ce68" office:value-type="float" office:value="785.803515426767" calcext:value-type="float">
            <text:p>785.803515426767</text:p>
          </table:table-cell>
          <table:table-cell table:style-name="ce68" office:value-type="float" office:value="6915.07553824928" calcext:value-type="float">
            <text:p>6915.07553824928</text:p>
          </table:table-cell>
          <table:table-cell table:style-name="ce68" office:value-type="float" office:value="42.0076145535613" calcext:value-type="float">
            <text:p>42.0076145535613</text:p>
          </table:table-cell>
          <table:table-cell table:style-name="ce74" office:value-type="float" office:value="41.6334386337332" calcext:value-type="float">
            <text:p>41.6334386337332</text:p>
          </table:table-cell>
          <table:table-cell table:formula="of:=[.C34]/[.B34]" office:value-type="float" office:value="0.765079337953192" calcext:value-type="float">
            <text:p>0.765079337953192</text:p>
          </table:table-cell>
          <table:table-cell table:number-columns-repeated="16375"/>
        </table:table-row>
        <table:table-row table:style-name="ro1">
          <table:table-cell table:style-name="ce22" office:value-type="float" office:value="34" calcext:value-type="float">
            <text:p>34</text:p>
          </table:table-cell>
          <table:table-cell table:style-name="ce61" office:value-type="float" office:value="376333" calcext:value-type="float">
            <text:p>376333</text:p>
          </table:table-cell>
          <table:table-cell table:style-name="ce68" office:value-type="float" office:value="280749" calcext:value-type="float">
            <text:p>280749</text:p>
          </table:table-cell>
          <table:table-cell table:style-name="ce68" office:value-type="float" office:value="181860" calcext:value-type="float">
            <text:p>181860</text:p>
          </table:table-cell>
          <table:table-cell table:style-name="ce68" office:value-type="float" office:value="937.655344352325" calcext:value-type="float">
            <text:p>937.655344352325</text:p>
          </table:table-cell>
          <table:table-cell table:style-name="ce68" office:value-type="float" office:value="7644.95642226533" calcext:value-type="float">
            <text:p>7644.95642226533</text:p>
          </table:table-cell>
          <table:table-cell table:style-name="ce68" office:value-type="float" office:value="43.0061094017657" calcext:value-type="float">
            <text:p>43.0061094017657</text:p>
          </table:table-cell>
          <table:table-cell table:style-name="ce74" office:value-type="float" office:value="42.6808673322699" calcext:value-type="float">
            <text:p>42.6808673322699</text:p>
          </table:table-cell>
          <table:table-cell table:formula="of:=[.C35]/[.B35]" office:value-type="float" office:value="0.746012175387224" calcext:value-type="float">
            <text:p>0.746012175387224</text:p>
          </table:table-cell>
          <table:table-cell table:number-columns-repeated="16375"/>
        </table:table-row>
        <table:table-row table:style-name="ro1">
          <table:table-cell table:style-name="ce22" office:value-type="float" office:value="35" calcext:value-type="float">
            <text:p>35</text:p>
          </table:table-cell>
          <table:table-cell table:style-name="ce61" office:value-type="float" office:value="395646" calcext:value-type="float">
            <text:p>395646</text:p>
          </table:table-cell>
          <table:table-cell table:style-name="ce68" office:value-type="float" office:value="288161" calcext:value-type="float">
            <text:p>288161</text:p>
          </table:table-cell>
          <table:table-cell table:style-name="ce68" office:value-type="float" office:value="205566" calcext:value-type="float">
            <text:p>205566</text:p>
          </table:table-cell>
          <table:table-cell table:style-name="ce68" office:value-type="float" office:value="934.884158381271" calcext:value-type="float">
            <text:p>934.884158381271</text:p>
          </table:table-cell>
          <table:table-cell table:style-name="ce68" office:value-type="float" office:value="9445.11477419527" calcext:value-type="float">
            <text:p>9445.11477419527</text:p>
          </table:table-cell>
          <table:table-cell table:style-name="ce68" office:value-type="float" office:value="45.6809254889849" calcext:value-type="float">
            <text:p>45.6809254889849</text:p>
          </table:table-cell>
          <table:table-cell table:style-name="ce74" office:value-type="float" office:value="43.6070101575992" calcext:value-type="float">
            <text:p>43.6070101575992</text:p>
          </table:table-cell>
          <table:table-cell table:formula="of:=[.C36]/[.B36]" office:value-type="float" office:value="0.728330376144331" calcext:value-type="float">
            <text:p>0.728330376144331</text:p>
          </table:table-cell>
          <table:table-cell table:number-columns-repeated="16375"/>
        </table:table-row>
        <table:table-row table:style-name="ro1">
          <table:table-cell table:style-name="ce22" office:value-type="float" office:value="36" calcext:value-type="float">
            <text:p>36</text:p>
          </table:table-cell>
          <table:table-cell table:style-name="ce61" office:value-type="float" office:value="408787" calcext:value-type="float">
            <text:p>408787</text:p>
          </table:table-cell>
          <table:table-cell table:style-name="ce68" office:value-type="float" office:value="290539" calcext:value-type="float">
            <text:p>290539</text:p>
          </table:table-cell>
          <table:table-cell table:style-name="ce68" office:value-type="float" office:value="228089" calcext:value-type="float">
            <text:p>228089</text:p>
          </table:table-cell>
          <table:table-cell table:style-name="ce68" office:value-type="float" office:value="1000.25834310618" calcext:value-type="float">
            <text:p>1000.25834310618</text:p>
          </table:table-cell>
          <table:table-cell table:style-name="ce68" office:value-type="float" office:value="8348.67733119895" calcext:value-type="float">
            <text:p>8348.67733119895</text:p>
          </table:table-cell>
          <table:table-cell table:style-name="ce68" office:value-type="float" office:value="46.7822150962534" calcext:value-type="float">
            <text:p>46.7822150962534</text:p>
          </table:table-cell>
          <table:table-cell table:style-name="ce74" office:value-type="float" office:value="46.187558000247" calcext:value-type="float">
            <text:p>46.187558000247</text:p>
          </table:table-cell>
          <table:table-cell table:formula="of:=[.C37]/[.B37]" office:value-type="float" office:value="0.710734441163736" calcext:value-type="float">
            <text:p>0.710734441163736</text:p>
          </table:table-cell>
          <table:table-cell table:number-columns-repeated="16375"/>
        </table:table-row>
        <table:table-row table:style-name="ro1">
          <table:table-cell table:style-name="ce22" office:value-type="float" office:value="37" calcext:value-type="float">
            <text:p>37</text:p>
          </table:table-cell>
          <table:table-cell table:style-name="ce61" office:value-type="float" office:value="413980" calcext:value-type="float">
            <text:p>413980</text:p>
          </table:table-cell>
          <table:table-cell table:style-name="ce68" office:value-type="float" office:value="288088" calcext:value-type="float">
            <text:p>288088</text:p>
          </table:table-cell>
          <table:table-cell table:style-name="ce68" office:value-type="float" office:value="252570" calcext:value-type="float">
            <text:p>252570</text:p>
          </table:table-cell>
          <table:table-cell table:style-name="ce68" office:value-type="float" office:value="1080.37603237142" calcext:value-type="float">
            <text:p>1080.37603237142</text:p>
          </table:table-cell>
          <table:table-cell table:style-name="ce68" office:value-type="float" office:value="8709.45297989985" calcext:value-type="float">
            <text:p>8709.45297989985</text:p>
          </table:table-cell>
          <table:table-cell table:style-name="ce68" office:value-type="float" office:value="47.8760664426612" calcext:value-type="float">
            <text:p>47.8760664426612</text:p>
          </table:table-cell>
          <table:table-cell table:style-name="ce74" office:value-type="float" office:value="47.2416084785073" calcext:value-type="float">
            <text:p>47.2416084785073</text:p>
          </table:table-cell>
          <table:table-cell table:formula="of:=[.C38]/[.B38]" office:value-type="float" office:value="0.695898352577419" calcext:value-type="float">
            <text:p>0.695898352577419</text:p>
          </table:table-cell>
          <table:table-cell table:number-columns-repeated="16375"/>
        </table:table-row>
        <table:table-row table:style-name="ro1">
          <table:table-cell table:style-name="ce22" office:value-type="float" office:value="38" calcext:value-type="float">
            <text:p>38</text:p>
          </table:table-cell>
          <table:table-cell table:style-name="ce61" office:value-type="float" office:value="411141" calcext:value-type="float">
            <text:p>411141</text:p>
          </table:table-cell>
          <table:table-cell table:style-name="ce68" office:value-type="float" office:value="280614" calcext:value-type="float">
            <text:p>280614</text:p>
          </table:table-cell>
          <table:table-cell table:style-name="ce68" office:value-type="float" office:value="274013" calcext:value-type="float">
            <text:p>274013</text:p>
          </table:table-cell>
          <table:table-cell table:style-name="ce68" office:value-type="float" office:value="1224.32888330148" calcext:value-type="float">
            <text:p>1224.32888330148</text:p>
          </table:table-cell>
          <table:table-cell table:style-name="ce68" office:value-type="float" office:value="9083.62028236609" calcext:value-type="float">
            <text:p>9083.62028236609</text:p>
          </table:table-cell>
          <table:table-cell table:style-name="ce68" office:value-type="float" office:value="49.9840947863416" calcext:value-type="float">
            <text:p>49.9840947863416</text:p>
          </table:table-cell>
          <table:table-cell table:style-name="ce74" office:value-type="float" office:value="48.9464038960749" calcext:value-type="float">
            <text:p>48.9464038960749</text:p>
          </table:table-cell>
          <table:table-cell table:formula="of:=[.C39]/[.B39]" office:value-type="float" office:value="0.682524973184382" calcext:value-type="float">
            <text:p>0.682524973184382</text:p>
          </table:table-cell>
          <table:table-cell table:number-columns-repeated="16375"/>
        </table:table-row>
        <table:table-row table:style-name="ro1">
          <table:table-cell table:style-name="ce22" office:value-type="float" office:value="39" calcext:value-type="float">
            <text:p>39</text:p>
          </table:table-cell>
          <table:table-cell table:style-name="ce61" office:value-type="float" office:value="402216" calcext:value-type="float">
            <text:p>402216</text:p>
          </table:table-cell>
          <table:table-cell table:style-name="ce68" office:value-type="float" office:value="270033" calcext:value-type="float">
            <text:p>270033</text:p>
          </table:table-cell>
          <table:table-cell table:style-name="ce68" office:value-type="float" office:value="290471" calcext:value-type="float">
            <text:p>290471</text:p>
          </table:table-cell>
          <table:table-cell table:style-name="ce68" office:value-type="float" office:value="1414.33571612276" calcext:value-type="float">
            <text:p>1414.33571612276</text:p>
          </table:table-cell>
          <table:table-cell table:style-name="ce68" office:value-type="float" office:value="9979.08278692215" calcext:value-type="float">
            <text:p>9979.08278692215</text:p>
          </table:table-cell>
          <table:table-cell table:style-name="ce68" office:value-type="float" office:value="51.023675285006" calcext:value-type="float">
            <text:p>51.023675285006</text:p>
          </table:table-cell>
          <table:table-cell table:style-name="ce74" office:value-type="float" office:value="49.8829769439226" calcext:value-type="float">
            <text:p>49.8829769439226</text:p>
          </table:table-cell>
          <table:table-cell table:formula="of:=[.C40]/[.B40]" office:value-type="float" office:value="0.671363148159198" calcext:value-type="float">
            <text:p>0.671363148159198</text:p>
          </table:table-cell>
          <table:table-cell table:number-columns-repeated="16375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61" office:value-type="float" office:value="388586" calcext:value-type="float">
            <text:p>388586</text:p>
          </table:table-cell>
          <table:table-cell table:style-name="ce68" office:value-type="float" office:value="255391" calcext:value-type="float">
            <text:p>255391</text:p>
          </table:table-cell>
          <table:table-cell table:style-name="ce68" office:value-type="float" office:value="301232" calcext:value-type="float">
            <text:p>301232</text:p>
          </table:table-cell>
          <table:table-cell table:style-name="ce68" office:value-type="float" office:value="1394.09671568036" calcext:value-type="float">
            <text:p>1394.09671568036</text:p>
          </table:table-cell>
          <table:table-cell table:style-name="ce68" office:value-type="float" office:value="12092.1122175181" calcext:value-type="float">
            <text:p>12092.1122175181</text:p>
          </table:table-cell>
          <table:table-cell table:style-name="ce68" office:value-type="float" office:value="53.7512252414692" calcext:value-type="float">
            <text:p>53.7512252414692</text:p>
          </table:table-cell>
          <table:table-cell table:style-name="ce74" office:value-type="float" office:value="50.9859922747471" calcext:value-type="float">
            <text:p>50.9859922747471</text:p>
          </table:table-cell>
          <table:table-cell table:formula="of:=[.C41]/[.B41]" office:value-type="float" office:value="0.657231603814857" calcext:value-type="float">
            <text:p>0.657231603814857</text:p>
          </table:table-cell>
          <table:table-cell table:number-columns-repeated="16375"/>
        </table:table-row>
        <table:table-row table:style-name="ro1">
          <table:table-cell table:style-name="ce22" office:value-type="float" office:value="41" calcext:value-type="float">
            <text:p>41</text:p>
          </table:table-cell>
          <table:table-cell table:style-name="ce61" office:value-type="float" office:value="369808" calcext:value-type="float">
            <text:p>369808</text:p>
          </table:table-cell>
          <table:table-cell table:style-name="ce68" office:value-type="float" office:value="235384" calcext:value-type="float">
            <text:p>235384</text:p>
          </table:table-cell>
          <table:table-cell table:style-name="ce68" office:value-type="float" office:value="307878" calcext:value-type="float">
            <text:p>307878</text:p>
          </table:table-cell>
          <table:table-cell table:style-name="ce68" office:value-type="float" office:value="1503.14562268669" calcext:value-type="float">
            <text:p>1503.14562268669</text:p>
          </table:table-cell>
          <table:table-cell table:style-name="ce68" office:value-type="float" office:value="10728.9882751353" calcext:value-type="float">
            <text:p>10728.9882751353</text:p>
          </table:table-cell>
          <table:table-cell table:style-name="ce68" office:value-type="float" office:value="54.7943767369115" calcext:value-type="float">
            <text:p>54.7943767369115</text:p>
          </table:table-cell>
          <table:table-cell table:style-name="ce74" office:value-type="float" office:value="53.3327847625607" calcext:value-type="float">
            <text:p>53.3327847625607</text:p>
          </table:table-cell>
          <table:table-cell table:formula="of:=[.C42]/[.B42]" office:value-type="float" office:value="0.636503266559945" calcext:value-type="float">
            <text:p>0.636503266559945</text:p>
          </table:table-cell>
          <table:table-cell table:number-columns-repeated="16375"/>
        </table:table-row>
        <table:table-row table:style-name="ro1">
          <table:table-cell table:style-name="ce22" office:value-type="float" office:value="42" calcext:value-type="float">
            <text:p>42</text:p>
          </table:table-cell>
          <table:table-cell table:style-name="ce61" office:value-type="float" office:value="339404" calcext:value-type="float">
            <text:p>339404</text:p>
          </table:table-cell>
          <table:table-cell table:style-name="ce68" office:value-type="float" office:value="208587" calcext:value-type="float">
            <text:p>208587</text:p>
          </table:table-cell>
          <table:table-cell table:style-name="ce68" office:value-type="float" office:value="313992" calcext:value-type="float">
            <text:p>313992</text:p>
          </table:table-cell>
          <table:table-cell table:style-name="ce68" office:value-type="float" office:value="1579.92517634444" calcext:value-type="float">
            <text:p>1579.92517634444</text:p>
          </table:table-cell>
          <table:table-cell table:style-name="ce68" office:value-type="float" office:value="11069.0160374712" calcext:value-type="float">
            <text:p>11069.0160374712</text:p>
          </table:table-cell>
          <table:table-cell table:style-name="ce68" office:value-type="float" office:value="56.7052266767461" calcext:value-type="float">
            <text:p>56.7052266767461</text:p>
          </table:table-cell>
          <table:table-cell table:style-name="ce74" office:value-type="float" office:value="55.4544565555778" calcext:value-type="float">
            <text:p>55.4544565555778</text:p>
          </table:table-cell>
          <table:table-cell table:formula="of:=[.C43]/[.B43]" office:value-type="float" office:value="0.614568478862948" calcext:value-type="float">
            <text:p>0.614568478862948</text:p>
          </table:table-cell>
          <table:table-cell table:number-columns-repeated="16375"/>
        </table:table-row>
        <table:table-row table:style-name="ro1">
          <table:table-cell table:style-name="ce22" office:value-type="float" office:value="43" calcext:value-type="float">
            <text:p>43</text:p>
          </table:table-cell>
          <table:table-cell table:style-name="ce61" office:value-type="float" office:value="297648" calcext:value-type="float">
            <text:p>297648</text:p>
          </table:table-cell>
          <table:table-cell table:style-name="ce68" office:value-type="float" office:value="177531" calcext:value-type="float">
            <text:p>177531</text:p>
          </table:table-cell>
          <table:table-cell table:style-name="ce68" office:value-type="float" office:value="308073" calcext:value-type="float">
            <text:p>308073</text:p>
          </table:table-cell>
          <table:table-cell table:style-name="ce68" office:value-type="float" office:value="1783.97878500011" calcext:value-type="float">
            <text:p>1783.97878500011</text:p>
          </table:table-cell>
          <table:table-cell table:style-name="ce68" office:value-type="float" office:value="11224.3277398119" calcext:value-type="float">
            <text:p>11224.3277398119</text:p>
          </table:table-cell>
          <table:table-cell table:style-name="ce68" office:value-type="float" office:value="57.781829147533" calcext:value-type="float">
            <text:p>57.781829147533</text:p>
          </table:table-cell>
          <table:table-cell table:style-name="ce74" office:value-type="float" office:value="56.4385233379953" calcext:value-type="float">
            <text:p>56.4385233379953</text:p>
          </table:table-cell>
          <table:table-cell table:formula="of:=[.C44]/[.B44]" office:value-type="float" office:value="0.596446137719723" calcext:value-type="float">
            <text:p>0.596446137719723</text:p>
          </table:table-cell>
          <table:table-cell table:number-columns-repeated="16375"/>
        </table:table-row>
        <table:table-row table:style-name="ro1">
          <table:table-cell table:style-name="ce22" office:value-type="float" office:value="44" calcext:value-type="float">
            <text:p>44</text:p>
          </table:table-cell>
          <table:table-cell table:style-name="ce61" office:value-type="float" office:value="250680" calcext:value-type="float">
            <text:p>250680</text:p>
          </table:table-cell>
          <table:table-cell table:style-name="ce68" office:value-type="float" office:value="144527" calcext:value-type="float">
            <text:p>144527</text:p>
          </table:table-cell>
          <table:table-cell table:style-name="ce68" office:value-type="float" office:value="285850" calcext:value-type="float">
            <text:p>285850</text:p>
          </table:table-cell>
          <table:table-cell table:style-name="ce68" office:value-type="float" office:value="2105.93089429487" calcext:value-type="float">
            <text:p>2105.93089429487</text:p>
          </table:table-cell>
          <table:table-cell table:style-name="ce68" office:value-type="float" office:value="12111.3677745167" calcext:value-type="float">
            <text:p>12111.3677745167</text:p>
          </table:table-cell>
          <table:table-cell table:style-name="ce68" office:value-type="float" office:value="56.0199077794455" calcext:value-type="float">
            <text:p>56.0199077794455</text:p>
          </table:table-cell>
          <table:table-cell table:style-name="ce74" office:value-type="float" office:value="54.7650079457598" calcext:value-type="float">
            <text:p>54.7650079457598</text:p>
          </table:table-cell>
          <table:table-cell table:formula="of:=[.C45]/[.B45]" office:value-type="float" office:value="0.576539811712143" calcext:value-type="float">
            <text:p>0.576539811712143</text:p>
          </table:table-cell>
          <table:table-cell table:number-columns-repeated="16375"/>
        </table:table-row>
        <table:table-row table:style-name="ro1">
          <table:table-cell table:style-name="ce22" office:value-type="float" office:value="45" calcext:value-type="float">
            <text:p>45</text:p>
          </table:table-cell>
          <table:table-cell table:style-name="ce61" office:value-type="float" office:value="203481" calcext:value-type="float">
            <text:p>203481</text:p>
          </table:table-cell>
          <table:table-cell table:style-name="ce68" office:value-type="float" office:value="112564" calcext:value-type="float">
            <text:p>112564</text:p>
          </table:table-cell>
          <table:table-cell table:style-name="ce68" office:value-type="float" office:value="251466" calcext:value-type="float">
            <text:p>251466</text:p>
          </table:table-cell>
          <table:table-cell table:style-name="ce68" office:value-type="float" office:value="1992.03906507241" calcext:value-type="float">
            <text:p>1992.03906507241</text:p>
          </table:table-cell>
          <table:table-cell table:style-name="ce68" office:value-type="float" office:value="14865.1601527031" calcext:value-type="float">
            <text:p>14865.1601527031</text:p>
          </table:table-cell>
          <table:table-cell table:style-name="ce68" office:value-type="float" office:value="58.6536370420383" calcext:value-type="float">
            <text:p>58.6536370420383</text:p>
          </table:table-cell>
          <table:table-cell table:style-name="ce74" office:value-type="float" office:value="55.7213526279665" calcext:value-type="float">
            <text:p>55.7213526279665</text:p>
          </table:table-cell>
          <table:table-cell table:formula="of:=[.C46]/[.B46]" office:value-type="float" office:value="0.55319169848782" calcext:value-type="float">
            <text:p>0.55319169848782</text:p>
          </table:table-cell>
          <table:table-cell table:number-columns-repeated="16375"/>
        </table:table-row>
        <table:table-row table:style-name="ro1">
          <table:table-cell table:style-name="ce22" office:value-type="float" office:value="46" calcext:value-type="float">
            <text:p>46</text:p>
          </table:table-cell>
          <table:table-cell table:style-name="ce61" office:value-type="float" office:value="152278" calcext:value-type="float">
            <text:p>152278</text:p>
          </table:table-cell>
          <table:table-cell table:style-name="ce68" office:value-type="float" office:value="79270" calcext:value-type="float">
            <text:p>79270</text:p>
          </table:table-cell>
          <table:table-cell table:style-name="ce68" office:value-type="float" office:value="211265" calcext:value-type="float">
            <text:p>211265</text:p>
          </table:table-cell>
          <table:table-cell table:style-name="ce68" office:value-type="float" office:value="2088.3660607573" calcext:value-type="float">
            <text:p>2088.3660607573</text:p>
          </table:table-cell>
          <table:table-cell table:style-name="ce68" office:value-type="float" office:value="12764.0381748042" calcext:value-type="float">
            <text:p>12764.0381748042</text:p>
          </table:table-cell>
          <table:table-cell table:style-name="ce68" office:value-type="float" office:value="59.7011732055002" calcext:value-type="float">
            <text:p>59.7011732055002</text:p>
          </table:table-cell>
          <table:table-cell table:style-name="ce74" office:value-type="float" office:value="58.014243350582" calcext:value-type="float">
            <text:p>58.014243350582</text:p>
          </table:table-cell>
          <table:table-cell table:formula="of:=[.C47]/[.B47]" office:value-type="float" office:value="0.520561079079053" calcext:value-type="float">
            <text:p>0.520561079079053</text:p>
          </table:table-cell>
          <table:table-cell table:number-columns-repeated="16375"/>
        </table:table-row>
        <table:table-row table:style-name="ro1">
          <table:table-cell table:style-name="ce22" office:value-type="float" office:value="47" calcext:value-type="float">
            <text:p>47</text:p>
          </table:table-cell>
          <table:table-cell table:style-name="ce61" office:value-type="float" office:value="99835" calcext:value-type="float">
            <text:p>99835</text:p>
          </table:table-cell>
          <table:table-cell table:style-name="ce68" office:value-type="float" office:value="47304" calcext:value-type="float">
            <text:p>47304</text:p>
          </table:table-cell>
          <table:table-cell table:style-name="ce68" office:value-type="float" office:value="168236" calcext:value-type="float">
            <text:p>168236</text:p>
          </table:table-cell>
          <table:table-cell table:style-name="ce68" office:value-type="float" office:value="2175.14490910002" calcext:value-type="float">
            <text:p>2175.14490910002</text:p>
          </table:table-cell>
          <table:table-cell table:style-name="ce68" office:value-type="float" office:value="12637.8236524882" calcext:value-type="float">
            <text:p>12637.8236524882</text:p>
          </table:table-cell>
          <table:table-cell table:style-name="ce68" office:value-type="float" office:value="60.7328132927448" calcext:value-type="float">
            <text:p>60.7328132927448</text:p>
          </table:table-cell>
          <table:table-cell table:style-name="ce74" office:value-type="float" office:value="59.029850475841" calcext:value-type="float">
            <text:p>59.029850475841</text:p>
          </table:table-cell>
          <table:table-cell table:formula="of:=[.C48]/[.B48]" office:value-type="float" office:value="0.473821805979867" calcext:value-type="float">
            <text:p>0.473821805979867</text:p>
          </table:table-cell>
          <table:table-cell table:number-columns-repeated="16375"/>
        </table:table-row>
        <table:table-row table:style-name="ro1">
          <table:table-cell table:style-name="ce22" office:value-type="float" office:value="48" calcext:value-type="float">
            <text:p>48</text:p>
          </table:table-cell>
          <table:table-cell table:style-name="ce61" office:value-type="float" office:value="47621" calcext:value-type="float">
            <text:p>47621</text:p>
          </table:table-cell>
          <table:table-cell table:style-name="ce68" office:value-type="float" office:value="20722" calcext:value-type="float">
            <text:p>20722</text:p>
          </table:table-cell>
          <table:table-cell table:style-name="ce68" office:value-type="float" office:value="118786" calcext:value-type="float">
            <text:p>118786</text:p>
          </table:table-cell>
          <table:table-cell table:style-name="ce68" office:value-type="float" office:value="2457.17996262153" calcext:value-type="float">
            <text:p>2457.17996262153</text:p>
          </table:table-cell>
          <table:table-cell table:style-name="ce68" office:value-type="float" office:value="12445.9505497281" calcext:value-type="float">
            <text:p>12445.9505497281</text:p>
          </table:table-cell>
          <table:table-cell table:style-name="ce68" office:value-type="float" office:value="62.7686516745488" calcext:value-type="float">
            <text:p>62.7686516745488</text:p>
          </table:table-cell>
          <table:table-cell table:style-name="ce74" office:value-type="float" office:value="63.4335243848028" calcext:value-type="float">
            <text:p>63.4335243848028</text:p>
          </table:table-cell>
          <table:table-cell table:formula="of:=[.C49]/[.B49]" office:value-type="float" office:value="0.435144159089477" calcext:value-type="float">
            <text:p>0.435144159089477</text:p>
          </table:table-cell>
          <table:table-cell table:number-columns-repeated="16375"/>
        </table:table-row>
        <table:table-row table:style-name="ro1">
          <table:table-cell table:style-name="ce22" office:value-type="float" office:value="49" calcext:value-type="float">
            <text:p>49</text:p>
          </table:table-cell>
          <table:table-cell table:style-name="ce61" office:value-type="float" office:value="13439" calcext:value-type="float">
            <text:p>13439</text:p>
          </table:table-cell>
          <table:table-cell table:style-name="ce68" office:value-type="float" office:value="5428" calcext:value-type="float">
            <text:p>5428</text:p>
          </table:table-cell>
          <table:table-cell table:style-name="ce68" office:value-type="float" office:value="58689" calcext:value-type="float">
            <text:p>58689</text:p>
          </table:table-cell>
          <table:table-cell table:style-name="ce68" office:value-type="float" office:value="2967.52645286108" calcext:value-type="float">
            <text:p>2967.52645286108</text:p>
          </table:table-cell>
          <table:table-cell table:style-name="ce68" office:value-type="float" office:value="13634.7579955358" calcext:value-type="float">
            <text:p>13634.7579955358</text:p>
          </table:table-cell>
          <table:table-cell table:style-name="ce68" office:value-type="float" office:value="62.2464996315402" calcext:value-type="float">
            <text:p>62.2464996315402</text:p>
          </table:table-cell>
          <table:table-cell table:style-name="ce74" office:value-type="float" office:value="63.8856071964018" calcext:value-type="float">
            <text:p>63.8856071964018</text:p>
          </table:table-cell>
          <table:table-cell table:formula="of:=[.C50]/[.B50]" office:value-type="float" office:value="0.40389909963539" calcext:value-type="float">
            <text:p>0.40389909963539</text:p>
          </table:table-cell>
          <table:table-cell table:number-columns-repeated="16375"/>
        </table:table-row>
        <table:table-row table:style-name="ro1">
          <table:table-cell table:style-name="ce22" office:value-type="float" office:value="50" calcext:value-type="float">
            <text:p>50</text:p>
          </table:table-cell>
          <table:table-cell table:style-name="ce62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6602" calcext:value-type="float">
            <text:p>16602</text:p>
          </table:table-cell>
          <table:table-cell table:style-name="ce69"/>
          <table:table-cell table:style-name="ce69" office:value-type="float" office:value="18339.2346102879" calcext:value-type="float">
            <text:p>18339.2346102879</text:p>
          </table:table-cell>
          <table:table-cell table:style-name="ce69"/>
          <table:table-cell table:style-name="ce75" office:value-type="float" office:value="62.6717865317432" calcext:value-type="float">
            <text:p>62.6717865317432</text:p>
          </table:table-cell>
          <table:table-cell table:number-columns-repeated="16376"/>
        </table:table-row>
        <table:table-row table:style-name="ro1">
          <table:table-cell table:style-name="ce23" office:value-type="string" calcext:value-type="string">
            <text:p>Summe Ergebnis</text:p>
          </table:table-cell>
          <table:table-cell table:style-name="ce63" office:value-type="float" office:value="6831078" calcext:value-type="float">
            <text:p>6831078</text:p>
          </table:table-cell>
          <table:table-cell table:style-name="ce70" office:value-type="float" office:value="4890666" calcext:value-type="float">
            <text:p>4890666</text:p>
          </table:table-cell>
          <table:table-cell table:style-name="ce70" office:value-type="float" office:value="4583194" calcext:value-type="float">
            <text:p>4583194</text:p>
          </table:table-cell>
          <table:table-cell table:style-name="ce70" office:value-type="float" office:value="418.46663410414" calcext:value-type="float">
            <text:p>418.46663410414</text:p>
          </table:table-cell>
          <table:table-cell table:style-name="ce70" office:value-type="float" office:value="4472.64003924913" calcext:value-type="float">
            <text:p>4472.64003924913</text:p>
          </table:table-cell>
          <table:table-cell table:style-name="ce70" office:value-type="float" office:value="33.0182690168839" calcext:value-type="float">
            <text:p>33.0182690168839</text:p>
          </table:table-cell>
          <table:table-cell table:style-name="ce76" office:value-type="float" office:value="36.5456282600734" calcext:value-type="float">
            <text:p>36.5456282600734</text:p>
          </table:table-cell>
          <table:table-cell table:formula="of:=[.C52]/[.B52]" office:value-type="float" office:value="0.715943515796482" calcext:value-type="float">
            <text:p>0.715943515796482</text:p>
          </table:table-cell>
          <table:table-cell table:number-columns-repeated="16375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aggregate.A1:aggregate.P205" table:display-filter-buttons="true"/>
      </table:database-ranges>
      <table:data-pilot-tables>
        <table:data-pilot-table table:name="DataPilot1" table:application-data="" table:target-range-address="'by size (excerpt)'.A1:'by size (excerpt)'.G11" table:buttons="'by size (excerpt)'.A2 'by size (excerpt)'.B1" table:show-filter-button="false" table:drill-down-on-double-click="false">
          <table:source-cell-range table:cell-range-address="aggregate.A1:aggregate.P20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ze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false" table:show-details="true"/>
                <table:data-pilot-member table:name="3" table:display="tru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false" table:show-details="true"/>
                <table:data-pilot-member table:name="9" table:display="true" table:show-details="true"/>
                <table:data-pilot-member table:name="10" table:display="false" table:show-details="true"/>
                <table:data-pilot-member table:name="11" table:display="false" table:show-details="true"/>
                <table:data-pilot-member table:name="12" table:display="false" table:show-details="true"/>
                <table:data-pilot-member table:name="13" table:display="false" table:show-details="true"/>
                <table:data-pilot-member table:name="14" table:display="false" table:show-details="true"/>
                <table:data-pilot-member table:name="15" table:display="true" table:show-details="true"/>
                <table:data-pilot-member table:name="16" table:display="false" table:show-details="true"/>
                <table:data-pilot-member table:name="17" table:display="false" table:show-details="true"/>
                <table:data-pilot-member table:name="18" table:display="false" table:show-details="true"/>
                <table:data-pilot-member table:name="19" table:display="false" table:show-details="true"/>
                <table:data-pilot-member table:name="20" table:display="false" table:show-details="true"/>
                <table:data-pilot-member table:name="21" table:display="true" table:show-details="true"/>
                <table:data-pilot-member table:name="22" table:display="false" table:show-details="true"/>
                <table:data-pilot-member table:name="23" table:display="false" table:show-details="true"/>
                <table:data-pilot-member table:name="24" table:display="false" table:show-details="true"/>
                <table:data-pilot-member table:name="25" table:display="false" table:show-details="true"/>
                <table:data-pilot-member table:name="26" table:display="false" table:show-details="true"/>
                <table:data-pilot-member table:name="27" table:display="true" table:show-details="true"/>
                <table:data-pilot-member table:name="28" table:display="false" table:show-details="true"/>
                <table:data-pilot-member table:name="29" table:display="false" table:show-details="true"/>
                <table:data-pilot-member table:name="30" table:display="false" table:show-details="true"/>
                <table:data-pilot-member table:name="31" table:display="false" table:show-details="true"/>
                <table:data-pilot-member table:name="32" table:display="false" table:show-details="true"/>
                <table:data-pilot-member table:name="33" table:display="true" table:show-details="true"/>
                <table:data-pilot-member table:name="34" table:display="false" table:show-details="true"/>
                <table:data-pilot-member table:name="35" table:display="false" table:show-details="true"/>
                <table:data-pilot-member table:name="36" table:display="false" table:show-details="true"/>
                <table:data-pilot-member table:name="37" table:display="false" table:show-details="true"/>
                <table:data-pilot-member table:name="38" table:display="false" table:show-details="true"/>
                <table:data-pilot-member table:name="39" table:display="true" table:show-details="true"/>
                <table:data-pilot-member table:name="40" table:display="false" table:show-details="true"/>
                <table:data-pilot-member table:name="41" table:display="false" table:show-details="true"/>
                <table:data-pilot-member table:name="42" table:display="false" table:show-details="true"/>
                <table:data-pilot-member table:name="43" table:display="false" table:show-details="true"/>
                <table:data-pilot-member table:name="44" table:display="false" table:show-details="true"/>
                <table:data-pilot-member table:name="45" table:display="true" table:show-details="true"/>
                <table:data-pilot-member table:name="46" table:display="false" table:show-details="true"/>
                <table:data-pilot-member table:name="47" table:display="false" table:show-details="true"/>
                <table:data-pilot-member table:name="48" table:display="false" table:show-details="true"/>
                <table:data-pilot-member table:name="49" table:display="false" table:show-details="true"/>
                <table:data-pilot-member table:name="5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yesc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6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4" table:display="true" table:show-details="true"/>
                <table:data-pilot-member table:name="51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84" table:display="true" table:show-details="true"/>
                <table:data-pilot-member table:name="108" table:display="true" table:show-details="true"/>
                <table:data-pilot-member table:name="110" table:display="true" table:show-details="true"/>
                <table:data-pilot-member table:name="126" table:display="true" table:show-details="true"/>
                <table:data-pilot-member table:name="146" table:display="true" table:show-details="true"/>
                <table:data-pilot-member table:name="170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236" table:display="true" table:show-details="true"/>
                <table:data-pilot-member table:name="241" table:display="true" table:show-details="true"/>
                <table:data-pilot-member table:name="255" table:display="true" table:show-details="true"/>
                <table:data-pilot-member table:name="298" table:display="true" table:show-details="true"/>
                <table:data-pilot-member table:name="339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79" table:display="true" table:show-details="true"/>
                <table:data-pilot-member table:name="395" table:display="true" table:show-details="true"/>
                <table:data-pilot-member table:name="441" table:display="true" table:show-details="true"/>
                <table:data-pilot-member table:name="447" table:display="true" table:show-details="true"/>
                <table:data-pilot-member table:name="472" table:display="true" table:show-details="true"/>
                <table:data-pilot-member table:name="512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38" table:display="true" table:show-details="true"/>
                <table:data-pilot-member table:name="562" table:display="true" table:show-details="true"/>
                <table:data-pilot-member table:name="564" table:display="true" table:show-details="true"/>
                <table:data-pilot-member table:name="575" table:display="true" table:show-details="true"/>
                <table:data-pilot-member table:name="585" table:display="true" table:show-details="true"/>
                <table:data-pilot-member table:name="592" table:display="true" table:show-details="true"/>
                <table:data-pilot-member table:name="594" table:display="true" table:show-details="true"/>
                <table:data-pilot-member table:name="608" table:display="true" table:show-details="true"/>
                <table:data-pilot-member table:name="614" table:display="true" table:show-details="true"/>
                <table:data-pilot-member table:name="650" table:display="true" table:show-details="true"/>
                <table:data-pilot-member table:name="697" table:display="true" table:show-details="true"/>
                <table:data-pilot-member table:name="868" table:display="true" table:show-details="true"/>
                <table:data-pilot-member table:name="950" table:display="true" table:show-details="true"/>
                <table:data-pilot-member table:name="999" table:display="true" table:show-details="true"/>
                <table:data-pilot-member table:name="1186" table:display="true" table:show-details="true"/>
                <table:data-pilot-member table:name="1256" table:display="true" table:show-details="true"/>
                <table:data-pilot-member table:name="1516" table:display="true" table:show-details="true"/>
                <table:data-pilot-member table:name="1519" table:display="true" table:show-details="true"/>
                <table:data-pilot-member table:name="1657" table:display="true" table:show-details="true"/>
                <table:data-pilot-member table:name="2094" table:display="true" table:show-details="true"/>
                <table:data-pilot-member table:name="2196" table:display="true" table:show-details="true"/>
                <table:data-pilot-member table:name="2227" table:display="true" table:show-details="true"/>
                <table:data-pilot-member table:name="2269" table:display="true" table:show-details="true"/>
                <table:data-pilot-member table:name="2519" table:display="true" table:show-details="true"/>
                <table:data-pilot-member table:name="2609" table:display="true" table:show-details="true"/>
                <table:data-pilot-member table:name="3115" table:display="true" table:show-details="true"/>
                <table:data-pilot-member table:name="3117" table:display="true" table:show-details="true"/>
                <table:data-pilot-member table:name="3163" table:display="true" table:show-details="true"/>
                <table:data-pilot-member table:name="3627" table:display="true" table:show-details="true"/>
                <table:data-pilot-member table:name="3819" table:display="true" table:show-details="true"/>
                <table:data-pilot-member table:name="4013" table:display="true" table:show-details="true"/>
                <table:data-pilot-member table:name="4040" table:display="true" table:show-details="true"/>
                <table:data-pilot-member table:name="4326" table:display="true" table:show-details="true"/>
                <table:data-pilot-member table:name="4375" table:display="true" table:show-details="true"/>
                <table:data-pilot-member table:name="4418" table:display="true" table:show-details="true"/>
                <table:data-pilot-member table:name="4686" table:display="true" table:show-details="true"/>
                <table:data-pilot-member table:name="4803" table:display="true" table:show-details="true"/>
                <table:data-pilot-member table:name="4918" table:display="true" table:show-details="true"/>
                <table:data-pilot-member table:name="5026" table:display="true" table:show-details="true"/>
                <table:data-pilot-member table:name="5096" table:display="true" table:show-details="true"/>
                <table:data-pilot-member table:name="5106" table:display="true" table:show-details="true"/>
                <table:data-pilot-member table:name="5113" table:display="true" table:show-details="true"/>
                <table:data-pilot-member table:name="5186" table:display="true" table:show-details="true"/>
                <table:data-pilot-member table:name="6127" table:display="true" table:show-details="true"/>
                <table:data-pilot-member table:name="6246" table:display="true" table:show-details="true"/>
                <table:data-pilot-member table:name="7511" table:display="true" table:show-details="true"/>
                <table:data-pilot-member table:name="8229" table:display="true" table:show-details="true"/>
                <table:data-pilot-member table:name="9442" table:display="true" table:show-details="true"/>
                <table:data-pilot-member table:name="10890" table:display="true" table:show-details="true"/>
                <table:data-pilot-member table:name="13439" table:display="true" table:show-details="true"/>
                <table:data-pilot-member table:name="13897" table:display="true" table:show-details="true"/>
                <table:data-pilot-member table:name="13935" table:display="true" table:show-details="true"/>
                <table:data-pilot-member table:name="15046" table:display="true" table:show-details="true"/>
                <table:data-pilot-member table:name="17480" table:display="true" table:show-details="true"/>
                <table:data-pilot-member table:name="20123" table:display="true" table:show-details="true"/>
                <table:data-pilot-member table:name="21242" table:display="true" table:show-details="true"/>
                <table:data-pilot-member table:name="21842" table:display="true" table:show-details="true"/>
                <table:data-pilot-member table:name="25239" table:display="true" table:show-details="true"/>
                <table:data-pilot-member table:name="27986" table:display="true" table:show-details="true"/>
                <table:data-pilot-member table:name="28468" table:display="true" table:show-details="true"/>
                <table:data-pilot-member table:name="29067" table:display="true" table:show-details="true"/>
                <table:data-pilot-member table:name="32879" table:display="true" table:show-details="true"/>
                <table:data-pilot-member table:name="32950" table:display="true" table:show-details="true"/>
                <table:data-pilot-member table:name="36353" table:display="true" table:show-details="true"/>
                <table:data-pilot-member table:name="37449" table:display="true" table:show-details="true"/>
                <table:data-pilot-member table:name="39276" table:display="true" table:show-details="true"/>
                <table:data-pilot-member table:name="39553" table:display="true" table:show-details="true"/>
                <table:data-pilot-member table:name="40884" table:display="true" table:show-details="true"/>
                <table:data-pilot-member table:name="41494" table:display="true" table:show-details="true"/>
                <table:data-pilot-member table:name="42917" table:display="true" table:show-details="true"/>
                <table:data-pilot-member table:name="42939" table:display="true" table:show-details="true"/>
                <table:data-pilot-member table:name="43450" table:display="true" table:show-details="true"/>
                <table:data-pilot-member table:name="43496" table:display="true" table:show-details="true"/>
                <table:data-pilot-member table:name="43635" table:display="true" table:show-details="true"/>
                <table:data-pilot-member table:name="47621" table:display="true" table:show-details="true"/>
                <table:data-pilot-member table:name="53593" table:display="true" table:show-details="true"/>
                <table:data-pilot-member table:name="71160" table:display="true" table:show-details="true"/>
                <table:data-pilot-member table:name="92089" table:display="true" table:show-details="true"/>
                <table:data-pilot-member table:name="99835" table:display="true" table:show-details="true"/>
                <table:data-pilot-member table:name="116671" table:display="true" table:show-details="true"/>
                <table:data-pilot-member table:name="144284" table:display="true" table:show-details="true"/>
                <table:data-pilot-member table:name="152278" table:display="true" table:show-details="true"/>
                <table:data-pilot-member table:name="174735" table:display="true" table:show-details="true"/>
                <table:data-pilot-member table:name="203481" table:display="true" table:show-details="true"/>
                <table:data-pilot-member table:name="206653" table:display="true" table:show-details="true"/>
                <table:data-pilot-member table:name="239698" table:display="true" table:show-details="true"/>
                <table:data-pilot-member table:name="248453" table:display="true" table:show-details="true"/>
                <table:data-pilot-member table:name="272284" table:display="true" table:show-details="true"/>
                <table:data-pilot-member table:name="290137" table:display="true" table:show-details="true"/>
                <table:data-pilot-member table:name="302609" table:display="true" table:show-details="true"/>
                <table:data-pilot-member table:name="324358" table:display="true" table:show-details="true"/>
                <table:data-pilot-member table:name="328312" table:display="true" table:show-details="true"/>
                <table:data-pilot-member table:name="347966" table:display="true" table:show-details="true"/>
                <table:data-pilot-member table:name="348377" table:display="true" table:show-details="true"/>
                <table:data-pilot-member table:name="360600" table:display="true" table:show-details="true"/>
                <table:data-pilot-member table:name="362755" table:display="true" table:show-details="true"/>
                <table:data-pilot-member table:name="368904" table:display="true" table:show-details="true"/>
                <table:data-pilot-member table:name="370827" table:display="true" table:show-details="true"/>
                <table:data-pilot-member table:name="3725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c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7" table:display="true" table:show-details="true"/>
                <table:data-pilot-member table:name="71" table:display="true" table:show-details="true"/>
                <table:data-pilot-member table:name="8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17" table:display="true" table:show-details="true"/>
                <table:data-pilot-member table:name="125" table:display="true" table:show-details="true"/>
                <table:data-pilot-member table:name="152" table:display="true" table:show-details="true"/>
                <table:data-pilot-member table:name="173" table:display="true" table:show-details="true"/>
                <table:data-pilot-member table:name="20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45" table:display="true" table:show-details="true"/>
                <table:data-pilot-member table:name="260" table:display="true" table:show-details="true"/>
                <table:data-pilot-member table:name="294" table:display="true" table:show-details="true"/>
                <table:data-pilot-member table:name="322" table:display="true" table:show-details="true"/>
                <table:data-pilot-member table:name="337" table:display="true" table:show-details="true"/>
                <table:data-pilot-member table:name="350" table:display="true" table:show-details="true"/>
                <table:data-pilot-member table:name="370" table:display="true" table:show-details="true"/>
                <table:data-pilot-member table:name="387" table:display="true" table:show-details="true"/>
                <table:data-pilot-member table:name="401" table:display="true" table:show-details="true"/>
                <table:data-pilot-member table:name="440" table:display="true" table:show-details="true"/>
                <table:data-pilot-member table:name="444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64" table:display="true" table:show-details="true"/>
                <table:data-pilot-member table:name="476" table:display="true" table:show-details="true"/>
                <table:data-pilot-member table:name="506" table:display="true" table:show-details="true"/>
                <table:data-pilot-member table:name="544" table:display="true" table:show-details="true"/>
                <table:data-pilot-member table:name="606" table:display="true" table:show-details="true"/>
                <table:data-pilot-member table:name="630" table:display="true" table:show-details="true"/>
                <table:data-pilot-member table:name="817" table:display="true" table:show-details="true"/>
                <table:data-pilot-member table:name="832" table:display="true" table:show-details="true"/>
                <table:data-pilot-member table:name="930" table:display="true" table:show-details="true"/>
                <table:data-pilot-member table:name="1049" table:display="true" table:show-details="true"/>
                <table:data-pilot-member table:name="1292" table:display="true" table:show-details="true"/>
                <table:data-pilot-member table:name="1408" table:display="true" table:show-details="true"/>
                <table:data-pilot-member table:name="1425" table:display="true" table:show-details="true"/>
                <table:data-pilot-member table:name="1470" table:display="true" table:show-details="true"/>
                <table:data-pilot-member table:name="1600" table:display="true" table:show-details="true"/>
                <table:data-pilot-member table:name="1848" table:display="true" table:show-details="true"/>
                <table:data-pilot-member table:name="2072" table:display="true" table:show-details="true"/>
                <table:data-pilot-member table:name="2091" table:display="true" table:show-details="true"/>
                <table:data-pilot-member table:name="2370" table:display="true" table:show-details="true"/>
                <table:data-pilot-member table:name="2448" table:display="true" table:show-details="true"/>
                <table:data-pilot-member table:name="2674" table:display="true" table:show-details="true"/>
                <table:data-pilot-member table:name="2740" table:display="true" table:show-details="true"/>
                <table:data-pilot-member table:name="2778" table:display="true" table:show-details="true"/>
                <table:data-pilot-member table:name="2903" table:display="true" table:show-details="true"/>
                <table:data-pilot-member table:name="3050" table:display="true" table:show-details="true"/>
                <table:data-pilot-member table:name="3342" table:display="true" table:show-details="true"/>
                <table:data-pilot-member table:name="3516" table:display="true" table:show-details="true"/>
                <table:data-pilot-member table:name="3792" table:display="true" table:show-details="true"/>
                <table:data-pilot-member table:name="3821" table:display="true" table:show-details="true"/>
                <table:data-pilot-member table:name="3913" table:display="true" table:show-details="true"/>
                <table:data-pilot-member table:name="3950" table:display="true" table:show-details="true"/>
                <table:data-pilot-member table:name="4169" table:display="true" table:show-details="true"/>
                <table:data-pilot-member table:name="4297" table:display="true" table:show-details="true"/>
                <table:data-pilot-member table:name="4386" table:display="true" table:show-details="true"/>
                <table:data-pilot-member table:name="5273" table:display="true" table:show-details="true"/>
                <table:data-pilot-member table:name="5901" table:display="true" table:show-details="true"/>
                <table:data-pilot-member table:name="6824" table:display="true" table:show-details="true"/>
                <table:data-pilot-member table:name="8560" table:display="true" table:show-details="true"/>
                <table:data-pilot-member table:name="8849" table:display="true" table:show-details="true"/>
                <table:data-pilot-member table:name="9233" table:display="true" table:show-details="true"/>
                <table:data-pilot-member table:name="10585" table:display="true" table:show-details="true"/>
                <table:data-pilot-member table:name="12760" table:display="true" table:show-details="true"/>
                <table:data-pilot-member table:name="12894" table:display="true" table:show-details="true"/>
                <table:data-pilot-member table:name="15157" table:display="true" table:show-details="true"/>
                <table:data-pilot-member table:name="16602" table:display="true" table:show-details="true"/>
                <table:data-pilot-member table:name="17849" table:display="true" table:show-details="true"/>
                <table:data-pilot-member table:name="17873" table:display="true" table:show-details="true"/>
                <table:data-pilot-member table:name="18248" table:display="true" table:show-details="true"/>
                <table:data-pilot-member table:name="20324" table:display="true" table:show-details="true"/>
                <table:data-pilot-member table:name="23117" table:display="true" table:show-details="true"/>
                <table:data-pilot-member table:name="23876" table:display="true" table:show-details="true"/>
                <table:data-pilot-member table:name="25174" table:display="true" table:show-details="true"/>
                <table:data-pilot-member table:name="25874" table:display="true" table:show-details="true"/>
                <table:data-pilot-member table:name="28073" table:display="true" table:show-details="true"/>
                <table:data-pilot-member table:name="28546" table:display="true" table:show-details="true"/>
                <table:data-pilot-member table:name="30005" table:display="true" table:show-details="true"/>
                <table:data-pilot-member table:name="32102" table:display="true" table:show-details="true"/>
                <table:data-pilot-member table:name="32427" table:display="true" table:show-details="true"/>
                <table:data-pilot-member table:name="33898" table:display="true" table:show-details="true"/>
                <table:data-pilot-member table:name="34464" table:display="true" table:show-details="true"/>
                <table:data-pilot-member table:name="34887" table:display="true" table:show-details="true"/>
                <table:data-pilot-member table:name="35454" table:display="true" table:show-details="true"/>
                <table:data-pilot-member table:name="44409" table:display="true" table:show-details="true"/>
                <table:data-pilot-member table:name="56834" table:display="true" table:show-details="true"/>
                <table:data-pilot-member table:name="58689" table:display="true" table:show-details="true"/>
                <table:data-pilot-member table:name="71526" table:display="true" table:show-details="true"/>
                <table:data-pilot-member table:name="88060" table:display="true" table:show-details="true"/>
                <table:data-pilot-member table:name="106335" table:display="true" table:show-details="true"/>
                <table:data-pilot-member table:name="118786" table:display="true" table:show-details="true"/>
                <table:data-pilot-member table:name="127269" table:display="true" table:show-details="true"/>
                <table:data-pilot-member table:name="149175" table:display="true" table:show-details="true"/>
                <table:data-pilot-member table:name="168236" table:display="true" table:show-details="true"/>
                <table:data-pilot-member table:name="171321" table:display="true" table:show-details="true"/>
                <table:data-pilot-member table:name="192195" table:display="true" table:show-details="true"/>
                <table:data-pilot-member table:name="211265" table:display="true" table:show-details="true"/>
                <table:data-pilot-member table:name="214764" table:display="true" table:show-details="true"/>
                <table:data-pilot-member table:name="235885" table:display="true" table:show-details="true"/>
                <table:data-pilot-member table:name="248726" table:display="true" table:show-details="true"/>
                <table:data-pilot-member table:name="254114" table:display="true" table:show-details="true"/>
                <table:data-pilot-member table:name="268351" table:display="true" table:show-details="true"/>
                <table:data-pilot-member table:name="276617" table:display="true" table:show-details="true"/>
                <table:data-pilot-member table:name="279332" table:display="true" table:show-details="true"/>
                <table:data-pilot-member table:name="290116" table:display="true" table:show-details="true"/>
                <table:data-pilot-member table:name="2902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pyesavg" table:orientation="data" table:used-hierarchy="0" table:function="average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7,5" table:display="true" table:show-details="true"/>
                <table:data-pilot-member table:name="9" table:display="true" table:show-details="true"/>
                <table:data-pilot-member table:name="9,5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,25" table:display="true" table:show-details="true"/>
                <table:data-pilot-member table:name="13" table:display="true" table:show-details="true"/>
                <table:data-pilot-member table:name="14,6666666666667" table:display="true" table:show-details="true"/>
                <table:data-pilot-member table:name="15" table:display="true" table:show-details="true"/>
                <table:data-pilot-member table:name="16,6666666666667" table:display="true" table:show-details="true"/>
                <table:data-pilot-member table:name="17,1666666666667" table:display="true" table:show-details="true"/>
                <table:data-pilot-member table:name="17,3333333333333" table:display="true" table:show-details="true"/>
                <table:data-pilot-member table:name="18,6666666666667" table:display="true" table:show-details="true"/>
                <table:data-pilot-member table:name="20" table:display="true" table:show-details="true"/>
                <table:data-pilot-member table:name="20,4444444444444" table:display="true" table:show-details="true"/>
                <table:data-pilot-member table:name="22" table:display="true" table:show-details="true"/>
                <table:data-pilot-member table:name="22,1" table:display="true" table:show-details="true"/>
                <table:data-pilot-member table:name="22,5" table:display="true" table:show-details="true"/>
                <table:data-pilot-member table:name="22,75" table:display="true" table:show-details="true"/>
                <table:data-pilot-member table:name="25,5" table:display="true" table:show-details="true"/>
                <table:data-pilot-member table:name="26,25" table:display="true" table:show-details="true"/>
                <table:data-pilot-member table:name="26,5833333333333" table:display="true" table:show-details="true"/>
                <table:data-pilot-member table:name="26,8947368421053" table:display="true" table:show-details="true"/>
                <table:data-pilot-member table:name="27,7368421052632" table:display="true" table:show-details="true"/>
                <table:data-pilot-member table:name="28,8125" table:display="true" table:show-details="true"/>
                <table:data-pilot-member table:name="30,8125" table:display="true" table:show-details="true"/>
                <table:data-pilot-member table:name="31,6071428571429" table:display="true" table:show-details="true"/>
                <table:data-pilot-member table:name="32,6" table:display="true" table:show-details="true"/>
                <table:data-pilot-member table:name="32,8571428571429" table:display="true" table:show-details="true"/>
                <table:data-pilot-member table:name="32,9736842105263" table:display="true" table:show-details="true"/>
                <table:data-pilot-member table:name="35,75" table:display="true" table:show-details="true"/>
                <table:data-pilot-member table:name="35,8181818181818" table:display="true" table:show-details="true"/>
                <table:data-pilot-member table:name="36,3" table:display="true" table:show-details="true"/>
                <table:data-pilot-member table:name="38,2878787878788" table:display="true" table:show-details="true"/>
                <table:data-pilot-member table:name="38,4545454545455" table:display="true" table:show-details="true"/>
                <table:data-pilot-member table:name="39,1060606060606" table:display="true" table:show-details="true"/>
                <table:data-pilot-member table:name="41,6" table:display="true" table:show-details="true"/>
                <table:data-pilot-member table:name="42" table:display="true" table:show-details="true"/>
                <table:data-pilot-member table:name="42,7636363636364" table:display="true" table:show-details="true"/>
                <table:data-pilot-member table:name="44,1186440677966" table:display="true" table:show-details="true"/>
                <table:data-pilot-member table:name="44,6269841269841" table:display="true" table:show-details="true"/>
                <table:data-pilot-member table:name="44,9545454545455" table:display="true" table:show-details="true"/>
                <table:data-pilot-member table:name="46,3333333333333" table:display="true" table:show-details="true"/>
                <table:data-pilot-member table:name="49,3666666666667" table:display="true" table:show-details="true"/>
                <table:data-pilot-member table:name="49,4152542372881" table:display="true" table:show-details="true"/>
                <table:data-pilot-member table:name="50,7738095238095" table:display="true" table:show-details="true"/>
                <table:data-pilot-member table:name="50,8050847457627" table:display="true" table:show-details="true"/>
                <table:data-pilot-member table:name="51,1588235294118" table:display="true" table:show-details="true"/>
                <table:data-pilot-member table:name="55,8940677966102" table:display="true" table:show-details="true"/>
                <table:data-pilot-member table:name="57,2126582278481" table:display="true" table:show-details="true"/>
                <table:data-pilot-member table:name="58,1490196078431" table:display="true" table:show-details="true"/>
                <table:data-pilot-member table:name="59,287037037037" table:display="true" table:show-details="true"/>
                <table:data-pilot-member table:name="61,5135135135135" table:display="true" table:show-details="true"/>
                <table:data-pilot-member table:name="62,2857142857143" table:display="true" table:show-details="true"/>
                <table:data-pilot-member table:name="62,5264976958525" table:display="true" table:show-details="true"/>
                <table:data-pilot-member table:name="64,2415384615385" table:display="true" table:show-details="true"/>
                <table:data-pilot-member table:name="67,0220385674931" table:display="true" table:show-details="true"/>
                <table:data-pilot-member table:name="70,570111915734" table:display="true" table:show-details="true"/>
                <table:data-pilot-member table:name="71,390243902439" table:display="true" table:show-details="true"/>
                <table:data-pilot-member table:name="71,9109589041096" table:display="true" table:show-details="true"/>
                <table:data-pilot-member table:name="73,8098098098098" table:display="true" table:show-details="true"/>
                <table:data-pilot-member table:name="78,5" table:display="true" table:show-details="true"/>
                <table:data-pilot-member table:name="78,632790789996" table:display="true" table:show-details="true"/>
                <table:data-pilot-member table:name="79,67578125" table:display="true" table:show-details="true"/>
                <table:data-pilot-member table:name="84,4313984168865" table:display="true" table:show-details="true"/>
                <table:data-pilot-member table:name="86,8633879781421" table:display="true" table:show-details="true"/>
                <table:data-pilot-member table:name="88,1372549019608" table:display="true" table:show-details="true"/>
                <table:data-pilot-member table:name="88,4143564356436" table:display="true" table:show-details="true"/>
                <table:data-pilot-member table:name="93,9856527977045" table:display="true" table:show-details="true"/>
                <table:data-pilot-member table:name="97,6725865209472" table:display="true" table:show-details="true"/>
                <table:data-pilot-member table:name="100,328530259366" table:display="true" table:show-details="true"/>
                <table:data-pilot-member table:name="104,883817427386" table:display="true" table:show-details="true"/>
                <table:data-pilot-member table:name="108,363636363636" table:display="true" table:show-details="true"/>
                <table:data-pilot-member table:name="111,948421052632" table:display="true" table:show-details="true"/>
                <table:data-pilot-member table:name="112,209677419355" table:display="true" table:show-details="true"/>
                <table:data-pilot-member table:name="114,098640531141" table:display="true" table:show-details="true"/>
                <table:data-pilot-member table:name="115,113005719127" table:display="true" table:show-details="true"/>
                <table:data-pilot-member table:name="125,835570469799" table:display="true" table:show-details="true"/>
                <table:data-pilot-member table:name="130,986666666667" table:display="true" table:show-details="true"/>
                <table:data-pilot-member table:name="132,521496815287" table:display="true" table:show-details="true"/>
                <table:data-pilot-member table:name="132,88889688422" table:display="true" table:show-details="true"/>
                <table:data-pilot-member table:name="133,866455409688" table:display="true" table:show-details="true"/>
                <table:data-pilot-member table:name="134,230769230769" table:display="true" table:show-details="true"/>
                <table:data-pilot-member table:name="147,696569920844" table:display="true" table:show-details="true"/>
                <table:data-pilot-member table:name="150,959459459459" table:display="true" table:show-details="true"/>
                <table:data-pilot-member table:name="153,983799632262" table:display="true" table:show-details="true"/>
                <table:data-pilot-member table:name="156,070609535305" table:display="true" table:show-details="true"/>
                <table:data-pilot-member table:name="157,225722213155" table:display="true" table:show-details="true"/>
                <table:data-pilot-member table:name="161,615384615385" table:display="true" table:show-details="true"/>
                <table:data-pilot-member table:name="162,876712328767" table:display="true" table:show-details="true"/>
                <table:data-pilot-member table:name="169,31884057971" table:display="true" table:show-details="true"/>
                <table:data-pilot-member table:name="177,044742729306" table:display="true" table:show-details="true"/>
                <table:data-pilot-member table:name="178,731733876633" table:display="true" table:show-details="true"/>
                <table:data-pilot-member table:name="180,923076923077" table:display="true" table:show-details="true"/>
                <table:data-pilot-member table:name="183,601409648803" table:display="true" table:show-details="true"/>
                <table:data-pilot-member table:name="184,19340974212" table:display="true" table:show-details="true"/>
                <table:data-pilot-member table:name="185,461538461538" table:display="true" table:show-details="true"/>
                <table:data-pilot-member table:name="194,986301369863" table:display="true" table:show-details="true"/>
                <table:data-pilot-member table:name="207,078881500771" table:display="true" table:show-details="true"/>
                <table:data-pilot-member table:name="207,215533980583" table:display="true" table:show-details="true"/>
                <table:data-pilot-member table:name="213,325711662075" table:display="true" table:show-details="true"/>
                <table:data-pilot-member table:name="213,800306630893" table:display="true" table:show-details="true"/>
                <table:data-pilot-member table:name="215,444444444444" table:display="true" table:show-details="true"/>
                <table:data-pilot-member table:name="225,821917808219" table:display="true" table:show-details="true"/>
                <table:data-pilot-member table:name="226,75" table:display="true" table:show-details="true"/>
                <table:data-pilot-member table:name="228,263940520446" table:display="true" table:show-details="true"/>
                <table:data-pilot-member table:name="239,045080514246" table:display="true" table:show-details="true"/>
                <table:data-pilot-member table:name="246,514675278077" table:display="true" table:show-details="true"/>
                <table:data-pilot-member table:name="247,936170212766" table:display="true" table:show-details="true"/>
                <table:data-pilot-member table:name="249,728585178056" table:display="true" table:show-details="true"/>
                <table:data-pilot-member table:name="250,40347826087" table:display="true" table:show-details="true"/>
                <table:data-pilot-member table:name="264,714285714286" table:display="true" table:show-details="true"/>
                <table:data-pilot-member table:name="275,31335019674" table:display="true" table:show-details="true"/>
                <table:data-pilot-member table:name="275,452991452991" table:display="true" table:show-details="true"/>
                <table:data-pilot-member table:name="276,75" table:display="true" table:show-details="true"/>
                <table:data-pilot-member table:name="285,58466819222" table:display="true" table:show-details="true"/>
                <table:data-pilot-member table:name="289,906534325889" table:display="true" table:show-details="true"/>
                <table:data-pilot-member table:name="298,246153846154" table:display="true" table:show-details="true"/>
                <table:data-pilot-member table:name="306,050505050505" table:display="true" table:show-details="true"/>
                <table:data-pilot-member table:name="315,964197678333" table:display="true" table:show-details="true"/>
                <table:data-pilot-member table:name="325,834537752305" table:display="true" table:show-details="true"/>
                <table:data-pilot-member table:name="329,34714245363" table:display="true" table:show-details="true"/>
                <table:data-pilot-member table:name="344,5" table:display="true" table:show-details="true"/>
                <table:data-pilot-member table:name="347,409090909091" table:display="true" table:show-details="true"/>
                <table:data-pilot-member table:name="348,42671009772" table:display="true" table:show-details="true"/>
                <table:data-pilot-member table:name="355,085485714286" table:display="true" table:show-details="true"/>
                <table:data-pilot-member table:name="363,139589100976" table:display="true" table:show-details="true"/>
                <table:data-pilot-member table:name="372,274193548387" table:display="true" table:show-details="true"/>
                <table:data-pilot-member table:name="372,581519419548" table:display="true" table:show-details="true"/>
                <table:data-pilot-member table:name="377,066365545386" table:display="true" table:show-details="true"/>
                <table:data-pilot-member table:name="380,235294117647" table:display="true" table:show-details="true"/>
                <table:data-pilot-member table:name="396,026315789474" table:display="true" table:show-details="true"/>
                <table:data-pilot-member table:name="415,398443347842" table:display="true" table:show-details="true"/>
                <table:data-pilot-member table:name="418,589263928426" table:display="true" table:show-details="true"/>
                <table:data-pilot-member table:name="424,60260776826" table:display="true" table:show-details="true"/>
                <table:data-pilot-member table:name="458,071428571429" table:display="true" table:show-details="true"/>
                <table:data-pilot-member table:name="458,649621965778" table:display="true" table:show-details="true"/>
                <table:data-pilot-member table:name="463,675675675676" table:display="true" table:show-details="true"/>
                <table:data-pilot-member table:name="474,736858671703" table:display="true" table:show-details="true"/>
                <table:data-pilot-member table:name="477,102557863682" table:display="true" table:show-details="true"/>
                <table:data-pilot-member table:name="523,13579277865" table:display="true" table:show-details="true"/>
                <table:data-pilot-member table:name="529,560338899128" table:display="true" table:show-details="true"/>
                <table:data-pilot-member table:name="536,948512724229" table:display="true" table:show-details="true"/>
                <table:data-pilot-member table:name="565,208185053381" table:display="true" table:show-details="true"/>
                <table:data-pilot-member table:name="569,582843713279" table:display="true" table:show-details="true"/>
                <table:data-pilot-member table:name="584,914400651798" table:display="true" table:show-details="true"/>
                <table:data-pilot-member table:name="601,633720930233" table:display="true" table:show-details="true"/>
                <table:data-pilot-member table:name="604,658841542274" table:display="true" table:show-details="true"/>
                <table:data-pilot-member table:name="639,079646017699" table:display="true" table:show-details="true"/>
                <table:data-pilot-member table:name="639,46532028727" table:display="true" table:show-details="true"/>
                <table:data-pilot-member table:name="644,090435788662" table:display="true" table:show-details="true"/>
                <table:data-pilot-member table:name="655,607709750567" table:display="true" table:show-details="true"/>
                <table:data-pilot-member table:name="674,115732103245" table:display="true" table:show-details="true"/>
                <table:data-pilot-member table:name="708,02333542933" table:display="true" table:show-details="true"/>
                <table:data-pilot-member table:name="732,195188734598" table:display="true" table:show-details="true"/>
                <table:data-pilot-member table:name="749,180867059473" table:display="true" table:show-details="true"/>
                <table:data-pilot-member table:name="764,932775427626" table:display="true" table:show-details="true"/>
                <table:data-pilot-member table:name="771,416666666667" table:display="true" table:show-details="true"/>
                <table:data-pilot-member table:name="808,383783783784" table:display="true" table:show-details="true"/>
                <table:data-pilot-member table:name="820,716635436186" table:display="true" table:show-details="true"/>
                <table:data-pilot-member table:name="825,610327980701" table:display="true" table:show-details="true"/>
                <table:data-pilot-member table:name="845,61333791681" table:display="true" table:show-details="true"/>
                <table:data-pilot-member table:name="900,695737663508" table:display="true" table:show-details="true"/>
                <table:data-pilot-member table:name="918,481044845123" table:display="true" table:show-details="true"/>
                <table:data-pilot-member table:name="929,943383199079" table:display="true" table:show-details="true"/>
                <table:data-pilot-member table:name="967,853002715331" table:display="true" table:show-details="true"/>
                <table:data-pilot-member table:name="974,013354281226" table:display="true" table:show-details="true"/>
                <table:data-pilot-member table:name="1005,7797752809" table:display="true" table:show-details="true"/>
                <table:data-pilot-member table:name="1027,14225132232" table:display="true" table:show-details="true"/>
                <table:data-pilot-member table:name="1050,1127048462" table:display="true" table:show-details="true"/>
                <table:data-pilot-member table:name="1057,93565447334" table:display="true" table:show-details="true"/>
                <table:data-pilot-member table:name="1133,07973779474" table:display="true" table:show-details="true"/>
                <table:data-pilot-member table:name="1134,64443794194" table:display="true" table:show-details="true"/>
                <table:data-pilot-member table:name="1160,91666666667" table:display="true" table:show-details="true"/>
                <table:data-pilot-member table:name="1237,92218571769" table:display="true" table:show-details="true"/>
                <table:data-pilot-member table:name="1245,87003658309" table:display="true" table:show-details="true"/>
                <table:data-pilot-member table:name="1292,47217537943" table:display="true" table:show-details="true"/>
                <table:data-pilot-member table:name="1345,51734331669" table:display="true" table:show-details="true"/>
                <table:data-pilot-member table:name="1350,27004552352" table:display="true" table:show-details="true"/>
                <table:data-pilot-member table:name="1442,67608804402" table:display="true" table:show-details="true"/>
                <table:data-pilot-member table:name="1471,37722651064" table:display="true" table:show-details="true"/>
                <table:data-pilot-member table:name="1534,91401886274" table:display="true" table:show-details="true"/>
                <table:data-pilot-member table:name="1558,665359564" table:display="true" table:show-details="true"/>
                <table:data-pilot-member table:name="1601,18499312488" table:display="true" table:show-details="true"/>
                <table:data-pilot-member table:name="1654,81491712707" table:display="true" table:show-details="true"/>
                <table:data-pilot-member table:name="1743,84134047019" table:display="true" table:show-details="true"/>
                <table:data-pilot-member table:name="1824,11622953002" table:display="true" table:show-details="true"/>
                <table:data-pilot-member table:name="1883,30767992337" table:display="true" table:show-details="true"/>
                <table:data-pilot-member table:name="1992,03906507241" table:display="true" table:show-details="true"/>
                <table:data-pilot-member table:name="2088,3660607573" table:display="true" table:show-details="true"/>
                <table:data-pilot-member table:name="2175,14490910002" table:display="true" table:show-details="true"/>
                <table:data-pilot-member table:name="2328,55410866637" table:display="true" table:show-details="true"/>
                <table:data-pilot-member table:name="2457,17996262153" table:display="true" table:show-details="true"/>
                <table:data-pilot-member table:name="2967,5264528610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pnoavg" table:orientation="data" table:used-hierarchy="0" table:function="average">
            <table:data-pilot-level table:show-empty="false" calcext:repeat-item-labels="false">
              <table:data-pilot-members>
                <table:data-pilot-member table:name="63" table:display="true" table:show-details="true"/>
                <table:data-pilot-member table:name="77" table:display="true" table:show-details="true"/>
                <table:data-pilot-member table:name="84,5" table:display="true" table:show-details="true"/>
                <table:data-pilot-member table:name="89,5" table:display="true" table:show-details="true"/>
                <table:data-pilot-member table:name="97" table:display="true" table:show-details="true"/>
                <table:data-pilot-member table:name="101,5" table:display="true" table:show-details="true"/>
                <table:data-pilot-member table:name="110" table:display="true" table:show-details="true"/>
                <table:data-pilot-member table:name="111,333333333333" table:display="true" table:show-details="true"/>
                <table:data-pilot-member table:name="118" table:display="true" table:show-details="true"/>
                <table:data-pilot-member table:name="122,625" table:display="true" table:show-details="true"/>
                <table:data-pilot-member table:name="131,75" table:display="true" table:show-details="true"/>
                <table:data-pilot-member table:name="134,857142857143" table:display="true" table:show-details="true"/>
                <table:data-pilot-member table:name="137,333333333333" table:display="true" table:show-details="true"/>
                <table:data-pilot-member table:name="143" table:display="true" table:show-details="true"/>
                <table:data-pilot-member table:name="161,8" table:display="true" table:show-details="true"/>
                <table:data-pilot-member table:name="166,916666666667" table:display="true" table:show-details="true"/>
                <table:data-pilot-member table:name="179,026315789474" table:display="true" table:show-details="true"/>
                <table:data-pilot-member table:name="192,866666666667" table:display="true" table:show-details="true"/>
                <table:data-pilot-member table:name="215" table:display="true" table:show-details="true"/>
                <table:data-pilot-member table:name="228,448275862069" table:display="true" table:show-details="true"/>
                <table:data-pilot-member table:name="229,5625" table:display="true" table:show-details="true"/>
                <table:data-pilot-member table:name="235,5" table:display="true" table:show-details="true"/>
                <table:data-pilot-member table:name="240,367346938776" table:display="true" table:show-details="true"/>
                <table:data-pilot-member table:name="303,565217391304" table:display="true" table:show-details="true"/>
                <table:data-pilot-member table:name="311,216589861751" table:display="true" table:show-details="true"/>
                <table:data-pilot-member table:name="313,709401709402" table:display="true" table:show-details="true"/>
                <table:data-pilot-member table:name="318,052631578947" table:display="true" table:show-details="true"/>
                <table:data-pilot-member table:name="357" table:display="true" table:show-details="true"/>
                <table:data-pilot-member table:name="395,231818181818" table:display="true" table:show-details="true"/>
                <table:data-pilot-member table:name="411,958333333333" table:display="true" table:show-details="true"/>
                <table:data-pilot-member table:name="423,20202020202" table:display="true" table:show-details="true"/>
                <table:data-pilot-member table:name="432,085714285714" table:display="true" table:show-details="true"/>
                <table:data-pilot-member table:name="506,034271725826" table:display="true" table:show-details="true"/>
                <table:data-pilot-member table:name="521,5" table:display="true" table:show-details="true"/>
                <table:data-pilot-member table:name="545,805405405405" table:display="true" table:show-details="true"/>
                <table:data-pilot-member table:name="556,75" table:display="true" table:show-details="true"/>
                <table:data-pilot-member table:name="587,855263157895" table:display="true" table:show-details="true"/>
                <table:data-pilot-member table:name="638,28" table:display="true" table:show-details="true"/>
                <table:data-pilot-member table:name="643,562105263158" table:display="true" table:show-details="true"/>
                <table:data-pilot-member table:name="645,333333333333" table:display="true" table:show-details="true"/>
                <table:data-pilot-member table:name="701,684818481848" table:display="true" table:show-details="true"/>
                <table:data-pilot-member table:name="788,622222222222" table:display="true" table:show-details="true"/>
                <table:data-pilot-member table:name="813,413502109705" table:display="true" table:show-details="true"/>
                <table:data-pilot-member table:name="887,333333333333" table:display="true" table:show-details="true"/>
                <table:data-pilot-member table:name="910,144086021505" table:display="true" table:show-details="true"/>
                <table:data-pilot-member table:name="911,952380952381" table:display="true" table:show-details="true"/>
                <table:data-pilot-member table:name="926,611111111111" table:display="true" table:show-details="true"/>
                <table:data-pilot-member table:name="1024,63281863387" table:display="true" table:show-details="true"/>
                <table:data-pilot-member table:name="1049,33850931677" table:display="true" table:show-details="true"/>
                <table:data-pilot-member table:name="1170,20596590909" table:display="true" table:show-details="true"/>
                <table:data-pilot-member table:name="1183,2380952381" table:display="true" table:show-details="true"/>
                <table:data-pilot-member table:name="1190,41860465116" table:display="true" table:show-details="true"/>
                <table:data-pilot-member table:name="1282,91594644975" table:display="true" table:show-details="true"/>
                <table:data-pilot-member table:name="1340,46875" table:display="true" table:show-details="true"/>
                <table:data-pilot-member table:name="1371,35540838852" table:display="true" table:show-details="true"/>
                <table:data-pilot-member table:name="1425,33333333333" table:display="true" table:show-details="true"/>
                <table:data-pilot-member table:name="1472,176" table:display="true" table:show-details="true"/>
                <table:data-pilot-member table:name="1481,00337837838" table:display="true" table:show-details="true"/>
                <table:data-pilot-member table:name="1569,87128489095" table:display="true" table:show-details="true"/>
                <table:data-pilot-member table:name="1706,76825396825" table:display="true" table:show-details="true"/>
                <table:data-pilot-member table:name="1737,5" table:display="true" table:show-details="true"/>
                <table:data-pilot-member table:name="1805,66792972787" table:display="true" table:show-details="true"/>
                <table:data-pilot-member table:name="1834,98" table:display="true" table:show-details="true"/>
                <table:data-pilot-member table:name="1888,71886148596" table:display="true" table:show-details="true"/>
                <table:data-pilot-member table:name="1897,09826589595" table:display="true" table:show-details="true"/>
                <table:data-pilot-member table:name="2021,16826923077" table:display="true" table:show-details="true"/>
                <table:data-pilot-member table:name="2133,62303797468" table:display="true" table:show-details="true"/>
                <table:data-pilot-member table:name="2158,41463414634" table:display="true" table:show-details="true"/>
                <table:data-pilot-member table:name="2231,84036606751" table:display="true" table:show-details="true"/>
                <table:data-pilot-member table:name="2345,65714285714" table:display="true" table:show-details="true"/>
                <table:data-pilot-member table:name="2349,46425166826" table:display="true" table:show-details="true"/>
                <table:data-pilot-member table:name="2360,08888888889" table:display="true" table:show-details="true"/>
                <table:data-pilot-member table:name="2472,92812440736" table:display="true" table:show-details="true"/>
                <table:data-pilot-member table:name="2570,25" table:display="true" table:show-details="true"/>
                <table:data-pilot-member table:name="2592,01255263367" table:display="true" table:show-details="true"/>
                <table:data-pilot-member table:name="2596" table:display="true" table:show-details="true"/>
                <table:data-pilot-member table:name="2648,16538461538" table:display="true" table:show-details="true"/>
                <table:data-pilot-member table:name="2666,23452012384" table:display="true" table:show-details="true"/>
                <table:data-pilot-member table:name="2849,60814771395" table:display="true" table:show-details="true"/>
                <table:data-pilot-member table:name="2962,35235117116" table:display="true" table:show-details="true"/>
                <table:data-pilot-member table:name="2967,6511627907" table:display="true" table:show-details="true"/>
                <table:data-pilot-member table:name="2982,06" table:display="true" table:show-details="true"/>
                <table:data-pilot-member table:name="3028,29931972789" table:display="true" table:show-details="true"/>
                <table:data-pilot-member table:name="3228,30140186916" table:display="true" table:show-details="true"/>
                <table:data-pilot-member table:name="3258,81818181818" table:display="true" table:show-details="true"/>
                <table:data-pilot-member table:name="3347,93170303317" table:display="true" table:show-details="true"/>
                <table:data-pilot-member table:name="3374,74621212121" table:display="true" table:show-details="true"/>
                <table:data-pilot-member table:name="3482,63204747775" table:display="true" table:show-details="true"/>
                <table:data-pilot-member table:name="3576,43627775154" table:display="true" table:show-details="true"/>
                <table:data-pilot-member table:name="3709,95791487327" table:display="true" table:show-details="true"/>
                <table:data-pilot-member table:name="3734,95918367347" table:display="true" table:show-details="true"/>
                <table:data-pilot-member table:name="3748,72180384981" table:display="true" table:show-details="true"/>
                <table:data-pilot-member table:name="3967,77272727273" table:display="true" table:show-details="true"/>
                <table:data-pilot-member table:name="3972,46153846154" table:display="true" table:show-details="true"/>
                <table:data-pilot-member table:name="4108,58857142857" table:display="true" table:show-details="true"/>
                <table:data-pilot-member table:name="4111,57230392157" table:display="true" table:show-details="true"/>
                <table:data-pilot-member table:name="4164,35519950787" table:display="true" table:show-details="true"/>
                <table:data-pilot-member table:name="4195,66666666667" table:display="true" table:show-details="true"/>
                <table:data-pilot-member table:name="4397,7891403312" table:display="true" table:show-details="true"/>
                <table:data-pilot-member table:name="4444,6" table:display="true" table:show-details="true"/>
                <table:data-pilot-member table:name="4598,75407676584" table:display="true" table:show-details="true"/>
                <table:data-pilot-member table:name="4613,6" table:display="true" table:show-details="true"/>
                <table:data-pilot-member table:name="4637,52483801296" table:display="true" table:show-details="true"/>
                <table:data-pilot-member table:name="4644,56896551724" table:display="true" table:show-details="true"/>
                <table:data-pilot-member table:name="4805,70801033592" table:display="true" table:show-details="true"/>
                <table:data-pilot-member table:name="4872,48033346388" table:display="true" table:show-details="true"/>
                <table:data-pilot-member table:name="4975,7" table:display="true" table:show-details="true"/>
                <table:data-pilot-member table:name="5028,65700851084" table:display="true" table:show-details="true"/>
                <table:data-pilot-member table:name="5272,68367447353" table:display="true" table:show-details="true"/>
                <table:data-pilot-member table:name="5313,49344262295" table:display="true" table:show-details="true"/>
                <table:data-pilot-member table:name="5504,81311238401" table:display="true" table:show-details="true"/>
                <table:data-pilot-member table:name="5620,80327868852" table:display="true" table:show-details="true"/>
                <table:data-pilot-member table:name="5639,1463963964" table:display="true" table:show-details="true"/>
                <table:data-pilot-member table:name="5794,85483870968" table:display="true" table:show-details="true"/>
                <table:data-pilot-member table:name="5829,76822252022" table:display="true" table:show-details="true"/>
                <table:data-pilot-member table:name="5854,83582089552" table:display="true" table:show-details="true"/>
                <table:data-pilot-member table:name="5971,57078598961" table:display="true" table:show-details="true"/>
                <table:data-pilot-member table:name="6125,59245960503" table:display="true" table:show-details="true"/>
                <table:data-pilot-member table:name="6465,84548195099" table:display="true" table:show-details="true"/>
                <table:data-pilot-member table:name="6483,03571428572" table:display="true" table:show-details="true"/>
                <table:data-pilot-member table:name="6511,68557853386" table:display="true" table:show-details="true"/>
                <table:data-pilot-member table:name="6598,31034482759" table:display="true" table:show-details="true"/>
                <table:data-pilot-member table:name="6633,15500568828" table:display="true" table:show-details="true"/>
                <table:data-pilot-member table:name="6708,4" table:display="true" table:show-details="true"/>
                <table:data-pilot-member table:name="7021,22958453654" table:display="true" table:show-details="true"/>
                <table:data-pilot-member table:name="7071,22694403876" table:display="true" table:show-details="true"/>
                <table:data-pilot-member table:name="7317,44117647059" table:display="true" table:show-details="true"/>
                <table:data-pilot-member table:name="7390,03359683795" table:display="true" table:show-details="true"/>
                <table:data-pilot-member table:name="7482,02887809865" table:display="true" table:show-details="true"/>
                <table:data-pilot-member table:name="7483,90024937656" table:display="true" table:show-details="true"/>
                <table:data-pilot-member table:name="7573,89012124937" table:display="true" table:show-details="true"/>
                <table:data-pilot-member table:name="7815,66666666667" table:display="true" table:show-details="true"/>
                <table:data-pilot-member table:name="7827,1610398267" table:display="true" table:show-details="true"/>
                <table:data-pilot-member table:name="7891,66798418972" table:display="true" table:show-details="true"/>
                <table:data-pilot-member table:name="7929,13970588235" table:display="true" table:show-details="true"/>
                <table:data-pilot-member table:name="7930,59698275862" table:display="true" table:show-details="true"/>
                <table:data-pilot-member table:name="8205,74330928555" table:display="true" table:show-details="true"/>
                <table:data-pilot-member table:name="8225,47961506666" table:display="true" table:show-details="true"/>
                <table:data-pilot-member table:name="8499,43268332191" table:display="true" table:show-details="true"/>
                <table:data-pilot-member table:name="8606,01769911504" table:display="true" table:show-details="true"/>
                <table:data-pilot-member table:name="8931,01025991792" table:display="true" table:show-details="true"/>
                <table:data-pilot-member table:name="8939,63629709501" table:display="true" table:show-details="true"/>
                <table:data-pilot-member table:name="9062,87023186238" table:display="true" table:show-details="true"/>
                <table:data-pilot-member table:name="9265,25966225627" table:display="true" table:show-details="true"/>
                <table:data-pilot-member table:name="9289,2091561939" table:display="true" table:show-details="true"/>
                <table:data-pilot-member table:name="9525,3697257384" table:display="true" table:show-details="true"/>
                <table:data-pilot-member table:name="9537,1336051811" table:display="true" table:show-details="true"/>
                <table:data-pilot-member table:name="9734,23155121464" table:display="true" table:show-details="true"/>
                <table:data-pilot-member table:name="9962,51100016923" table:display="true" table:show-details="true"/>
                <table:data-pilot-member table:name="10402,8013605442" table:display="true" table:show-details="true"/>
                <table:data-pilot-member table:name="10437,563322498" table:display="true" table:show-details="true"/>
                <table:data-pilot-member table:name="10594,8107031272" table:display="true" table:show-details="true"/>
                <table:data-pilot-member table:name="10663,7590341196" table:display="true" table:show-details="true"/>
                <table:data-pilot-member table:name="10965,5156642654" table:display="true" table:show-details="true"/>
                <table:data-pilot-member table:name="11005,1821938508" table:display="true" table:show-details="true"/>
                <table:data-pilot-member table:name="11020,4132277727" table:display="true" table:show-details="true"/>
                <table:data-pilot-member table:name="11172,5164106771" table:display="true" table:show-details="true"/>
                <table:data-pilot-member table:name="11647,6" table:display="true" table:show-details="true"/>
                <table:data-pilot-member table:name="11784,8964455042" table:display="true" table:show-details="true"/>
                <table:data-pilot-member table:name="11875,4655041698" table:display="true" table:show-details="true"/>
                <table:data-pilot-member table:name="12347,2700448635" table:display="true" table:show-details="true"/>
                <table:data-pilot-member table:name="12445,9505497281" table:display="true" table:show-details="true"/>
                <table:data-pilot-member table:name="12637,8236524882" table:display="true" table:show-details="true"/>
                <table:data-pilot-member table:name="12746,8973127055" table:display="true" table:show-details="true"/>
                <table:data-pilot-member table:name="12764,0381748042" table:display="true" table:show-details="true"/>
                <table:data-pilot-member table:name="13634,7579955358" table:display="true" table:show-details="true"/>
                <table:data-pilot-member table:name="13904,4788732394" table:display="true" table:show-details="true"/>
                <table:data-pilot-member table:name="15536,922907489" table:display="true" table:show-details="true"/>
                <table:data-pilot-member table:name="16983,4229927007" table:display="true" table:show-details="true"/>
                <table:data-pilot-member table:name="18339,234610287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yesavg" table:orientation="data" table:used-hierarchy="0" table:function="average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8,33333333333333" table:display="true" table:show-details="true"/>
                <table:data-pilot-member table:name="8,5" table:display="true" table:show-details="true"/>
                <table:data-pilot-member table:name="9,5" table:display="true" table:show-details="true"/>
                <table:data-pilot-member table:name="9,66666666666667" table:display="true" table:show-details="true"/>
                <table:data-pilot-member table:name="10,25" table:display="true" table:show-details="true"/>
                <table:data-pilot-member table:name="11" table:display="true" table:show-details="true"/>
                <table:data-pilot-member table:name="11,25" table:display="true" table:show-details="true"/>
                <table:data-pilot-member table:name="11,5" table:display="true" table:show-details="true"/>
                <table:data-pilot-member table:name="12,2" table:display="true" table:show-details="true"/>
                <table:data-pilot-member table:name="12,6666666666667" table:display="true" table:show-details="true"/>
                <table:data-pilot-member table:name="13" table:display="true" table:show-details="true"/>
                <table:data-pilot-member table:name="13,5" table:display="true" table:show-details="true"/>
                <table:data-pilot-member table:name="13,75" table:display="true" table:show-details="true"/>
                <table:data-pilot-member table:name="13,875" table:display="true" table:show-details="true"/>
                <table:data-pilot-member table:name="14,5" table:display="true" table:show-details="true"/>
                <table:data-pilot-member table:name="15,35" table:display="true" table:show-details="true"/>
                <table:data-pilot-member table:name="15,6315789473684" table:display="true" table:show-details="true"/>
                <table:data-pilot-member table:name="16" table:display="true" table:show-details="true"/>
                <table:data-pilot-member table:name="16,2" table:display="true" table:show-details="true"/>
                <table:data-pilot-member table:name="16,4" table:display="true" table:show-details="true"/>
                <table:data-pilot-member table:name="17,08" table:display="true" table:show-details="true"/>
                <table:data-pilot-member table:name="17,1071428571429" table:display="true" table:show-details="true"/>
                <table:data-pilot-member table:name="17,3333333333333" table:display="true" table:show-details="true"/>
                <table:data-pilot-member table:name="17,5" table:display="true" table:show-details="true"/>
                <table:data-pilot-member table:name="18,421052631579" table:display="true" table:show-details="true"/>
                <table:data-pilot-member table:name="18,75" table:display="true" table:show-details="true"/>
                <table:data-pilot-member table:name="19" table:display="true" table:show-details="true"/>
                <table:data-pilot-member table:name="19,0333333333333" table:display="true" table:show-details="true"/>
                <table:data-pilot-member table:name="19,2222222222222" table:display="true" table:show-details="true"/>
                <table:data-pilot-member table:name="19,4" table:display="true" table:show-details="true"/>
                <table:data-pilot-member table:name="19,921052631579" table:display="true" table:show-details="true"/>
                <table:data-pilot-member table:name="20,3" table:display="true" table:show-details="true"/>
                <table:data-pilot-member table:name="20,3513513513514" table:display="true" table:show-details="true"/>
                <table:data-pilot-member table:name="20,3559322033898" table:display="true" table:show-details="true"/>
                <table:data-pilot-member table:name="20,7" table:display="true" table:show-details="true"/>
                <table:data-pilot-member table:name="21,2857142857143" table:display="true" table:show-details="true"/>
                <table:data-pilot-member table:name="21,6515151515152" table:display="true" table:show-details="true"/>
                <table:data-pilot-member table:name="21,75" table:display="true" table:show-details="true"/>
                <table:data-pilot-member table:name="22,030303030303" table:display="true" table:show-details="true"/>
                <table:data-pilot-member table:name="22,0595238095238" table:display="true" table:show-details="true"/>
                <table:data-pilot-member table:name="22,3333333333333" table:display="true" table:show-details="true"/>
                <table:data-pilot-member table:name="22,375" table:display="true" table:show-details="true"/>
                <table:data-pilot-member table:name="22,8636363636364" table:display="true" table:show-details="true"/>
                <table:data-pilot-member table:name="23" table:display="true" table:show-details="true"/>
                <table:data-pilot-member table:name="23,0714285714286" table:display="true" table:show-details="true"/>
                <table:data-pilot-member table:name="23,2142857142857" table:display="true" table:show-details="true"/>
                <table:data-pilot-member table:name="23,25" table:display="true" table:show-details="true"/>
                <table:data-pilot-member table:name="23,3909090909091" table:display="true" table:show-details="true"/>
                <table:data-pilot-member table:name="23,5648148148148" table:display="true" table:show-details="true"/>
                <table:data-pilot-member table:name="23,7142857142857" table:display="true" table:show-details="true"/>
                <table:data-pilot-member table:name="23,9571428571429" table:display="true" table:show-details="true"/>
                <table:data-pilot-member table:name="24" table:display="true" table:show-details="true"/>
                <table:data-pilot-member table:name="24,6320224719101" table:display="true" table:show-details="true"/>
                <table:data-pilot-member table:name="24,6818181818182" table:display="true" table:show-details="true"/>
                <table:data-pilot-member table:name="25,1117647058824" table:display="true" table:show-details="true"/>
                <table:data-pilot-member table:name="25,1764705882353" table:display="true" table:show-details="true"/>
                <table:data-pilot-member table:name="25,6875" table:display="true" table:show-details="true"/>
                <table:data-pilot-member table:name="25,7462686567164" table:display="true" table:show-details="true"/>
                <table:data-pilot-member table:name="25,875" table:display="true" table:show-details="true"/>
                <table:data-pilot-member table:name="25,9016786570743" table:display="true" table:show-details="true"/>
                <table:data-pilot-member table:name="26" table:display="true" table:show-details="true"/>
                <table:data-pilot-member table:name="26,15625" table:display="true" table:show-details="true"/>
                <table:data-pilot-member table:name="26,531746031746" table:display="true" table:show-details="true"/>
                <table:data-pilot-member table:name="26,5803921568627" table:display="true" table:show-details="true"/>
                <table:data-pilot-member table:name="26,8139059304703" table:display="true" table:show-details="true"/>
                <table:data-pilot-member table:name="27,2054009819967" table:display="true" table:show-details="true"/>
                <table:data-pilot-member table:name="27,6818181818182" table:display="true" table:show-details="true"/>
                <table:data-pilot-member table:name="27,725" table:display="true" table:show-details="true"/>
                <table:data-pilot-member table:name="27,9" table:display="true" table:show-details="true"/>
                <table:data-pilot-member table:name="27,9455252918288" table:display="true" table:show-details="true"/>
                <table:data-pilot-member table:name="28,1440677966102" table:display="true" table:show-details="true"/>
                <table:data-pilot-member table:name="28,471473354232" table:display="true" table:show-details="true"/>
                <table:data-pilot-member table:name="28,5576339737108" table:display="true" table:show-details="true"/>
                <table:data-pilot-member table:name="29,0238095238095" table:display="true" table:show-details="true"/>
                <table:data-pilot-member table:name="29,2105263157895" table:display="true" table:show-details="true"/>
                <table:data-pilot-member table:name="29,4090909090909" table:display="true" table:show-details="true"/>
                <table:data-pilot-member table:name="29,6" table:display="true" table:show-details="true"/>
                <table:data-pilot-member table:name="29,62" table:display="true" table:show-details="true"/>
                <table:data-pilot-member table:name="29,6280312371558" table:display="true" table:show-details="true"/>
                <table:data-pilot-member table:name="29,6341776210324" table:display="true" table:show-details="true"/>
                <table:data-pilot-member table:name="29,6658227848101" table:display="true" table:show-details="true"/>
                <table:data-pilot-member table:name="30,3050847457627" table:display="true" table:show-details="true"/>
                <table:data-pilot-member table:name="30,724582172702" table:display="true" table:show-details="true"/>
                <table:data-pilot-member table:name="30,910941475827" table:display="true" table:show-details="true"/>
                <table:data-pilot-member table:name="30,9194915254237" table:display="true" table:show-details="true"/>
                <table:data-pilot-member table:name="30,9315068493151" table:display="true" table:show-details="true"/>
                <table:data-pilot-member table:name="31,5090909090909" table:display="true" table:show-details="true"/>
                <table:data-pilot-member table:name="31,5346134411319" table:display="true" table:show-details="true"/>
                <table:data-pilot-member table:name="31,8505957836847" table:display="true" table:show-details="true"/>
                <table:data-pilot-member table:name="31,9479368149581" table:display="true" table:show-details="true"/>
                <table:data-pilot-member table:name="31,9661016949153" table:display="true" table:show-details="true"/>
                <table:data-pilot-member table:name="32,5953389830508" table:display="true" table:show-details="true"/>
                <table:data-pilot-member table:name="32,6265412482522" table:display="true" table:show-details="true"/>
                <table:data-pilot-member table:name="32,6342412451362" table:display="true" table:show-details="true"/>
                <table:data-pilot-member table:name="32,7380952380952" table:display="true" table:show-details="true"/>
                <table:data-pilot-member table:name="33,0331491712707" table:display="true" table:show-details="true"/>
                <table:data-pilot-member table:name="33,2944450390667" table:display="true" table:show-details="true"/>
                <table:data-pilot-member table:name="33,4475138121547" table:display="true" table:show-details="true"/>
                <table:data-pilot-member table:name="33,7641115321092" table:display="true" table:show-details="true"/>
                <table:data-pilot-member table:name="33,7938342967245" table:display="true" table:show-details="true"/>
                <table:data-pilot-member table:name="33,8059701492537" table:display="true" table:show-details="true"/>
                <table:data-pilot-member table:name="33,8095238095238" table:display="true" table:show-details="true"/>
                <table:data-pilot-member table:name="34,4640240328253" table:display="true" table:show-details="true"/>
                <table:data-pilot-member table:name="34,9028324457822" table:display="true" table:show-details="true"/>
                <table:data-pilot-member table:name="34,9384615384615" table:display="true" table:show-details="true"/>
                <table:data-pilot-member table:name="35" table:display="true" table:show-details="true"/>
                <table:data-pilot-member table:name="35,1008403361345" table:display="true" table:show-details="true"/>
                <table:data-pilot-member table:name="35,5206751054852" table:display="true" table:show-details="true"/>
                <table:data-pilot-member table:name="35,5638506876228" table:display="true" table:show-details="true"/>
                <table:data-pilot-member table:name="35,614274053668" table:display="true" table:show-details="true"/>
                <table:data-pilot-member table:name="35,7861538461538" table:display="true" table:show-details="true"/>
                <table:data-pilot-member table:name="36,0929292929293" table:display="true" table:show-details="true"/>
                <table:data-pilot-member table:name="36,7290847102019" table:display="true" table:show-details="true"/>
                <table:data-pilot-member table:name="36,7858808101413" table:display="true" table:show-details="true"/>
                <table:data-pilot-member table:name="36,8512396694215" table:display="true" table:show-details="true"/>
                <table:data-pilot-member table:name="37,2322175732218" table:display="true" table:show-details="true"/>
                <table:data-pilot-member table:name="37,2752613240418" table:display="true" table:show-details="true"/>
                <table:data-pilot-member table:name="37,6640625" table:display="true" table:show-details="true"/>
                <table:data-pilot-member table:name="37,7641099855282" table:display="true" table:show-details="true"/>
                <table:data-pilot-member table:name="37,9117352056169" table:display="true" table:show-details="true"/>
                <table:data-pilot-member table:name="37,9630454376756" table:display="true" table:show-details="true"/>
                <table:data-pilot-member table:name="37,9953917050691" table:display="true" table:show-details="true"/>
                <table:data-pilot-member table:name="38,0328662420382" table:display="true" table:show-details="true"/>
                <table:data-pilot-member table:name="38,3333333333333" table:display="true" table:show-details="true"/>
                <table:data-pilot-member table:name="38,3693693693694" table:display="true" table:show-details="true"/>
                <table:data-pilot-member table:name="38,4778727919606" table:display="true" table:show-details="true"/>
                <table:data-pilot-member table:name="39,3440139095877" table:display="true" table:show-details="true"/>
                <table:data-pilot-member table:name="39,5584381551363" table:display="true" table:show-details="true"/>
                <table:data-pilot-member table:name="39,6869615163699" table:display="true" table:show-details="true"/>
                <table:data-pilot-member table:name="39,9050160085379" table:display="true" table:show-details="true"/>
                <table:data-pilot-member table:name="40,096837944664" table:display="true" table:show-details="true"/>
                <table:data-pilot-member table:name="40,1422898742555" table:display="true" table:show-details="true"/>
                <table:data-pilot-member table:name="40,5898382060744" table:display="true" table:show-details="true"/>
                <table:data-pilot-member table:name="40,6265508684864" table:display="true" table:show-details="true"/>
                <table:data-pilot-member table:name="40,9519360344982" table:display="true" table:show-details="true"/>
                <table:data-pilot-member table:name="41,5123711340206" table:display="true" table:show-details="true"/>
                <table:data-pilot-member table:name="41,6649681528662" table:display="true" table:show-details="true"/>
                <table:data-pilot-member table:name="41,8509270704574" table:display="true" table:show-details="true"/>
                <table:data-pilot-member table:name="42,2472228881963" table:display="true" table:show-details="true"/>
                <table:data-pilot-member table:name="42,3083639705882" table:display="true" table:show-details="true"/>
                <table:data-pilot-member table:name="42,3479125248509" table:display="true" table:show-details="true"/>
                <table:data-pilot-member table:name="42,3727860035239" table:display="true" table:show-details="true"/>
                <table:data-pilot-member table:name="42,714335421016" table:display="true" table:show-details="true"/>
                <table:data-pilot-member table:name="42,7476979742173" table:display="true" table:show-details="true"/>
                <table:data-pilot-member table:name="43,4520968291851" table:display="true" table:show-details="true"/>
                <table:data-pilot-member table:name="43,5357194609477" table:display="true" table:show-details="true"/>
                <table:data-pilot-member table:name="43,7726638772664" table:display="true" table:show-details="true"/>
                <table:data-pilot-member table:name="43,9870395472165" table:display="true" table:show-details="true"/>
                <table:data-pilot-member table:name="44,4704568023833" table:display="true" table:show-details="true"/>
                <table:data-pilot-member table:name="44,5550501588884" table:display="true" table:show-details="true"/>
                <table:data-pilot-member table:name="44,7501730103806" table:display="true" table:show-details="true"/>
                <table:data-pilot-member table:name="44,8346448680551" table:display="true" table:show-details="true"/>
                <table:data-pilot-member table:name="45,2213398190738" table:display="true" table:show-details="true"/>
                <table:data-pilot-member table:name="45,2585683462853" table:display="true" table:show-details="true"/>
                <table:data-pilot-member table:name="45,6500572737686" table:display="true" table:show-details="true"/>
                <table:data-pilot-member table:name="45,9093137254902" table:display="true" table:show-details="true"/>
                <table:data-pilot-member table:name="46,3244606789858" table:display="true" table:show-details="true"/>
                <table:data-pilot-member table:name="46,5393566266199" table:display="true" table:show-details="true"/>
                <table:data-pilot-member table:name="46,6853448275862" table:display="true" table:show-details="true"/>
                <table:data-pilot-member table:name="46,7619331347236" table:display="true" table:show-details="true"/>
                <table:data-pilot-member table:name="47,2264705882353" table:display="true" table:show-details="true"/>
                <table:data-pilot-member table:name="47,4710859619748" table:display="true" table:show-details="true"/>
                <table:data-pilot-member table:name="47,7684729064039" table:display="true" table:show-details="true"/>
                <table:data-pilot-member table:name="47,8315654986092" table:display="true" table:show-details="true"/>
                <table:data-pilot-member table:name="47,8831451843384" table:display="true" table:show-details="true"/>
                <table:data-pilot-member table:name="48,6450212189687" table:display="true" table:show-details="true"/>
                <table:data-pilot-member table:name="48,8334992533599" table:display="true" table:show-details="true"/>
                <table:data-pilot-member table:name="49,8120482767703" table:display="true" table:show-details="true"/>
                <table:data-pilot-member table:name="49,9678308823529" table:display="true" table:show-details="true"/>
                <table:data-pilot-member table:name="50,2555750438487" table:display="true" table:show-details="true"/>
                <table:data-pilot-member table:name="50,9948811332645" table:display="true" table:show-details="true"/>
                <table:data-pilot-member table:name="50,9972978009691" table:display="true" table:show-details="true"/>
                <table:data-pilot-member table:name="51,0356233276379" table:display="true" table:show-details="true"/>
                <table:data-pilot-member table:name="52,1001129943503" table:display="true" table:show-details="true"/>
                <table:data-pilot-member table:name="52,5492481203008" table:display="true" table:show-details="true"/>
                <table:data-pilot-member table:name="52,877373358349" table:display="true" table:show-details="true"/>
                <table:data-pilot-member table:name="53,1326173065204" table:display="true" table:show-details="true"/>
                <table:data-pilot-member table:name="53,2991086490855" table:display="true" table:show-details="true"/>
                <table:data-pilot-member table:name="54,305255147645" table:display="true" table:show-details="true"/>
                <table:data-pilot-member table:name="54,3891941345137" table:display="true" table:show-details="true"/>
                <table:data-pilot-member table:name="54,4813753581662" table:display="true" table:show-details="true"/>
                <table:data-pilot-member table:name="55,0246317314658" table:display="true" table:show-details="true"/>
                <table:data-pilot-member table:name="55,4023374885881" table:display="true" table:show-details="true"/>
                <table:data-pilot-member table:name="56,1278215223097" table:display="true" table:show-details="true"/>
                <table:data-pilot-member table:name="56,4561361673026" table:display="true" table:show-details="true"/>
                <table:data-pilot-member table:name="57,5584402007248" table:display="true" table:show-details="true"/>
                <table:data-pilot-member table:name="58,3858216220264" table:display="true" table:show-details="true"/>
                <table:data-pilot-member table:name="58,6536370420383" table:display="true" table:show-details="true"/>
                <table:data-pilot-member table:name="59,4358367727563" table:display="true" table:show-details="true"/>
                <table:data-pilot-member table:name="59,7011732055002" table:display="true" table:show-details="true"/>
                <table:data-pilot-member table:name="60,7328132927448" table:display="true" table:show-details="true"/>
                <table:data-pilot-member table:name="62,2464996315402" table:display="true" table:show-details="true"/>
                <table:data-pilot-member table:name="62,768651674548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noavg" table:orientation="data" table:used-hierarchy="0" table:function="average">
            <table:data-pilot-level table:show-empty="false" calcext:repeat-item-labels="false">
              <table:data-pilot-members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,3333333333333" table:display="true" table:show-details="true"/>
                <table:data-pilot-member table:name="18,7142857142857" table:display="true" table:show-details="true"/>
                <table:data-pilot-member table:name="19,1333333333333" table:display="true" table:show-details="true"/>
                <table:data-pilot-member table:name="19,8125" table:display="true" table:show-details="true"/>
                <table:data-pilot-member table:name="19,8571428571429" table:display="true" table:show-details="true"/>
                <table:data-pilot-member table:name="20,0714285714286" table:display="true" table:show-details="true"/>
                <table:data-pilot-member table:name="20,25" table:display="true" table:show-details="true"/>
                <table:data-pilot-member table:name="20,7647058823529" table:display="true" table:show-details="true"/>
                <table:data-pilot-member table:name="21" table:display="true" table:show-details="true"/>
                <table:data-pilot-member table:name="21,551724137931" table:display="true" table:show-details="true"/>
                <table:data-pilot-member table:name="21,6" table:display="true" table:show-details="true"/>
                <table:data-pilot-member table:name="21,8" table:display="true" table:show-details="true"/>
                <table:data-pilot-member table:name="22,6666666666667" table:display="true" table:show-details="true"/>
                <table:data-pilot-member table:name="22,8222222222222" table:display="true" table:show-details="true"/>
                <table:data-pilot-member table:name="22,875" table:display="true" table:show-details="true"/>
                <table:data-pilot-member table:name="23,1739130434783" table:display="true" table:show-details="true"/>
                <table:data-pilot-member table:name="23,3" table:display="true" table:show-details="true"/>
                <table:data-pilot-member table:name="23,5" table:display="true" table:show-details="true"/>
                <table:data-pilot-member table:name="23,9565217391304" table:display="true" table:show-details="true"/>
                <table:data-pilot-member table:name="24,2972972972973" table:display="true" table:show-details="true"/>
                <table:data-pilot-member table:name="24,3333333333333" table:display="true" table:show-details="true"/>
                <table:data-pilot-member table:name="24,8" table:display="true" table:show-details="true"/>
                <table:data-pilot-member table:name="24,8148148148148" table:display="true" table:show-details="true"/>
                <table:data-pilot-member table:name="25,3349753694581" table:display="true" table:show-details="true"/>
                <table:data-pilot-member table:name="25,4701195219124" table:display="true" table:show-details="true"/>
                <table:data-pilot-member table:name="25,921875" table:display="true" table:show-details="true"/>
                <table:data-pilot-member table:name="26" table:display="true" table:show-details="true"/>
                <table:data-pilot-member table:name="26,46875" table:display="true" table:show-details="true"/>
                <table:data-pilot-member table:name="26,547619047619" table:display="true" table:show-details="true"/>
                <table:data-pilot-member table:name="26,6741573033708" table:display="true" table:show-details="true"/>
                <table:data-pilot-member table:name="27" table:display="true" table:show-details="true"/>
                <table:data-pilot-member table:name="27,25" table:display="true" table:show-details="true"/>
                <table:data-pilot-member table:name="27,6903225806452" table:display="true" table:show-details="true"/>
                <table:data-pilot-member table:name="27,9320388349515" table:display="true" table:show-details="true"/>
                <table:data-pilot-member table:name="28,3364611260054" table:display="true" table:show-details="true"/>
                <table:data-pilot-member table:name="28,375" table:display="true" table:show-details="true"/>
                <table:data-pilot-member table:name="28,8520547945205" table:display="true" table:show-details="true"/>
                <table:data-pilot-member table:name="28,9130434782609" table:display="true" table:show-details="true"/>
                <table:data-pilot-member table:name="29,0276923076923" table:display="true" table:show-details="true"/>
                <table:data-pilot-member table:name="29,3819444444444" table:display="true" table:show-details="true"/>
                <table:data-pilot-member table:name="29,421052631579" table:display="true" table:show-details="true"/>
                <table:data-pilot-member table:name="29,4545454545455" table:display="true" table:show-details="true"/>
                <table:data-pilot-member table:name="29,9166666666667" table:display="true" table:show-details="true"/>
                <table:data-pilot-member table:name="30,0307692307692" table:display="true" table:show-details="true"/>
                <table:data-pilot-member table:name="30,4341463414634" table:display="true" table:show-details="true"/>
                <table:data-pilot-member table:name="30,4891808346213" table:display="true" table:show-details="true"/>
                <table:data-pilot-member table:name="30,6285714285714" table:display="true" table:show-details="true"/>
                <table:data-pilot-member table:name="30,9402985074627" table:display="true" table:show-details="true"/>
                <table:data-pilot-member table:name="31,2234042553192" table:display="true" table:show-details="true"/>
                <table:data-pilot-member table:name="31,2956926658906" table:display="true" table:show-details="true"/>
                <table:data-pilot-member table:name="31,3333333333333" table:display="true" table:show-details="true"/>
                <table:data-pilot-member table:name="31,5789793438639" table:display="true" table:show-details="true"/>
                <table:data-pilot-member table:name="31,9605263157895" table:display="true" table:show-details="true"/>
                <table:data-pilot-member table:name="32,0073529411765" table:display="true" table:show-details="true"/>
                <table:data-pilot-member table:name="32,3557929334429" table:display="true" table:show-details="true"/>
                <table:data-pilot-member table:name="32,7224409448819" table:display="true" table:show-details="true"/>
                <table:data-pilot-member table:name="32,9615384615385" table:display="true" table:show-details="true"/>
                <table:data-pilot-member table:name="33,1666666666667" table:display="true" table:show-details="true"/>
                <table:data-pilot-member table:name="33,2173913043478" table:display="true" table:show-details="true"/>
                <table:data-pilot-member table:name="33,2329411764706" table:display="true" table:show-details="true"/>
                <table:data-pilot-member table:name="33,3965517241379" table:display="true" table:show-details="true"/>
                <table:data-pilot-member table:name="33,5045714285714" table:display="true" table:show-details="true"/>
                <table:data-pilot-member table:name="33,575" table:display="true" table:show-details="true"/>
                <table:data-pilot-member table:name="34,2820512820513" table:display="true" table:show-details="true"/>
                <table:data-pilot-member table:name="34,307369224895" table:display="true" table:show-details="true"/>
                <table:data-pilot-member table:name="34,4490644490645" table:display="true" table:show-details="true"/>
                <table:data-pilot-member table:name="34,6095779220779" table:display="true" table:show-details="true"/>
                <table:data-pilot-member table:name="34,8620019436346" table:display="true" table:show-details="true"/>
                <table:data-pilot-member table:name="35,1818181818182" table:display="true" table:show-details="true"/>
                <table:data-pilot-member table:name="35,4705882352941" table:display="true" table:show-details="true"/>
                <table:data-pilot-member table:name="35,4788116075541" table:display="true" table:show-details="true"/>
                <table:data-pilot-member table:name="35,5134649910233" table:display="true" table:show-details="true"/>
                <table:data-pilot-member table:name="36,0908713692946" table:display="true" table:show-details="true"/>
                <table:data-pilot-member table:name="36,3793103448276" table:display="true" table:show-details="true"/>
                <table:data-pilot-member table:name="36,4260249554367" table:display="true" table:show-details="true"/>
                <table:data-pilot-member table:name="36,6186440677966" table:display="true" table:show-details="true"/>
                <table:data-pilot-member table:name="36,656209339309" table:display="true" table:show-details="true"/>
                <table:data-pilot-member table:name="37,2268041237113" table:display="true" table:show-details="true"/>
                <table:data-pilot-member table:name="37,3460729312763" table:display="true" table:show-details="true"/>
                <table:data-pilot-member table:name="37,471615720524" table:display="true" table:show-details="true"/>
                <table:data-pilot-member table:name="37,6962025316456" table:display="true" table:show-details="true"/>
                <table:data-pilot-member table:name="37,7035256410256" table:display="true" table:show-details="true"/>
                <table:data-pilot-member table:name="37,7968164794007" table:display="true" table:show-details="true"/>
                <table:data-pilot-member table:name="38,023321449792" table:display="true" table:show-details="true"/>
                <table:data-pilot-member table:name="38,2016806722689" table:display="true" table:show-details="true"/>
                <table:data-pilot-member table:name="38,5553892215569" table:display="true" table:show-details="true"/>
                <table:data-pilot-member table:name="38,5614754098361" table:display="true" table:show-details="true"/>
                <table:data-pilot-member table:name="38,9736842105263" table:display="true" table:show-details="true"/>
                <table:data-pilot-member table:name="39,112676056338" table:display="true" table:show-details="true"/>
                <table:data-pilot-member table:name="39,1358925143954" table:display="true" table:show-details="true"/>
                <table:data-pilot-member table:name="39,2057206954571" table:display="true" table:show-details="true"/>
                <table:data-pilot-member table:name="39,7835188129306" table:display="true" table:show-details="true"/>
                <table:data-pilot-member table:name="39,8613445378151" table:display="true" table:show-details="true"/>
                <table:data-pilot-member table:name="40,1235431235431" table:display="true" table:show-details="true"/>
                <table:data-pilot-member table:name="40,262443438914" table:display="true" table:show-details="true"/>
                <table:data-pilot-member table:name="40,3844153592788" table:display="true" table:show-details="true"/>
                <table:data-pilot-member table:name="40,9090909090909" table:display="true" table:show-details="true"/>
                <table:data-pilot-member table:name="41,0738844184345" table:display="true" table:show-details="true"/>
                <table:data-pilot-member table:name="41,0859655419957" table:display="true" table:show-details="true"/>
                <table:data-pilot-member table:name="41,2374898734966" table:display="true" table:show-details="true"/>
                <table:data-pilot-member table:name="41,5922330097087" table:display="true" table:show-details="true"/>
                <table:data-pilot-member table:name="41,9333333333333" table:display="true" table:show-details="true"/>
                <table:data-pilot-member table:name="41,9699747811897" table:display="true" table:show-details="true"/>
                <table:data-pilot-member table:name="42,1080978570074" table:display="true" table:show-details="true"/>
                <table:data-pilot-member table:name="42,4025641025641" table:display="true" table:show-details="true"/>
                <table:data-pilot-member table:name="42,414785892045" table:display="true" table:show-details="true"/>
                <table:data-pilot-member table:name="42,7058823529412" table:display="true" table:show-details="true"/>
                <table:data-pilot-member table:name="42,8112004435819" table:display="true" table:show-details="true"/>
                <table:data-pilot-member table:name="43,0182445360714" table:display="true" table:show-details="true"/>
                <table:data-pilot-member table:name="43,215306980656" table:display="true" table:show-details="true"/>
                <table:data-pilot-member table:name="43,5969361599469" table:display="true" table:show-details="true"/>
                <table:data-pilot-member table:name="44,0425367713819" table:display="true" table:show-details="true"/>
                <table:data-pilot-member table:name="44,083312294875" table:display="true" table:show-details="true"/>
                <table:data-pilot-member table:name="44,2904464714354" table:display="true" table:show-details="true"/>
                <table:data-pilot-member table:name="44,7676991150442" table:display="true" table:show-details="true"/>
                <table:data-pilot-member table:name="44,7825327892107" table:display="true" table:show-details="true"/>
                <table:data-pilot-member table:name="44,8774851077391" table:display="true" table:show-details="true"/>
                <table:data-pilot-member table:name="45,1317962262355" table:display="true" table:show-details="true"/>
                <table:data-pilot-member table:name="45,2592024539877" table:display="true" table:show-details="true"/>
                <table:data-pilot-member table:name="45,6466498103666" table:display="true" table:show-details="true"/>
                <table:data-pilot-member table:name="45,9203511547942" table:display="true" table:show-details="true"/>
                <table:data-pilot-member table:name="45,9914714227807" table:display="true" table:show-details="true"/>
                <table:data-pilot-member table:name="46,1762592336361" table:display="true" table:show-details="true"/>
                <table:data-pilot-member table:name="46,2899505766063" table:display="true" table:show-details="true"/>
                <table:data-pilot-member table:name="46,7004297114794" table:display="true" table:show-details="true"/>
                <table:data-pilot-member table:name="46,9927160823729" table:display="true" table:show-details="true"/>
                <table:data-pilot-member table:name="47,1795126277557" table:display="true" table:show-details="true"/>
                <table:data-pilot-member table:name="47,2095926978386" table:display="true" table:show-details="true"/>
                <table:data-pilot-member table:name="48,075470490816" table:display="true" table:show-details="true"/>
                <table:data-pilot-member table:name="48,136563876652" table:display="true" table:show-details="true"/>
                <table:data-pilot-member table:name="48,1905191873589" table:display="true" table:show-details="true"/>
                <table:data-pilot-member table:name="48,8530879926481" table:display="true" table:show-details="true"/>
                <table:data-pilot-member table:name="49,1711077864489" table:display="true" table:show-details="true"/>
                <table:data-pilot-member table:name="49,5837401825515" table:display="true" table:show-details="true"/>
                <table:data-pilot-member table:name="49,7131520496841" table:display="true" table:show-details="true"/>
                <table:data-pilot-member table:name="50,2548663363308" table:display="true" table:show-details="true"/>
                <table:data-pilot-member table:name="50,5372368924608" table:display="true" table:show-details="true"/>
                <table:data-pilot-member table:name="50,6446046870976" table:display="true" table:show-details="true"/>
                <table:data-pilot-member table:name="51,5787439613527" table:display="true" table:show-details="true"/>
                <table:data-pilot-member table:name="51,966720181952" table:display="true" table:show-details="true"/>
                <table:data-pilot-member table:name="52,3394738852098" table:display="true" table:show-details="true"/>
                <table:data-pilot-member table:name="52,8730586733236" table:display="true" table:show-details="true"/>
                <table:data-pilot-member table:name="53,2353490706042" table:display="true" table:show-details="true"/>
                <table:data-pilot-member table:name="53,5056179775281" table:display="true" table:show-details="true"/>
                <table:data-pilot-member table:name="53,6855091383812" table:display="true" table:show-details="true"/>
                <table:data-pilot-member table:name="54,1768082604918" table:display="true" table:show-details="true"/>
                <table:data-pilot-member table:name="54,341871995761" table:display="true" table:show-details="true"/>
                <table:data-pilot-member table:name="54,4295620437956" table:display="true" table:show-details="true"/>
                <table:data-pilot-member table:name="54,749373549884" table:display="true" table:show-details="true"/>
                <table:data-pilot-member table:name="55,0868255637687" table:display="true" table:show-details="true"/>
                <table:data-pilot-member table:name="56,0243979139915" table:display="true" table:show-details="true"/>
                <table:data-pilot-member table:name="57,0131432121375" table:display="true" table:show-details="true"/>
                <table:data-pilot-member table:name="57,2234039727744" table:display="true" table:show-details="true"/>
                <table:data-pilot-member table:name="58,014243350582" table:display="true" table:show-details="true"/>
                <table:data-pilot-member table:name="58,1276731261066" table:display="true" table:show-details="true"/>
                <table:data-pilot-member table:name="59,029850475841" table:display="true" table:show-details="true"/>
                <table:data-pilot-member table:name="62,6717865317432" table:display="true" table:show-details="true"/>
                <table:data-pilot-member table:name="63,4335243848028" table:display="true" table:show-details="true"/>
                <table:data-pilot-member table:name="63,885607196401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by spines'.A1:'by spines'.F9" table:buttons="'by spines'.A2 'by spines'.B1" table:show-filter-button="false" table:drill-down-on-double-click="false">
          <table:source-cell-range table:cell-range-address="aggregate.A1:aggregate.L20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pines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yesc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6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4" table:display="true" table:show-details="true"/>
                <table:data-pilot-member table:name="51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84" table:display="true" table:show-details="true"/>
                <table:data-pilot-member table:name="108" table:display="true" table:show-details="true"/>
                <table:data-pilot-member table:name="110" table:display="true" table:show-details="true"/>
                <table:data-pilot-member table:name="126" table:display="true" table:show-details="true"/>
                <table:data-pilot-member table:name="146" table:display="true" table:show-details="true"/>
                <table:data-pilot-member table:name="170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236" table:display="true" table:show-details="true"/>
                <table:data-pilot-member table:name="241" table:display="true" table:show-details="true"/>
                <table:data-pilot-member table:name="255" table:display="true" table:show-details="true"/>
                <table:data-pilot-member table:name="298" table:display="true" table:show-details="true"/>
                <table:data-pilot-member table:name="339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79" table:display="true" table:show-details="true"/>
                <table:data-pilot-member table:name="395" table:display="true" table:show-details="true"/>
                <table:data-pilot-member table:name="441" table:display="true" table:show-details="true"/>
                <table:data-pilot-member table:name="447" table:display="true" table:show-details="true"/>
                <table:data-pilot-member table:name="472" table:display="true" table:show-details="true"/>
                <table:data-pilot-member table:name="512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38" table:display="true" table:show-details="true"/>
                <table:data-pilot-member table:name="562" table:display="true" table:show-details="true"/>
                <table:data-pilot-member table:name="564" table:display="true" table:show-details="true"/>
                <table:data-pilot-member table:name="575" table:display="true" table:show-details="true"/>
                <table:data-pilot-member table:name="585" table:display="true" table:show-details="true"/>
                <table:data-pilot-member table:name="592" table:display="true" table:show-details="true"/>
                <table:data-pilot-member table:name="594" table:display="true" table:show-details="true"/>
                <table:data-pilot-member table:name="608" table:display="true" table:show-details="true"/>
                <table:data-pilot-member table:name="614" table:display="true" table:show-details="true"/>
                <table:data-pilot-member table:name="650" table:display="true" table:show-details="true"/>
                <table:data-pilot-member table:name="697" table:display="true" table:show-details="true"/>
                <table:data-pilot-member table:name="868" table:display="true" table:show-details="true"/>
                <table:data-pilot-member table:name="950" table:display="true" table:show-details="true"/>
                <table:data-pilot-member table:name="999" table:display="true" table:show-details="true"/>
                <table:data-pilot-member table:name="1186" table:display="true" table:show-details="true"/>
                <table:data-pilot-member table:name="1256" table:display="true" table:show-details="true"/>
                <table:data-pilot-member table:name="1516" table:display="true" table:show-details="true"/>
                <table:data-pilot-member table:name="1519" table:display="true" table:show-details="true"/>
                <table:data-pilot-member table:name="1657" table:display="true" table:show-details="true"/>
                <table:data-pilot-member table:name="2094" table:display="true" table:show-details="true"/>
                <table:data-pilot-member table:name="2196" table:display="true" table:show-details="true"/>
                <table:data-pilot-member table:name="2227" table:display="true" table:show-details="true"/>
                <table:data-pilot-member table:name="2269" table:display="true" table:show-details="true"/>
                <table:data-pilot-member table:name="2519" table:display="true" table:show-details="true"/>
                <table:data-pilot-member table:name="2609" table:display="true" table:show-details="true"/>
                <table:data-pilot-member table:name="3115" table:display="true" table:show-details="true"/>
                <table:data-pilot-member table:name="3117" table:display="true" table:show-details="true"/>
                <table:data-pilot-member table:name="3163" table:display="true" table:show-details="true"/>
                <table:data-pilot-member table:name="3627" table:display="true" table:show-details="true"/>
                <table:data-pilot-member table:name="3819" table:display="true" table:show-details="true"/>
                <table:data-pilot-member table:name="4013" table:display="true" table:show-details="true"/>
                <table:data-pilot-member table:name="4040" table:display="true" table:show-details="true"/>
                <table:data-pilot-member table:name="4326" table:display="true" table:show-details="true"/>
                <table:data-pilot-member table:name="4375" table:display="true" table:show-details="true"/>
                <table:data-pilot-member table:name="4418" table:display="true" table:show-details="true"/>
                <table:data-pilot-member table:name="4686" table:display="true" table:show-details="true"/>
                <table:data-pilot-member table:name="4803" table:display="true" table:show-details="true"/>
                <table:data-pilot-member table:name="4918" table:display="true" table:show-details="true"/>
                <table:data-pilot-member table:name="5026" table:display="true" table:show-details="true"/>
                <table:data-pilot-member table:name="5096" table:display="true" table:show-details="true"/>
                <table:data-pilot-member table:name="5106" table:display="true" table:show-details="true"/>
                <table:data-pilot-member table:name="5113" table:display="true" table:show-details="true"/>
                <table:data-pilot-member table:name="5186" table:display="true" table:show-details="true"/>
                <table:data-pilot-member table:name="6127" table:display="true" table:show-details="true"/>
                <table:data-pilot-member table:name="6246" table:display="true" table:show-details="true"/>
                <table:data-pilot-member table:name="7511" table:display="true" table:show-details="true"/>
                <table:data-pilot-member table:name="8229" table:display="true" table:show-details="true"/>
                <table:data-pilot-member table:name="9442" table:display="true" table:show-details="true"/>
                <table:data-pilot-member table:name="10890" table:display="true" table:show-details="true"/>
                <table:data-pilot-member table:name="13439" table:display="true" table:show-details="true"/>
                <table:data-pilot-member table:name="13897" table:display="true" table:show-details="true"/>
                <table:data-pilot-member table:name="13935" table:display="true" table:show-details="true"/>
                <table:data-pilot-member table:name="15046" table:display="true" table:show-details="true"/>
                <table:data-pilot-member table:name="17480" table:display="true" table:show-details="true"/>
                <table:data-pilot-member table:name="20123" table:display="true" table:show-details="true"/>
                <table:data-pilot-member table:name="21242" table:display="true" table:show-details="true"/>
                <table:data-pilot-member table:name="21842" table:display="true" table:show-details="true"/>
                <table:data-pilot-member table:name="25239" table:display="true" table:show-details="true"/>
                <table:data-pilot-member table:name="27986" table:display="true" table:show-details="true"/>
                <table:data-pilot-member table:name="28468" table:display="true" table:show-details="true"/>
                <table:data-pilot-member table:name="29067" table:display="true" table:show-details="true"/>
                <table:data-pilot-member table:name="32879" table:display="true" table:show-details="true"/>
                <table:data-pilot-member table:name="32950" table:display="true" table:show-details="true"/>
                <table:data-pilot-member table:name="36353" table:display="true" table:show-details="true"/>
                <table:data-pilot-member table:name="37449" table:display="true" table:show-details="true"/>
                <table:data-pilot-member table:name="39276" table:display="true" table:show-details="true"/>
                <table:data-pilot-member table:name="39553" table:display="true" table:show-details="true"/>
                <table:data-pilot-member table:name="40884" table:display="true" table:show-details="true"/>
                <table:data-pilot-member table:name="41494" table:display="true" table:show-details="true"/>
                <table:data-pilot-member table:name="42917" table:display="true" table:show-details="true"/>
                <table:data-pilot-member table:name="42939" table:display="true" table:show-details="true"/>
                <table:data-pilot-member table:name="43450" table:display="true" table:show-details="true"/>
                <table:data-pilot-member table:name="43496" table:display="true" table:show-details="true"/>
                <table:data-pilot-member table:name="43635" table:display="true" table:show-details="true"/>
                <table:data-pilot-member table:name="47621" table:display="true" table:show-details="true"/>
                <table:data-pilot-member table:name="53593" table:display="true" table:show-details="true"/>
                <table:data-pilot-member table:name="71160" table:display="true" table:show-details="true"/>
                <table:data-pilot-member table:name="92089" table:display="true" table:show-details="true"/>
                <table:data-pilot-member table:name="99835" table:display="true" table:show-details="true"/>
                <table:data-pilot-member table:name="116671" table:display="true" table:show-details="true"/>
                <table:data-pilot-member table:name="144284" table:display="true" table:show-details="true"/>
                <table:data-pilot-member table:name="152278" table:display="true" table:show-details="true"/>
                <table:data-pilot-member table:name="174735" table:display="true" table:show-details="true"/>
                <table:data-pilot-member table:name="203481" table:display="true" table:show-details="true"/>
                <table:data-pilot-member table:name="206653" table:display="true" table:show-details="true"/>
                <table:data-pilot-member table:name="239698" table:display="true" table:show-details="true"/>
                <table:data-pilot-member table:name="248453" table:display="true" table:show-details="true"/>
                <table:data-pilot-member table:name="272284" table:display="true" table:show-details="true"/>
                <table:data-pilot-member table:name="290137" table:display="true" table:show-details="true"/>
                <table:data-pilot-member table:name="302609" table:display="true" table:show-details="true"/>
                <table:data-pilot-member table:name="324358" table:display="true" table:show-details="true"/>
                <table:data-pilot-member table:name="328312" table:display="true" table:show-details="true"/>
                <table:data-pilot-member table:name="347966" table:display="true" table:show-details="true"/>
                <table:data-pilot-member table:name="348377" table:display="true" table:show-details="true"/>
                <table:data-pilot-member table:name="360600" table:display="true" table:show-details="true"/>
                <table:data-pilot-member table:name="362755" table:display="true" table:show-details="true"/>
                <table:data-pilot-member table:name="368904" table:display="true" table:show-details="true"/>
                <table:data-pilot-member table:name="370827" table:display="true" table:show-details="true"/>
                <table:data-pilot-member table:name="3725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c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7" table:display="true" table:show-details="true"/>
                <table:data-pilot-member table:name="71" table:display="true" table:show-details="true"/>
                <table:data-pilot-member table:name="8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17" table:display="true" table:show-details="true"/>
                <table:data-pilot-member table:name="125" table:display="true" table:show-details="true"/>
                <table:data-pilot-member table:name="152" table:display="true" table:show-details="true"/>
                <table:data-pilot-member table:name="173" table:display="true" table:show-details="true"/>
                <table:data-pilot-member table:name="20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45" table:display="true" table:show-details="true"/>
                <table:data-pilot-member table:name="260" table:display="true" table:show-details="true"/>
                <table:data-pilot-member table:name="294" table:display="true" table:show-details="true"/>
                <table:data-pilot-member table:name="322" table:display="true" table:show-details="true"/>
                <table:data-pilot-member table:name="337" table:display="true" table:show-details="true"/>
                <table:data-pilot-member table:name="350" table:display="true" table:show-details="true"/>
                <table:data-pilot-member table:name="370" table:display="true" table:show-details="true"/>
                <table:data-pilot-member table:name="387" table:display="true" table:show-details="true"/>
                <table:data-pilot-member table:name="401" table:display="true" table:show-details="true"/>
                <table:data-pilot-member table:name="440" table:display="true" table:show-details="true"/>
                <table:data-pilot-member table:name="444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64" table:display="true" table:show-details="true"/>
                <table:data-pilot-member table:name="476" table:display="true" table:show-details="true"/>
                <table:data-pilot-member table:name="506" table:display="true" table:show-details="true"/>
                <table:data-pilot-member table:name="544" table:display="true" table:show-details="true"/>
                <table:data-pilot-member table:name="606" table:display="true" table:show-details="true"/>
                <table:data-pilot-member table:name="630" table:display="true" table:show-details="true"/>
                <table:data-pilot-member table:name="817" table:display="true" table:show-details="true"/>
                <table:data-pilot-member table:name="832" table:display="true" table:show-details="true"/>
                <table:data-pilot-member table:name="930" table:display="true" table:show-details="true"/>
                <table:data-pilot-member table:name="1049" table:display="true" table:show-details="true"/>
                <table:data-pilot-member table:name="1292" table:display="true" table:show-details="true"/>
                <table:data-pilot-member table:name="1408" table:display="true" table:show-details="true"/>
                <table:data-pilot-member table:name="1425" table:display="true" table:show-details="true"/>
                <table:data-pilot-member table:name="1470" table:display="true" table:show-details="true"/>
                <table:data-pilot-member table:name="1600" table:display="true" table:show-details="true"/>
                <table:data-pilot-member table:name="1848" table:display="true" table:show-details="true"/>
                <table:data-pilot-member table:name="2072" table:display="true" table:show-details="true"/>
                <table:data-pilot-member table:name="2091" table:display="true" table:show-details="true"/>
                <table:data-pilot-member table:name="2370" table:display="true" table:show-details="true"/>
                <table:data-pilot-member table:name="2448" table:display="true" table:show-details="true"/>
                <table:data-pilot-member table:name="2674" table:display="true" table:show-details="true"/>
                <table:data-pilot-member table:name="2740" table:display="true" table:show-details="true"/>
                <table:data-pilot-member table:name="2778" table:display="true" table:show-details="true"/>
                <table:data-pilot-member table:name="2903" table:display="true" table:show-details="true"/>
                <table:data-pilot-member table:name="3050" table:display="true" table:show-details="true"/>
                <table:data-pilot-member table:name="3342" table:display="true" table:show-details="true"/>
                <table:data-pilot-member table:name="3516" table:display="true" table:show-details="true"/>
                <table:data-pilot-member table:name="3792" table:display="true" table:show-details="true"/>
                <table:data-pilot-member table:name="3821" table:display="true" table:show-details="true"/>
                <table:data-pilot-member table:name="3913" table:display="true" table:show-details="true"/>
                <table:data-pilot-member table:name="3950" table:display="true" table:show-details="true"/>
                <table:data-pilot-member table:name="4169" table:display="true" table:show-details="true"/>
                <table:data-pilot-member table:name="4297" table:display="true" table:show-details="true"/>
                <table:data-pilot-member table:name="4386" table:display="true" table:show-details="true"/>
                <table:data-pilot-member table:name="5273" table:display="true" table:show-details="true"/>
                <table:data-pilot-member table:name="5901" table:display="true" table:show-details="true"/>
                <table:data-pilot-member table:name="6824" table:display="true" table:show-details="true"/>
                <table:data-pilot-member table:name="8560" table:display="true" table:show-details="true"/>
                <table:data-pilot-member table:name="8849" table:display="true" table:show-details="true"/>
                <table:data-pilot-member table:name="9233" table:display="true" table:show-details="true"/>
                <table:data-pilot-member table:name="10585" table:display="true" table:show-details="true"/>
                <table:data-pilot-member table:name="12760" table:display="true" table:show-details="true"/>
                <table:data-pilot-member table:name="12894" table:display="true" table:show-details="true"/>
                <table:data-pilot-member table:name="15157" table:display="true" table:show-details="true"/>
                <table:data-pilot-member table:name="16602" table:display="true" table:show-details="true"/>
                <table:data-pilot-member table:name="17849" table:display="true" table:show-details="true"/>
                <table:data-pilot-member table:name="17873" table:display="true" table:show-details="true"/>
                <table:data-pilot-member table:name="18248" table:display="true" table:show-details="true"/>
                <table:data-pilot-member table:name="20324" table:display="true" table:show-details="true"/>
                <table:data-pilot-member table:name="23117" table:display="true" table:show-details="true"/>
                <table:data-pilot-member table:name="23876" table:display="true" table:show-details="true"/>
                <table:data-pilot-member table:name="25174" table:display="true" table:show-details="true"/>
                <table:data-pilot-member table:name="25874" table:display="true" table:show-details="true"/>
                <table:data-pilot-member table:name="28073" table:display="true" table:show-details="true"/>
                <table:data-pilot-member table:name="28546" table:display="true" table:show-details="true"/>
                <table:data-pilot-member table:name="30005" table:display="true" table:show-details="true"/>
                <table:data-pilot-member table:name="32102" table:display="true" table:show-details="true"/>
                <table:data-pilot-member table:name="32427" table:display="true" table:show-details="true"/>
                <table:data-pilot-member table:name="33898" table:display="true" table:show-details="true"/>
                <table:data-pilot-member table:name="34464" table:display="true" table:show-details="true"/>
                <table:data-pilot-member table:name="34887" table:display="true" table:show-details="true"/>
                <table:data-pilot-member table:name="35454" table:display="true" table:show-details="true"/>
                <table:data-pilot-member table:name="44409" table:display="true" table:show-details="true"/>
                <table:data-pilot-member table:name="56834" table:display="true" table:show-details="true"/>
                <table:data-pilot-member table:name="58689" table:display="true" table:show-details="true"/>
                <table:data-pilot-member table:name="71526" table:display="true" table:show-details="true"/>
                <table:data-pilot-member table:name="88060" table:display="true" table:show-details="true"/>
                <table:data-pilot-member table:name="106335" table:display="true" table:show-details="true"/>
                <table:data-pilot-member table:name="118786" table:display="true" table:show-details="true"/>
                <table:data-pilot-member table:name="127269" table:display="true" table:show-details="true"/>
                <table:data-pilot-member table:name="149175" table:display="true" table:show-details="true"/>
                <table:data-pilot-member table:name="168236" table:display="true" table:show-details="true"/>
                <table:data-pilot-member table:name="171321" table:display="true" table:show-details="true"/>
                <table:data-pilot-member table:name="192195" table:display="true" table:show-details="true"/>
                <table:data-pilot-member table:name="211265" table:display="true" table:show-details="true"/>
                <table:data-pilot-member table:name="214764" table:display="true" table:show-details="true"/>
                <table:data-pilot-member table:name="235885" table:display="true" table:show-details="true"/>
                <table:data-pilot-member table:name="248726" table:display="true" table:show-details="true"/>
                <table:data-pilot-member table:name="254114" table:display="true" table:show-details="true"/>
                <table:data-pilot-member table:name="268351" table:display="true" table:show-details="true"/>
                <table:data-pilot-member table:name="276617" table:display="true" table:show-details="true"/>
                <table:data-pilot-member table:name="279332" table:display="true" table:show-details="true"/>
                <table:data-pilot-member table:name="290116" table:display="true" table:show-details="true"/>
                <table:data-pilot-member table:name="2902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ze" table:orientation="data" table:used-hierarchy="0" table:function="max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fsyes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6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84" table:display="true" table:show-details="true"/>
                <table:data-pilot-member table:name="108" table:display="true" table:show-details="true"/>
                <table:data-pilot-member table:name="110" table:display="true" table:show-details="true"/>
                <table:data-pilot-member table:name="126" table:display="true" table:show-details="true"/>
                <table:data-pilot-member table:name="128" table:display="true" table:show-details="true"/>
                <table:data-pilot-member table:name="146" table:display="true" table:show-details="true"/>
                <table:data-pilot-member table:name="170" table:display="true" table:show-details="true"/>
                <table:data-pilot-member table:name="181" table:display="true" table:show-details="true"/>
                <table:data-pilot-member table:name="203" table:display="true" table:show-details="true"/>
                <table:data-pilot-member table:name="236" table:display="true" table:show-details="true"/>
                <table:data-pilot-member table:name="238" table:display="true" table:show-details="true"/>
                <table:data-pilot-member table:name="242" table:display="true" table:show-details="true"/>
                <table:data-pilot-member table:name="255" table:display="true" table:show-details="true"/>
                <table:data-pilot-member table:name="287" table:display="true" table:show-details="true"/>
                <table:data-pilot-member table:name="340" table:display="true" table:show-details="true"/>
                <table:data-pilot-member table:name="356" table:display="true" table:show-details="true"/>
                <table:data-pilot-member table:name="362" table:display="true" table:show-details="true"/>
                <table:data-pilot-member table:name="395" table:display="true" table:show-details="true"/>
                <table:data-pilot-member table:name="408" table:display="true" table:show-details="true"/>
                <table:data-pilot-member table:name="417" table:display="true" table:show-details="true"/>
                <table:data-pilot-member table:name="444" table:display="true" table:show-details="true"/>
                <table:data-pilot-member table:name="469" table:display="true" table:show-details="true"/>
                <table:data-pilot-member table:name="472" table:display="true" table:show-details="true"/>
                <table:data-pilot-member table:name="478" table:display="true" table:show-details="true"/>
                <table:data-pilot-member table:name="489" table:display="true" table:show-details="true"/>
                <table:data-pilot-member table:name="495" table:display="true" table:show-details="true"/>
                <table:data-pilot-member table:name="504" table:display="true" table:show-details="true"/>
                <table:data-pilot-member table:name="509" table:display="true" table:show-details="true"/>
                <table:data-pilot-member table:name="514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650" table:display="true" table:show-details="true"/>
                <table:data-pilot-member table:name="691" table:display="true" table:show-details="true"/>
                <table:data-pilot-member table:name="696" table:display="true" table:show-details="true"/>
                <table:data-pilot-member table:name="868" table:display="true" table:show-details="true"/>
                <table:data-pilot-member table:name="937" table:display="true" table:show-details="true"/>
                <table:data-pilot-member table:name="997" table:display="true" table:show-details="true"/>
                <table:data-pilot-member table:name="1047" table:display="true" table:show-details="true"/>
                <table:data-pilot-member table:name="1222" table:display="true" table:show-details="true"/>
                <table:data-pilot-member table:name="1445" table:display="true" table:show-details="true"/>
                <table:data-pilot-member table:name="1511" table:display="true" table:show-details="true"/>
                <table:data-pilot-member table:name="1518" table:display="true" table:show-details="true"/>
                <table:data-pilot-member table:name="1595" table:display="true" table:show-details="true"/>
                <table:data-pilot-member table:name="1978" table:display="true" table:show-details="true"/>
                <table:data-pilot-member table:name="2151" table:display="true" table:show-details="true"/>
                <table:data-pilot-member table:name="2176" table:display="true" table:show-details="true"/>
                <table:data-pilot-member table:name="2433" table:display="true" table:show-details="true"/>
                <table:data-pilot-member table:name="2515" table:display="true" table:show-details="true"/>
                <table:data-pilot-member table:name="2715" table:display="true" table:show-details="true"/>
                <table:data-pilot-member table:name="2872" table:display="true" table:show-details="true"/>
                <table:data-pilot-member table:name="3119" table:display="true" table:show-details="true"/>
                <table:data-pilot-member table:name="3140" table:display="true" table:show-details="true"/>
                <table:data-pilot-member table:name="3273" table:display="true" table:show-details="true"/>
                <table:data-pilot-member table:name="3523" table:display="true" table:show-details="true"/>
                <table:data-pilot-member table:name="3555" table:display="true" table:show-details="true"/>
                <table:data-pilot-member table:name="3810" table:display="true" table:show-details="true"/>
                <table:data-pilot-member table:name="3813" table:display="true" table:show-details="true"/>
                <table:data-pilot-member table:name="3816" table:display="true" table:show-details="true"/>
                <table:data-pilot-member table:name="3925" table:display="true" table:show-details="true"/>
                <table:data-pilot-member table:name="3991" table:display="true" table:show-details="true"/>
                <table:data-pilot-member table:name="4018" table:display="true" table:show-details="true"/>
                <table:data-pilot-member table:name="4026" table:display="true" table:show-details="true"/>
                <table:data-pilot-member table:name="4028" table:display="true" table:show-details="true"/>
                <table:data-pilot-member table:name="4030" table:display="true" table:show-details="true"/>
                <table:data-pilot-member table:name="4045" table:display="true" table:show-details="true"/>
                <table:data-pilot-member table:name="4323" table:display="true" table:show-details="true"/>
                <table:data-pilot-member table:name="5428" table:display="true" table:show-details="true"/>
                <table:data-pilot-member table:name="5937" table:display="true" table:show-details="true"/>
                <table:data-pilot-member table:name="6204" table:display="true" table:show-details="true"/>
                <table:data-pilot-member table:name="7867" table:display="true" table:show-details="true"/>
                <table:data-pilot-member table:name="8282" table:display="true" table:show-details="true"/>
                <table:data-pilot-member table:name="9343" table:display="true" table:show-details="true"/>
                <table:data-pilot-member table:name="10293" table:display="true" table:show-details="true"/>
                <table:data-pilot-member table:name="12957" table:display="true" table:show-details="true"/>
                <table:data-pilot-member table:name="13128" table:display="true" table:show-details="true"/>
                <table:data-pilot-member table:name="13648" table:display="true" table:show-details="true"/>
                <table:data-pilot-member table:name="16021" table:display="true" table:show-details="true"/>
                <table:data-pilot-member table:name="17700" table:display="true" table:show-details="true"/>
                <table:data-pilot-member table:name="19151" table:display="true" table:show-details="true"/>
                <table:data-pilot-member table:name="19602" table:display="true" table:show-details="true"/>
                <table:data-pilot-member table:name="20722" table:display="true" table:show-details="true"/>
                <table:data-pilot-member table:name="21464" table:display="true" table:show-details="true"/>
                <table:data-pilot-member table:name="22262" table:display="true" table:show-details="true"/>
                <table:data-pilot-member table:name="25024" table:display="true" table:show-details="true"/>
                <table:data-pilot-member table:name="25026" table:display="true" table:show-details="true"/>
                <table:data-pilot-member table:name="27452" table:display="true" table:show-details="true"/>
                <table:data-pilot-member table:name="27604" table:display="true" table:show-details="true"/>
                <table:data-pilot-member table:name="27992" table:display="true" table:show-details="true"/>
                <table:data-pilot-member table:name="29482" table:display="true" table:show-details="true"/>
                <table:data-pilot-member table:name="30210" table:display="true" table:show-details="true"/>
                <table:data-pilot-member table:name="31019" table:display="true" table:show-details="true"/>
                <table:data-pilot-member table:name="31428" table:display="true" table:show-details="true"/>
                <table:data-pilot-member table:name="31920" table:display="true" table:show-details="true"/>
                <table:data-pilot-member table:name="32098" table:display="true" table:show-details="true"/>
                <table:data-pilot-member table:name="32263" table:display="true" table:show-details="true"/>
                <table:data-pilot-member table:name="32351" table:display="true" table:show-details="true"/>
                <table:data-pilot-member table:name="37722" table:display="true" table:show-details="true"/>
                <table:data-pilot-member table:name="47304" table:display="true" table:show-details="true"/>
                <table:data-pilot-member table:name="50440" table:display="true" table:show-details="true"/>
                <table:data-pilot-member table:name="66102" table:display="true" table:show-details="true"/>
                <table:data-pilot-member table:name="79270" table:display="true" table:show-details="true"/>
                <table:data-pilot-member table:name="84102" table:display="true" table:show-details="true"/>
                <table:data-pilot-member table:name="104746" table:display="true" table:show-details="true"/>
                <table:data-pilot-member table:name="112564" table:display="true" table:show-details="true"/>
                <table:data-pilot-member table:name="127018" table:display="true" table:show-details="true"/>
                <table:data-pilot-member table:name="143480" table:display="true" table:show-details="true"/>
                <table:data-pilot-member table:name="150278" table:display="true" table:show-details="true"/>
                <table:data-pilot-member table:name="173225" table:display="true" table:show-details="true"/>
                <table:data-pilot-member table:name="173721" table:display="true" table:show-details="true"/>
                <table:data-pilot-member table:name="195653" table:display="true" table:show-details="true"/>
                <table:data-pilot-member table:name="200305" table:display="true" table:show-details="true"/>
                <table:data-pilot-member table:name="215447" table:display="true" table:show-details="true"/>
                <table:data-pilot-member table:name="222256" table:display="true" table:show-details="true"/>
                <table:data-pilot-member table:name="232700" table:display="true" table:show-details="true"/>
                <table:data-pilot-member table:name="237691" table:display="true" table:show-details="true"/>
                <table:data-pilot-member table:name="245469" table:display="true" table:show-details="true"/>
                <table:data-pilot-member table:name="248366" table:display="true" table:show-details="true"/>
                <table:data-pilot-member table:name="254018" table:display="true" table:show-details="true"/>
                <table:data-pilot-member table:name="254894" table:display="true" table:show-details="true"/>
                <table:data-pilot-member table:name="258178" table:display="true" table:show-details="true"/>
                <table:data-pilot-member table:name="2586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fsyes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4" table:display="true" table:show-details="true"/>
                <table:data-pilot-member table:name="46" table:display="true" table:show-details="true"/>
                <table:data-pilot-member table:name="49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6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9" table:display="true" table:show-details="true"/>
                <table:data-pilot-member table:name="108" table:display="true" table:show-details="true"/>
                <table:data-pilot-member table:name="110" table:display="true" table:show-details="true"/>
                <table:data-pilot-member table:name="126" table:display="true" table:show-details="true"/>
                <table:data-pilot-member table:name="133" table:display="true" table:show-details="true"/>
                <table:data-pilot-member table:name="146" table:display="true" table:show-details="true"/>
                <table:data-pilot-member table:name="170" table:display="true" table:show-details="true"/>
                <table:data-pilot-member table:name="177" table:display="true" table:show-details="true"/>
                <table:data-pilot-member table:name="181" table:display="true" table:show-details="true"/>
                <table:data-pilot-member table:name="220" table:display="true" table:show-details="true"/>
                <table:data-pilot-member table:name="236" table:display="true" table:show-details="true"/>
                <table:data-pilot-member table:name="255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84" table:display="true" table:show-details="true"/>
                <table:data-pilot-member table:name="308" table:display="true" table:show-details="true"/>
                <table:data-pilot-member table:name="346" table:display="true" table:show-details="true"/>
                <table:data-pilot-member table:name="362" table:display="true" table:show-details="true"/>
                <table:data-pilot-member table:name="365" table:display="true" table:show-details="true"/>
                <table:data-pilot-member table:name="395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17" table:display="true" table:show-details="true"/>
                <table:data-pilot-member table:name="427" table:display="true" table:show-details="true"/>
                <table:data-pilot-member table:name="437" table:display="true" table:show-details="true"/>
                <table:data-pilot-member table:name="442" table:display="true" table:show-details="true"/>
                <table:data-pilot-member table:name="446" table:display="true" table:show-details="true"/>
                <table:data-pilot-member table:name="472" table:display="true" table:show-details="true"/>
                <table:data-pilot-member table:name="510" table:display="true" table:show-details="true"/>
                <table:data-pilot-member table:name="514" table:display="true" table:show-details="true"/>
                <table:data-pilot-member table:name="650" table:display="true" table:show-details="true"/>
                <table:data-pilot-member table:name="691" table:display="true" table:show-details="true"/>
                <table:data-pilot-member table:name="802" table:display="true" table:show-details="true"/>
                <table:data-pilot-member table:name="868" table:display="true" table:show-details="true"/>
                <table:data-pilot-member table:name="936" table:display="true" table:show-details="true"/>
                <table:data-pilot-member table:name="997" table:display="true" table:show-details="true"/>
                <table:data-pilot-member table:name="1124" table:display="true" table:show-details="true"/>
                <table:data-pilot-member table:name="1215" table:display="true" table:show-details="true"/>
                <table:data-pilot-member table:name="1402" table:display="true" table:show-details="true"/>
                <table:data-pilot-member table:name="1459" table:display="true" table:show-details="true"/>
                <table:data-pilot-member table:name="1511" table:display="true" table:show-details="true"/>
                <table:data-pilot-member table:name="1518" table:display="true" table:show-details="true"/>
                <table:data-pilot-member table:name="1574" table:display="true" table:show-details="true"/>
                <table:data-pilot-member table:name="1834" table:display="true" table:show-details="true"/>
                <table:data-pilot-member table:name="1942" table:display="true" table:show-details="true"/>
                <table:data-pilot-member table:name="2111" table:display="true" table:show-details="true"/>
                <table:data-pilot-member table:name="2149" table:display="true" table:show-details="true"/>
                <table:data-pilot-member table:name="2177" table:display="true" table:show-details="true"/>
                <table:data-pilot-member table:name="2358" table:display="true" table:show-details="true"/>
                <table:data-pilot-member table:name="2453" table:display="true" table:show-details="true"/>
                <table:data-pilot-member table:name="2515" table:display="true" table:show-details="true"/>
                <table:data-pilot-member table:name="2652" table:display="true" table:show-details="true"/>
                <table:data-pilot-member table:name="2754" table:display="true" table:show-details="true"/>
                <table:data-pilot-member table:name="2780" table:display="true" table:show-details="true"/>
                <table:data-pilot-member table:name="2882" table:display="true" table:show-details="true"/>
                <table:data-pilot-member table:name="3074" table:display="true" table:show-details="true"/>
                <table:data-pilot-member table:name="3080" table:display="true" table:show-details="true"/>
                <table:data-pilot-member table:name="3120" table:display="true" table:show-details="true"/>
                <table:data-pilot-member table:name="3263" table:display="true" table:show-details="true"/>
                <table:data-pilot-member table:name="3268" table:display="true" table:show-details="true"/>
                <table:data-pilot-member table:name="3348" table:display="true" table:show-details="true"/>
                <table:data-pilot-member table:name="3381" table:display="true" table:show-details="true"/>
                <table:data-pilot-member table:name="4028" table:display="true" table:show-details="true"/>
                <table:data-pilot-member table:name="4315" table:display="true" table:show-details="true"/>
                <table:data-pilot-member table:name="4655" table:display="true" table:show-details="true"/>
                <table:data-pilot-member table:name="5907" table:display="true" table:show-details="true"/>
                <table:data-pilot-member table:name="6203" table:display="true" table:show-details="true"/>
                <table:data-pilot-member table:name="6924" table:display="true" table:show-details="true"/>
                <table:data-pilot-member table:name="7301" table:display="true" table:show-details="true"/>
                <table:data-pilot-member table:name="7795" table:display="true" table:show-details="true"/>
                <table:data-pilot-member table:name="9322" table:display="true" table:show-details="true"/>
                <table:data-pilot-member table:name="9341" table:display="true" table:show-details="true"/>
                <table:data-pilot-member table:name="10139" table:display="true" table:show-details="true"/>
                <table:data-pilot-member table:name="12103" table:display="true" table:show-details="true"/>
                <table:data-pilot-member table:name="12699" table:display="true" table:show-details="true"/>
                <table:data-pilot-member table:name="13636" table:display="true" table:show-details="true"/>
                <table:data-pilot-member table:name="14693" table:display="true" table:show-details="true"/>
                <table:data-pilot-member table:name="15416" table:display="true" table:show-details="true"/>
                <table:data-pilot-member table:name="15549" table:display="true" table:show-details="true"/>
                <table:data-pilot-member table:name="17214" table:display="true" table:show-details="true"/>
                <table:data-pilot-member table:name="18380" table:display="true" table:show-details="true"/>
                <table:data-pilot-member table:name="19200" table:display="true" table:show-details="true"/>
                <table:data-pilot-member table:name="19558" table:display="true" table:show-details="true"/>
                <table:data-pilot-member table:name="21020" table:display="true" table:show-details="true"/>
                <table:data-pilot-member table:name="21171" table:display="true" table:show-details="true"/>
                <table:data-pilot-member table:name="22817" table:display="true" table:show-details="true"/>
                <table:data-pilot-member table:name="23154" table:display="true" table:show-details="true"/>
                <table:data-pilot-member table:name="24352" table:display="true" table:show-details="true"/>
                <table:data-pilot-member table:name="24830" table:display="true" table:show-details="true"/>
                <table:data-pilot-member table:name="25431" table:display="true" table:show-details="true"/>
                <table:data-pilot-member table:name="25699" table:display="true" table:show-details="true"/>
                <table:data-pilot-member table:name="25935" table:display="true" table:show-details="true"/>
                <table:data-pilot-member table:name="27006" table:display="true" table:show-details="true"/>
                <table:data-pilot-member table:name="27326" table:display="true" table:show-details="true"/>
                <table:data-pilot-member table:name="37433" table:display="true" table:show-details="true"/>
                <table:data-pilot-member table:name="41693" table:display="true" table:show-details="true"/>
                <table:data-pilot-member table:name="49863" table:display="true" table:show-details="true"/>
                <table:data-pilot-member table:name="58502" table:display="true" table:show-details="true"/>
                <table:data-pilot-member table:name="65011" table:display="true" table:show-details="true"/>
                <table:data-pilot-member table:name="78167" table:display="true" table:show-details="true"/>
                <table:data-pilot-member table:name="82259" table:display="true" table:show-details="true"/>
                <table:data-pilot-member table:name="97928" table:display="true" table:show-details="true"/>
                <table:data-pilot-member table:name="101543" table:display="true" table:show-details="true"/>
                <table:data-pilot-member table:name="118037" table:display="true" table:show-details="true"/>
                <table:data-pilot-member table:name="121818" table:display="true" table:show-details="true"/>
                <table:data-pilot-member table:name="135708" table:display="true" table:show-details="true"/>
                <table:data-pilot-member table:name="142070" table:display="true" table:show-details="true"/>
                <table:data-pilot-member table:name="152712" table:display="true" table:show-details="true"/>
                <table:data-pilot-member table:name="160861" table:display="true" table:show-details="true"/>
                <table:data-pilot-member table:name="167771" table:display="true" table:show-details="true"/>
                <table:data-pilot-member table:name="177454" table:display="true" table:show-details="true"/>
                <table:data-pilot-member table:name="181623" table:display="true" table:show-details="true"/>
                <table:data-pilot-member table:name="190256" table:display="true" table:show-details="true"/>
                <table:data-pilot-member table:name="192422" table:display="true" table:show-details="true"/>
                <table:data-pilot-member table:name="198643" table:display="true" table:show-details="true"/>
                <table:data-pilot-member table:name="199354" table:display="true" table:show-details="true"/>
                <table:data-pilot-member table:name="2016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by size (dp vs h)'.A1:'by size (dp vs h)'.H52" table:buttons="'by size (dp vs h)'.A2 'by size (dp vs h)'.B1" table:show-filter-button="false" table:drill-down-on-double-click="false">
          <table:source-cell-range table:cell-range-address="aggregate.A1:aggregate.P20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ze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yesc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6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4" table:display="true" table:show-details="true"/>
                <table:data-pilot-member table:name="51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84" table:display="true" table:show-details="true"/>
                <table:data-pilot-member table:name="108" table:display="true" table:show-details="true"/>
                <table:data-pilot-member table:name="110" table:display="true" table:show-details="true"/>
                <table:data-pilot-member table:name="126" table:display="true" table:show-details="true"/>
                <table:data-pilot-member table:name="146" table:display="true" table:show-details="true"/>
                <table:data-pilot-member table:name="170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236" table:display="true" table:show-details="true"/>
                <table:data-pilot-member table:name="241" table:display="true" table:show-details="true"/>
                <table:data-pilot-member table:name="255" table:display="true" table:show-details="true"/>
                <table:data-pilot-member table:name="298" table:display="true" table:show-details="true"/>
                <table:data-pilot-member table:name="339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79" table:display="true" table:show-details="true"/>
                <table:data-pilot-member table:name="395" table:display="true" table:show-details="true"/>
                <table:data-pilot-member table:name="441" table:display="true" table:show-details="true"/>
                <table:data-pilot-member table:name="447" table:display="true" table:show-details="true"/>
                <table:data-pilot-member table:name="472" table:display="true" table:show-details="true"/>
                <table:data-pilot-member table:name="512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38" table:display="true" table:show-details="true"/>
                <table:data-pilot-member table:name="562" table:display="true" table:show-details="true"/>
                <table:data-pilot-member table:name="564" table:display="true" table:show-details="true"/>
                <table:data-pilot-member table:name="575" table:display="true" table:show-details="true"/>
                <table:data-pilot-member table:name="585" table:display="true" table:show-details="true"/>
                <table:data-pilot-member table:name="592" table:display="true" table:show-details="true"/>
                <table:data-pilot-member table:name="594" table:display="true" table:show-details="true"/>
                <table:data-pilot-member table:name="608" table:display="true" table:show-details="true"/>
                <table:data-pilot-member table:name="614" table:display="true" table:show-details="true"/>
                <table:data-pilot-member table:name="650" table:display="true" table:show-details="true"/>
                <table:data-pilot-member table:name="697" table:display="true" table:show-details="true"/>
                <table:data-pilot-member table:name="868" table:display="true" table:show-details="true"/>
                <table:data-pilot-member table:name="950" table:display="true" table:show-details="true"/>
                <table:data-pilot-member table:name="999" table:display="true" table:show-details="true"/>
                <table:data-pilot-member table:name="1186" table:display="true" table:show-details="true"/>
                <table:data-pilot-member table:name="1256" table:display="true" table:show-details="true"/>
                <table:data-pilot-member table:name="1516" table:display="true" table:show-details="true"/>
                <table:data-pilot-member table:name="1519" table:display="true" table:show-details="true"/>
                <table:data-pilot-member table:name="1657" table:display="true" table:show-details="true"/>
                <table:data-pilot-member table:name="2094" table:display="true" table:show-details="true"/>
                <table:data-pilot-member table:name="2196" table:display="true" table:show-details="true"/>
                <table:data-pilot-member table:name="2227" table:display="true" table:show-details="true"/>
                <table:data-pilot-member table:name="2269" table:display="true" table:show-details="true"/>
                <table:data-pilot-member table:name="2519" table:display="true" table:show-details="true"/>
                <table:data-pilot-member table:name="2609" table:display="true" table:show-details="true"/>
                <table:data-pilot-member table:name="3115" table:display="true" table:show-details="true"/>
                <table:data-pilot-member table:name="3117" table:display="true" table:show-details="true"/>
                <table:data-pilot-member table:name="3163" table:display="true" table:show-details="true"/>
                <table:data-pilot-member table:name="3627" table:display="true" table:show-details="true"/>
                <table:data-pilot-member table:name="3819" table:display="true" table:show-details="true"/>
                <table:data-pilot-member table:name="4013" table:display="true" table:show-details="true"/>
                <table:data-pilot-member table:name="4040" table:display="true" table:show-details="true"/>
                <table:data-pilot-member table:name="4326" table:display="true" table:show-details="true"/>
                <table:data-pilot-member table:name="4375" table:display="true" table:show-details="true"/>
                <table:data-pilot-member table:name="4418" table:display="true" table:show-details="true"/>
                <table:data-pilot-member table:name="4686" table:display="true" table:show-details="true"/>
                <table:data-pilot-member table:name="4803" table:display="true" table:show-details="true"/>
                <table:data-pilot-member table:name="4918" table:display="true" table:show-details="true"/>
                <table:data-pilot-member table:name="5026" table:display="true" table:show-details="true"/>
                <table:data-pilot-member table:name="5096" table:display="true" table:show-details="true"/>
                <table:data-pilot-member table:name="5106" table:display="true" table:show-details="true"/>
                <table:data-pilot-member table:name="5113" table:display="true" table:show-details="true"/>
                <table:data-pilot-member table:name="5186" table:display="true" table:show-details="true"/>
                <table:data-pilot-member table:name="6127" table:display="true" table:show-details="true"/>
                <table:data-pilot-member table:name="6246" table:display="true" table:show-details="true"/>
                <table:data-pilot-member table:name="7511" table:display="true" table:show-details="true"/>
                <table:data-pilot-member table:name="8229" table:display="true" table:show-details="true"/>
                <table:data-pilot-member table:name="9442" table:display="true" table:show-details="true"/>
                <table:data-pilot-member table:name="10890" table:display="true" table:show-details="true"/>
                <table:data-pilot-member table:name="13439" table:display="true" table:show-details="true"/>
                <table:data-pilot-member table:name="13897" table:display="true" table:show-details="true"/>
                <table:data-pilot-member table:name="13935" table:display="true" table:show-details="true"/>
                <table:data-pilot-member table:name="15046" table:display="true" table:show-details="true"/>
                <table:data-pilot-member table:name="17480" table:display="true" table:show-details="true"/>
                <table:data-pilot-member table:name="20123" table:display="true" table:show-details="true"/>
                <table:data-pilot-member table:name="21242" table:display="true" table:show-details="true"/>
                <table:data-pilot-member table:name="21842" table:display="true" table:show-details="true"/>
                <table:data-pilot-member table:name="25239" table:display="true" table:show-details="true"/>
                <table:data-pilot-member table:name="27986" table:display="true" table:show-details="true"/>
                <table:data-pilot-member table:name="28468" table:display="true" table:show-details="true"/>
                <table:data-pilot-member table:name="29067" table:display="true" table:show-details="true"/>
                <table:data-pilot-member table:name="32879" table:display="true" table:show-details="true"/>
                <table:data-pilot-member table:name="32950" table:display="true" table:show-details="true"/>
                <table:data-pilot-member table:name="36353" table:display="true" table:show-details="true"/>
                <table:data-pilot-member table:name="37449" table:display="true" table:show-details="true"/>
                <table:data-pilot-member table:name="39276" table:display="true" table:show-details="true"/>
                <table:data-pilot-member table:name="39553" table:display="true" table:show-details="true"/>
                <table:data-pilot-member table:name="40884" table:display="true" table:show-details="true"/>
                <table:data-pilot-member table:name="41494" table:display="true" table:show-details="true"/>
                <table:data-pilot-member table:name="42917" table:display="true" table:show-details="true"/>
                <table:data-pilot-member table:name="42939" table:display="true" table:show-details="true"/>
                <table:data-pilot-member table:name="43450" table:display="true" table:show-details="true"/>
                <table:data-pilot-member table:name="43496" table:display="true" table:show-details="true"/>
                <table:data-pilot-member table:name="43635" table:display="true" table:show-details="true"/>
                <table:data-pilot-member table:name="47621" table:display="true" table:show-details="true"/>
                <table:data-pilot-member table:name="53593" table:display="true" table:show-details="true"/>
                <table:data-pilot-member table:name="71160" table:display="true" table:show-details="true"/>
                <table:data-pilot-member table:name="92089" table:display="true" table:show-details="true"/>
                <table:data-pilot-member table:name="99835" table:display="true" table:show-details="true"/>
                <table:data-pilot-member table:name="116671" table:display="true" table:show-details="true"/>
                <table:data-pilot-member table:name="144284" table:display="true" table:show-details="true"/>
                <table:data-pilot-member table:name="152278" table:display="true" table:show-details="true"/>
                <table:data-pilot-member table:name="174735" table:display="true" table:show-details="true"/>
                <table:data-pilot-member table:name="203481" table:display="true" table:show-details="true"/>
                <table:data-pilot-member table:name="206653" table:display="true" table:show-details="true"/>
                <table:data-pilot-member table:name="239698" table:display="true" table:show-details="true"/>
                <table:data-pilot-member table:name="248453" table:display="true" table:show-details="true"/>
                <table:data-pilot-member table:name="272284" table:display="true" table:show-details="true"/>
                <table:data-pilot-member table:name="290137" table:display="true" table:show-details="true"/>
                <table:data-pilot-member table:name="302609" table:display="true" table:show-details="true"/>
                <table:data-pilot-member table:name="324358" table:display="true" table:show-details="true"/>
                <table:data-pilot-member table:name="328312" table:display="true" table:show-details="true"/>
                <table:data-pilot-member table:name="347966" table:display="true" table:show-details="true"/>
                <table:data-pilot-member table:name="348377" table:display="true" table:show-details="true"/>
                <table:data-pilot-member table:name="360600" table:display="true" table:show-details="true"/>
                <table:data-pilot-member table:name="362755" table:display="true" table:show-details="true"/>
                <table:data-pilot-member table:name="368904" table:display="true" table:show-details="true"/>
                <table:data-pilot-member table:name="370827" table:display="true" table:show-details="true"/>
                <table:data-pilot-member table:name="3725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fsyes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6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84" table:display="true" table:show-details="true"/>
                <table:data-pilot-member table:name="108" table:display="true" table:show-details="true"/>
                <table:data-pilot-member table:name="110" table:display="true" table:show-details="true"/>
                <table:data-pilot-member table:name="126" table:display="true" table:show-details="true"/>
                <table:data-pilot-member table:name="128" table:display="true" table:show-details="true"/>
                <table:data-pilot-member table:name="146" table:display="true" table:show-details="true"/>
                <table:data-pilot-member table:name="170" table:display="true" table:show-details="true"/>
                <table:data-pilot-member table:name="181" table:display="true" table:show-details="true"/>
                <table:data-pilot-member table:name="203" table:display="true" table:show-details="true"/>
                <table:data-pilot-member table:name="236" table:display="true" table:show-details="true"/>
                <table:data-pilot-member table:name="238" table:display="true" table:show-details="true"/>
                <table:data-pilot-member table:name="242" table:display="true" table:show-details="true"/>
                <table:data-pilot-member table:name="255" table:display="true" table:show-details="true"/>
                <table:data-pilot-member table:name="287" table:display="true" table:show-details="true"/>
                <table:data-pilot-member table:name="340" table:display="true" table:show-details="true"/>
                <table:data-pilot-member table:name="356" table:display="true" table:show-details="true"/>
                <table:data-pilot-member table:name="362" table:display="true" table:show-details="true"/>
                <table:data-pilot-member table:name="395" table:display="true" table:show-details="true"/>
                <table:data-pilot-member table:name="408" table:display="true" table:show-details="true"/>
                <table:data-pilot-member table:name="417" table:display="true" table:show-details="true"/>
                <table:data-pilot-member table:name="444" table:display="true" table:show-details="true"/>
                <table:data-pilot-member table:name="469" table:display="true" table:show-details="true"/>
                <table:data-pilot-member table:name="472" table:display="true" table:show-details="true"/>
                <table:data-pilot-member table:name="478" table:display="true" table:show-details="true"/>
                <table:data-pilot-member table:name="489" table:display="true" table:show-details="true"/>
                <table:data-pilot-member table:name="495" table:display="true" table:show-details="true"/>
                <table:data-pilot-member table:name="504" table:display="true" table:show-details="true"/>
                <table:data-pilot-member table:name="509" table:display="true" table:show-details="true"/>
                <table:data-pilot-member table:name="514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650" table:display="true" table:show-details="true"/>
                <table:data-pilot-member table:name="691" table:display="true" table:show-details="true"/>
                <table:data-pilot-member table:name="696" table:display="true" table:show-details="true"/>
                <table:data-pilot-member table:name="868" table:display="true" table:show-details="true"/>
                <table:data-pilot-member table:name="937" table:display="true" table:show-details="true"/>
                <table:data-pilot-member table:name="997" table:display="true" table:show-details="true"/>
                <table:data-pilot-member table:name="1047" table:display="true" table:show-details="true"/>
                <table:data-pilot-member table:name="1222" table:display="true" table:show-details="true"/>
                <table:data-pilot-member table:name="1445" table:display="true" table:show-details="true"/>
                <table:data-pilot-member table:name="1511" table:display="true" table:show-details="true"/>
                <table:data-pilot-member table:name="1518" table:display="true" table:show-details="true"/>
                <table:data-pilot-member table:name="1595" table:display="true" table:show-details="true"/>
                <table:data-pilot-member table:name="1978" table:display="true" table:show-details="true"/>
                <table:data-pilot-member table:name="2151" table:display="true" table:show-details="true"/>
                <table:data-pilot-member table:name="2176" table:display="true" table:show-details="true"/>
                <table:data-pilot-member table:name="2433" table:display="true" table:show-details="true"/>
                <table:data-pilot-member table:name="2515" table:display="true" table:show-details="true"/>
                <table:data-pilot-member table:name="2715" table:display="true" table:show-details="true"/>
                <table:data-pilot-member table:name="2872" table:display="true" table:show-details="true"/>
                <table:data-pilot-member table:name="3119" table:display="true" table:show-details="true"/>
                <table:data-pilot-member table:name="3140" table:display="true" table:show-details="true"/>
                <table:data-pilot-member table:name="3273" table:display="true" table:show-details="true"/>
                <table:data-pilot-member table:name="3523" table:display="true" table:show-details="true"/>
                <table:data-pilot-member table:name="3555" table:display="true" table:show-details="true"/>
                <table:data-pilot-member table:name="3810" table:display="true" table:show-details="true"/>
                <table:data-pilot-member table:name="3813" table:display="true" table:show-details="true"/>
                <table:data-pilot-member table:name="3816" table:display="true" table:show-details="true"/>
                <table:data-pilot-member table:name="3925" table:display="true" table:show-details="true"/>
                <table:data-pilot-member table:name="3991" table:display="true" table:show-details="true"/>
                <table:data-pilot-member table:name="4018" table:display="true" table:show-details="true"/>
                <table:data-pilot-member table:name="4026" table:display="true" table:show-details="true"/>
                <table:data-pilot-member table:name="4028" table:display="true" table:show-details="true"/>
                <table:data-pilot-member table:name="4030" table:display="true" table:show-details="true"/>
                <table:data-pilot-member table:name="4045" table:display="true" table:show-details="true"/>
                <table:data-pilot-member table:name="4323" table:display="true" table:show-details="true"/>
                <table:data-pilot-member table:name="5428" table:display="true" table:show-details="true"/>
                <table:data-pilot-member table:name="5937" table:display="true" table:show-details="true"/>
                <table:data-pilot-member table:name="6204" table:display="true" table:show-details="true"/>
                <table:data-pilot-member table:name="7867" table:display="true" table:show-details="true"/>
                <table:data-pilot-member table:name="8282" table:display="true" table:show-details="true"/>
                <table:data-pilot-member table:name="9343" table:display="true" table:show-details="true"/>
                <table:data-pilot-member table:name="10293" table:display="true" table:show-details="true"/>
                <table:data-pilot-member table:name="12957" table:display="true" table:show-details="true"/>
                <table:data-pilot-member table:name="13128" table:display="true" table:show-details="true"/>
                <table:data-pilot-member table:name="13648" table:display="true" table:show-details="true"/>
                <table:data-pilot-member table:name="16021" table:display="true" table:show-details="true"/>
                <table:data-pilot-member table:name="17700" table:display="true" table:show-details="true"/>
                <table:data-pilot-member table:name="19151" table:display="true" table:show-details="true"/>
                <table:data-pilot-member table:name="19602" table:display="true" table:show-details="true"/>
                <table:data-pilot-member table:name="20722" table:display="true" table:show-details="true"/>
                <table:data-pilot-member table:name="21464" table:display="true" table:show-details="true"/>
                <table:data-pilot-member table:name="22262" table:display="true" table:show-details="true"/>
                <table:data-pilot-member table:name="25024" table:display="true" table:show-details="true"/>
                <table:data-pilot-member table:name="25026" table:display="true" table:show-details="true"/>
                <table:data-pilot-member table:name="27452" table:display="true" table:show-details="true"/>
                <table:data-pilot-member table:name="27604" table:display="true" table:show-details="true"/>
                <table:data-pilot-member table:name="27992" table:display="true" table:show-details="true"/>
                <table:data-pilot-member table:name="29482" table:display="true" table:show-details="true"/>
                <table:data-pilot-member table:name="30210" table:display="true" table:show-details="true"/>
                <table:data-pilot-member table:name="31019" table:display="true" table:show-details="true"/>
                <table:data-pilot-member table:name="31428" table:display="true" table:show-details="true"/>
                <table:data-pilot-member table:name="31920" table:display="true" table:show-details="true"/>
                <table:data-pilot-member table:name="32098" table:display="true" table:show-details="true"/>
                <table:data-pilot-member table:name="32263" table:display="true" table:show-details="true"/>
                <table:data-pilot-member table:name="32351" table:display="true" table:show-details="true"/>
                <table:data-pilot-member table:name="37722" table:display="true" table:show-details="true"/>
                <table:data-pilot-member table:name="47304" table:display="true" table:show-details="true"/>
                <table:data-pilot-member table:name="50440" table:display="true" table:show-details="true"/>
                <table:data-pilot-member table:name="66102" table:display="true" table:show-details="true"/>
                <table:data-pilot-member table:name="79270" table:display="true" table:show-details="true"/>
                <table:data-pilot-member table:name="84102" table:display="true" table:show-details="true"/>
                <table:data-pilot-member table:name="104746" table:display="true" table:show-details="true"/>
                <table:data-pilot-member table:name="112564" table:display="true" table:show-details="true"/>
                <table:data-pilot-member table:name="127018" table:display="true" table:show-details="true"/>
                <table:data-pilot-member table:name="143480" table:display="true" table:show-details="true"/>
                <table:data-pilot-member table:name="150278" table:display="true" table:show-details="true"/>
                <table:data-pilot-member table:name="173225" table:display="true" table:show-details="true"/>
                <table:data-pilot-member table:name="173721" table:display="true" table:show-details="true"/>
                <table:data-pilot-member table:name="195653" table:display="true" table:show-details="true"/>
                <table:data-pilot-member table:name="200305" table:display="true" table:show-details="true"/>
                <table:data-pilot-member table:name="215447" table:display="true" table:show-details="true"/>
                <table:data-pilot-member table:name="222256" table:display="true" table:show-details="true"/>
                <table:data-pilot-member table:name="232700" table:display="true" table:show-details="true"/>
                <table:data-pilot-member table:name="237691" table:display="true" table:show-details="true"/>
                <table:data-pilot-member table:name="245469" table:display="true" table:show-details="true"/>
                <table:data-pilot-member table:name="248366" table:display="true" table:show-details="true"/>
                <table:data-pilot-member table:name="254018" table:display="true" table:show-details="true"/>
                <table:data-pilot-member table:name="254894" table:display="true" table:show-details="true"/>
                <table:data-pilot-member table:name="258178" table:display="true" table:show-details="true"/>
                <table:data-pilot-member table:name="2586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c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7" table:display="true" table:show-details="true"/>
                <table:data-pilot-member table:name="71" table:display="true" table:show-details="true"/>
                <table:data-pilot-member table:name="8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17" table:display="true" table:show-details="true"/>
                <table:data-pilot-member table:name="125" table:display="true" table:show-details="true"/>
                <table:data-pilot-member table:name="152" table:display="true" table:show-details="true"/>
                <table:data-pilot-member table:name="173" table:display="true" table:show-details="true"/>
                <table:data-pilot-member table:name="20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45" table:display="true" table:show-details="true"/>
                <table:data-pilot-member table:name="260" table:display="true" table:show-details="true"/>
                <table:data-pilot-member table:name="294" table:display="true" table:show-details="true"/>
                <table:data-pilot-member table:name="322" table:display="true" table:show-details="true"/>
                <table:data-pilot-member table:name="337" table:display="true" table:show-details="true"/>
                <table:data-pilot-member table:name="350" table:display="true" table:show-details="true"/>
                <table:data-pilot-member table:name="370" table:display="true" table:show-details="true"/>
                <table:data-pilot-member table:name="387" table:display="true" table:show-details="true"/>
                <table:data-pilot-member table:name="401" table:display="true" table:show-details="true"/>
                <table:data-pilot-member table:name="440" table:display="true" table:show-details="true"/>
                <table:data-pilot-member table:name="444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64" table:display="true" table:show-details="true"/>
                <table:data-pilot-member table:name="476" table:display="true" table:show-details="true"/>
                <table:data-pilot-member table:name="506" table:display="true" table:show-details="true"/>
                <table:data-pilot-member table:name="544" table:display="true" table:show-details="true"/>
                <table:data-pilot-member table:name="606" table:display="true" table:show-details="true"/>
                <table:data-pilot-member table:name="630" table:display="true" table:show-details="true"/>
                <table:data-pilot-member table:name="817" table:display="true" table:show-details="true"/>
                <table:data-pilot-member table:name="832" table:display="true" table:show-details="true"/>
                <table:data-pilot-member table:name="930" table:display="true" table:show-details="true"/>
                <table:data-pilot-member table:name="1049" table:display="true" table:show-details="true"/>
                <table:data-pilot-member table:name="1292" table:display="true" table:show-details="true"/>
                <table:data-pilot-member table:name="1408" table:display="true" table:show-details="true"/>
                <table:data-pilot-member table:name="1425" table:display="true" table:show-details="true"/>
                <table:data-pilot-member table:name="1470" table:display="true" table:show-details="true"/>
                <table:data-pilot-member table:name="1600" table:display="true" table:show-details="true"/>
                <table:data-pilot-member table:name="1848" table:display="true" table:show-details="true"/>
                <table:data-pilot-member table:name="2072" table:display="true" table:show-details="true"/>
                <table:data-pilot-member table:name="2091" table:display="true" table:show-details="true"/>
                <table:data-pilot-member table:name="2370" table:display="true" table:show-details="true"/>
                <table:data-pilot-member table:name="2448" table:display="true" table:show-details="true"/>
                <table:data-pilot-member table:name="2674" table:display="true" table:show-details="true"/>
                <table:data-pilot-member table:name="2740" table:display="true" table:show-details="true"/>
                <table:data-pilot-member table:name="2778" table:display="true" table:show-details="true"/>
                <table:data-pilot-member table:name="2903" table:display="true" table:show-details="true"/>
                <table:data-pilot-member table:name="3050" table:display="true" table:show-details="true"/>
                <table:data-pilot-member table:name="3342" table:display="true" table:show-details="true"/>
                <table:data-pilot-member table:name="3516" table:display="true" table:show-details="true"/>
                <table:data-pilot-member table:name="3792" table:display="true" table:show-details="true"/>
                <table:data-pilot-member table:name="3821" table:display="true" table:show-details="true"/>
                <table:data-pilot-member table:name="3913" table:display="true" table:show-details="true"/>
                <table:data-pilot-member table:name="3950" table:display="true" table:show-details="true"/>
                <table:data-pilot-member table:name="4169" table:display="true" table:show-details="true"/>
                <table:data-pilot-member table:name="4297" table:display="true" table:show-details="true"/>
                <table:data-pilot-member table:name="4386" table:display="true" table:show-details="true"/>
                <table:data-pilot-member table:name="5273" table:display="true" table:show-details="true"/>
                <table:data-pilot-member table:name="5901" table:display="true" table:show-details="true"/>
                <table:data-pilot-member table:name="6824" table:display="true" table:show-details="true"/>
                <table:data-pilot-member table:name="8560" table:display="true" table:show-details="true"/>
                <table:data-pilot-member table:name="8849" table:display="true" table:show-details="true"/>
                <table:data-pilot-member table:name="9233" table:display="true" table:show-details="true"/>
                <table:data-pilot-member table:name="10585" table:display="true" table:show-details="true"/>
                <table:data-pilot-member table:name="12760" table:display="true" table:show-details="true"/>
                <table:data-pilot-member table:name="12894" table:display="true" table:show-details="true"/>
                <table:data-pilot-member table:name="15157" table:display="true" table:show-details="true"/>
                <table:data-pilot-member table:name="16602" table:display="true" table:show-details="true"/>
                <table:data-pilot-member table:name="17849" table:display="true" table:show-details="true"/>
                <table:data-pilot-member table:name="17873" table:display="true" table:show-details="true"/>
                <table:data-pilot-member table:name="18248" table:display="true" table:show-details="true"/>
                <table:data-pilot-member table:name="20324" table:display="true" table:show-details="true"/>
                <table:data-pilot-member table:name="23117" table:display="true" table:show-details="true"/>
                <table:data-pilot-member table:name="23876" table:display="true" table:show-details="true"/>
                <table:data-pilot-member table:name="25174" table:display="true" table:show-details="true"/>
                <table:data-pilot-member table:name="25874" table:display="true" table:show-details="true"/>
                <table:data-pilot-member table:name="28073" table:display="true" table:show-details="true"/>
                <table:data-pilot-member table:name="28546" table:display="true" table:show-details="true"/>
                <table:data-pilot-member table:name="30005" table:display="true" table:show-details="true"/>
                <table:data-pilot-member table:name="32102" table:display="true" table:show-details="true"/>
                <table:data-pilot-member table:name="32427" table:display="true" table:show-details="true"/>
                <table:data-pilot-member table:name="33898" table:display="true" table:show-details="true"/>
                <table:data-pilot-member table:name="34464" table:display="true" table:show-details="true"/>
                <table:data-pilot-member table:name="34887" table:display="true" table:show-details="true"/>
                <table:data-pilot-member table:name="35454" table:display="true" table:show-details="true"/>
                <table:data-pilot-member table:name="44409" table:display="true" table:show-details="true"/>
                <table:data-pilot-member table:name="56834" table:display="true" table:show-details="true"/>
                <table:data-pilot-member table:name="58689" table:display="true" table:show-details="true"/>
                <table:data-pilot-member table:name="71526" table:display="true" table:show-details="true"/>
                <table:data-pilot-member table:name="88060" table:display="true" table:show-details="true"/>
                <table:data-pilot-member table:name="106335" table:display="true" table:show-details="true"/>
                <table:data-pilot-member table:name="118786" table:display="true" table:show-details="true"/>
                <table:data-pilot-member table:name="127269" table:display="true" table:show-details="true"/>
                <table:data-pilot-member table:name="149175" table:display="true" table:show-details="true"/>
                <table:data-pilot-member table:name="168236" table:display="true" table:show-details="true"/>
                <table:data-pilot-member table:name="171321" table:display="true" table:show-details="true"/>
                <table:data-pilot-member table:name="192195" table:display="true" table:show-details="true"/>
                <table:data-pilot-member table:name="211265" table:display="true" table:show-details="true"/>
                <table:data-pilot-member table:name="214764" table:display="true" table:show-details="true"/>
                <table:data-pilot-member table:name="235885" table:display="true" table:show-details="true"/>
                <table:data-pilot-member table:name="248726" table:display="true" table:show-details="true"/>
                <table:data-pilot-member table:name="254114" table:display="true" table:show-details="true"/>
                <table:data-pilot-member table:name="268351" table:display="true" table:show-details="true"/>
                <table:data-pilot-member table:name="276617" table:display="true" table:show-details="true"/>
                <table:data-pilot-member table:name="279332" table:display="true" table:show-details="true"/>
                <table:data-pilot-member table:name="290116" table:display="true" table:show-details="true"/>
                <table:data-pilot-member table:name="2902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pyesavg" table:orientation="data" table:used-hierarchy="0" table:function="average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7,5" table:display="true" table:show-details="true"/>
                <table:data-pilot-member table:name="9" table:display="true" table:show-details="true"/>
                <table:data-pilot-member table:name="9,5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,25" table:display="true" table:show-details="true"/>
                <table:data-pilot-member table:name="13" table:display="true" table:show-details="true"/>
                <table:data-pilot-member table:name="14,6666666666667" table:display="true" table:show-details="true"/>
                <table:data-pilot-member table:name="15" table:display="true" table:show-details="true"/>
                <table:data-pilot-member table:name="16,6666666666667" table:display="true" table:show-details="true"/>
                <table:data-pilot-member table:name="17,1666666666667" table:display="true" table:show-details="true"/>
                <table:data-pilot-member table:name="17,3333333333333" table:display="true" table:show-details="true"/>
                <table:data-pilot-member table:name="18,6666666666667" table:display="true" table:show-details="true"/>
                <table:data-pilot-member table:name="20" table:display="true" table:show-details="true"/>
                <table:data-pilot-member table:name="20,4444444444444" table:display="true" table:show-details="true"/>
                <table:data-pilot-member table:name="22" table:display="true" table:show-details="true"/>
                <table:data-pilot-member table:name="22,1" table:display="true" table:show-details="true"/>
                <table:data-pilot-member table:name="22,5" table:display="true" table:show-details="true"/>
                <table:data-pilot-member table:name="22,75" table:display="true" table:show-details="true"/>
                <table:data-pilot-member table:name="25,5" table:display="true" table:show-details="true"/>
                <table:data-pilot-member table:name="26,25" table:display="true" table:show-details="true"/>
                <table:data-pilot-member table:name="26,5833333333333" table:display="true" table:show-details="true"/>
                <table:data-pilot-member table:name="26,8947368421053" table:display="true" table:show-details="true"/>
                <table:data-pilot-member table:name="27,7368421052632" table:display="true" table:show-details="true"/>
                <table:data-pilot-member table:name="28,8125" table:display="true" table:show-details="true"/>
                <table:data-pilot-member table:name="30,8125" table:display="true" table:show-details="true"/>
                <table:data-pilot-member table:name="31,6071428571429" table:display="true" table:show-details="true"/>
                <table:data-pilot-member table:name="32,6" table:display="true" table:show-details="true"/>
                <table:data-pilot-member table:name="32,8571428571429" table:display="true" table:show-details="true"/>
                <table:data-pilot-member table:name="32,9736842105263" table:display="true" table:show-details="true"/>
                <table:data-pilot-member table:name="35,75" table:display="true" table:show-details="true"/>
                <table:data-pilot-member table:name="35,8181818181818" table:display="true" table:show-details="true"/>
                <table:data-pilot-member table:name="36,3" table:display="true" table:show-details="true"/>
                <table:data-pilot-member table:name="38,2878787878788" table:display="true" table:show-details="true"/>
                <table:data-pilot-member table:name="38,4545454545455" table:display="true" table:show-details="true"/>
                <table:data-pilot-member table:name="39,1060606060606" table:display="true" table:show-details="true"/>
                <table:data-pilot-member table:name="41,6" table:display="true" table:show-details="true"/>
                <table:data-pilot-member table:name="42" table:display="true" table:show-details="true"/>
                <table:data-pilot-member table:name="42,7636363636364" table:display="true" table:show-details="true"/>
                <table:data-pilot-member table:name="44,1186440677966" table:display="true" table:show-details="true"/>
                <table:data-pilot-member table:name="44,6269841269841" table:display="true" table:show-details="true"/>
                <table:data-pilot-member table:name="44,9545454545455" table:display="true" table:show-details="true"/>
                <table:data-pilot-member table:name="46,3333333333333" table:display="true" table:show-details="true"/>
                <table:data-pilot-member table:name="49,3666666666667" table:display="true" table:show-details="true"/>
                <table:data-pilot-member table:name="49,4152542372881" table:display="true" table:show-details="true"/>
                <table:data-pilot-member table:name="50,7738095238095" table:display="true" table:show-details="true"/>
                <table:data-pilot-member table:name="50,8050847457627" table:display="true" table:show-details="true"/>
                <table:data-pilot-member table:name="51,1588235294118" table:display="true" table:show-details="true"/>
                <table:data-pilot-member table:name="55,8940677966102" table:display="true" table:show-details="true"/>
                <table:data-pilot-member table:name="57,2126582278481" table:display="true" table:show-details="true"/>
                <table:data-pilot-member table:name="58,1490196078431" table:display="true" table:show-details="true"/>
                <table:data-pilot-member table:name="59,287037037037" table:display="true" table:show-details="true"/>
                <table:data-pilot-member table:name="61,5135135135135" table:display="true" table:show-details="true"/>
                <table:data-pilot-member table:name="62,2857142857143" table:display="true" table:show-details="true"/>
                <table:data-pilot-member table:name="62,5264976958525" table:display="true" table:show-details="true"/>
                <table:data-pilot-member table:name="64,2415384615385" table:display="true" table:show-details="true"/>
                <table:data-pilot-member table:name="67,0220385674931" table:display="true" table:show-details="true"/>
                <table:data-pilot-member table:name="70,570111915734" table:display="true" table:show-details="true"/>
                <table:data-pilot-member table:name="71,390243902439" table:display="true" table:show-details="true"/>
                <table:data-pilot-member table:name="71,9109589041096" table:display="true" table:show-details="true"/>
                <table:data-pilot-member table:name="73,8098098098098" table:display="true" table:show-details="true"/>
                <table:data-pilot-member table:name="78,5" table:display="true" table:show-details="true"/>
                <table:data-pilot-member table:name="78,632790789996" table:display="true" table:show-details="true"/>
                <table:data-pilot-member table:name="79,67578125" table:display="true" table:show-details="true"/>
                <table:data-pilot-member table:name="84,4313984168865" table:display="true" table:show-details="true"/>
                <table:data-pilot-member table:name="86,8633879781421" table:display="true" table:show-details="true"/>
                <table:data-pilot-member table:name="88,1372549019608" table:display="true" table:show-details="true"/>
                <table:data-pilot-member table:name="88,4143564356436" table:display="true" table:show-details="true"/>
                <table:data-pilot-member table:name="93,9856527977045" table:display="true" table:show-details="true"/>
                <table:data-pilot-member table:name="97,6725865209472" table:display="true" table:show-details="true"/>
                <table:data-pilot-member table:name="100,328530259366" table:display="true" table:show-details="true"/>
                <table:data-pilot-member table:name="104,883817427386" table:display="true" table:show-details="true"/>
                <table:data-pilot-member table:name="108,363636363636" table:display="true" table:show-details="true"/>
                <table:data-pilot-member table:name="111,948421052632" table:display="true" table:show-details="true"/>
                <table:data-pilot-member table:name="112,209677419355" table:display="true" table:show-details="true"/>
                <table:data-pilot-member table:name="114,098640531141" table:display="true" table:show-details="true"/>
                <table:data-pilot-member table:name="115,113005719127" table:display="true" table:show-details="true"/>
                <table:data-pilot-member table:name="125,835570469799" table:display="true" table:show-details="true"/>
                <table:data-pilot-member table:name="130,986666666667" table:display="true" table:show-details="true"/>
                <table:data-pilot-member table:name="132,521496815287" table:display="true" table:show-details="true"/>
                <table:data-pilot-member table:name="132,88889688422" table:display="true" table:show-details="true"/>
                <table:data-pilot-member table:name="133,866455409688" table:display="true" table:show-details="true"/>
                <table:data-pilot-member table:name="134,230769230769" table:display="true" table:show-details="true"/>
                <table:data-pilot-member table:name="147,696569920844" table:display="true" table:show-details="true"/>
                <table:data-pilot-member table:name="150,959459459459" table:display="true" table:show-details="true"/>
                <table:data-pilot-member table:name="153,983799632262" table:display="true" table:show-details="true"/>
                <table:data-pilot-member table:name="156,070609535305" table:display="true" table:show-details="true"/>
                <table:data-pilot-member table:name="157,225722213155" table:display="true" table:show-details="true"/>
                <table:data-pilot-member table:name="161,615384615385" table:display="true" table:show-details="true"/>
                <table:data-pilot-member table:name="162,876712328767" table:display="true" table:show-details="true"/>
                <table:data-pilot-member table:name="169,31884057971" table:display="true" table:show-details="true"/>
                <table:data-pilot-member table:name="177,044742729306" table:display="true" table:show-details="true"/>
                <table:data-pilot-member table:name="178,731733876633" table:display="true" table:show-details="true"/>
                <table:data-pilot-member table:name="180,923076923077" table:display="true" table:show-details="true"/>
                <table:data-pilot-member table:name="183,601409648803" table:display="true" table:show-details="true"/>
                <table:data-pilot-member table:name="184,19340974212" table:display="true" table:show-details="true"/>
                <table:data-pilot-member table:name="185,461538461538" table:display="true" table:show-details="true"/>
                <table:data-pilot-member table:name="194,986301369863" table:display="true" table:show-details="true"/>
                <table:data-pilot-member table:name="207,078881500771" table:display="true" table:show-details="true"/>
                <table:data-pilot-member table:name="207,215533980583" table:display="true" table:show-details="true"/>
                <table:data-pilot-member table:name="213,325711662075" table:display="true" table:show-details="true"/>
                <table:data-pilot-member table:name="213,800306630893" table:display="true" table:show-details="true"/>
                <table:data-pilot-member table:name="215,444444444444" table:display="true" table:show-details="true"/>
                <table:data-pilot-member table:name="225,821917808219" table:display="true" table:show-details="true"/>
                <table:data-pilot-member table:name="226,75" table:display="true" table:show-details="true"/>
                <table:data-pilot-member table:name="228,263940520446" table:display="true" table:show-details="true"/>
                <table:data-pilot-member table:name="239,045080514246" table:display="true" table:show-details="true"/>
                <table:data-pilot-member table:name="246,514675278077" table:display="true" table:show-details="true"/>
                <table:data-pilot-member table:name="247,936170212766" table:display="true" table:show-details="true"/>
                <table:data-pilot-member table:name="249,728585178056" table:display="true" table:show-details="true"/>
                <table:data-pilot-member table:name="250,40347826087" table:display="true" table:show-details="true"/>
                <table:data-pilot-member table:name="264,714285714286" table:display="true" table:show-details="true"/>
                <table:data-pilot-member table:name="275,31335019674" table:display="true" table:show-details="true"/>
                <table:data-pilot-member table:name="275,452991452991" table:display="true" table:show-details="true"/>
                <table:data-pilot-member table:name="276,75" table:display="true" table:show-details="true"/>
                <table:data-pilot-member table:name="285,58466819222" table:display="true" table:show-details="true"/>
                <table:data-pilot-member table:name="289,906534325889" table:display="true" table:show-details="true"/>
                <table:data-pilot-member table:name="298,246153846154" table:display="true" table:show-details="true"/>
                <table:data-pilot-member table:name="306,050505050505" table:display="true" table:show-details="true"/>
                <table:data-pilot-member table:name="315,964197678333" table:display="true" table:show-details="true"/>
                <table:data-pilot-member table:name="325,834537752305" table:display="true" table:show-details="true"/>
                <table:data-pilot-member table:name="329,34714245363" table:display="true" table:show-details="true"/>
                <table:data-pilot-member table:name="344,5" table:display="true" table:show-details="true"/>
                <table:data-pilot-member table:name="347,409090909091" table:display="true" table:show-details="true"/>
                <table:data-pilot-member table:name="348,42671009772" table:display="true" table:show-details="true"/>
                <table:data-pilot-member table:name="355,085485714286" table:display="true" table:show-details="true"/>
                <table:data-pilot-member table:name="363,139589100976" table:display="true" table:show-details="true"/>
                <table:data-pilot-member table:name="372,274193548387" table:display="true" table:show-details="true"/>
                <table:data-pilot-member table:name="372,581519419548" table:display="true" table:show-details="true"/>
                <table:data-pilot-member table:name="377,066365545386" table:display="true" table:show-details="true"/>
                <table:data-pilot-member table:name="380,235294117647" table:display="true" table:show-details="true"/>
                <table:data-pilot-member table:name="396,026315789474" table:display="true" table:show-details="true"/>
                <table:data-pilot-member table:name="415,398443347842" table:display="true" table:show-details="true"/>
                <table:data-pilot-member table:name="418,589263928426" table:display="true" table:show-details="true"/>
                <table:data-pilot-member table:name="424,60260776826" table:display="true" table:show-details="true"/>
                <table:data-pilot-member table:name="458,071428571429" table:display="true" table:show-details="true"/>
                <table:data-pilot-member table:name="458,649621965778" table:display="true" table:show-details="true"/>
                <table:data-pilot-member table:name="463,675675675676" table:display="true" table:show-details="true"/>
                <table:data-pilot-member table:name="474,736858671703" table:display="true" table:show-details="true"/>
                <table:data-pilot-member table:name="477,102557863682" table:display="true" table:show-details="true"/>
                <table:data-pilot-member table:name="523,13579277865" table:display="true" table:show-details="true"/>
                <table:data-pilot-member table:name="529,560338899128" table:display="true" table:show-details="true"/>
                <table:data-pilot-member table:name="536,948512724229" table:display="true" table:show-details="true"/>
                <table:data-pilot-member table:name="565,208185053381" table:display="true" table:show-details="true"/>
                <table:data-pilot-member table:name="569,582843713279" table:display="true" table:show-details="true"/>
                <table:data-pilot-member table:name="584,914400651798" table:display="true" table:show-details="true"/>
                <table:data-pilot-member table:name="601,633720930233" table:display="true" table:show-details="true"/>
                <table:data-pilot-member table:name="604,658841542274" table:display="true" table:show-details="true"/>
                <table:data-pilot-member table:name="639,079646017699" table:display="true" table:show-details="true"/>
                <table:data-pilot-member table:name="639,46532028727" table:display="true" table:show-details="true"/>
                <table:data-pilot-member table:name="644,090435788662" table:display="true" table:show-details="true"/>
                <table:data-pilot-member table:name="655,607709750567" table:display="true" table:show-details="true"/>
                <table:data-pilot-member table:name="674,115732103245" table:display="true" table:show-details="true"/>
                <table:data-pilot-member table:name="708,02333542933" table:display="true" table:show-details="true"/>
                <table:data-pilot-member table:name="732,195188734598" table:display="true" table:show-details="true"/>
                <table:data-pilot-member table:name="749,180867059473" table:display="true" table:show-details="true"/>
                <table:data-pilot-member table:name="764,932775427626" table:display="true" table:show-details="true"/>
                <table:data-pilot-member table:name="771,416666666667" table:display="true" table:show-details="true"/>
                <table:data-pilot-member table:name="808,383783783784" table:display="true" table:show-details="true"/>
                <table:data-pilot-member table:name="820,716635436186" table:display="true" table:show-details="true"/>
                <table:data-pilot-member table:name="825,610327980701" table:display="true" table:show-details="true"/>
                <table:data-pilot-member table:name="845,61333791681" table:display="true" table:show-details="true"/>
                <table:data-pilot-member table:name="900,695737663508" table:display="true" table:show-details="true"/>
                <table:data-pilot-member table:name="918,481044845123" table:display="true" table:show-details="true"/>
                <table:data-pilot-member table:name="929,943383199079" table:display="true" table:show-details="true"/>
                <table:data-pilot-member table:name="967,853002715331" table:display="true" table:show-details="true"/>
                <table:data-pilot-member table:name="974,013354281226" table:display="true" table:show-details="true"/>
                <table:data-pilot-member table:name="1005,7797752809" table:display="true" table:show-details="true"/>
                <table:data-pilot-member table:name="1027,14225132232" table:display="true" table:show-details="true"/>
                <table:data-pilot-member table:name="1050,1127048462" table:display="true" table:show-details="true"/>
                <table:data-pilot-member table:name="1057,93565447334" table:display="true" table:show-details="true"/>
                <table:data-pilot-member table:name="1133,07973779474" table:display="true" table:show-details="true"/>
                <table:data-pilot-member table:name="1134,64443794194" table:display="true" table:show-details="true"/>
                <table:data-pilot-member table:name="1160,91666666667" table:display="true" table:show-details="true"/>
                <table:data-pilot-member table:name="1237,92218571769" table:display="true" table:show-details="true"/>
                <table:data-pilot-member table:name="1245,87003658309" table:display="true" table:show-details="true"/>
                <table:data-pilot-member table:name="1292,47217537943" table:display="true" table:show-details="true"/>
                <table:data-pilot-member table:name="1345,51734331669" table:display="true" table:show-details="true"/>
                <table:data-pilot-member table:name="1350,27004552352" table:display="true" table:show-details="true"/>
                <table:data-pilot-member table:name="1442,67608804402" table:display="true" table:show-details="true"/>
                <table:data-pilot-member table:name="1471,37722651064" table:display="true" table:show-details="true"/>
                <table:data-pilot-member table:name="1534,91401886274" table:display="true" table:show-details="true"/>
                <table:data-pilot-member table:name="1558,665359564" table:display="true" table:show-details="true"/>
                <table:data-pilot-member table:name="1601,18499312488" table:display="true" table:show-details="true"/>
                <table:data-pilot-member table:name="1654,81491712707" table:display="true" table:show-details="true"/>
                <table:data-pilot-member table:name="1743,84134047019" table:display="true" table:show-details="true"/>
                <table:data-pilot-member table:name="1824,11622953002" table:display="true" table:show-details="true"/>
                <table:data-pilot-member table:name="1883,30767992337" table:display="true" table:show-details="true"/>
                <table:data-pilot-member table:name="1992,03906507241" table:display="true" table:show-details="true"/>
                <table:data-pilot-member table:name="2088,3660607573" table:display="true" table:show-details="true"/>
                <table:data-pilot-member table:name="2175,14490910002" table:display="true" table:show-details="true"/>
                <table:data-pilot-member table:name="2328,55410866637" table:display="true" table:show-details="true"/>
                <table:data-pilot-member table:name="2457,17996262153" table:display="true" table:show-details="true"/>
                <table:data-pilot-member table:name="2967,5264528610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pnoavg" table:orientation="data" table:used-hierarchy="0" table:function="average">
            <table:data-pilot-level table:show-empty="false" calcext:repeat-item-labels="false">
              <table:data-pilot-members>
                <table:data-pilot-member table:name="63" table:display="true" table:show-details="true"/>
                <table:data-pilot-member table:name="77" table:display="true" table:show-details="true"/>
                <table:data-pilot-member table:name="84,5" table:display="true" table:show-details="true"/>
                <table:data-pilot-member table:name="89,5" table:display="true" table:show-details="true"/>
                <table:data-pilot-member table:name="97" table:display="true" table:show-details="true"/>
                <table:data-pilot-member table:name="101,5" table:display="true" table:show-details="true"/>
                <table:data-pilot-member table:name="110" table:display="true" table:show-details="true"/>
                <table:data-pilot-member table:name="111,333333333333" table:display="true" table:show-details="true"/>
                <table:data-pilot-member table:name="118" table:display="true" table:show-details="true"/>
                <table:data-pilot-member table:name="122,625" table:display="true" table:show-details="true"/>
                <table:data-pilot-member table:name="131,75" table:display="true" table:show-details="true"/>
                <table:data-pilot-member table:name="134,857142857143" table:display="true" table:show-details="true"/>
                <table:data-pilot-member table:name="137,333333333333" table:display="true" table:show-details="true"/>
                <table:data-pilot-member table:name="143" table:display="true" table:show-details="true"/>
                <table:data-pilot-member table:name="161,8" table:display="true" table:show-details="true"/>
                <table:data-pilot-member table:name="166,916666666667" table:display="true" table:show-details="true"/>
                <table:data-pilot-member table:name="179,026315789474" table:display="true" table:show-details="true"/>
                <table:data-pilot-member table:name="192,866666666667" table:display="true" table:show-details="true"/>
                <table:data-pilot-member table:name="215" table:display="true" table:show-details="true"/>
                <table:data-pilot-member table:name="228,448275862069" table:display="true" table:show-details="true"/>
                <table:data-pilot-member table:name="229,5625" table:display="true" table:show-details="true"/>
                <table:data-pilot-member table:name="235,5" table:display="true" table:show-details="true"/>
                <table:data-pilot-member table:name="240,367346938776" table:display="true" table:show-details="true"/>
                <table:data-pilot-member table:name="303,565217391304" table:display="true" table:show-details="true"/>
                <table:data-pilot-member table:name="311,216589861751" table:display="true" table:show-details="true"/>
                <table:data-pilot-member table:name="313,709401709402" table:display="true" table:show-details="true"/>
                <table:data-pilot-member table:name="318,052631578947" table:display="true" table:show-details="true"/>
                <table:data-pilot-member table:name="357" table:display="true" table:show-details="true"/>
                <table:data-pilot-member table:name="395,231818181818" table:display="true" table:show-details="true"/>
                <table:data-pilot-member table:name="411,958333333333" table:display="true" table:show-details="true"/>
                <table:data-pilot-member table:name="423,20202020202" table:display="true" table:show-details="true"/>
                <table:data-pilot-member table:name="432,085714285714" table:display="true" table:show-details="true"/>
                <table:data-pilot-member table:name="506,034271725826" table:display="true" table:show-details="true"/>
                <table:data-pilot-member table:name="521,5" table:display="true" table:show-details="true"/>
                <table:data-pilot-member table:name="545,805405405405" table:display="true" table:show-details="true"/>
                <table:data-pilot-member table:name="556,75" table:display="true" table:show-details="true"/>
                <table:data-pilot-member table:name="587,855263157895" table:display="true" table:show-details="true"/>
                <table:data-pilot-member table:name="638,28" table:display="true" table:show-details="true"/>
                <table:data-pilot-member table:name="643,562105263158" table:display="true" table:show-details="true"/>
                <table:data-pilot-member table:name="645,333333333333" table:display="true" table:show-details="true"/>
                <table:data-pilot-member table:name="701,684818481848" table:display="true" table:show-details="true"/>
                <table:data-pilot-member table:name="788,622222222222" table:display="true" table:show-details="true"/>
                <table:data-pilot-member table:name="813,413502109705" table:display="true" table:show-details="true"/>
                <table:data-pilot-member table:name="887,333333333333" table:display="true" table:show-details="true"/>
                <table:data-pilot-member table:name="910,144086021505" table:display="true" table:show-details="true"/>
                <table:data-pilot-member table:name="911,952380952381" table:display="true" table:show-details="true"/>
                <table:data-pilot-member table:name="926,611111111111" table:display="true" table:show-details="true"/>
                <table:data-pilot-member table:name="1024,63281863387" table:display="true" table:show-details="true"/>
                <table:data-pilot-member table:name="1049,33850931677" table:display="true" table:show-details="true"/>
                <table:data-pilot-member table:name="1170,20596590909" table:display="true" table:show-details="true"/>
                <table:data-pilot-member table:name="1183,2380952381" table:display="true" table:show-details="true"/>
                <table:data-pilot-member table:name="1190,41860465116" table:display="true" table:show-details="true"/>
                <table:data-pilot-member table:name="1282,91594644975" table:display="true" table:show-details="true"/>
                <table:data-pilot-member table:name="1340,46875" table:display="true" table:show-details="true"/>
                <table:data-pilot-member table:name="1371,35540838852" table:display="true" table:show-details="true"/>
                <table:data-pilot-member table:name="1425,33333333333" table:display="true" table:show-details="true"/>
                <table:data-pilot-member table:name="1472,176" table:display="true" table:show-details="true"/>
                <table:data-pilot-member table:name="1481,00337837838" table:display="true" table:show-details="true"/>
                <table:data-pilot-member table:name="1569,87128489095" table:display="true" table:show-details="true"/>
                <table:data-pilot-member table:name="1706,76825396825" table:display="true" table:show-details="true"/>
                <table:data-pilot-member table:name="1737,5" table:display="true" table:show-details="true"/>
                <table:data-pilot-member table:name="1805,66792972787" table:display="true" table:show-details="true"/>
                <table:data-pilot-member table:name="1834,98" table:display="true" table:show-details="true"/>
                <table:data-pilot-member table:name="1888,71886148596" table:display="true" table:show-details="true"/>
                <table:data-pilot-member table:name="1897,09826589595" table:display="true" table:show-details="true"/>
                <table:data-pilot-member table:name="2021,16826923077" table:display="true" table:show-details="true"/>
                <table:data-pilot-member table:name="2133,62303797468" table:display="true" table:show-details="true"/>
                <table:data-pilot-member table:name="2158,41463414634" table:display="true" table:show-details="true"/>
                <table:data-pilot-member table:name="2231,84036606751" table:display="true" table:show-details="true"/>
                <table:data-pilot-member table:name="2345,65714285714" table:display="true" table:show-details="true"/>
                <table:data-pilot-member table:name="2349,46425166826" table:display="true" table:show-details="true"/>
                <table:data-pilot-member table:name="2360,08888888889" table:display="true" table:show-details="true"/>
                <table:data-pilot-member table:name="2472,92812440736" table:display="true" table:show-details="true"/>
                <table:data-pilot-member table:name="2570,25" table:display="true" table:show-details="true"/>
                <table:data-pilot-member table:name="2592,01255263367" table:display="true" table:show-details="true"/>
                <table:data-pilot-member table:name="2596" table:display="true" table:show-details="true"/>
                <table:data-pilot-member table:name="2648,16538461538" table:display="true" table:show-details="true"/>
                <table:data-pilot-member table:name="2666,23452012384" table:display="true" table:show-details="true"/>
                <table:data-pilot-member table:name="2849,60814771395" table:display="true" table:show-details="true"/>
                <table:data-pilot-member table:name="2962,35235117116" table:display="true" table:show-details="true"/>
                <table:data-pilot-member table:name="2967,6511627907" table:display="true" table:show-details="true"/>
                <table:data-pilot-member table:name="2982,06" table:display="true" table:show-details="true"/>
                <table:data-pilot-member table:name="3028,29931972789" table:display="true" table:show-details="true"/>
                <table:data-pilot-member table:name="3228,30140186916" table:display="true" table:show-details="true"/>
                <table:data-pilot-member table:name="3258,81818181818" table:display="true" table:show-details="true"/>
                <table:data-pilot-member table:name="3347,93170303317" table:display="true" table:show-details="true"/>
                <table:data-pilot-member table:name="3374,74621212121" table:display="true" table:show-details="true"/>
                <table:data-pilot-member table:name="3482,63204747775" table:display="true" table:show-details="true"/>
                <table:data-pilot-member table:name="3576,43627775154" table:display="true" table:show-details="true"/>
                <table:data-pilot-member table:name="3709,95791487327" table:display="true" table:show-details="true"/>
                <table:data-pilot-member table:name="3734,95918367347" table:display="true" table:show-details="true"/>
                <table:data-pilot-member table:name="3748,72180384981" table:display="true" table:show-details="true"/>
                <table:data-pilot-member table:name="3967,77272727273" table:display="true" table:show-details="true"/>
                <table:data-pilot-member table:name="3972,46153846154" table:display="true" table:show-details="true"/>
                <table:data-pilot-member table:name="4108,58857142857" table:display="true" table:show-details="true"/>
                <table:data-pilot-member table:name="4111,57230392157" table:display="true" table:show-details="true"/>
                <table:data-pilot-member table:name="4164,35519950787" table:display="true" table:show-details="true"/>
                <table:data-pilot-member table:name="4195,66666666667" table:display="true" table:show-details="true"/>
                <table:data-pilot-member table:name="4397,7891403312" table:display="true" table:show-details="true"/>
                <table:data-pilot-member table:name="4444,6" table:display="true" table:show-details="true"/>
                <table:data-pilot-member table:name="4598,75407676584" table:display="true" table:show-details="true"/>
                <table:data-pilot-member table:name="4613,6" table:display="true" table:show-details="true"/>
                <table:data-pilot-member table:name="4637,52483801296" table:display="true" table:show-details="true"/>
                <table:data-pilot-member table:name="4644,56896551724" table:display="true" table:show-details="true"/>
                <table:data-pilot-member table:name="4805,70801033592" table:display="true" table:show-details="true"/>
                <table:data-pilot-member table:name="4872,48033346388" table:display="true" table:show-details="true"/>
                <table:data-pilot-member table:name="4975,7" table:display="true" table:show-details="true"/>
                <table:data-pilot-member table:name="5028,65700851084" table:display="true" table:show-details="true"/>
                <table:data-pilot-member table:name="5272,68367447353" table:display="true" table:show-details="true"/>
                <table:data-pilot-member table:name="5313,49344262295" table:display="true" table:show-details="true"/>
                <table:data-pilot-member table:name="5504,81311238401" table:display="true" table:show-details="true"/>
                <table:data-pilot-member table:name="5620,80327868852" table:display="true" table:show-details="true"/>
                <table:data-pilot-member table:name="5639,1463963964" table:display="true" table:show-details="true"/>
                <table:data-pilot-member table:name="5794,85483870968" table:display="true" table:show-details="true"/>
                <table:data-pilot-member table:name="5829,76822252022" table:display="true" table:show-details="true"/>
                <table:data-pilot-member table:name="5854,83582089552" table:display="true" table:show-details="true"/>
                <table:data-pilot-member table:name="5971,57078598961" table:display="true" table:show-details="true"/>
                <table:data-pilot-member table:name="6125,59245960503" table:display="true" table:show-details="true"/>
                <table:data-pilot-member table:name="6465,84548195099" table:display="true" table:show-details="true"/>
                <table:data-pilot-member table:name="6483,03571428572" table:display="true" table:show-details="true"/>
                <table:data-pilot-member table:name="6511,68557853386" table:display="true" table:show-details="true"/>
                <table:data-pilot-member table:name="6598,31034482759" table:display="true" table:show-details="true"/>
                <table:data-pilot-member table:name="6633,15500568828" table:display="true" table:show-details="true"/>
                <table:data-pilot-member table:name="6708,4" table:display="true" table:show-details="true"/>
                <table:data-pilot-member table:name="7021,22958453654" table:display="true" table:show-details="true"/>
                <table:data-pilot-member table:name="7071,22694403876" table:display="true" table:show-details="true"/>
                <table:data-pilot-member table:name="7317,44117647059" table:display="true" table:show-details="true"/>
                <table:data-pilot-member table:name="7390,03359683795" table:display="true" table:show-details="true"/>
                <table:data-pilot-member table:name="7482,02887809865" table:display="true" table:show-details="true"/>
                <table:data-pilot-member table:name="7483,90024937656" table:display="true" table:show-details="true"/>
                <table:data-pilot-member table:name="7573,89012124937" table:display="true" table:show-details="true"/>
                <table:data-pilot-member table:name="7815,66666666667" table:display="true" table:show-details="true"/>
                <table:data-pilot-member table:name="7827,1610398267" table:display="true" table:show-details="true"/>
                <table:data-pilot-member table:name="7891,66798418972" table:display="true" table:show-details="true"/>
                <table:data-pilot-member table:name="7929,13970588235" table:display="true" table:show-details="true"/>
                <table:data-pilot-member table:name="7930,59698275862" table:display="true" table:show-details="true"/>
                <table:data-pilot-member table:name="8205,74330928555" table:display="true" table:show-details="true"/>
                <table:data-pilot-member table:name="8225,47961506666" table:display="true" table:show-details="true"/>
                <table:data-pilot-member table:name="8499,43268332191" table:display="true" table:show-details="true"/>
                <table:data-pilot-member table:name="8606,01769911504" table:display="true" table:show-details="true"/>
                <table:data-pilot-member table:name="8931,01025991792" table:display="true" table:show-details="true"/>
                <table:data-pilot-member table:name="8939,63629709501" table:display="true" table:show-details="true"/>
                <table:data-pilot-member table:name="9062,87023186238" table:display="true" table:show-details="true"/>
                <table:data-pilot-member table:name="9265,25966225627" table:display="true" table:show-details="true"/>
                <table:data-pilot-member table:name="9289,2091561939" table:display="true" table:show-details="true"/>
                <table:data-pilot-member table:name="9525,3697257384" table:display="true" table:show-details="true"/>
                <table:data-pilot-member table:name="9537,1336051811" table:display="true" table:show-details="true"/>
                <table:data-pilot-member table:name="9734,23155121464" table:display="true" table:show-details="true"/>
                <table:data-pilot-member table:name="9962,51100016923" table:display="true" table:show-details="true"/>
                <table:data-pilot-member table:name="10402,8013605442" table:display="true" table:show-details="true"/>
                <table:data-pilot-member table:name="10437,563322498" table:display="true" table:show-details="true"/>
                <table:data-pilot-member table:name="10594,8107031272" table:display="true" table:show-details="true"/>
                <table:data-pilot-member table:name="10663,7590341196" table:display="true" table:show-details="true"/>
                <table:data-pilot-member table:name="10965,5156642654" table:display="true" table:show-details="true"/>
                <table:data-pilot-member table:name="11005,1821938508" table:display="true" table:show-details="true"/>
                <table:data-pilot-member table:name="11020,4132277727" table:display="true" table:show-details="true"/>
                <table:data-pilot-member table:name="11172,5164106771" table:display="true" table:show-details="true"/>
                <table:data-pilot-member table:name="11647,6" table:display="true" table:show-details="true"/>
                <table:data-pilot-member table:name="11784,8964455042" table:display="true" table:show-details="true"/>
                <table:data-pilot-member table:name="11875,4655041698" table:display="true" table:show-details="true"/>
                <table:data-pilot-member table:name="12347,2700448635" table:display="true" table:show-details="true"/>
                <table:data-pilot-member table:name="12445,9505497281" table:display="true" table:show-details="true"/>
                <table:data-pilot-member table:name="12637,8236524882" table:display="true" table:show-details="true"/>
                <table:data-pilot-member table:name="12746,8973127055" table:display="true" table:show-details="true"/>
                <table:data-pilot-member table:name="12764,0381748042" table:display="true" table:show-details="true"/>
                <table:data-pilot-member table:name="13634,7579955358" table:display="true" table:show-details="true"/>
                <table:data-pilot-member table:name="13904,4788732394" table:display="true" table:show-details="true"/>
                <table:data-pilot-member table:name="15536,922907489" table:display="true" table:show-details="true"/>
                <table:data-pilot-member table:name="16983,4229927007" table:display="true" table:show-details="true"/>
                <table:data-pilot-member table:name="18339,234610287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yesavg" table:orientation="data" table:used-hierarchy="0" table:function="average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8,33333333333333" table:display="true" table:show-details="true"/>
                <table:data-pilot-member table:name="8,5" table:display="true" table:show-details="true"/>
                <table:data-pilot-member table:name="9,5" table:display="true" table:show-details="true"/>
                <table:data-pilot-member table:name="9,66666666666667" table:display="true" table:show-details="true"/>
                <table:data-pilot-member table:name="10,25" table:display="true" table:show-details="true"/>
                <table:data-pilot-member table:name="11" table:display="true" table:show-details="true"/>
                <table:data-pilot-member table:name="11,25" table:display="true" table:show-details="true"/>
                <table:data-pilot-member table:name="11,5" table:display="true" table:show-details="true"/>
                <table:data-pilot-member table:name="12,2" table:display="true" table:show-details="true"/>
                <table:data-pilot-member table:name="12,6666666666667" table:display="true" table:show-details="true"/>
                <table:data-pilot-member table:name="13" table:display="true" table:show-details="true"/>
                <table:data-pilot-member table:name="13,5" table:display="true" table:show-details="true"/>
                <table:data-pilot-member table:name="13,75" table:display="true" table:show-details="true"/>
                <table:data-pilot-member table:name="13,875" table:display="true" table:show-details="true"/>
                <table:data-pilot-member table:name="14,5" table:display="true" table:show-details="true"/>
                <table:data-pilot-member table:name="15,35" table:display="true" table:show-details="true"/>
                <table:data-pilot-member table:name="15,6315789473684" table:display="true" table:show-details="true"/>
                <table:data-pilot-member table:name="16" table:display="true" table:show-details="true"/>
                <table:data-pilot-member table:name="16,2" table:display="true" table:show-details="true"/>
                <table:data-pilot-member table:name="16,4" table:display="true" table:show-details="true"/>
                <table:data-pilot-member table:name="17,08" table:display="true" table:show-details="true"/>
                <table:data-pilot-member table:name="17,1071428571429" table:display="true" table:show-details="true"/>
                <table:data-pilot-member table:name="17,3333333333333" table:display="true" table:show-details="true"/>
                <table:data-pilot-member table:name="17,5" table:display="true" table:show-details="true"/>
                <table:data-pilot-member table:name="18,421052631579" table:display="true" table:show-details="true"/>
                <table:data-pilot-member table:name="18,75" table:display="true" table:show-details="true"/>
                <table:data-pilot-member table:name="19" table:display="true" table:show-details="true"/>
                <table:data-pilot-member table:name="19,0333333333333" table:display="true" table:show-details="true"/>
                <table:data-pilot-member table:name="19,2222222222222" table:display="true" table:show-details="true"/>
                <table:data-pilot-member table:name="19,4" table:display="true" table:show-details="true"/>
                <table:data-pilot-member table:name="19,921052631579" table:display="true" table:show-details="true"/>
                <table:data-pilot-member table:name="20,3" table:display="true" table:show-details="true"/>
                <table:data-pilot-member table:name="20,3513513513514" table:display="true" table:show-details="true"/>
                <table:data-pilot-member table:name="20,3559322033898" table:display="true" table:show-details="true"/>
                <table:data-pilot-member table:name="20,7" table:display="true" table:show-details="true"/>
                <table:data-pilot-member table:name="21,2857142857143" table:display="true" table:show-details="true"/>
                <table:data-pilot-member table:name="21,6515151515152" table:display="true" table:show-details="true"/>
                <table:data-pilot-member table:name="21,75" table:display="true" table:show-details="true"/>
                <table:data-pilot-member table:name="22,030303030303" table:display="true" table:show-details="true"/>
                <table:data-pilot-member table:name="22,0595238095238" table:display="true" table:show-details="true"/>
                <table:data-pilot-member table:name="22,3333333333333" table:display="true" table:show-details="true"/>
                <table:data-pilot-member table:name="22,375" table:display="true" table:show-details="true"/>
                <table:data-pilot-member table:name="22,8636363636364" table:display="true" table:show-details="true"/>
                <table:data-pilot-member table:name="23" table:display="true" table:show-details="true"/>
                <table:data-pilot-member table:name="23,0714285714286" table:display="true" table:show-details="true"/>
                <table:data-pilot-member table:name="23,2142857142857" table:display="true" table:show-details="true"/>
                <table:data-pilot-member table:name="23,25" table:display="true" table:show-details="true"/>
                <table:data-pilot-member table:name="23,3909090909091" table:display="true" table:show-details="true"/>
                <table:data-pilot-member table:name="23,5648148148148" table:display="true" table:show-details="true"/>
                <table:data-pilot-member table:name="23,7142857142857" table:display="true" table:show-details="true"/>
                <table:data-pilot-member table:name="23,9571428571429" table:display="true" table:show-details="true"/>
                <table:data-pilot-member table:name="24" table:display="true" table:show-details="true"/>
                <table:data-pilot-member table:name="24,6320224719101" table:display="true" table:show-details="true"/>
                <table:data-pilot-member table:name="24,6818181818182" table:display="true" table:show-details="true"/>
                <table:data-pilot-member table:name="25,1117647058824" table:display="true" table:show-details="true"/>
                <table:data-pilot-member table:name="25,1764705882353" table:display="true" table:show-details="true"/>
                <table:data-pilot-member table:name="25,6875" table:display="true" table:show-details="true"/>
                <table:data-pilot-member table:name="25,7462686567164" table:display="true" table:show-details="true"/>
                <table:data-pilot-member table:name="25,875" table:display="true" table:show-details="true"/>
                <table:data-pilot-member table:name="25,9016786570743" table:display="true" table:show-details="true"/>
                <table:data-pilot-member table:name="26" table:display="true" table:show-details="true"/>
                <table:data-pilot-member table:name="26,15625" table:display="true" table:show-details="true"/>
                <table:data-pilot-member table:name="26,531746031746" table:display="true" table:show-details="true"/>
                <table:data-pilot-member table:name="26,5803921568627" table:display="true" table:show-details="true"/>
                <table:data-pilot-member table:name="26,8139059304703" table:display="true" table:show-details="true"/>
                <table:data-pilot-member table:name="27,2054009819967" table:display="true" table:show-details="true"/>
                <table:data-pilot-member table:name="27,6818181818182" table:display="true" table:show-details="true"/>
                <table:data-pilot-member table:name="27,725" table:display="true" table:show-details="true"/>
                <table:data-pilot-member table:name="27,9" table:display="true" table:show-details="true"/>
                <table:data-pilot-member table:name="27,9455252918288" table:display="true" table:show-details="true"/>
                <table:data-pilot-member table:name="28,1440677966102" table:display="true" table:show-details="true"/>
                <table:data-pilot-member table:name="28,471473354232" table:display="true" table:show-details="true"/>
                <table:data-pilot-member table:name="28,5576339737108" table:display="true" table:show-details="true"/>
                <table:data-pilot-member table:name="29,0238095238095" table:display="true" table:show-details="true"/>
                <table:data-pilot-member table:name="29,2105263157895" table:display="true" table:show-details="true"/>
                <table:data-pilot-member table:name="29,4090909090909" table:display="true" table:show-details="true"/>
                <table:data-pilot-member table:name="29,6" table:display="true" table:show-details="true"/>
                <table:data-pilot-member table:name="29,62" table:display="true" table:show-details="true"/>
                <table:data-pilot-member table:name="29,6280312371558" table:display="true" table:show-details="true"/>
                <table:data-pilot-member table:name="29,6341776210324" table:display="true" table:show-details="true"/>
                <table:data-pilot-member table:name="29,6658227848101" table:display="true" table:show-details="true"/>
                <table:data-pilot-member table:name="30,3050847457627" table:display="true" table:show-details="true"/>
                <table:data-pilot-member table:name="30,724582172702" table:display="true" table:show-details="true"/>
                <table:data-pilot-member table:name="30,910941475827" table:display="true" table:show-details="true"/>
                <table:data-pilot-member table:name="30,9194915254237" table:display="true" table:show-details="true"/>
                <table:data-pilot-member table:name="30,9315068493151" table:display="true" table:show-details="true"/>
                <table:data-pilot-member table:name="31,5090909090909" table:display="true" table:show-details="true"/>
                <table:data-pilot-member table:name="31,5346134411319" table:display="true" table:show-details="true"/>
                <table:data-pilot-member table:name="31,8505957836847" table:display="true" table:show-details="true"/>
                <table:data-pilot-member table:name="31,9479368149581" table:display="true" table:show-details="true"/>
                <table:data-pilot-member table:name="31,9661016949153" table:display="true" table:show-details="true"/>
                <table:data-pilot-member table:name="32,5953389830508" table:display="true" table:show-details="true"/>
                <table:data-pilot-member table:name="32,6265412482522" table:display="true" table:show-details="true"/>
                <table:data-pilot-member table:name="32,6342412451362" table:display="true" table:show-details="true"/>
                <table:data-pilot-member table:name="32,7380952380952" table:display="true" table:show-details="true"/>
                <table:data-pilot-member table:name="33,0331491712707" table:display="true" table:show-details="true"/>
                <table:data-pilot-member table:name="33,2944450390667" table:display="true" table:show-details="true"/>
                <table:data-pilot-member table:name="33,4475138121547" table:display="true" table:show-details="true"/>
                <table:data-pilot-member table:name="33,7641115321092" table:display="true" table:show-details="true"/>
                <table:data-pilot-member table:name="33,7938342967245" table:display="true" table:show-details="true"/>
                <table:data-pilot-member table:name="33,8059701492537" table:display="true" table:show-details="true"/>
                <table:data-pilot-member table:name="33,8095238095238" table:display="true" table:show-details="true"/>
                <table:data-pilot-member table:name="34,4640240328253" table:display="true" table:show-details="true"/>
                <table:data-pilot-member table:name="34,9028324457822" table:display="true" table:show-details="true"/>
                <table:data-pilot-member table:name="34,9384615384615" table:display="true" table:show-details="true"/>
                <table:data-pilot-member table:name="35" table:display="true" table:show-details="true"/>
                <table:data-pilot-member table:name="35,1008403361345" table:display="true" table:show-details="true"/>
                <table:data-pilot-member table:name="35,5206751054852" table:display="true" table:show-details="true"/>
                <table:data-pilot-member table:name="35,5638506876228" table:display="true" table:show-details="true"/>
                <table:data-pilot-member table:name="35,614274053668" table:display="true" table:show-details="true"/>
                <table:data-pilot-member table:name="35,7861538461538" table:display="true" table:show-details="true"/>
                <table:data-pilot-member table:name="36,0929292929293" table:display="true" table:show-details="true"/>
                <table:data-pilot-member table:name="36,7290847102019" table:display="true" table:show-details="true"/>
                <table:data-pilot-member table:name="36,7858808101413" table:display="true" table:show-details="true"/>
                <table:data-pilot-member table:name="36,8512396694215" table:display="true" table:show-details="true"/>
                <table:data-pilot-member table:name="37,2322175732218" table:display="true" table:show-details="true"/>
                <table:data-pilot-member table:name="37,2752613240418" table:display="true" table:show-details="true"/>
                <table:data-pilot-member table:name="37,6640625" table:display="true" table:show-details="true"/>
                <table:data-pilot-member table:name="37,7641099855282" table:display="true" table:show-details="true"/>
                <table:data-pilot-member table:name="37,9117352056169" table:display="true" table:show-details="true"/>
                <table:data-pilot-member table:name="37,9630454376756" table:display="true" table:show-details="true"/>
                <table:data-pilot-member table:name="37,9953917050691" table:display="true" table:show-details="true"/>
                <table:data-pilot-member table:name="38,0328662420382" table:display="true" table:show-details="true"/>
                <table:data-pilot-member table:name="38,3333333333333" table:display="true" table:show-details="true"/>
                <table:data-pilot-member table:name="38,3693693693694" table:display="true" table:show-details="true"/>
                <table:data-pilot-member table:name="38,4778727919606" table:display="true" table:show-details="true"/>
                <table:data-pilot-member table:name="39,3440139095877" table:display="true" table:show-details="true"/>
                <table:data-pilot-member table:name="39,5584381551363" table:display="true" table:show-details="true"/>
                <table:data-pilot-member table:name="39,6869615163699" table:display="true" table:show-details="true"/>
                <table:data-pilot-member table:name="39,9050160085379" table:display="true" table:show-details="true"/>
                <table:data-pilot-member table:name="40,096837944664" table:display="true" table:show-details="true"/>
                <table:data-pilot-member table:name="40,1422898742555" table:display="true" table:show-details="true"/>
                <table:data-pilot-member table:name="40,5898382060744" table:display="true" table:show-details="true"/>
                <table:data-pilot-member table:name="40,6265508684864" table:display="true" table:show-details="true"/>
                <table:data-pilot-member table:name="40,9519360344982" table:display="true" table:show-details="true"/>
                <table:data-pilot-member table:name="41,5123711340206" table:display="true" table:show-details="true"/>
                <table:data-pilot-member table:name="41,6649681528662" table:display="true" table:show-details="true"/>
                <table:data-pilot-member table:name="41,8509270704574" table:display="true" table:show-details="true"/>
                <table:data-pilot-member table:name="42,2472228881963" table:display="true" table:show-details="true"/>
                <table:data-pilot-member table:name="42,3083639705882" table:display="true" table:show-details="true"/>
                <table:data-pilot-member table:name="42,3479125248509" table:display="true" table:show-details="true"/>
                <table:data-pilot-member table:name="42,3727860035239" table:display="true" table:show-details="true"/>
                <table:data-pilot-member table:name="42,714335421016" table:display="true" table:show-details="true"/>
                <table:data-pilot-member table:name="42,7476979742173" table:display="true" table:show-details="true"/>
                <table:data-pilot-member table:name="43,4520968291851" table:display="true" table:show-details="true"/>
                <table:data-pilot-member table:name="43,5357194609477" table:display="true" table:show-details="true"/>
                <table:data-pilot-member table:name="43,7726638772664" table:display="true" table:show-details="true"/>
                <table:data-pilot-member table:name="43,9870395472165" table:display="true" table:show-details="true"/>
                <table:data-pilot-member table:name="44,4704568023833" table:display="true" table:show-details="true"/>
                <table:data-pilot-member table:name="44,5550501588884" table:display="true" table:show-details="true"/>
                <table:data-pilot-member table:name="44,7501730103806" table:display="true" table:show-details="true"/>
                <table:data-pilot-member table:name="44,8346448680551" table:display="true" table:show-details="true"/>
                <table:data-pilot-member table:name="45,2213398190738" table:display="true" table:show-details="true"/>
                <table:data-pilot-member table:name="45,2585683462853" table:display="true" table:show-details="true"/>
                <table:data-pilot-member table:name="45,6500572737686" table:display="true" table:show-details="true"/>
                <table:data-pilot-member table:name="45,9093137254902" table:display="true" table:show-details="true"/>
                <table:data-pilot-member table:name="46,3244606789858" table:display="true" table:show-details="true"/>
                <table:data-pilot-member table:name="46,5393566266199" table:display="true" table:show-details="true"/>
                <table:data-pilot-member table:name="46,6853448275862" table:display="true" table:show-details="true"/>
                <table:data-pilot-member table:name="46,7619331347236" table:display="true" table:show-details="true"/>
                <table:data-pilot-member table:name="47,2264705882353" table:display="true" table:show-details="true"/>
                <table:data-pilot-member table:name="47,4710859619748" table:display="true" table:show-details="true"/>
                <table:data-pilot-member table:name="47,7684729064039" table:display="true" table:show-details="true"/>
                <table:data-pilot-member table:name="47,8315654986092" table:display="true" table:show-details="true"/>
                <table:data-pilot-member table:name="47,8831451843384" table:display="true" table:show-details="true"/>
                <table:data-pilot-member table:name="48,6450212189687" table:display="true" table:show-details="true"/>
                <table:data-pilot-member table:name="48,8334992533599" table:display="true" table:show-details="true"/>
                <table:data-pilot-member table:name="49,8120482767703" table:display="true" table:show-details="true"/>
                <table:data-pilot-member table:name="49,9678308823529" table:display="true" table:show-details="true"/>
                <table:data-pilot-member table:name="50,2555750438487" table:display="true" table:show-details="true"/>
                <table:data-pilot-member table:name="50,9948811332645" table:display="true" table:show-details="true"/>
                <table:data-pilot-member table:name="50,9972978009691" table:display="true" table:show-details="true"/>
                <table:data-pilot-member table:name="51,0356233276379" table:display="true" table:show-details="true"/>
                <table:data-pilot-member table:name="52,1001129943503" table:display="true" table:show-details="true"/>
                <table:data-pilot-member table:name="52,5492481203008" table:display="true" table:show-details="true"/>
                <table:data-pilot-member table:name="52,877373358349" table:display="true" table:show-details="true"/>
                <table:data-pilot-member table:name="53,1326173065204" table:display="true" table:show-details="true"/>
                <table:data-pilot-member table:name="53,2991086490855" table:display="true" table:show-details="true"/>
                <table:data-pilot-member table:name="54,305255147645" table:display="true" table:show-details="true"/>
                <table:data-pilot-member table:name="54,3891941345137" table:display="true" table:show-details="true"/>
                <table:data-pilot-member table:name="54,4813753581662" table:display="true" table:show-details="true"/>
                <table:data-pilot-member table:name="55,0246317314658" table:display="true" table:show-details="true"/>
                <table:data-pilot-member table:name="55,4023374885881" table:display="true" table:show-details="true"/>
                <table:data-pilot-member table:name="56,1278215223097" table:display="true" table:show-details="true"/>
                <table:data-pilot-member table:name="56,4561361673026" table:display="true" table:show-details="true"/>
                <table:data-pilot-member table:name="57,5584402007248" table:display="true" table:show-details="true"/>
                <table:data-pilot-member table:name="58,3858216220264" table:display="true" table:show-details="true"/>
                <table:data-pilot-member table:name="58,6536370420383" table:display="true" table:show-details="true"/>
                <table:data-pilot-member table:name="59,4358367727563" table:display="true" table:show-details="true"/>
                <table:data-pilot-member table:name="59,7011732055002" table:display="true" table:show-details="true"/>
                <table:data-pilot-member table:name="60,7328132927448" table:display="true" table:show-details="true"/>
                <table:data-pilot-member table:name="62,2464996315402" table:display="true" table:show-details="true"/>
                <table:data-pilot-member table:name="62,768651674548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noavg" table:orientation="data" table:used-hierarchy="0" table:function="average">
            <table:data-pilot-level table:show-empty="false" calcext:repeat-item-labels="false">
              <table:data-pilot-members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,3333333333333" table:display="true" table:show-details="true"/>
                <table:data-pilot-member table:name="18,7142857142857" table:display="true" table:show-details="true"/>
                <table:data-pilot-member table:name="19,1333333333333" table:display="true" table:show-details="true"/>
                <table:data-pilot-member table:name="19,8125" table:display="true" table:show-details="true"/>
                <table:data-pilot-member table:name="19,8571428571429" table:display="true" table:show-details="true"/>
                <table:data-pilot-member table:name="20,0714285714286" table:display="true" table:show-details="true"/>
                <table:data-pilot-member table:name="20,25" table:display="true" table:show-details="true"/>
                <table:data-pilot-member table:name="20,7647058823529" table:display="true" table:show-details="true"/>
                <table:data-pilot-member table:name="21" table:display="true" table:show-details="true"/>
                <table:data-pilot-member table:name="21,551724137931" table:display="true" table:show-details="true"/>
                <table:data-pilot-member table:name="21,6" table:display="true" table:show-details="true"/>
                <table:data-pilot-member table:name="21,8" table:display="true" table:show-details="true"/>
                <table:data-pilot-member table:name="22,6666666666667" table:display="true" table:show-details="true"/>
                <table:data-pilot-member table:name="22,8222222222222" table:display="true" table:show-details="true"/>
                <table:data-pilot-member table:name="22,875" table:display="true" table:show-details="true"/>
                <table:data-pilot-member table:name="23,1739130434783" table:display="true" table:show-details="true"/>
                <table:data-pilot-member table:name="23,3" table:display="true" table:show-details="true"/>
                <table:data-pilot-member table:name="23,5" table:display="true" table:show-details="true"/>
                <table:data-pilot-member table:name="23,9565217391304" table:display="true" table:show-details="true"/>
                <table:data-pilot-member table:name="24,2972972972973" table:display="true" table:show-details="true"/>
                <table:data-pilot-member table:name="24,3333333333333" table:display="true" table:show-details="true"/>
                <table:data-pilot-member table:name="24,8" table:display="true" table:show-details="true"/>
                <table:data-pilot-member table:name="24,8148148148148" table:display="true" table:show-details="true"/>
                <table:data-pilot-member table:name="25,3349753694581" table:display="true" table:show-details="true"/>
                <table:data-pilot-member table:name="25,4701195219124" table:display="true" table:show-details="true"/>
                <table:data-pilot-member table:name="25,921875" table:display="true" table:show-details="true"/>
                <table:data-pilot-member table:name="26" table:display="true" table:show-details="true"/>
                <table:data-pilot-member table:name="26,46875" table:display="true" table:show-details="true"/>
                <table:data-pilot-member table:name="26,547619047619" table:display="true" table:show-details="true"/>
                <table:data-pilot-member table:name="26,6741573033708" table:display="true" table:show-details="true"/>
                <table:data-pilot-member table:name="27" table:display="true" table:show-details="true"/>
                <table:data-pilot-member table:name="27,25" table:display="true" table:show-details="true"/>
                <table:data-pilot-member table:name="27,6903225806452" table:display="true" table:show-details="true"/>
                <table:data-pilot-member table:name="27,9320388349515" table:display="true" table:show-details="true"/>
                <table:data-pilot-member table:name="28,3364611260054" table:display="true" table:show-details="true"/>
                <table:data-pilot-member table:name="28,375" table:display="true" table:show-details="true"/>
                <table:data-pilot-member table:name="28,8520547945205" table:display="true" table:show-details="true"/>
                <table:data-pilot-member table:name="28,9130434782609" table:display="true" table:show-details="true"/>
                <table:data-pilot-member table:name="29,0276923076923" table:display="true" table:show-details="true"/>
                <table:data-pilot-member table:name="29,3819444444444" table:display="true" table:show-details="true"/>
                <table:data-pilot-member table:name="29,421052631579" table:display="true" table:show-details="true"/>
                <table:data-pilot-member table:name="29,4545454545455" table:display="true" table:show-details="true"/>
                <table:data-pilot-member table:name="29,9166666666667" table:display="true" table:show-details="true"/>
                <table:data-pilot-member table:name="30,0307692307692" table:display="true" table:show-details="true"/>
                <table:data-pilot-member table:name="30,4341463414634" table:display="true" table:show-details="true"/>
                <table:data-pilot-member table:name="30,4891808346213" table:display="true" table:show-details="true"/>
                <table:data-pilot-member table:name="30,6285714285714" table:display="true" table:show-details="true"/>
                <table:data-pilot-member table:name="30,9402985074627" table:display="true" table:show-details="true"/>
                <table:data-pilot-member table:name="31,2234042553192" table:display="true" table:show-details="true"/>
                <table:data-pilot-member table:name="31,2956926658906" table:display="true" table:show-details="true"/>
                <table:data-pilot-member table:name="31,3333333333333" table:display="true" table:show-details="true"/>
                <table:data-pilot-member table:name="31,5789793438639" table:display="true" table:show-details="true"/>
                <table:data-pilot-member table:name="31,9605263157895" table:display="true" table:show-details="true"/>
                <table:data-pilot-member table:name="32,0073529411765" table:display="true" table:show-details="true"/>
                <table:data-pilot-member table:name="32,3557929334429" table:display="true" table:show-details="true"/>
                <table:data-pilot-member table:name="32,7224409448819" table:display="true" table:show-details="true"/>
                <table:data-pilot-member table:name="32,9615384615385" table:display="true" table:show-details="true"/>
                <table:data-pilot-member table:name="33,1666666666667" table:display="true" table:show-details="true"/>
                <table:data-pilot-member table:name="33,2173913043478" table:display="true" table:show-details="true"/>
                <table:data-pilot-member table:name="33,2329411764706" table:display="true" table:show-details="true"/>
                <table:data-pilot-member table:name="33,3965517241379" table:display="true" table:show-details="true"/>
                <table:data-pilot-member table:name="33,5045714285714" table:display="true" table:show-details="true"/>
                <table:data-pilot-member table:name="33,575" table:display="true" table:show-details="true"/>
                <table:data-pilot-member table:name="34,2820512820513" table:display="true" table:show-details="true"/>
                <table:data-pilot-member table:name="34,307369224895" table:display="true" table:show-details="true"/>
                <table:data-pilot-member table:name="34,4490644490645" table:display="true" table:show-details="true"/>
                <table:data-pilot-member table:name="34,6095779220779" table:display="true" table:show-details="true"/>
                <table:data-pilot-member table:name="34,8620019436346" table:display="true" table:show-details="true"/>
                <table:data-pilot-member table:name="35,1818181818182" table:display="true" table:show-details="true"/>
                <table:data-pilot-member table:name="35,4705882352941" table:display="true" table:show-details="true"/>
                <table:data-pilot-member table:name="35,4788116075541" table:display="true" table:show-details="true"/>
                <table:data-pilot-member table:name="35,5134649910233" table:display="true" table:show-details="true"/>
                <table:data-pilot-member table:name="36,0908713692946" table:display="true" table:show-details="true"/>
                <table:data-pilot-member table:name="36,3793103448276" table:display="true" table:show-details="true"/>
                <table:data-pilot-member table:name="36,4260249554367" table:display="true" table:show-details="true"/>
                <table:data-pilot-member table:name="36,6186440677966" table:display="true" table:show-details="true"/>
                <table:data-pilot-member table:name="36,656209339309" table:display="true" table:show-details="true"/>
                <table:data-pilot-member table:name="37,2268041237113" table:display="true" table:show-details="true"/>
                <table:data-pilot-member table:name="37,3460729312763" table:display="true" table:show-details="true"/>
                <table:data-pilot-member table:name="37,471615720524" table:display="true" table:show-details="true"/>
                <table:data-pilot-member table:name="37,6962025316456" table:display="true" table:show-details="true"/>
                <table:data-pilot-member table:name="37,7035256410256" table:display="true" table:show-details="true"/>
                <table:data-pilot-member table:name="37,7968164794007" table:display="true" table:show-details="true"/>
                <table:data-pilot-member table:name="38,023321449792" table:display="true" table:show-details="true"/>
                <table:data-pilot-member table:name="38,2016806722689" table:display="true" table:show-details="true"/>
                <table:data-pilot-member table:name="38,5553892215569" table:display="true" table:show-details="true"/>
                <table:data-pilot-member table:name="38,5614754098361" table:display="true" table:show-details="true"/>
                <table:data-pilot-member table:name="38,9736842105263" table:display="true" table:show-details="true"/>
                <table:data-pilot-member table:name="39,112676056338" table:display="true" table:show-details="true"/>
                <table:data-pilot-member table:name="39,1358925143954" table:display="true" table:show-details="true"/>
                <table:data-pilot-member table:name="39,2057206954571" table:display="true" table:show-details="true"/>
                <table:data-pilot-member table:name="39,7835188129306" table:display="true" table:show-details="true"/>
                <table:data-pilot-member table:name="39,8613445378151" table:display="true" table:show-details="true"/>
                <table:data-pilot-member table:name="40,1235431235431" table:display="true" table:show-details="true"/>
                <table:data-pilot-member table:name="40,262443438914" table:display="true" table:show-details="true"/>
                <table:data-pilot-member table:name="40,3844153592788" table:display="true" table:show-details="true"/>
                <table:data-pilot-member table:name="40,9090909090909" table:display="true" table:show-details="true"/>
                <table:data-pilot-member table:name="41,0738844184345" table:display="true" table:show-details="true"/>
                <table:data-pilot-member table:name="41,0859655419957" table:display="true" table:show-details="true"/>
                <table:data-pilot-member table:name="41,2374898734966" table:display="true" table:show-details="true"/>
                <table:data-pilot-member table:name="41,5922330097087" table:display="true" table:show-details="true"/>
                <table:data-pilot-member table:name="41,9333333333333" table:display="true" table:show-details="true"/>
                <table:data-pilot-member table:name="41,9699747811897" table:display="true" table:show-details="true"/>
                <table:data-pilot-member table:name="42,1080978570074" table:display="true" table:show-details="true"/>
                <table:data-pilot-member table:name="42,4025641025641" table:display="true" table:show-details="true"/>
                <table:data-pilot-member table:name="42,414785892045" table:display="true" table:show-details="true"/>
                <table:data-pilot-member table:name="42,7058823529412" table:display="true" table:show-details="true"/>
                <table:data-pilot-member table:name="42,8112004435819" table:display="true" table:show-details="true"/>
                <table:data-pilot-member table:name="43,0182445360714" table:display="true" table:show-details="true"/>
                <table:data-pilot-member table:name="43,215306980656" table:display="true" table:show-details="true"/>
                <table:data-pilot-member table:name="43,5969361599469" table:display="true" table:show-details="true"/>
                <table:data-pilot-member table:name="44,0425367713819" table:display="true" table:show-details="true"/>
                <table:data-pilot-member table:name="44,083312294875" table:display="true" table:show-details="true"/>
                <table:data-pilot-member table:name="44,2904464714354" table:display="true" table:show-details="true"/>
                <table:data-pilot-member table:name="44,7676991150442" table:display="true" table:show-details="true"/>
                <table:data-pilot-member table:name="44,7825327892107" table:display="true" table:show-details="true"/>
                <table:data-pilot-member table:name="44,8774851077391" table:display="true" table:show-details="true"/>
                <table:data-pilot-member table:name="45,1317962262355" table:display="true" table:show-details="true"/>
                <table:data-pilot-member table:name="45,2592024539877" table:display="true" table:show-details="true"/>
                <table:data-pilot-member table:name="45,6466498103666" table:display="true" table:show-details="true"/>
                <table:data-pilot-member table:name="45,9203511547942" table:display="true" table:show-details="true"/>
                <table:data-pilot-member table:name="45,9914714227807" table:display="true" table:show-details="true"/>
                <table:data-pilot-member table:name="46,1762592336361" table:display="true" table:show-details="true"/>
                <table:data-pilot-member table:name="46,2899505766063" table:display="true" table:show-details="true"/>
                <table:data-pilot-member table:name="46,7004297114794" table:display="true" table:show-details="true"/>
                <table:data-pilot-member table:name="46,9927160823729" table:display="true" table:show-details="true"/>
                <table:data-pilot-member table:name="47,1795126277557" table:display="true" table:show-details="true"/>
                <table:data-pilot-member table:name="47,2095926978386" table:display="true" table:show-details="true"/>
                <table:data-pilot-member table:name="48,075470490816" table:display="true" table:show-details="true"/>
                <table:data-pilot-member table:name="48,136563876652" table:display="true" table:show-details="true"/>
                <table:data-pilot-member table:name="48,1905191873589" table:display="true" table:show-details="true"/>
                <table:data-pilot-member table:name="48,8530879926481" table:display="true" table:show-details="true"/>
                <table:data-pilot-member table:name="49,1711077864489" table:display="true" table:show-details="true"/>
                <table:data-pilot-member table:name="49,5837401825515" table:display="true" table:show-details="true"/>
                <table:data-pilot-member table:name="49,7131520496841" table:display="true" table:show-details="true"/>
                <table:data-pilot-member table:name="50,2548663363308" table:display="true" table:show-details="true"/>
                <table:data-pilot-member table:name="50,5372368924608" table:display="true" table:show-details="true"/>
                <table:data-pilot-member table:name="50,6446046870976" table:display="true" table:show-details="true"/>
                <table:data-pilot-member table:name="51,5787439613527" table:display="true" table:show-details="true"/>
                <table:data-pilot-member table:name="51,966720181952" table:display="true" table:show-details="true"/>
                <table:data-pilot-member table:name="52,3394738852098" table:display="true" table:show-details="true"/>
                <table:data-pilot-member table:name="52,8730586733236" table:display="true" table:show-details="true"/>
                <table:data-pilot-member table:name="53,2353490706042" table:display="true" table:show-details="true"/>
                <table:data-pilot-member table:name="53,5056179775281" table:display="true" table:show-details="true"/>
                <table:data-pilot-member table:name="53,6855091383812" table:display="true" table:show-details="true"/>
                <table:data-pilot-member table:name="54,1768082604918" table:display="true" table:show-details="true"/>
                <table:data-pilot-member table:name="54,341871995761" table:display="true" table:show-details="true"/>
                <table:data-pilot-member table:name="54,4295620437956" table:display="true" table:show-details="true"/>
                <table:data-pilot-member table:name="54,749373549884" table:display="true" table:show-details="true"/>
                <table:data-pilot-member table:name="55,0868255637687" table:display="true" table:show-details="true"/>
                <table:data-pilot-member table:name="56,0243979139915" table:display="true" table:show-details="true"/>
                <table:data-pilot-member table:name="57,0131432121375" table:display="true" table:show-details="true"/>
                <table:data-pilot-member table:name="57,2234039727744" table:display="true" table:show-details="true"/>
                <table:data-pilot-member table:name="58,014243350582" table:display="true" table:show-details="true"/>
                <table:data-pilot-member table:name="58,1276731261066" table:display="true" table:show-details="true"/>
                <table:data-pilot-member table:name="59,029850475841" table:display="true" table:show-details="true"/>
                <table:data-pilot-member table:name="62,6717865317432" table:display="true" table:show-details="true"/>
                <table:data-pilot-member table:name="63,4335243848028" table:display="true" table:show-details="true"/>
                <table:data-pilot-member table:name="63,885607196401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5T13:11:42.345000000</dc:date>
    <meta:editing-duration>P2DT1H51M58S</meta:editing-duration>
    <meta:editing-cycles>6</meta:editing-cycles>
    <meta:generator>LibreOffice/7.4.4.2$Windows_X86_64 LibreOffice_project/85569322deea74ec9134968a29af2df5663baa21</meta:generator>
    <meta:document-statistic meta:table-count="4" meta:cell-count="3857" meta:object-count="0"/>
  </office:meta>
</office:document-meta>
</file>